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47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1c3687" draw:fill-color="#eeeeee" draw:textarea-horizontal-align="justify" draw:textarea-vertical-align="middle" draw:auto-grow-height="false" fo:min-height="2.544cm" fo:min-width="5.59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5" style:family="graphic" style:parent-style-name="standard">
      <style:graphic-properties svg:stroke-color="#1c3687" draw:fill-color="#eeeeee" draw:textarea-horizontal-align="justify" draw:textarea-vertical-align="middle" draw:auto-grow-height="false" fo:min-height="7.101cm" fo:min-width="5.596cm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3.88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3.08cm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4.834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8.136cm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6.866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5.08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13.974cm" fo:min-width="21.598cm"/>
    </style:style>
    <style:style style:name="gr16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17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8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9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20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21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2.174cm"/>
    </style:style>
    <style:style style:name="gr22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23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234cm"/>
    </style:style>
    <style:style style:name="gr24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418cm"/>
    </style:style>
    <style:style style:name="gr25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2.486cm"/>
    </style:style>
    <style:style style:name="gr26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808cm"/>
    </style:style>
    <style:style style:name="gr27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776cm"/>
    </style:style>
    <style:style style:name="gr28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1.246cm"/>
    </style:style>
    <style:style style:name="gr29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30" style:family="graphic" style:parent-style-name="Default_5f_3" style:list-style-name="L1">
      <style:graphic-properties svg:stroke-color="#1c3687" draw:fill-color="#eeeeee" draw:textarea-horizontal-align="justify" draw:textarea-vertical-align="middle" draw:auto-grow-height="false" fo:min-height="13.974cm" fo:min-width="21.598cm"/>
    </style:style>
    <style:style style:name="gr31" style:family="graphic" style:parent-style-name="Default_5f_3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32" style:family="graphic" style:parent-style-name="Default_5f_3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33" style:family="graphic" style:parent-style-name="Default_5f_3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34" style:family="graphic" style:parent-style-name="Default_5f_3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35" style:family="graphic" style:parent-style-name="Default_5f_3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36" style:family="graphic" style:parent-style-name="Default_5f_3" style:list-style-name="L1">
      <style:graphic-properties svg:stroke-color="#1c3687" draw:fill-color="#eeeeee" draw:textarea-horizontal-align="justify" draw:textarea-vertical-align="middle" draw:auto-grow-height="false" fo:min-height="0.766cm" fo:min-width="2.174cm"/>
    </style:style>
    <style:style style:name="gr37" style:family="graphic" style:parent-style-name="Default_5f_3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38" style:family="graphic" style:parent-style-name="Default_5f_3" style:list-style-name="L1">
      <style:graphic-properties svg:stroke-color="#1c3687" draw:fill-color="#eeeeee" draw:textarea-horizontal-align="justify" draw:textarea-vertical-align="middle" draw:auto-grow-height="false" fo:min-height="0.766cm" fo:min-width="0.234cm"/>
    </style:style>
    <style:style style:name="gr39" style:family="graphic" style:parent-style-name="Default_5f_3" style:list-style-name="L1">
      <style:graphic-properties svg:stroke-color="#1c3687" draw:fill-color="#eeeeee" draw:textarea-horizontal-align="justify" draw:textarea-vertical-align="middle" draw:auto-grow-height="false" fo:min-height="0.766cm" fo:min-width="0.418cm"/>
    </style:style>
    <style:style style:name="gr40" style:family="graphic" style:parent-style-name="Default_5f_3" style:list-style-name="L1">
      <style:graphic-properties svg:stroke-color="#1c3687" draw:fill-color="#eeeeee" draw:textarea-horizontal-align="justify" draw:textarea-vertical-align="middle" draw:auto-grow-height="false" fo:min-height="0.766cm" fo:min-width="2.486cm"/>
    </style:style>
    <style:style style:name="gr41" style:family="graphic" style:parent-style-name="Default_5f_3" style:list-style-name="L1">
      <style:graphic-properties svg:stroke-color="#1c3687" draw:fill-color="#eeeeee" draw:textarea-horizontal-align="justify" draw:textarea-vertical-align="middle" draw:auto-grow-height="false" fo:min-height="0.766cm" fo:min-width="0.808cm"/>
    </style:style>
    <style:style style:name="gr42" style:family="graphic" style:parent-style-name="Default_5f_3" style:list-style-name="L1">
      <style:graphic-properties svg:stroke-color="#1c3687" draw:fill-color="#eeeeee" draw:textarea-horizontal-align="justify" draw:textarea-vertical-align="middle" draw:auto-grow-height="false" fo:min-height="0.766cm" fo:min-width="0.776cm"/>
    </style:style>
    <style:style style:name="gr43" style:family="graphic" style:parent-style-name="Default_5f_3" style:list-style-name="L1">
      <style:graphic-properties svg:stroke-color="#1c3687" draw:fill-color="#eeeeee" draw:textarea-horizontal-align="justify" draw:textarea-vertical-align="middle" draw:auto-grow-height="false" fo:min-height="0.766cm" fo:min-width="1.246cm"/>
    </style:style>
    <style:style style:name="gr44" style:family="graphic" style:parent-style-name="Default_5f_3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45" style:family="graphic" style:parent-style-name="Default_5f_2" style:list-style-name="L1">
      <style:graphic-properties svg:stroke-color="#1c3687" draw:fill-color="#eeeeee" draw:textarea-horizontal-align="justify" draw:textarea-vertical-align="middle" draw:auto-grow-height="false" fo:min-height="13.974cm" fo:min-width="21.598cm"/>
    </style:style>
    <style:style style:name="gr46" style:family="graphic" style:parent-style-name="Default_5f_2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47" style:family="graphic" style:parent-style-name="Default_5f_2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48" style:family="graphic" style:parent-style-name="Default_5f_2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49" style:family="graphic" style:parent-style-name="Default_5f_2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50" style:family="graphic" style:parent-style-name="Default_5f_2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51" style:family="graphic" style:parent-style-name="Default_5f_2" style:list-style-name="L1">
      <style:graphic-properties svg:stroke-color="#1c3687" draw:fill-color="#eeeeee" draw:textarea-horizontal-align="justify" draw:textarea-vertical-align="middle" draw:auto-grow-height="false" fo:min-height="0.766cm" fo:min-width="2.174cm"/>
    </style:style>
    <style:style style:name="gr52" style:family="graphic" style:parent-style-name="Default_5f_2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53" style:family="graphic" style:parent-style-name="Default_5f_2" style:list-style-name="L1">
      <style:graphic-properties svg:stroke-color="#1c3687" draw:fill-color="#eeeeee" draw:textarea-horizontal-align="justify" draw:textarea-vertical-align="middle" draw:auto-grow-height="false" fo:min-height="0.766cm" fo:min-width="0.234cm"/>
    </style:style>
    <style:style style:name="gr54" style:family="graphic" style:parent-style-name="Default_5f_2" style:list-style-name="L1">
      <style:graphic-properties svg:stroke-color="#1c3687" draw:fill-color="#eeeeee" draw:textarea-horizontal-align="justify" draw:textarea-vertical-align="middle" draw:auto-grow-height="false" fo:min-height="0.766cm" fo:min-width="0.418cm"/>
    </style:style>
    <style:style style:name="gr55" style:family="graphic" style:parent-style-name="Default_5f_2" style:list-style-name="L1">
      <style:graphic-properties svg:stroke-color="#1c3687" draw:fill-color="#eeeeee" draw:textarea-horizontal-align="justify" draw:textarea-vertical-align="middle" draw:auto-grow-height="false" fo:min-height="0.766cm" fo:min-width="2.486cm"/>
    </style:style>
    <style:style style:name="gr56" style:family="graphic" style:parent-style-name="Default_5f_2" style:list-style-name="L1">
      <style:graphic-properties svg:stroke-color="#1c3687" draw:fill-color="#eeeeee" draw:textarea-horizontal-align="justify" draw:textarea-vertical-align="middle" draw:auto-grow-height="false" fo:min-height="0.766cm" fo:min-width="0.808cm"/>
    </style:style>
    <style:style style:name="gr57" style:family="graphic" style:parent-style-name="Default_5f_2" style:list-style-name="L1">
      <style:graphic-properties svg:stroke-color="#1c3687" draw:fill-color="#eeeeee" draw:textarea-horizontal-align="justify" draw:textarea-vertical-align="middle" draw:auto-grow-height="false" fo:min-height="0.766cm" fo:min-width="0.776cm"/>
    </style:style>
    <style:style style:name="gr58" style:family="graphic" style:parent-style-name="Default_5f_2" style:list-style-name="L1">
      <style:graphic-properties svg:stroke-color="#1c3687" draw:fill-color="#eeeeee" draw:textarea-horizontal-align="justify" draw:textarea-vertical-align="middle" draw:auto-grow-height="false" fo:min-height="0.766cm" fo:min-width="1.246cm"/>
    </style:style>
    <style:style style:name="gr59" style:family="graphic" style:parent-style-name="Default_5f_2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60" style:family="graphic" style:parent-style-name="Default_5f_1" style:list-style-name="L1">
      <style:graphic-properties svg:stroke-color="#1c3687" draw:fill-color="#eeeeee" draw:textarea-horizontal-align="justify" draw:textarea-vertical-align="middle" draw:auto-grow-height="false" fo:min-height="13.974cm" fo:min-width="21.598cm"/>
    </style:style>
    <style:style style:name="gr61" style:family="graphic" style:parent-style-name="Default_5f_1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62" style:family="graphic" style:parent-style-name="Default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63" style:family="graphic" style:parent-style-name="Default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64" style:family="graphic" style:parent-style-name="Default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65" style:family="graphic" style:parent-style-name="Default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66" style:family="graphic" style:parent-style-name="Default_5f_1" style:list-style-name="L1">
      <style:graphic-properties svg:stroke-color="#1c3687" draw:fill-color="#eeeeee" draw:textarea-horizontal-align="justify" draw:textarea-vertical-align="middle" draw:auto-grow-height="false" fo:min-height="0.766cm" fo:min-width="2.174cm"/>
    </style:style>
    <style:style style:name="gr67" style:family="graphic" style:parent-style-name="Default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68" style:family="graphic" style:parent-style-name="Default_5f_1" style:list-style-name="L1">
      <style:graphic-properties svg:stroke-color="#1c3687" draw:fill-color="#eeeeee" draw:textarea-horizontal-align="justify" draw:textarea-vertical-align="middle" draw:auto-grow-height="false" fo:min-height="0.766cm" fo:min-width="0.234cm"/>
    </style:style>
    <style:style style:name="gr69" style:family="graphic" style:parent-style-name="Default_5f_1" style:list-style-name="L1">
      <style:graphic-properties svg:stroke-color="#1c3687" draw:fill-color="#eeeeee" draw:textarea-horizontal-align="justify" draw:textarea-vertical-align="middle" draw:auto-grow-height="false" fo:min-height="0.766cm" fo:min-width="0.418cm"/>
    </style:style>
    <style:style style:name="gr70" style:family="graphic" style:parent-style-name="Default_5f_1" style:list-style-name="L1">
      <style:graphic-properties svg:stroke-color="#1c3687" draw:fill-color="#eeeeee" draw:textarea-horizontal-align="justify" draw:textarea-vertical-align="middle" draw:auto-grow-height="false" fo:min-height="0.766cm" fo:min-width="2.486cm"/>
    </style:style>
    <style:style style:name="gr71" style:family="graphic" style:parent-style-name="Default_5f_1" style:list-style-name="L1">
      <style:graphic-properties svg:stroke-color="#1c3687" draw:fill-color="#eeeeee" draw:textarea-horizontal-align="justify" draw:textarea-vertical-align="middle" draw:auto-grow-height="false" fo:min-height="0.766cm" fo:min-width="0.808cm"/>
    </style:style>
    <style:style style:name="gr72" style:family="graphic" style:parent-style-name="Default_5f_1" style:list-style-name="L1">
      <style:graphic-properties svg:stroke-color="#1c3687" draw:fill-color="#eeeeee" draw:textarea-horizontal-align="justify" draw:textarea-vertical-align="middle" draw:auto-grow-height="false" fo:min-height="0.766cm" fo:min-width="0.776cm"/>
    </style:style>
    <style:style style:name="gr73" style:family="graphic" style:parent-style-name="Default_5f_1" style:list-style-name="L1">
      <style:graphic-properties svg:stroke-color="#1c3687" draw:fill-color="#eeeeee" draw:textarea-horizontal-align="justify" draw:textarea-vertical-align="middle" draw:auto-grow-height="false" fo:min-height="0.766cm" fo:min-width="1.246cm"/>
    </style:style>
    <style:style style:name="gr74" style:family="graphic" style:parent-style-name="Default_5f_1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75" style:family="graphic" style:parent-style-name="Default_5f_1_5f_1" style:list-style-name="L1">
      <style:graphic-properties svg:stroke-color="#1c3687" draw:fill-color="#eeeeee" draw:textarea-horizontal-align="justify" draw:textarea-vertical-align="middle" draw:auto-grow-height="false" fo:min-height="13.974cm" fo:min-width="21.598cm"/>
    </style:style>
    <style:style style:name="gr76" style:family="graphic" style:parent-style-name="Default_5f_1_5f_1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77" style:family="graphic" style:parent-style-name="Default_5f_1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78" style:family="graphic" style:parent-style-name="Default_5f_1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79" style:family="graphic" style:parent-style-name="Default_5f_1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80" style:family="graphic" style:parent-style-name="Default_5f_1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81" style:family="graphic" style:parent-style-name="Default_5f_1_5f_1" style:list-style-name="L1">
      <style:graphic-properties svg:stroke-color="#1c3687" draw:fill-color="#eeeeee" draw:textarea-horizontal-align="justify" draw:textarea-vertical-align="middle" draw:auto-grow-height="false" fo:min-height="0.766cm" fo:min-width="2.174cm"/>
    </style:style>
    <style:style style:name="gr82" style:family="graphic" style:parent-style-name="Default_5f_1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83" style:family="graphic" style:parent-style-name="Default_5f_1_5f_1" style:list-style-name="L1">
      <style:graphic-properties svg:stroke-color="#1c3687" draw:fill-color="#eeeeee" draw:textarea-horizontal-align="justify" draw:textarea-vertical-align="middle" draw:auto-grow-height="false" fo:min-height="0.766cm" fo:min-width="0.234cm"/>
    </style:style>
    <style:style style:name="gr84" style:family="graphic" style:parent-style-name="Default_5f_1_5f_1" style:list-style-name="L1">
      <style:graphic-properties svg:stroke-color="#1c3687" draw:fill-color="#eeeeee" draw:textarea-horizontal-align="justify" draw:textarea-vertical-align="middle" draw:auto-grow-height="false" fo:min-height="0.766cm" fo:min-width="0.418cm"/>
    </style:style>
    <style:style style:name="gr85" style:family="graphic" style:parent-style-name="Default_5f_1_5f_1" style:list-style-name="L1">
      <style:graphic-properties svg:stroke-color="#1c3687" draw:fill-color="#eeeeee" draw:textarea-horizontal-align="justify" draw:textarea-vertical-align="middle" draw:auto-grow-height="false" fo:min-height="0.766cm" fo:min-width="2.486cm"/>
    </style:style>
    <style:style style:name="gr86" style:family="graphic" style:parent-style-name="Default_5f_1_5f_1" style:list-style-name="L1">
      <style:graphic-properties svg:stroke-color="#1c3687" draw:fill-color="#eeeeee" draw:textarea-horizontal-align="justify" draw:textarea-vertical-align="middle" draw:auto-grow-height="false" fo:min-height="0.766cm" fo:min-width="0.808cm"/>
    </style:style>
    <style:style style:name="gr87" style:family="graphic" style:parent-style-name="Default_5f_1_5f_1" style:list-style-name="L1">
      <style:graphic-properties svg:stroke-color="#1c3687" draw:fill-color="#eeeeee" draw:textarea-horizontal-align="justify" draw:textarea-vertical-align="middle" draw:auto-grow-height="false" fo:min-height="0.766cm" fo:min-width="0.776cm"/>
    </style:style>
    <style:style style:name="gr88" style:family="graphic" style:parent-style-name="Default_5f_1_5f_1" style:list-style-name="L1">
      <style:graphic-properties svg:stroke-color="#1c3687" draw:fill-color="#eeeeee" draw:textarea-horizontal-align="justify" draw:textarea-vertical-align="middle" draw:auto-grow-height="false" fo:min-height="0.766cm" fo:min-width="1.246cm"/>
    </style:style>
    <style:style style:name="gr89" style:family="graphic" style:parent-style-name="Default_5f_1_5f_1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90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13.974cm" fo:min-width="21.598cm"/>
    </style:style>
    <style:style style:name="gr91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92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93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94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95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96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2.174cm"/>
    </style:style>
    <style:style style:name="gr97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98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234cm"/>
    </style:style>
    <style:style style:name="gr99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418cm"/>
    </style:style>
    <style:style style:name="gr100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2.486cm"/>
    </style:style>
    <style:style style:name="gr101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808cm"/>
    </style:style>
    <style:style style:name="gr102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0.776cm"/>
    </style:style>
    <style:style style:name="gr103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1.246cm"/>
    </style:style>
    <style:style style:name="gr104" style:family="graphic" style:parent-style-name="standard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105" style:family="graphic" style:parent-style-name="Default_5f_6" style:list-style-name="L1">
      <style:graphic-properties svg:stroke-color="#1c3687" draw:fill-color="#eeeeee" draw:textarea-horizontal-align="justify" draw:textarea-vertical-align="middle" draw:auto-grow-height="false" fo:min-height="13.974cm" fo:min-width="21.598cm"/>
    </style:style>
    <style:style style:name="gr106" style:family="graphic" style:parent-style-name="Default_5f_6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107" style:family="graphic" style:parent-style-name="Default_5f_6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08" style:family="graphic" style:parent-style-name="Default_5f_6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09" style:family="graphic" style:parent-style-name="Default_5f_6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10" style:family="graphic" style:parent-style-name="Default_5f_6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11" style:family="graphic" style:parent-style-name="Default_5f_6" style:list-style-name="L1">
      <style:graphic-properties svg:stroke-color="#1c3687" draw:fill-color="#eeeeee" draw:textarea-horizontal-align="justify" draw:textarea-vertical-align="middle" draw:auto-grow-height="false" fo:min-height="0.766cm" fo:min-width="2.174cm"/>
    </style:style>
    <style:style style:name="gr112" style:family="graphic" style:parent-style-name="Default_5f_6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13" style:family="graphic" style:parent-style-name="Default_5f_6" style:list-style-name="L1">
      <style:graphic-properties svg:stroke-color="#1c3687" draw:fill-color="#eeeeee" draw:textarea-horizontal-align="justify" draw:textarea-vertical-align="middle" draw:auto-grow-height="false" fo:min-height="0.766cm" fo:min-width="0.234cm"/>
    </style:style>
    <style:style style:name="gr114" style:family="graphic" style:parent-style-name="Default_5f_6" style:list-style-name="L1">
      <style:graphic-properties svg:stroke-color="#1c3687" draw:fill-color="#eeeeee" draw:textarea-horizontal-align="justify" draw:textarea-vertical-align="middle" draw:auto-grow-height="false" fo:min-height="0.766cm" fo:min-width="0.418cm"/>
    </style:style>
    <style:style style:name="gr115" style:family="graphic" style:parent-style-name="Default_5f_6" style:list-style-name="L1">
      <style:graphic-properties svg:stroke-color="#1c3687" draw:fill-color="#eeeeee" draw:textarea-horizontal-align="justify" draw:textarea-vertical-align="middle" draw:auto-grow-height="false" fo:min-height="0.766cm" fo:min-width="2.486cm"/>
    </style:style>
    <style:style style:name="gr116" style:family="graphic" style:parent-style-name="Default_5f_6" style:list-style-name="L1">
      <style:graphic-properties svg:stroke-color="#1c3687" draw:fill-color="#eeeeee" draw:textarea-horizontal-align="justify" draw:textarea-vertical-align="middle" draw:auto-grow-height="false" fo:min-height="0.766cm" fo:min-width="0.808cm"/>
    </style:style>
    <style:style style:name="gr117" style:family="graphic" style:parent-style-name="Default_5f_6" style:list-style-name="L1">
      <style:graphic-properties svg:stroke-color="#1c3687" draw:fill-color="#eeeeee" draw:textarea-horizontal-align="justify" draw:textarea-vertical-align="middle" draw:auto-grow-height="false" fo:min-height="0.766cm" fo:min-width="0.776cm"/>
    </style:style>
    <style:style style:name="gr118" style:family="graphic" style:parent-style-name="Default_5f_6" style:list-style-name="L1">
      <style:graphic-properties svg:stroke-color="#1c3687" draw:fill-color="#eeeeee" draw:textarea-horizontal-align="justify" draw:textarea-vertical-align="middle" draw:auto-grow-height="false" fo:min-height="0.766cm" fo:min-width="1.246cm"/>
    </style:style>
    <style:style style:name="gr119" style:family="graphic" style:parent-style-name="Default_5f_6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120" style:family="graphic" style:parent-style-name="Default_5f_5" style:list-style-name="L1">
      <style:graphic-properties svg:stroke-color="#1c3687" draw:fill-color="#eeeeee" draw:textarea-horizontal-align="justify" draw:textarea-vertical-align="middle" draw:auto-grow-height="false" fo:min-height="13.974cm" fo:min-width="21.598cm"/>
    </style:style>
    <style:style style:name="gr121" style:family="graphic" style:parent-style-name="Default_5f_5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122" style:family="graphic" style:parent-style-name="Default_5f_5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23" style:family="graphic" style:parent-style-name="Default_5f_5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24" style:family="graphic" style:parent-style-name="Default_5f_5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25" style:family="graphic" style:parent-style-name="Default_5f_5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26" style:family="graphic" style:parent-style-name="Default_5f_5" style:list-style-name="L1">
      <style:graphic-properties svg:stroke-color="#1c3687" draw:fill-color="#eeeeee" draw:textarea-horizontal-align="justify" draw:textarea-vertical-align="middle" draw:auto-grow-height="false" fo:min-height="0.766cm" fo:min-width="2.174cm"/>
    </style:style>
    <style:style style:name="gr127" style:family="graphic" style:parent-style-name="Default_5f_5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28" style:family="graphic" style:parent-style-name="Default_5f_5" style:list-style-name="L1">
      <style:graphic-properties svg:stroke-color="#1c3687" draw:fill-color="#eeeeee" draw:textarea-horizontal-align="justify" draw:textarea-vertical-align="middle" draw:auto-grow-height="false" fo:min-height="0.766cm" fo:min-width="0.234cm"/>
    </style:style>
    <style:style style:name="gr129" style:family="graphic" style:parent-style-name="Default_5f_5" style:list-style-name="L1">
      <style:graphic-properties svg:stroke-color="#1c3687" draw:fill-color="#eeeeee" draw:textarea-horizontal-align="justify" draw:textarea-vertical-align="middle" draw:auto-grow-height="false" fo:min-height="0.766cm" fo:min-width="0.418cm"/>
    </style:style>
    <style:style style:name="gr130" style:family="graphic" style:parent-style-name="Default_5f_5" style:list-style-name="L1">
      <style:graphic-properties svg:stroke-color="#1c3687" draw:fill-color="#eeeeee" draw:textarea-horizontal-align="justify" draw:textarea-vertical-align="middle" draw:auto-grow-height="false" fo:min-height="0.766cm" fo:min-width="2.486cm"/>
    </style:style>
    <style:style style:name="gr131" style:family="graphic" style:parent-style-name="Default_5f_5" style:list-style-name="L1">
      <style:graphic-properties svg:stroke-color="#1c3687" draw:fill-color="#eeeeee" draw:textarea-horizontal-align="justify" draw:textarea-vertical-align="middle" draw:auto-grow-height="false" fo:min-height="0.766cm" fo:min-width="0.808cm"/>
    </style:style>
    <style:style style:name="gr132" style:family="graphic" style:parent-style-name="Default_5f_5" style:list-style-name="L1">
      <style:graphic-properties svg:stroke-color="#1c3687" draw:fill-color="#eeeeee" draw:textarea-horizontal-align="justify" draw:textarea-vertical-align="middle" draw:auto-grow-height="false" fo:min-height="0.766cm" fo:min-width="0.776cm"/>
    </style:style>
    <style:style style:name="gr133" style:family="graphic" style:parent-style-name="Default_5f_5" style:list-style-name="L1">
      <style:graphic-properties svg:stroke-color="#1c3687" draw:fill-color="#eeeeee" draw:textarea-horizontal-align="justify" draw:textarea-vertical-align="middle" draw:auto-grow-height="false" fo:min-height="0.766cm" fo:min-width="1.246cm"/>
    </style:style>
    <style:style style:name="gr134" style:family="graphic" style:parent-style-name="Default_5f_5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135" style:family="graphic" style:parent-style-name="Default_5f_4" style:list-style-name="L1">
      <style:graphic-properties svg:stroke-color="#1c3687" draw:fill-color="#eeeeee" draw:textarea-horizontal-align="justify" draw:textarea-vertical-align="middle" draw:auto-grow-height="false" fo:min-height="13.974cm" fo:min-width="21.598cm"/>
    </style:style>
    <style:style style:name="gr136" style:family="graphic" style:parent-style-name="Default_5f_4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137" style:family="graphic" style:parent-style-name="Default_5f_4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38" style:family="graphic" style:parent-style-name="Default_5f_4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39" style:family="graphic" style:parent-style-name="Default_5f_4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40" style:family="graphic" style:parent-style-name="Default_5f_4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41" style:family="graphic" style:parent-style-name="Default_5f_4" style:list-style-name="L1">
      <style:graphic-properties svg:stroke-color="#1c3687" draw:fill-color="#eeeeee" draw:textarea-horizontal-align="justify" draw:textarea-vertical-align="middle" draw:auto-grow-height="false" fo:min-height="0.766cm" fo:min-width="2.174cm"/>
    </style:style>
    <style:style style:name="gr142" style:family="graphic" style:parent-style-name="Default_5f_4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43" style:family="graphic" style:parent-style-name="Default_5f_4" style:list-style-name="L1">
      <style:graphic-properties svg:stroke-color="#1c3687" draw:fill-color="#eeeeee" draw:textarea-horizontal-align="justify" draw:textarea-vertical-align="middle" draw:auto-grow-height="false" fo:min-height="0.766cm" fo:min-width="0.234cm"/>
    </style:style>
    <style:style style:name="gr144" style:family="graphic" style:parent-style-name="Default_5f_4" style:list-style-name="L1">
      <style:graphic-properties svg:stroke-color="#1c3687" draw:fill-color="#eeeeee" draw:textarea-horizontal-align="justify" draw:textarea-vertical-align="middle" draw:auto-grow-height="false" fo:min-height="0.766cm" fo:min-width="0.418cm"/>
    </style:style>
    <style:style style:name="gr145" style:family="graphic" style:parent-style-name="Default_5f_4" style:list-style-name="L1">
      <style:graphic-properties svg:stroke-color="#1c3687" draw:fill-color="#eeeeee" draw:textarea-horizontal-align="justify" draw:textarea-vertical-align="middle" draw:auto-grow-height="false" fo:min-height="0.766cm" fo:min-width="2.486cm"/>
    </style:style>
    <style:style style:name="gr146" style:family="graphic" style:parent-style-name="Default_5f_4" style:list-style-name="L1">
      <style:graphic-properties svg:stroke-color="#1c3687" draw:fill-color="#eeeeee" draw:textarea-horizontal-align="justify" draw:textarea-vertical-align="middle" draw:auto-grow-height="false" fo:min-height="0.766cm" fo:min-width="0.808cm"/>
    </style:style>
    <style:style style:name="gr147" style:family="graphic" style:parent-style-name="Default_5f_4" style:list-style-name="L1">
      <style:graphic-properties svg:stroke-color="#1c3687" draw:fill-color="#eeeeee" draw:textarea-horizontal-align="justify" draw:textarea-vertical-align="middle" draw:auto-grow-height="false" fo:min-height="0.766cm" fo:min-width="0.776cm"/>
    </style:style>
    <style:style style:name="gr148" style:family="graphic" style:parent-style-name="Default_5f_4" style:list-style-name="L1">
      <style:graphic-properties svg:stroke-color="#1c3687" draw:fill-color="#eeeeee" draw:textarea-horizontal-align="justify" draw:textarea-vertical-align="middle" draw:auto-grow-height="false" fo:min-height="0.766cm" fo:min-width="1.246cm"/>
    </style:style>
    <style:style style:name="gr149" style:family="graphic" style:parent-style-name="Default_5f_4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150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13.974cm" fo:min-width="21.598cm"/>
    </style:style>
    <style:style style:name="gr151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152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53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54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55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56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2.174cm"/>
    </style:style>
    <style:style style:name="gr157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58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234cm"/>
    </style:style>
    <style:style style:name="gr159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418cm"/>
    </style:style>
    <style:style style:name="gr160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2.486cm"/>
    </style:style>
    <style:style style:name="gr161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808cm"/>
    </style:style>
    <style:style style:name="gr162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776cm"/>
    </style:style>
    <style:style style:name="gr163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1.246cm"/>
    </style:style>
    <style:style style:name="gr164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165" style:family="graphic" style:parent-style-name="standard">
      <style:graphic-properties draw:textarea-horizontal-align="justify" draw:textarea-vertical-align="middle" draw:auto-grow-height="false" fo:min-height="2.798cm" fo:min-width="8.39cm"/>
    </style:style>
    <style:style style:name="gr166" style:family="graphic" style:parent-style-name="Default_5f_4_5f_1_5f_2" style:list-style-name="L1">
      <style:graphic-properties svg:stroke-color="#1c3687" draw:fill-color="#eeeeee" draw:textarea-horizontal-align="justify" draw:textarea-vertical-align="middle" draw:auto-grow-height="false" fo:min-height="13.974cm" fo:min-width="21.598cm"/>
    </style:style>
    <style:style style:name="gr167" style:family="graphic" style:parent-style-name="Default_5f_4_5f_1_5f_2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168" style:family="graphic" style:parent-style-name="Default_5f_4_5f_1_5f_2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69" style:family="graphic" style:parent-style-name="Default_5f_4_5f_1_5f_2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70" style:family="graphic" style:parent-style-name="Default_5f_4_5f_1_5f_2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71" style:family="graphic" style:parent-style-name="Default_5f_4_5f_1_5f_2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72" style:family="graphic" style:parent-style-name="Default_5f_4_5f_1_5f_2" style:list-style-name="L1">
      <style:graphic-properties svg:stroke-color="#1c3687" draw:fill-color="#eeeeee" draw:textarea-horizontal-align="justify" draw:textarea-vertical-align="middle" draw:auto-grow-height="false" fo:min-height="0.766cm" fo:min-width="2.174cm"/>
    </style:style>
    <style:style style:name="gr173" style:family="graphic" style:parent-style-name="Default_5f_4_5f_1_5f_2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74" style:family="graphic" style:parent-style-name="Default_5f_4_5f_1_5f_2" style:list-style-name="L1">
      <style:graphic-properties svg:stroke-color="#1c3687" draw:fill-color="#eeeeee" draw:textarea-horizontal-align="justify" draw:textarea-vertical-align="middle" draw:auto-grow-height="false" fo:min-height="0.766cm" fo:min-width="0.234cm"/>
    </style:style>
    <style:style style:name="gr175" style:family="graphic" style:parent-style-name="Default_5f_4_5f_1_5f_2" style:list-style-name="L1">
      <style:graphic-properties svg:stroke-color="#1c3687" draw:fill-color="#eeeeee" draw:textarea-horizontal-align="justify" draw:textarea-vertical-align="middle" draw:auto-grow-height="false" fo:min-height="0.766cm" fo:min-width="0.418cm"/>
    </style:style>
    <style:style style:name="gr176" style:family="graphic" style:parent-style-name="Default_5f_4_5f_1_5f_2" style:list-style-name="L1">
      <style:graphic-properties svg:stroke-color="#1c3687" draw:fill-color="#eeeeee" draw:textarea-horizontal-align="justify" draw:textarea-vertical-align="middle" draw:auto-grow-height="false" fo:min-height="0.766cm" fo:min-width="2.486cm"/>
    </style:style>
    <style:style style:name="gr177" style:family="graphic" style:parent-style-name="Default_5f_4_5f_1_5f_2" style:list-style-name="L1">
      <style:graphic-properties svg:stroke-color="#1c3687" draw:fill-color="#eeeeee" draw:textarea-horizontal-align="justify" draw:textarea-vertical-align="middle" draw:auto-grow-height="false" fo:min-height="0.766cm" fo:min-width="0.808cm"/>
    </style:style>
    <style:style style:name="gr178" style:family="graphic" style:parent-style-name="Default_5f_4_5f_1_5f_2" style:list-style-name="L1">
      <style:graphic-properties svg:stroke-color="#1c3687" draw:fill-color="#eeeeee" draw:textarea-horizontal-align="justify" draw:textarea-vertical-align="middle" draw:auto-grow-height="false" fo:min-height="0.766cm" fo:min-width="0.776cm"/>
    </style:style>
    <style:style style:name="gr179" style:family="graphic" style:parent-style-name="Default_5f_4_5f_1_5f_2" style:list-style-name="L1">
      <style:graphic-properties svg:stroke-color="#1c3687" draw:fill-color="#eeeeee" draw:textarea-horizontal-align="justify" draw:textarea-vertical-align="middle" draw:auto-grow-height="false" fo:min-height="0.766cm" fo:min-width="1.246cm"/>
    </style:style>
    <style:style style:name="gr180" style:family="graphic" style:parent-style-name="Default_5f_4_5f_1_5f_2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181" style:family="graphic" style:parent-style-name="Default_5f_10">
      <style:graphic-properties draw:textarea-horizontal-align="justify" draw:textarea-vertical-align="middle" draw:auto-grow-height="false" fo:min-height="2.102cm" fo:min-width="5.146cm" fo:wrap-option="no-wrap"/>
    </style:style>
    <style:style style:name="gr182" style:family="graphic" style:parent-style-name="Default_5f_4_5f_1_5f_2_5f_1" style:list-style-name="L1">
      <style:graphic-properties svg:stroke-color="#1c3687" draw:fill-color="#eeeeee" draw:textarea-horizontal-align="justify" draw:textarea-vertical-align="middle" draw:auto-grow-height="false" fo:min-height="13.974cm" fo:min-width="21.598cm"/>
    </style:style>
    <style:style style:name="gr183" style:family="graphic" style:parent-style-name="Default_5f_4_5f_1_5f_2_5f_1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184" style:family="graphic" style:parent-style-name="Default_5f_4_5f_1_5f_2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85" style:family="graphic" style:parent-style-name="Default_5f_4_5f_1_5f_2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86" style:family="graphic" style:parent-style-name="Default_5f_4_5f_1_5f_2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87" style:family="graphic" style:parent-style-name="Default_5f_4_5f_1_5f_2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88" style:family="graphic" style:parent-style-name="Default_5f_4_5f_1_5f_2_5f_1" style:list-style-name="L1">
      <style:graphic-properties svg:stroke-color="#1c3687" draw:fill-color="#eeeeee" draw:textarea-horizontal-align="justify" draw:textarea-vertical-align="middle" draw:auto-grow-height="false" fo:min-height="0.766cm" fo:min-width="2.174cm"/>
    </style:style>
    <style:style style:name="gr189" style:family="graphic" style:parent-style-name="Default_5f_4_5f_1_5f_2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190" style:family="graphic" style:parent-style-name="Default_5f_4_5f_1_5f_2_5f_1" style:list-style-name="L1">
      <style:graphic-properties svg:stroke-color="#1c3687" draw:fill-color="#eeeeee" draw:textarea-horizontal-align="justify" draw:textarea-vertical-align="middle" draw:auto-grow-height="false" fo:min-height="0.766cm" fo:min-width="0.234cm"/>
    </style:style>
    <style:style style:name="gr191" style:family="graphic" style:parent-style-name="Default_5f_4_5f_1_5f_2_5f_1" style:list-style-name="L1">
      <style:graphic-properties svg:stroke-color="#1c3687" draw:fill-color="#eeeeee" draw:textarea-horizontal-align="justify" draw:textarea-vertical-align="middle" draw:auto-grow-height="false" fo:min-height="0.766cm" fo:min-width="0.418cm"/>
    </style:style>
    <style:style style:name="gr192" style:family="graphic" style:parent-style-name="Default_5f_4_5f_1_5f_2_5f_1" style:list-style-name="L1">
      <style:graphic-properties svg:stroke-color="#1c3687" draw:fill-color="#eeeeee" draw:textarea-horizontal-align="justify" draw:textarea-vertical-align="middle" draw:auto-grow-height="false" fo:min-height="0.766cm" fo:min-width="2.486cm"/>
    </style:style>
    <style:style style:name="gr193" style:family="graphic" style:parent-style-name="Default_5f_4_5f_1_5f_2_5f_1" style:list-style-name="L1">
      <style:graphic-properties svg:stroke-color="#1c3687" draw:fill-color="#eeeeee" draw:textarea-horizontal-align="justify" draw:textarea-vertical-align="middle" draw:auto-grow-height="false" fo:min-height="0.766cm" fo:min-width="0.808cm"/>
    </style:style>
    <style:style style:name="gr194" style:family="graphic" style:parent-style-name="Default_5f_4_5f_1_5f_2_5f_1" style:list-style-name="L1">
      <style:graphic-properties svg:stroke-color="#1c3687" draw:fill-color="#eeeeee" draw:textarea-horizontal-align="justify" draw:textarea-vertical-align="middle" draw:auto-grow-height="false" fo:min-height="0.766cm" fo:min-width="0.776cm"/>
    </style:style>
    <style:style style:name="gr195" style:family="graphic" style:parent-style-name="Default_5f_4_5f_1_5f_2_5f_1" style:list-style-name="L1">
      <style:graphic-properties svg:stroke-color="#1c3687" draw:fill-color="#eeeeee" draw:textarea-horizontal-align="justify" draw:textarea-vertical-align="middle" draw:auto-grow-height="false" fo:min-height="0.766cm" fo:min-width="1.246cm"/>
    </style:style>
    <style:style style:name="gr196" style:family="graphic" style:parent-style-name="Default_5f_4_5f_1_5f_2_5f_1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197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13.974cm" fo:min-width="21.598cm"/>
    </style:style>
    <style:style style:name="gr198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199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200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201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202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203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2.174cm"/>
    </style:style>
    <style:style style:name="gr204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205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234cm"/>
    </style:style>
    <style:style style:name="gr206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418cm"/>
    </style:style>
    <style:style style:name="gr207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2.486cm"/>
    </style:style>
    <style:style style:name="gr208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808cm"/>
    </style:style>
    <style:style style:name="gr209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0.776cm"/>
    </style:style>
    <style:style style:name="gr210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1.246cm"/>
    </style:style>
    <style:style style:name="gr211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212" style:family="graphic" style:parent-style-name="standard">
      <style:graphic-properties draw:textarea-horizontal-align="justify" draw:textarea-vertical-align="middle" draw:auto-grow-height="false" fo:min-height="2.102cm" fo:min-width="9.614cm" fo:wrap-option="no-wrap"/>
    </style:style>
    <style:style style:name="gr213" style:family="graphic" style:parent-style-name="Default_5f_4_5f_1_5f_1" style:list-style-name="L1">
      <style:graphic-properties svg:stroke-color="#1c3687" draw:fill-color="#eeeeee" draw:textarea-horizontal-align="justify" draw:textarea-vertical-align="middle" draw:auto-grow-height="false" fo:min-height="13.974cm" fo:min-width="21.598cm"/>
    </style:style>
    <style:style style:name="gr214" style:family="graphic" style:parent-style-name="Default_5f_4_5f_1_5f_1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215" style:family="graphic" style:parent-style-name="Default_5f_4_5f_1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216" style:family="graphic" style:parent-style-name="Default_5f_4_5f_1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217" style:family="graphic" style:parent-style-name="Default_5f_4_5f_1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218" style:family="graphic" style:parent-style-name="Default_5f_4_5f_1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219" style:family="graphic" style:parent-style-name="Default_5f_4_5f_1_5f_1" style:list-style-name="L1">
      <style:graphic-properties svg:stroke-color="#1c3687" draw:fill-color="#eeeeee" draw:textarea-horizontal-align="justify" draw:textarea-vertical-align="middle" draw:auto-grow-height="false" fo:min-height="0.766cm" fo:min-width="2.174cm"/>
    </style:style>
    <style:style style:name="gr220" style:family="graphic" style:parent-style-name="Default_5f_4_5f_1_5f_1" style:list-style-name="L1">
      <style:graphic-properties svg:stroke-color="#1c3687" draw:fill-color="#eeeeee" draw:textarea-horizontal-align="justify" draw:textarea-vertical-align="middle" draw:auto-grow-height="false" fo:min-height="0.766cm" fo:min-width="0.516cm"/>
    </style:style>
    <style:style style:name="gr221" style:family="graphic" style:parent-style-name="Default_5f_4_5f_1_5f_1" style:list-style-name="L1">
      <style:graphic-properties svg:stroke-color="#1c3687" draw:fill-color="#eeeeee" draw:textarea-horizontal-align="justify" draw:textarea-vertical-align="middle" draw:auto-grow-height="false" fo:min-height="0.766cm" fo:min-width="0.234cm"/>
    </style:style>
    <style:style style:name="gr222" style:family="graphic" style:parent-style-name="Default_5f_4_5f_1_5f_1" style:list-style-name="L1">
      <style:graphic-properties svg:stroke-color="#1c3687" draw:fill-color="#eeeeee" draw:textarea-horizontal-align="justify" draw:textarea-vertical-align="middle" draw:auto-grow-height="false" fo:min-height="0.766cm" fo:min-width="0.418cm"/>
    </style:style>
    <style:style style:name="gr223" style:family="graphic" style:parent-style-name="Default_5f_4_5f_1_5f_1" style:list-style-name="L1">
      <style:graphic-properties svg:stroke-color="#1c3687" draw:fill-color="#eeeeee" draw:textarea-horizontal-align="justify" draw:textarea-vertical-align="middle" draw:auto-grow-height="false" fo:min-height="0.766cm" fo:min-width="2.486cm"/>
    </style:style>
    <style:style style:name="gr224" style:family="graphic" style:parent-style-name="Default_5f_4_5f_1_5f_1" style:list-style-name="L1">
      <style:graphic-properties svg:stroke-color="#1c3687" draw:fill-color="#eeeeee" draw:textarea-horizontal-align="justify" draw:textarea-vertical-align="middle" draw:auto-grow-height="false" fo:min-height="0.766cm" fo:min-width="0.808cm"/>
    </style:style>
    <style:style style:name="gr225" style:family="graphic" style:parent-style-name="Default_5f_4_5f_1_5f_1" style:list-style-name="L1">
      <style:graphic-properties svg:stroke-color="#1c3687" draw:fill-color="#eeeeee" draw:textarea-horizontal-align="justify" draw:textarea-vertical-align="middle" draw:auto-grow-height="false" fo:min-height="0.766cm" fo:min-width="0.776cm"/>
    </style:style>
    <style:style style:name="gr226" style:family="graphic" style:parent-style-name="Default_5f_4_5f_1_5f_1" style:list-style-name="L1">
      <style:graphic-properties svg:stroke-color="#1c3687" draw:fill-color="#eeeeee" draw:textarea-horizontal-align="justify" draw:textarea-vertical-align="middle" draw:auto-grow-height="false" fo:min-height="0.766cm" fo:min-width="1.246cm"/>
    </style:style>
    <style:style style:name="gr227" style:family="graphic" style:parent-style-name="Default_5f_4_5f_1_5f_1" style:list-style-name="L1">
      <style:graphic-properties svg:stroke-color="#1c3687" draw:fill-color="#eeeeee" draw:textarea-horizontal-align="justify" draw:textarea-vertical-align="middle" draw:auto-grow-height="false" fo:min-height="0.766cm" fo:min-width="1.532cm"/>
    </style:style>
    <style:style style:name="gr228" style:family="graphic" style:parent-style-name="standard">
      <style:graphic-properties draw:textarea-vertical-align="middle" draw:auto-grow-height="false" fo:min-height="4.068cm" fo:min-width="9.66cm"/>
    </style:style>
    <style:style style:name="gr229" style:family="graphic" style:parent-style-name="standard">
      <style:graphic-properties draw:stroke="none" svg:stroke-color="#000000" draw:fill="none" draw:fill-color="#ffffff" draw:auto-grow-height="true" draw:auto-grow-width="false" fo:max-height="0cm" fo:min-height="5.543cm"/>
    </style:style>
    <style:style style:name="gr230" style:family="graphic" style:parent-style-name="Default_5f_7">
      <style:graphic-properties svg:stroke-color="#1c3687" draw:fill-color="#eeeeee" draw:textarea-horizontal-align="justify" draw:textarea-vertical-align="middle" draw:auto-grow-height="false" fo:min-height="2.544cm" fo:min-width="5.596cm"/>
    </style:style>
    <style:style style:name="gr231" style:family="graphic" style:parent-style-name="Default_5f_7">
      <style:graphic-properties draw:textarea-horizontal-align="justify" draw:textarea-vertical-align="middle" draw:auto-grow-height="false" fo:min-height="1.782cm" fo:min-width="4.072cm"/>
    </style:style>
    <style:style style:name="gr232" style:family="graphic" style:parent-style-name="Default_5f_7">
      <style:graphic-properties draw:textarea-horizontal-align="justify" draw:textarea-vertical-align="middle" draw:auto-grow-height="false" fo:min-height="1.02cm" fo:min-width="3.31cm"/>
    </style:style>
    <style:style style:name="gr233" style:family="graphic" style:parent-style-name="Default_5f_7">
      <style:graphic-properties draw:textarea-horizontal-align="justify" draw:textarea-vertical-align="middle" draw:auto-grow-height="false" fo:min-height="1.274cm" fo:min-width="3.31cm"/>
    </style:style>
    <style:style style:name="gr234" style:family="graphic" style:parent-style-name="Default_5f_7">
      <style:graphic-properties draw:textarea-horizontal-align="justify" draw:textarea-vertical-align="middle" draw:auto-grow-height="false" fo:min-height="1.02cm" fo:min-width="1.786cm"/>
    </style:style>
    <style:style style:name="gr235" style:family="graphic" style:parent-style-name="Default_5f_7">
      <style:graphic-properties draw:textarea-horizontal-align="justify" draw:textarea-vertical-align="middle" draw:auto-grow-height="false" fo:min-height="1.02cm" fo:min-width="3.564cm"/>
    </style:style>
    <style:style style:name="gr236" style:family="graphic" style:parent-style-name="Default_5f_7">
      <style:graphic-properties draw:textarea-horizontal-align="justify" draw:textarea-vertical-align="middle" draw:auto-grow-height="false" fo:min-height="1.02cm" fo:min-width="1.532cm"/>
    </style:style>
    <style:style style:name="gr237" style:family="graphic" style:parent-style-name="Object_20_without_20_fill_5f_1">
      <style:graphic-properties draw:marker-end="Arrow" draw:marker-end-width="0.3cm" draw:fill="none" draw:textarea-vertical-align="middle"/>
    </style:style>
    <style:style style:name="gr238" style:family="graphic" style:parent-style-name="Object_20_without_20_fill_5f_1">
      <style:graphic-properties draw:marker-end="" draw:marker-end-width="0.3cm" draw:fill="none" draw:textarea-vertical-align="middle"/>
    </style:style>
    <style:style style:name="gr239" style:family="graphic" style:parent-style-name="Default_5f_4_5f_1" style:list-style-name="L1">
      <style:graphic-properties svg:stroke-color="#1c3687" draw:fill-color="#eeeeee" draw:textarea-horizontal-align="justify" draw:textarea-vertical-align="middle" draw:auto-grow-height="false" fo:min-height="15.752cm" fo:min-width="13.724cm"/>
    </style:style>
    <style:style style:name="gr240" style:family="graphic" style:parent-style-name="Default_5f_7_5f_1">
      <style:graphic-properties draw:textarea-horizontal-align="justify" draw:textarea-vertical-align="middle" draw:auto-grow-height="false" fo:min-height="1.782cm" fo:min-width="4.072cm"/>
    </style:style>
    <style:style style:name="gr241" style:family="graphic" style:parent-style-name="Default_5f_7_5f_1">
      <style:graphic-properties draw:textarea-horizontal-align="justify" draw:textarea-vertical-align="middle" draw:auto-grow-height="false" fo:min-height="1.02cm" fo:min-width="3.31cm"/>
    </style:style>
    <style:style style:name="gr242" style:family="graphic" style:parent-style-name="Default_5f_7_5f_1">
      <style:graphic-properties draw:textarea-horizontal-align="justify" draw:textarea-vertical-align="middle" draw:auto-grow-height="false" fo:min-height="1.274cm" fo:min-width="3.31cm"/>
    </style:style>
    <style:style style:name="gr243" style:family="graphic" style:parent-style-name="Default_5f_7_5f_1">
      <style:graphic-properties draw:textarea-horizontal-align="justify" draw:textarea-vertical-align="middle" draw:auto-grow-height="false" fo:min-height="1.02cm" fo:min-width="1.786cm"/>
    </style:style>
    <style:style style:name="gr244" style:family="graphic" style:parent-style-name="Default_5f_7_5f_1">
      <style:graphic-properties draw:textarea-horizontal-align="justify" draw:textarea-vertical-align="middle" draw:auto-grow-height="false" fo:min-height="1.02cm" fo:min-width="3.564cm"/>
    </style:style>
    <style:style style:name="gr245" style:family="graphic" style:parent-style-name="Default_5f_7_5f_1">
      <style:graphic-properties draw:textarea-horizontal-align="justify" draw:textarea-vertical-align="middle" draw:auto-grow-height="false" fo:min-height="1.02cm" fo:min-width="1.532cm"/>
    </style:style>
    <style:style style:name="gr246" style:family="graphic" style:parent-style-name="Object_20_without_20_fill_5f_1_5f_1">
      <style:graphic-properties draw:marker-end="Arrow" draw:marker-end-width="0.3cm" draw:fill="none" draw:textarea-vertical-align="middle"/>
    </style:style>
    <style:style style:name="gr247" style:family="graphic" style:parent-style-name="Object_20_without_20_fill_5f_1_5f_1">
      <style:graphic-properties draw:marker-end="" draw:marker-end-width="0.3cm" draw:fill="none" draw:textarea-vertical-align="middle"/>
    </style:style>
    <style:style style:name="gr248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249" style:family="graphic" style:parent-style-name="standard">
      <style:graphic-properties draw:textarea-horizontal-align="justify" draw:textarea-vertical-align="middle" draw:auto-grow-height="false" fo:min-height="1.02cm" fo:min-width="3.818cm"/>
    </style:style>
    <style:style style:name="gr250" style:family="graphic" style:parent-style-name="standard">
      <style:graphic-properties draw:textarea-horizontal-align="justify" draw:textarea-vertical-align="middle" draw:auto-grow-height="false" fo:min-height="1.02cm" fo:min-width="2.548cm"/>
    </style:style>
    <style:style style:name="gr251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252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253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254" style:family="graphic" style:parent-style-name="objectwithoutfill">
      <style:graphic-properties draw:marker-start="" draw:marker-start-width="0.3cm" draw:marker-end="Triangle_20_unfilled" draw:marker-end-width="0.3cm" draw:fill="none" draw:textarea-vertical-align="middle"/>
    </style:style>
    <style:style style:name="gr255" style:family="graphic" style:parent-style-name="Default_5f_9">
      <style:graphic-properties draw:textarea-horizontal-align="justify" draw:textarea-vertical-align="middle" draw:auto-grow-height="false" fo:min-height="1.02cm" fo:min-width="3.31cm"/>
    </style:style>
    <style:style style:name="gr256" style:family="graphic" style:parent-style-name="Default_5f_9">
      <style:graphic-properties draw:textarea-horizontal-align="justify" draw:textarea-vertical-align="middle" draw:auto-grow-height="false" fo:min-height="1.02cm" fo:min-width="3.818cm"/>
    </style:style>
    <style:style style:name="gr257" style:family="graphic" style:parent-style-name="Default_5f_9">
      <style:graphic-properties draw:textarea-horizontal-align="justify" draw:textarea-vertical-align="middle" draw:auto-grow-height="false" fo:min-height="1.02cm" fo:min-width="2.548cm"/>
    </style:style>
    <style:style style:name="gr258" style:family="graphic" style:parent-style-name="Default_5f_9">
      <style:graphic-properties draw:textarea-horizontal-align="justify" draw:textarea-vertical-align="middle" draw:auto-grow-height="false" fo:min-height="1.02cm" fo:min-width="3.056cm"/>
    </style:style>
    <style:style style:name="gr259" style:family="graphic" style:parent-style-name="Default_5f_9">
      <style:graphic-properties draw:textarea-horizontal-align="justify" draw:textarea-vertical-align="middle" draw:auto-grow-height="false" fo:min-height="1.02cm" fo:min-width="2.802cm"/>
    </style:style>
    <style:style style:name="gr260" style:family="graphic" style:parent-style-name="Default_5f_9">
      <style:graphic-properties draw:textarea-horizontal-align="justify" draw:textarea-vertical-align="middle" draw:auto-grow-height="false" fo:min-height="1.02cm" fo:min-width="4.326cm"/>
    </style:style>
    <style:style style:name="gr261" style:family="graphic" style:parent-style-name="Object_20_without_20_fill_5f_2">
      <style:graphic-properties draw:marker-start="" draw:marker-start-width="0.3cm" draw:marker-end="Triangle_20_unfilled" draw:marker-end-width="0.3cm" draw:fill="none" draw:textarea-vertical-align="middle"/>
    </style:style>
    <style:style style:name="gr262" style:family="graphic" style:parent-style-name="Default_5f_9">
      <style:graphic-properties draw:fill-color="#59c5c7" draw:textarea-horizontal-align="justify" draw:textarea-vertical-align="middle" draw:auto-grow-height="false" fo:min-height="0.512cm" fo:min-width="1.024cm"/>
    </style:style>
    <style:style style:name="gr263" style:family="graphic" style:parent-style-name="Default_5f_9">
      <style:graphic-properties draw:fill-color="#59c5c7" draw:textarea-horizontal-align="justify" draw:textarea-vertical-align="middle" draw:auto-grow-height="false" fo:min-height="0.512cm" fo:min-width="2.348cm"/>
    </style:style>
    <style:style style:name="gr264" style:family="graphic" style:parent-style-name="standard">
      <style:graphic-properties draw:textarea-horizontal-align="justify" draw:textarea-vertical-align="middle" draw:auto-grow-height="false" fo:min-height="0.258cm" fo:min-width="1.723cm"/>
    </style:style>
    <style:style style:name="gr265" style:family="graphic" style:parent-style-name="Default_5f_7_5f_2">
      <style:graphic-properties svg:stroke-color="#1c3687" draw:fill-color="#eeeeee" draw:textarea-horizontal-align="justify" draw:textarea-vertical-align="middle" draw:auto-grow-height="false" fo:min-height="2.544cm" fo:min-width="5.596cm"/>
    </style:style>
    <style:style style:name="gr266" style:family="graphic" style:parent-style-name="Default_5f_7_5f_2">
      <style:graphic-properties svg:stroke-color="#1c3687" draw:fill-color="#eeeeee" draw:textarea-horizontal-align="justify" draw:textarea-vertical-align="middle" draw:auto-grow-height="false" fo:min-height="17.784cm" fo:min-width="15.394cm"/>
    </style:style>
    <style:style style:name="gr267" style:family="graphic" style:parent-style-name="Default_5f_11">
      <style:graphic-properties draw:textarea-horizontal-align="justify" draw:textarea-vertical-align="middle" draw:auto-grow-height="false" fo:min-height="0.258cm" fo:min-width="1.723cm"/>
    </style:style>
    <style:style style:name="gr268" style:family="graphic" style:parent-style-name="Default_5f_7_5f_2_5f_1">
      <style:graphic-properties svg:stroke-color="#1c3687" draw:fill-color="#eeeeee" draw:textarea-horizontal-align="justify" draw:textarea-vertical-align="middle" draw:auto-grow-height="false" fo:min-height="2.544cm" fo:min-width="5.596cm"/>
    </style:style>
    <style:style style:name="gr269" style:family="graphic" style:parent-style-name="Default_5f_7_5f_2_5f_1">
      <style:graphic-properties svg:stroke-color="#1c3687" draw:fill-color="#eeeeee" draw:textarea-horizontal-align="justify" draw:textarea-vertical-align="middle" draw:auto-grow-height="false" fo:min-height="17.784cm" fo:min-width="15.394cm"/>
    </style:style>
    <style:style style:name="gr270" style:family="graphic" style:parent-style-name="Default_5f_11_5f_1">
      <style:graphic-properties draw:textarea-horizontal-align="justify" draw:textarea-vertical-align="middle" draw:auto-grow-height="false" fo:min-height="0.258cm" fo:min-width="1.723cm"/>
    </style:style>
    <style:style style:name="gr271" style:family="graphic" style:parent-style-name="standard">
      <style:graphic-properties draw:fill-color="#ffffff" draw:textarea-horizontal-align="justify" draw:textarea-vertical-align="middle" draw:auto-grow-height="false" fo:min-height="1.274cm" fo:min-width="1.278cm"/>
    </style:style>
    <style:style style:name="gr272" style:family="graphic" style:parent-style-name="objectwithoutfill">
      <style:graphic-properties draw:stroke="solid"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4" style:family="graphic" style:parent-style-name="Default_5f_7_5f_2_5f_1_5f_1">
      <style:graphic-properties svg:stroke-color="#1c3687" draw:fill-color="#eeeeee" draw:textarea-horizontal-align="justify" draw:textarea-vertical-align="middle" draw:auto-grow-height="false" fo:min-height="2.544cm" fo:min-width="5.596cm"/>
    </style:style>
    <style:style style:name="gr275" style:family="graphic" style:parent-style-name="Default_5f_7_5f_2_5f_1_5f_1">
      <style:graphic-properties svg:stroke-color="#1c3687" draw:fill-color="#eeeeee" draw:textarea-horizontal-align="justify" draw:textarea-vertical-align="middle" draw:auto-grow-height="false" fo:min-height="17.784cm" fo:min-width="15.394cm"/>
    </style:style>
    <style:style style:name="gr276" style:family="graphic" style:parent-style-name="Default_5f_11_5f_1_5f_1">
      <style:graphic-properties draw:textarea-horizontal-align="justify" draw:textarea-vertical-align="middle" draw:auto-grow-height="false" fo:min-height="0.258cm" fo:min-width="1.723cm"/>
    </style:style>
    <style:style style:name="gr277" style:family="graphic" style:parent-style-name="Default_5f_12">
      <style:graphic-properties draw:fill-color="#ffffff" draw:textarea-horizontal-align="justify" draw:textarea-vertical-align="middle" draw:auto-grow-height="false" fo:min-height="1.274cm" fo:min-width="1.278cm"/>
    </style:style>
    <style:style style:name="gr278" style:family="graphic" style:parent-style-name="Object_20_without_20_fill_5f_3">
      <style:graphic-properties draw:stroke="solid"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9" style:family="graphic" style:parent-style-name="Default_5f_7_5f_2_5f_1_5f_1_5f_1">
      <style:graphic-properties svg:stroke-color="#1c3687" draw:fill-color="#eeeeee" draw:textarea-horizontal-align="justify" draw:textarea-vertical-align="middle" draw:auto-grow-height="false" fo:min-height="2.544cm" fo:min-width="5.596cm"/>
    </style:style>
    <style:style style:name="gr280" style:family="graphic" style:parent-style-name="Default_5f_7_5f_2_5f_1_5f_1_5f_1">
      <style:graphic-properties svg:stroke-color="#1c3687" draw:fill-color="#eeeeee" draw:textarea-horizontal-align="justify" draw:textarea-vertical-align="middle" draw:auto-grow-height="false" fo:min-height="17.784cm" fo:min-width="15.394cm"/>
    </style:style>
    <style:style style:name="gr281" style:family="graphic" style:parent-style-name="Default_5f_11_5f_1_5f_1_5f_1">
      <style:graphic-properties draw:textarea-horizontal-align="justify" draw:textarea-vertical-align="middle" draw:auto-grow-height="false" fo:min-height="0.258cm" fo:min-width="1.723cm"/>
    </style:style>
    <style:style style:name="gr282" style:family="graphic" style:parent-style-name="Default_5f_12_5f_1">
      <style:graphic-properties draw:fill-color="#ffffff" draw:textarea-horizontal-align="justify" draw:textarea-vertical-align="middle" draw:auto-grow-height="false" fo:min-height="1.274cm" fo:min-width="1.278cm"/>
    </style:style>
    <style:style style:name="gr283" style:family="graphic" style:parent-style-name="Object_20_without_20_fill_5f_3_5f_1">
      <style:graphic-properties draw:stroke="solid"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4" style:family="graphic" style:parent-style-name="Default_5f_13">
      <style:graphic-properties draw:fill-color="#00a65d" draw:textarea-horizontal-align="justify" draw:textarea-vertical-align="middle" draw:auto-grow-height="false" fo:min-height="1.274cm" fo:min-width="1.278cm"/>
    </style:style>
    <style:style style:name="gr285" style:family="graphic" style:parent-style-name="Default_5f_7_5f_2_5f_1_5f_1_5f_1_5f_1">
      <style:graphic-properties svg:stroke-color="#1c3687" draw:fill-color="#eeeeee" draw:textarea-horizontal-align="justify" draw:textarea-vertical-align="middle" draw:auto-grow-height="false" fo:min-height="2.544cm" fo:min-width="5.596cm"/>
    </style:style>
    <style:style style:name="gr286" style:family="graphic" style:parent-style-name="Default_5f_7_5f_2_5f_1_5f_1_5f_1_5f_1">
      <style:graphic-properties svg:stroke-color="#1c3687" draw:fill-color="#eeeeee" draw:textarea-horizontal-align="justify" draw:textarea-vertical-align="middle" draw:auto-grow-height="false" fo:min-height="17.784cm" fo:min-width="15.394cm"/>
    </style:style>
    <style:style style:name="gr287" style:family="graphic" style:parent-style-name="Default_5f_11_5f_1_5f_1_5f_1_5f_1">
      <style:graphic-properties draw:textarea-horizontal-align="justify" draw:textarea-vertical-align="middle" draw:auto-grow-height="false" fo:min-height="0.258cm" fo:min-width="1.723cm"/>
    </style:style>
    <style:style style:name="gr288" style:family="graphic" style:parent-style-name="Default_5f_12_5f_1_5f_1">
      <style:graphic-properties draw:fill-color="#ffffff" draw:textarea-horizontal-align="justify" draw:textarea-vertical-align="middle" draw:auto-grow-height="false" fo:min-height="1.274cm" fo:min-width="1.278cm"/>
    </style:style>
    <style:style style:name="gr289" style:family="graphic" style:parent-style-name="Object_20_without_20_fill_5f_3_5f_1_5f_1">
      <style:graphic-properties draw:stroke="solid"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0" style:family="graphic" style:parent-style-name="Default_5f_13_5f_1">
      <style:graphic-properties draw:fill-color="#00a65d" draw:textarea-horizontal-align="justify" draw:textarea-vertical-align="middle" draw:auto-grow-height="false" fo:min-height="1.274cm" fo:min-width="1.278cm"/>
    </style:style>
    <style:style style:name="gr291" style:family="graphic" style:parent-style-name="Default_5f_7_5f_2_5f_1_5f_1_5f_1_5f_1_5f_1">
      <style:graphic-properties svg:stroke-color="#1c3687" draw:fill-color="#eeeeee" draw:textarea-horizontal-align="justify" draw:textarea-vertical-align="middle" draw:auto-grow-height="false" fo:min-height="2.544cm" fo:min-width="5.596cm"/>
    </style:style>
    <style:style style:name="gr292" style:family="graphic" style:parent-style-name="Default_5f_7_5f_2_5f_1_5f_1_5f_1_5f_1_5f_1">
      <style:graphic-properties svg:stroke-color="#1c3687" draw:fill-color="#eeeeee" draw:textarea-horizontal-align="justify" draw:textarea-vertical-align="middle" draw:auto-grow-height="false" fo:min-height="17.784cm" fo:min-width="15.394cm"/>
    </style:style>
    <style:style style:name="gr293" style:family="graphic" style:parent-style-name="Default_5f_11_5f_1_5f_1_5f_1_5f_1_5f_1">
      <style:graphic-properties draw:textarea-horizontal-align="justify" draw:textarea-vertical-align="middle" draw:auto-grow-height="false" fo:min-height="0.258cm" fo:min-width="1.723cm"/>
    </style:style>
    <style:style style:name="gr294" style:family="graphic" style:parent-style-name="Default_5f_12_5f_1_5f_1_5f_1">
      <style:graphic-properties draw:fill-color="#ffffff" draw:textarea-horizontal-align="justify" draw:textarea-vertical-align="middle" draw:auto-grow-height="false" fo:min-height="1.274cm" fo:min-width="1.278cm"/>
    </style:style>
    <style:style style:name="gr295" style:family="graphic" style:parent-style-name="Object_20_without_20_fill_5f_3_5f_1_5f_1_5f_1">
      <style:graphic-properties draw:stroke="solid"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6" style:family="graphic" style:parent-style-name="Default_5f_13_5f_1_5f_1">
      <style:graphic-properties draw:textarea-horizontal-align="justify" draw:textarea-vertical-align="middle" draw:auto-grow-height="false" fo:min-height="1.274cm" fo:min-width="1.278cm"/>
    </style:style>
    <style:style style:name="gr297" style:family="graphic" style:parent-style-name="Default_5f_13_5f_1_5f_1">
      <style:graphic-properties draw:fill-color="#00a65d" draw:textarea-horizontal-align="justify" draw:textarea-vertical-align="middle" draw:auto-grow-height="false" fo:min-height="1.274cm" fo:min-width="1.278cm"/>
    </style:style>
    <style:style style:name="gr298" style:family="graphic" style:parent-style-name="Default_5f_7_5f_2_5f_1_5f_1_5f_1_5f_1_5f_1_5f_1">
      <style:graphic-properties svg:stroke-color="#1c3687" draw:fill-color="#eeeeee" draw:textarea-horizontal-align="justify" draw:textarea-vertical-align="middle" draw:auto-grow-height="false" fo:min-height="2.544cm" fo:min-width="5.596cm"/>
    </style:style>
    <style:style style:name="gr299" style:family="graphic" style:parent-style-name="Default_5f_7_5f_2_5f_1_5f_1_5f_1_5f_1_5f_1_5f_1">
      <style:graphic-properties svg:stroke-color="#1c3687" draw:fill-color="#eeeeee" draw:textarea-horizontal-align="justify" draw:textarea-vertical-align="middle" draw:auto-grow-height="false" fo:min-height="17.784cm" fo:min-width="15.394cm"/>
    </style:style>
    <style:style style:name="gr300" style:family="graphic" style:parent-style-name="Default_5f_11_5f_1_5f_1_5f_1_5f_1_5f_1_5f_1">
      <style:graphic-properties draw:textarea-horizontal-align="justify" draw:textarea-vertical-align="middle" draw:auto-grow-height="false" fo:min-height="0.258cm" fo:min-width="1.723cm"/>
    </style:style>
    <style:style style:name="gr301" style:family="graphic" style:parent-style-name="Default_5f_12_5f_1_5f_1_5f_1_5f_1">
      <style:graphic-properties draw:fill-color="#ffffff" draw:textarea-horizontal-align="justify" draw:textarea-vertical-align="middle" draw:auto-grow-height="false" fo:min-height="1.274cm" fo:min-width="1.278cm"/>
    </style:style>
    <style:style style:name="gr302" style:family="graphic" style:parent-style-name="Object_20_without_20_fill_5f_3_5f_1_5f_1_5f_1_5f_1">
      <style:graphic-properties draw:stroke="solid"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3" style:family="graphic" style:parent-style-name="Default_5f_13_5f_1_5f_1_5f_1">
      <style:graphic-properties draw:textarea-horizontal-align="justify" draw:textarea-vertical-align="middle" draw:auto-grow-height="false" fo:min-height="1.274cm" fo:min-width="1.278cm"/>
    </style:style>
    <style:style style:name="gr304" style:family="graphic" style:parent-style-name="Default_5f_13_5f_1_5f_1_5f_1">
      <style:graphic-properties draw:fill-color="#00a65d" draw:textarea-horizontal-align="justify" draw:textarea-vertical-align="middle" draw:auto-grow-height="false" fo:min-height="1.274cm" fo:min-width="1.278cm"/>
    </style:style>
    <style:style style:name="gr305" style:family="graphic" style:parent-style-name="Default_5f_7_5f_2_5f_1_5f_1_5f_1_5f_1_5f_1_5f_1_5f_1">
      <style:graphic-properties svg:stroke-color="#1c3687" draw:fill-color="#eeeeee" draw:textarea-horizontal-align="justify" draw:textarea-vertical-align="middle" draw:auto-grow-height="false" fo:min-height="2.544cm" fo:min-width="5.596cm"/>
    </style:style>
    <style:style style:name="gr306" style:family="graphic" style:parent-style-name="Default_5f_7_5f_2_5f_1_5f_1_5f_1_5f_1_5f_1_5f_1_5f_1">
      <style:graphic-properties svg:stroke-color="#1c3687" draw:fill-color="#eeeeee" draw:textarea-horizontal-align="justify" draw:textarea-vertical-align="middle" draw:auto-grow-height="false" fo:min-height="17.784cm" fo:min-width="15.394cm"/>
    </style:style>
    <style:style style:name="gr307" style:family="graphic" style:parent-style-name="Default_5f_11_5f_1_5f_1_5f_1_5f_1_5f_1_5f_1_5f_1">
      <style:graphic-properties draw:textarea-horizontal-align="justify" draw:textarea-vertical-align="middle" draw:auto-grow-height="false" fo:min-height="0.258cm" fo:min-width="1.723cm"/>
    </style:style>
    <style:style style:name="gr308" style:family="graphic" style:parent-style-name="Default_5f_12_5f_1_5f_1_5f_1_5f_1_5f_1">
      <style:graphic-properties draw:fill-color="#ffffff" draw:textarea-horizontal-align="justify" draw:textarea-vertical-align="middle" draw:auto-grow-height="false" fo:min-height="1.274cm" fo:min-width="1.278cm"/>
    </style:style>
    <style:style style:name="gr309" style:family="graphic" style:parent-style-name="Object_20_without_20_fill_5f_3_5f_1_5f_1_5f_1_5f_1_5f_1">
      <style:graphic-properties draw:stroke="solid"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0" style:family="graphic" style:parent-style-name="Default_5f_13_5f_1_5f_1_5f_1_5f_1">
      <style:graphic-properties draw:textarea-horizontal-align="justify" draw:textarea-vertical-align="middle" draw:auto-grow-height="false" fo:min-height="1.274cm" fo:min-width="1.278cm"/>
    </style:style>
    <style:style style:name="gr311" style:family="graphic" style:parent-style-name="Default_5f_13_5f_1_5f_1_5f_1_5f_1">
      <style:graphic-properties draw:fill-color="#00a65d" draw:textarea-horizontal-align="justify" draw:textarea-vertical-align="middle" draw:auto-grow-height="false" fo:min-height="1.274cm" fo:min-width="1.278cm"/>
    </style:style>
    <style:style style:name="gr312" style:family="graphic" style:parent-style-name="Default_5f_7_5f_2_5f_1_5f_1_5f_1_5f_1_5f_1_5f_1_5f_1_5f_1_5f_2">
      <style:graphic-properties svg:stroke-color="#1c3687" draw:fill-color="#eeeeee" draw:textarea-horizontal-align="justify" draw:textarea-vertical-align="middle" draw:auto-grow-height="false" fo:min-height="2.544cm" fo:min-width="5.596cm"/>
    </style:style>
    <style:style style:name="gr313" style:family="graphic" style:parent-style-name="Default_5f_7_5f_2_5f_1_5f_1_5f_1_5f_1_5f_1_5f_1_5f_1_5f_1_5f_2">
      <style:graphic-properties svg:stroke-color="#1c3687" draw:fill-color="#eeeeee" draw:textarea-horizontal-align="justify" draw:textarea-vertical-align="middle" draw:auto-grow-height="false" fo:min-height="17.784cm" fo:min-width="15.394cm"/>
    </style:style>
    <style:style style:name="gr314" style:family="graphic" style:parent-style-name="Default_5f_11_5f_1_5f_1_5f_1_5f_1_5f_1_5f_1_5f_1_5f_1_5f_2">
      <style:graphic-properties draw:textarea-horizontal-align="justify" draw:textarea-vertical-align="middle" draw:auto-grow-height="false" fo:min-height="0.258cm" fo:min-width="1.723cm"/>
    </style:style>
    <style:style style:name="gr315" style:family="graphic" style:parent-style-name="Default_5f_12_5f_1_5f_1_5f_1_5f_1_5f_1_5f_1_5f_2">
      <style:graphic-properties draw:fill-color="#ffffff" draw:textarea-horizontal-align="justify" draw:textarea-vertical-align="middle" draw:auto-grow-height="false" fo:min-height="1.274cm" fo:min-width="1.278cm"/>
    </style:style>
    <style:style style:name="gr316" style:family="graphic" style:parent-style-name="Object_20_without_20_fill_5f_3_5f_1_5f_1_5f_1_5f_1_5f_1_5f_1_5f_2">
      <style:graphic-properties draw:stroke="solid"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7" style:family="graphic" style:parent-style-name="Default_5f_13_5f_1_5f_1_5f_1_5f_1_5f_1_5f_2">
      <style:graphic-properties draw:textarea-horizontal-align="justify" draw:textarea-vertical-align="middle" draw:auto-grow-height="false" fo:min-height="1.274cm" fo:min-width="1.278cm"/>
    </style:style>
    <style:style style:name="gr318" style:family="graphic" style:parent-style-name="Default_5f_16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9" style:family="graphic" style:parent-style-name="Object_20_without_20_fill_5f_6">
      <style:graphic-properties draw:marker-start="" draw:marker-start-width="0.3cm" draw:marker-end="Arrow" draw:marker-end-width="0.3cm" draw:fill="none" draw:textarea-vertical-align="middle"/>
    </style:style>
    <style:style style:name="gr320" style:family="graphic" style:parent-style-name="Default_5f_13_5f_1_5f_1_5f_1_5f_1_5f_1_5f_2">
      <style:graphic-properties draw:fill-color="#00a65d" draw:textarea-horizontal-align="justify" draw:textarea-vertical-align="middle" draw:auto-grow-height="false" fo:min-height="1.274cm" fo:min-width="1.278cm"/>
    </style:style>
    <style:style style:name="gr321" style:family="graphic" style:parent-style-name="Default_5f_7_5f_2_5f_1_5f_1_5f_1_5f_1_5f_1_5f_1_5f_1_5f_1">
      <style:graphic-properties svg:stroke-color="#1c3687" draw:fill-color="#eeeeee" draw:textarea-horizontal-align="justify" draw:textarea-vertical-align="middle" draw:auto-grow-height="false" fo:min-height="2.544cm" fo:min-width="5.596cm"/>
    </style:style>
    <style:style style:name="gr322" style:family="graphic" style:parent-style-name="Default_5f_7_5f_2_5f_1_5f_1_5f_1_5f_1_5f_1_5f_1_5f_1_5f_1">
      <style:graphic-properties svg:stroke-color="#1c3687" draw:fill-color="#eeeeee" draw:textarea-horizontal-align="justify" draw:textarea-vertical-align="middle" draw:auto-grow-height="false" fo:min-height="17.784cm" fo:min-width="15.394cm"/>
    </style:style>
    <style:style style:name="gr323" style:family="graphic" style:parent-style-name="Default_5f_11_5f_1_5f_1_5f_1_5f_1_5f_1_5f_1_5f_1_5f_1">
      <style:graphic-properties draw:textarea-horizontal-align="justify" draw:textarea-vertical-align="middle" draw:auto-grow-height="false" fo:min-height="0.258cm" fo:min-width="1.723cm"/>
    </style:style>
    <style:style style:name="gr324" style:family="graphic" style:parent-style-name="Default_5f_12_5f_1_5f_1_5f_1_5f_1_5f_1_5f_1">
      <style:graphic-properties draw:fill-color="#ffffff" draw:textarea-horizontal-align="justify" draw:textarea-vertical-align="middle" draw:auto-grow-height="false" fo:min-height="1.274cm" fo:min-width="1.278cm"/>
    </style:style>
    <style:style style:name="gr325" style:family="graphic" style:parent-style-name="Object_20_without_20_fill_5f_3_5f_1_5f_1_5f_1_5f_1_5f_1_5f_1">
      <style:graphic-properties draw:stroke="solid"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6" style:family="graphic" style:parent-style-name="Default_5f_13_5f_1_5f_1_5f_1_5f_1_5f_1">
      <style:graphic-properties draw:textarea-horizontal-align="justify" draw:textarea-vertical-align="middle" draw:auto-grow-height="false" fo:min-height="1.274cm" fo:min-width="1.278cm"/>
    </style:style>
    <style:style style:name="gr32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712cm"/>
    </style:style>
    <style:style style:name="gr328" style:family="graphic" style:parent-style-name="Default_5f_13_5f_1_5f_1_5f_1_5f_1_5f_1">
      <style:graphic-properties draw:fill-color="#00a65d" draw:textarea-horizontal-align="justify" draw:textarea-vertical-align="middle" draw:auto-grow-height="false" fo:min-height="1.274cm" fo:min-width="1.278cm"/>
    </style:style>
    <style:style style:name="gr329" style:family="graphic" style:parent-style-name="Default_5f_7_5f_2_5f_1_5f_1_5f_1_5f_1_5f_1_5f_1_5f_1_5f_1_5f_1">
      <style:graphic-properties svg:stroke-color="#1c3687" draw:fill-color="#eeeeee" draw:textarea-horizontal-align="justify" draw:textarea-vertical-align="middle" draw:auto-grow-height="false" fo:min-height="2.544cm" fo:min-width="5.596cm"/>
    </style:style>
    <style:style style:name="gr330" style:family="graphic" style:parent-style-name="Default_5f_7_5f_2_5f_1_5f_1_5f_1_5f_1_5f_1_5f_1_5f_1_5f_1_5f_1">
      <style:graphic-properties svg:stroke-color="#1c3687" draw:fill-color="#eeeeee" draw:textarea-horizontal-align="justify" draw:textarea-vertical-align="middle" draw:auto-grow-height="false" fo:min-height="17.784cm" fo:min-width="15.394cm"/>
    </style:style>
    <style:style style:name="gr331" style:family="graphic" style:parent-style-name="Default_5f_11_5f_1_5f_1_5f_1_5f_1_5f_1_5f_1_5f_1_5f_1_5f_1">
      <style:graphic-properties draw:textarea-horizontal-align="justify" draw:textarea-vertical-align="middle" draw:auto-grow-height="false" fo:min-height="0.258cm" fo:min-width="1.723cm"/>
    </style:style>
    <style:style style:name="gr332" style:family="graphic" style:parent-style-name="Default_5f_12_5f_1_5f_1_5f_1_5f_1_5f_1_5f_1_5f_1">
      <style:graphic-properties draw:fill-color="#ffffff" draw:textarea-horizontal-align="justify" draw:textarea-vertical-align="middle" draw:auto-grow-height="false" fo:min-height="1.274cm" fo:min-width="1.278cm"/>
    </style:style>
    <style:style style:name="gr333" style:family="graphic" style:parent-style-name="Object_20_without_20_fill_5f_3_5f_1_5f_1_5f_1_5f_1_5f_1_5f_1_5f_1">
      <style:graphic-properties draw:stroke="solid"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4" style:family="graphic" style:parent-style-name="Default_5f_13_5f_1_5f_1_5f_1_5f_1_5f_1_5f_1">
      <style:graphic-properties draw:textarea-horizontal-align="justify" draw:textarea-vertical-align="middle" draw:auto-grow-height="false" fo:min-height="1.274cm" fo:min-width="1.278cm"/>
    </style:style>
    <style:style style:name="gr335" style:family="graphic" style:parent-style-name="Default_5f_13_5f_1_5f_1_5f_1_5f_1_5f_1_5f_1">
      <style:graphic-properties draw:fill-color="#00a65d" draw:textarea-horizontal-align="justify" draw:textarea-vertical-align="middle" draw:auto-grow-height="false" fo:min-height="1.274cm" fo:min-width="1.278cm"/>
    </style:style>
    <style:style style:name="gr336" style:family="graphic" style:parent-style-name="Default_5f_15">
      <style:graphic-properties draw:stroke="none" svg:stroke-color="#000000" draw:fill="none" draw:fill-color="#ffffff" draw:auto-grow-height="true" draw:auto-grow-width="false" fo:max-height="0cm" fo:min-height="0.712cm"/>
    </style:style>
    <style:style style:name="gr337" style:family="graphic" style:parent-style-name="Default_5f_7_5f_2_5f_1_5f_1_5f_1_5f_1_5f_1_5f_1_5f_1_5f_1_5f_1_5f_1">
      <style:graphic-properties svg:stroke-color="#1c3687" draw:fill-color="#eeeeee" draw:textarea-horizontal-align="justify" draw:textarea-vertical-align="middle" draw:auto-grow-height="false" fo:min-height="2.544cm" fo:min-width="5.596cm"/>
    </style:style>
    <style:style style:name="gr338" style:family="graphic" style:parent-style-name="Default_5f_7_5f_2_5f_1_5f_1_5f_1_5f_1_5f_1_5f_1_5f_1_5f_1_5f_1_5f_1">
      <style:graphic-properties svg:stroke-color="#1c3687" draw:fill-color="#eeeeee" draw:textarea-horizontal-align="justify" draw:textarea-vertical-align="middle" draw:auto-grow-height="false" fo:min-height="17.784cm" fo:min-width="15.394cm"/>
    </style:style>
    <style:style style:name="gr339" style:family="graphic" style:parent-style-name="Default_5f_11_5f_1_5f_1_5f_1_5f_1_5f_1_5f_1_5f_1_5f_1_5f_1_5f_1">
      <style:graphic-properties draw:textarea-horizontal-align="justify" draw:textarea-vertical-align="middle" draw:auto-grow-height="false" fo:min-height="0.258cm" fo:min-width="1.723cm"/>
    </style:style>
    <style:style style:name="gr340" style:family="graphic" style:parent-style-name="Default_5f_12_5f_1_5f_1_5f_1_5f_1_5f_1_5f_1_5f_1_5f_1">
      <style:graphic-properties draw:fill-color="#ffffff" draw:textarea-horizontal-align="justify" draw:textarea-vertical-align="middle" draw:auto-grow-height="false" fo:min-height="1.274cm" fo:min-width="1.278cm"/>
    </style:style>
    <style:style style:name="gr341" style:family="graphic" style:parent-style-name="Object_20_without_20_fill_5f_3_5f_1_5f_1_5f_1_5f_1_5f_1_5f_1_5f_1_5f_1">
      <style:graphic-properties draw:stroke="solid"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2" style:family="graphic" style:parent-style-name="Default_5f_13_5f_1_5f_1_5f_1_5f_1_5f_1_5f_1_5f_1">
      <style:graphic-properties draw:textarea-horizontal-align="justify" draw:textarea-vertical-align="middle" draw:auto-grow-height="false" fo:min-height="1.274cm" fo:min-width="1.278cm"/>
    </style:style>
    <style:style style:name="gr343" style:family="graphic" style:parent-style-name="Default_5f_13_5f_1_5f_1_5f_1_5f_1_5f_1_5f_1_5f_1">
      <style:graphic-properties draw:fill-color="#00a65d" draw:textarea-horizontal-align="justify" draw:textarea-vertical-align="middle" draw:auto-grow-height="false" fo:min-height="1.274cm" fo:min-width="1.278cm"/>
    </style:style>
    <style:style style:name="gr344" style:family="graphic" style:parent-style-name="Default_5f_15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45" style:family="graphic" style:parent-style-name="Object_20_without_20_fill_5f_8">
      <style:graphic-properties draw:marker-start="" draw:marker-start-width="0.3cm" draw:marker-end="Arrow" draw:marker-end-width="0.3cm" draw:fill="none" draw:textarea-vertical-align="middle"/>
    </style:style>
    <style:style style:name="gr346" style:family="graphic" style:parent-style-name="Default_5f_7_5f_2_5f_1_5f_1_5f_1_5f_1_5f_1_5f_1_5f_1_5f_1_5f_1_5f_1_5f_1">
      <style:graphic-properties svg:stroke-color="#1c3687" draw:fill-color="#eeeeee" draw:textarea-horizontal-align="justify" draw:textarea-vertical-align="middle" draw:auto-grow-height="false" fo:min-height="2.544cm" fo:min-width="5.596cm"/>
    </style:style>
    <style:style style:name="gr347" style:family="graphic" style:parent-style-name="Default_5f_7_5f_2_5f_1_5f_1_5f_1_5f_1_5f_1_5f_1_5f_1_5f_1_5f_1_5f_1_5f_1">
      <style:graphic-properties svg:stroke-color="#1c3687" draw:fill-color="#eeeeee" draw:textarea-horizontal-align="justify" draw:textarea-vertical-align="middle" draw:auto-grow-height="false" fo:min-height="17.784cm" fo:min-width="15.394cm"/>
    </style:style>
    <style:style style:name="gr348" style:family="graphic" style:parent-style-name="Default_5f_11_5f_1_5f_1_5f_1_5f_1_5f_1_5f_1_5f_1_5f_1_5f_1_5f_1_5f_1">
      <style:graphic-properties draw:textarea-horizontal-align="justify" draw:textarea-vertical-align="middle" draw:auto-grow-height="false" fo:min-height="0.258cm" fo:min-width="1.723cm"/>
    </style:style>
    <style:style style:name="gr349" style:family="graphic" style:parent-style-name="Default_5f_12_5f_1_5f_1_5f_1_5f_1_5f_1_5f_1_5f_1_5f_1_5f_1">
      <style:graphic-properties draw:fill-color="#ffffff" draw:textarea-horizontal-align="justify" draw:textarea-vertical-align="middle" draw:auto-grow-height="false" fo:min-height="1.274cm" fo:min-width="1.278cm"/>
    </style:style>
    <style:style style:name="gr350" style:family="graphic" style:parent-style-name="Default_5f_13_5f_1_5f_1_5f_1_5f_1_5f_1_5f_1_5f_1_5f_1">
      <style:graphic-properties draw:textarea-horizontal-align="justify" draw:textarea-vertical-align="middle" draw:auto-grow-height="false" fo:min-height="1.274cm" fo:min-width="1.278cm"/>
    </style:style>
    <style:style style:name="gr351" style:family="graphic" style:parent-style-name="Default_5f_15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2" style:family="graphic" style:parent-style-name="Default_5f_7_5f_2_5f_1_5f_1_5f_1_5f_1_5f_1_5f_1_5f_1_5f_1_5f_1_5f_1_5f_1_5f_1">
      <style:graphic-properties svg:stroke-color="#1c3687" draw:fill-color="#eeeeee" draw:textarea-horizontal-align="justify" draw:textarea-vertical-align="middle" draw:auto-grow-height="false" fo:min-height="10.164cm" fo:min-width="17.788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auto-grow-height="true" fo:min-height="3.50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63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745cm"/>
    </style:style>
    <style:style style:name="ro2" style:family="table-row">
      <style:table-row-properties style:row-height="1.903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eeeeee"/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text-properties fo:font-size="20pt" fo:font-weight="bold"/>
    </style:style>
    <style:style style:name="P14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P15" style:family="paragraph">
      <style:text-properties fo:font-size="18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start" fo:text-indent="0cm"/>
      <style:text-properties style:font-name="Liberation Sans" fo:font-size="18pt" style:letter-kerning="true" style:font-size-asian="18pt" style:font-name-complex="FreeSans" style:font-size-complex="18pt"/>
    </style:style>
    <style:style style:name="P18" style:family="paragraph">
      <loext:graphic-properties draw:fill-color="#eeeeee"/>
      <style:paragraph-properties fo:margin-left="0cm" fo:margin-right="0cm" fo:text-align="start" fo:text-indent="0cm"/>
      <style:text-properties style:font-name="Liberation Sans" fo:font-size="18pt" style:letter-kerning="true" style:font-size-asian="18pt" style:font-name-complex="FreeSans" style:font-size-complex="18pt"/>
    </style:style>
    <style:style style:name="P19" style:family="paragraph">
      <style:paragraph-properties fo:margin-left="0cm" fo:margin-right="0cm" fo:text-align="center" fo:text-indent="0cm"/>
      <style:text-properties style:font-name="Liberation Sans" fo:font-size="18pt" style:letter-kerning="true" style:font-size-asian="18pt" style:font-name-complex="FreeSans" style:font-size-complex="18pt"/>
    </style:style>
    <style:style style:name="P20" style:family="paragraph">
      <loext:graphic-properties draw:fill-color="#eeeeee"/>
      <style:paragraph-properties fo:margin-left="0cm" fo:margin-right="0cm" fo:text-align="center" fo:text-indent="0cm"/>
      <style:text-properties style:font-name="Liberation Sans" fo:font-size="18pt" style:letter-kerning="true" style:font-size-asian="18pt" style:font-name-complex="FreeSans" style:font-size-complex="18pt"/>
    </style:style>
    <style:style style:name="P21" style:family="paragraph">
      <style:text-properties fo:font-size="32pt" style:font-size-asian="24pt" style:font-size-complex="24pt"/>
    </style:style>
    <style:style style:name="P22" style:family="paragraph">
      <style:text-properties fo:font-size="96pt" style:font-size-asian="96pt" style:font-size-complex="96pt"/>
    </style:style>
    <style:style style:name="P23" style:family="paragraph">
      <loext:graphic-properties draw:fill="none" draw:fill-color="#ffffff"/>
      <style:text-properties fo:font-size="96pt" style:font-size-asian="96pt" style:font-size-complex="96pt"/>
    </style:style>
    <style:style style:name="P24" style:family="paragraph">
      <loext:graphic-properties draw:fill-color="#59c5c7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-color="#00a65d"/>
      <style:paragraph-properties fo:text-align="center"/>
    </style:style>
    <style:style style:name="P28" style:family="paragraph">
      <style:paragraph-properties fo:text-align="start"/>
      <style:text-properties fo:font-size="18pt"/>
    </style:style>
    <style:style style:name="P29" style:family="paragraph">
      <loext:graphic-properties draw:fill-color="#eeeeee"/>
      <style:paragraph-properties fo:text-align="start"/>
      <style:text-properties fo:font-size="18pt"/>
    </style:style>
    <style:style style:name="P30" style:family="paragraph">
      <style:paragraph-properties fo:text-align="center"/>
      <style:text-properties fo:font-size="32pt"/>
    </style:style>
    <style:style style:name="P31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32" style:family="paragraph">
      <loext:graphic-properties draw:fill-color="#00a65d"/>
      <style:paragraph-properties fo:text-align="center"/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8000"/>
    </style:style>
    <style:style style:name="T3" style:family="text">
      <style:text-properties fo:color="#000000"/>
    </style:style>
    <style:style style:name="T4" style:family="text">
      <style:text-properties fo:color="#666666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ce181e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8pt" style:letter-kerning="true" style:font-size-asian="18pt" style:font-name-complex="FreeSans" style:font-size-complex="18pt"/>
    </style:style>
    <style:style style:name="T11" style:family="text">
      <style:text-properties fo:font-size="32pt" style:font-size-asian="24pt" style:font-size-complex="24pt"/>
    </style:style>
    <style:style style:name="T12" style:family="text">
      <style:text-properties fo:font-size="140.600006103516pt" style:font-size-asian="140.600006103516pt" style:font-size-complex="140.600006103516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0000ff"/>
    </style:style>
    <style:style style:name="T15" style:family="text">
      <style:text-properties fo:color="#b00040"/>
    </style:style>
    <style:style style:name="T16" style:family="text">
      <style:text-properties fo:color="#a3238e"/>
    </style:style>
    <style:style style:name="T17" style:family="text">
      <style:text-properties fo:color="#19177c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use-window-font-color="true" style:font-name="Liberation Sans" fo:font-size="18pt" style:letter-kerning="true" style:font-name-asian="DejaVu Sans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.304cm" svg:height="3.723cm" svg:x="4.348cm" svg:y="8.339cm">
          <draw:text-box>
            <text:p text:style-name="P1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e</text:span><text:span text:style-name="T1">r</text:span><text:span text:style-name="T1">p</text:span><text:span text:style-name="T1">a</text:span><text:span text:style-name="T1">r</text:span><text:span text:style-name="T1">a</text:span><text:span text:style-name="T1">di</text:span><text:span text:style-name="T1">g</text:span><text:span text:style-name="T1">m</text:span><text:span text:style-name="T1">e</text:span><text:span text:style-name="T1">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layer="layout" svg:width="25.199cm" svg:height="3.505cm" svg:x="1.4cm" svg:y="0.837cm" presentation:class="title">
          <draw:text-box>
            <text:p>PropaScript</text:p>
          </draw:text-box>
        </draw:frame>
        <draw:g>
          <draw:custom-shape draw:style-name="gr3" draw:text-style-name="P5" draw:layer="layout" svg:width="6.096cm" svg:height="2.794cm" svg:x="2.286cm" svg:y="9.367cm">
            <text:p text:style-name="P4"><text:span text:style-name="T2">print</text:span><text:span text:style-name="T3"> </text:span><text:span text:style-name="T4">1</text:span></text:p>
            <text:p text:style-name="P4"><text:span text:style-name="T2">print</text:span><text:span text:style-name="T3"> </text:span><text:span text:style-name="T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7" draw:layer="layout" svg:width="6.096cm" svg:height="0.839cm" svg:x="2.286cm" svg:y="12.214cm">
            <draw:text-box>
              <text:p text:style-name="P6"><text:span text:style-name="T5">Statements &amp; Ausgabe</text:span></text:p>
            </draw:text-box>
          </draw:frame>
        </draw:g>
        <draw:g>
          <draw:custom-shape draw:style-name="gr3" draw:text-style-name="P5" draw:layer="layout" svg:width="6.096cm" svg:height="2.794cm" svg:x="2.286cm" svg:y="13.938cm">
            <text:p text:style-name="P4"><text:span text:style-name="T2">print</text:span><text:span text:style-name="T3"> b </text:span><text:span text:style-name="T4">*</text:span><text:span text:style-name="T3"> (</text:span><text:span text:style-name="T4">7</text:span><text:span text:style-name="T3"> </text:span><text:span text:style-name="T4">-</text:span><text:span text:style-name="T3"> </text:span><text:span text:style-name="T4">2</text:span><text:span text:style-name="T3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7" draw:layer="layout" svg:width="6.096cm" svg:height="1.427cm" svg:x="2.286cm" svg:y="16.83cm">
            <draw:text-box>
              <text:p text:style-name="P6"><text:span text:style-name="T5">Multiplikation &amp; Subtraktion</text:span></text:p>
            </draw:text-box>
          </draw:frame>
        </draw:g>
        <draw:g>
          <draw:custom-shape draw:style-name="gr3" draw:text-style-name="P5" draw:layer="layout" svg:width="6.096cm" svg:height="2.794cm" svg:x="10.668cm" svg:y="9.367cm">
            <text:p text:style-name="P4"><text:span text:style-name="T2">while</text:span><text:span text:style-name="T3"> (</text:span><text:span text:style-name="T4">1</text:span><text:span text:style-name="T3">) {</text:span></text:p>
            <text:p text:style-name="P4"><text:span text:style-name="T3"><text:s text:c="4"/></text:span><text:span text:style-name="T2">print</text:span><text:span text:style-name="T3"> </text:span><text:span text:style-name="T4">2</text:span></text:p>
            <text:p text:style-name="P4"><text:span text:style-name="T3">}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7" draw:layer="layout" svg:width="6.096cm" svg:height="0.839cm" svg:x="10.668cm" svg:y="12.269cm">
            <draw:text-box>
              <text:p text:style-name="P6"><text:span text:style-name="T5">Schleifen</text:span></text:p>
            </draw:text-box>
          </draw:frame>
        </draw:g>
        <draw:frame draw:style-name="gr4" draw:text-style-name="P7" draw:layer="layout" svg:width="6.096cm" svg:height="0.839cm" svg:x="19.458cm" svg:y="12.343cm">
          <draw:text-box>
            <text:p text:style-name="P6"><text:span text:style-name="T5">Turingvollständig :D</text:span></text:p>
          </draw:text-box>
        </draw:frame>
        <draw:g>
          <draw:custom-shape draw:style-name="gr3" draw:text-style-name="P5" draw:layer="layout" svg:width="6.096cm" svg:height="2.794cm" svg:x="2.286cm" svg:y="4.826cm">
            <text:p text:style-name="P4"><text:span text:style-name="T3">a </text:span><text:span text:style-name="T4">=</text:span><text:span text:style-name="T3"> </text:span><text:span text:style-name="T4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7" draw:layer="layout" svg:width="6.096cm" svg:height="0.839cm" svg:x="2.286cm" svg:y="7.728cm">
            <draw:text-box>
              <text:p text:style-name="P6"><text:span text:style-name="T5">Variablen &amp; Zuweisung</text:span></text:p>
            </draw:text-box>
          </draw:frame>
        </draw:g>
        <draw:custom-shape draw:style-name="gr3" draw:text-style-name="P5" draw:layer="layout" svg:width="6.096cm" svg:height="2.794cm" svg:x="10.668cm" svg:y="4.826cm">
          <text:p text:style-name="P4"><text:span text:style-name="T3">a = b =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6.096cm" svg:height="0.839cm" svg:x="10.668cm" svg:y="4.826cm">
          <draw:text-box>
            <text:p text:style-name="P6"><text:span text:style-name="T5">Kettenzuweisung</text:span></text:p>
          </draw:text-box>
        </draw:frame>
        <draw:custom-shape draw:style-name="gr5" draw:text-style-name="P5" draw:layer="layout" svg:width="6.096cm" svg:height="7.351cm" svg:x="19.458cm" svg:y="4.826cm">
          <text:p text:style-name="P4"><text:span text:style-name="T3">i </text:span><text:span text:style-name="T4">=</text:span><text:span text:style-name="T3"> </text:span><text:span text:style-name="T4">1</text:span></text:p>
          <text:p text:style-name="P4"><text:span text:style-name="T2">while</text:span><text:span text:style-name="T3"> (i </text:span><text:span text:style-name="T4">-</text:span><text:span text:style-name="T3"> </text:span><text:span text:style-name="T4">10</text:span><text:span text:style-name="T3">) {</text:span></text:p>
          <text:p text:style-name="P4"><text:span text:style-name="T3"><text:s text:c="2"/></text:span><text:span text:style-name="T2">print</text:span><text:span text:style-name="T3"> i </text:span><text:span text:style-name="T4">*</text:span><text:span text:style-name="T3"> i </text:span><text:span text:style-name="T4">*</text:span><text:span text:style-name="T3"> i</text:span></text:p>
          <text:p text:style-name="P4"><text:span text:style-name="T3"><text:s text:c="2"/></text:span><text:span text:style-name="T3">i </text:span><text:span text:style-name="T4">=</text:span><text:span text:style-name="T3"> i </text:span><text:span text:style-name="T4">-</text:span><text:span text:style-name="T3"> (</text:span><text:span text:style-name="T4">0</text:span><text:span text:style-name="T3"> </text:span><text:span text:style-name="T4">-</text:span><text:span text:style-name="T3"> </text:span><text:span text:style-name="T4">1</text:span><text:span text:style-name="T3">)</text:span></text:p>
          <text:p text:style-name="P4"><text:span text:style-name="T3">}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5" draw:layer="layout" svg:width="6.096cm" svg:height="2.794cm" svg:x="10.668cm" svg:y="4.826cm">
            <text:p text:style-name="P4"><text:span text:style-name="T3">a = b = 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7" draw:layer="layout" svg:width="6.096cm" svg:height="0.839cm" svg:x="10.668cm" svg:y="7.728cm">
            <draw:text-box>
              <text:p text:style-name="P6"><text:span text:style-name="T5">Kettenzuweisung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Compiler Pipeline</text:p>
          </draw:text-box>
        </draw:frame>
        <draw:custom-shape draw:style-name="gr6" draw:text-style-name="P9" draw:layer="layout" svg:width="4.38cm" svg:height="2.54cm" svg:x="4.764cm" svg:y="5.588cm">
          <text:p text:style-name="P9">Lexer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8cm" svg:height="2.54cm" svg:x="11.914cm" svg:y="5.588cm">
          <text:p text:style-name="P9">Parser</text:p>
          <draw:enhanced-geometry svg:viewBox="0 0 21600 21600" draw:type="rectangle" draw:enhanced-path="M 0 0 L 21600 0 21600 21600 0 21600 0 0 Z N"/>
        </draw:custom-shape>
        <draw:custom-shape draw:style-name="gr8" draw:text-style-name="P9" xml:id="id1" draw:id="id1" draw:layer="layout" svg:width="5.334cm" svg:height="2.54cm" svg:x="18.026cm" svg:y="5.588cm">
          <text:p text:style-name="P9">Semantische</text:p>
          <text:p text:style-name="P9">Analyse</text:p>
          <draw:enhanced-geometry svg:viewBox="0 0 21600 21600" draw:type="rectangle" draw:enhanced-path="M 0 0 L 21600 0 21600 21600 0 21600 0 0 Z N"/>
        </draw:custom-shape>
        <draw:custom-shape draw:style-name="gr9" draw:text-style-name="P9" xml:id="id3" draw:id="id3" draw:layer="layout" svg:width="8.636cm" svg:height="2.54cm" svg:x="4.802cm" svg:y="9.96cm">
          <text:p text:style-name="P9">Analyse &amp; Optimierung</text:p>
          <draw:enhanced-geometry svg:viewBox="0 0 21600 21600" draw:type="rectangle" draw:enhanced-path="M 0 0 L 21600 0 21600 21600 0 21600 0 0 Z N"/>
        </draw:custom-shape>
        <draw:custom-shape draw:style-name="gr10" draw:text-style-name="P9" xml:id="id2" draw:id="id2" draw:layer="layout" svg:width="7.366cm" svg:height="2.54cm" svg:x="15.994cm" svg:y="9.96cm">
          <text:p text:style-name="P9">Transformation</text:p>
          <draw:enhanced-geometry svg:viewBox="0 0 21600 21600" draw:type="rectangle" draw:enhanced-path="M 0 0 L 21600 0 21600 21600 0 21600 0 0 Z N"/>
        </draw:custom-shape>
        <draw:custom-shape draw:style-name="gr11" draw:text-style-name="P9" xml:id="id4" draw:id="id4" draw:layer="layout" svg:width="5.588cm" svg:height="2.54cm" svg:x="4.802cm" svg:y="14.224cm">
          <text:p text:style-name="P9">Befehlsauswahl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588cm" svg:height="2.54cm" svg:x="11.406cm" svg:y="14.224cm">
          <text:p text:style-name="P9">Befehlsanordung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588cm" svg:height="2.54cm" svg:x="17.756cm" svg:y="14.224cm">
          <text:p text:style-name="P9">Registerallokation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23.344cm" svg:y1="15.494cm" svg:x2="26.33cm" svg:y2="15.494cm">
          <text:p/>
        </draw:line>
        <draw:line draw:style-name="gr12" draw:text-style-name="P10" draw:layer="layout" svg:x1="9.144cm" svg:y1="6.858cm" svg:x2="11.914cm" svg:y2="6.858cm">
          <text:p/>
        </draw:line>
        <draw:line draw:style-name="gr12" draw:text-style-name="P10" draw:layer="layout" svg:x1="15.494cm" svg:y1="6.858cm" svg:x2="18.048cm" svg:y2="6.858cm">
          <text:p/>
        </draw:line>
        <draw:line draw:style-name="gr12" draw:text-style-name="P10" draw:layer="layout" svg:x1="15.964cm" svg:y1="11.176cm" svg:x2="13.438cm" svg:y2="11.176cm">
          <text:p/>
        </draw:line>
        <draw:line draw:style-name="gr12" draw:text-style-name="P10" draw:layer="layout" svg:x1="10.39cm" svg:y1="15.494cm" svg:x2="11.406cm" svg:y2="15.494cm">
          <text:p/>
        </draw:line>
        <draw:line draw:style-name="gr12" draw:text-style-name="P10" draw:layer="layout" svg:x1="17.018cm" svg:y1="15.494cm" svg:x2="17.756cm" svg:y2="15.494cm">
          <text:p/>
        </draw:line>
        <draw:connector draw:style-name="gr13" draw:text-style-name="P10" draw:layer="layout" draw:line-skew="0.523cm" svg:x1="23.36cm" svg:y1="6.858cm" svg:x2="23.36cm" svg:y2="11.23cm" draw:start-shape="id1" draw:start-glue-point="1" draw:end-shape="id2" svg:d="M23360 6858h1024v4372h-1024" svg:viewBox="0 0 1025 4373">
          <text:p/>
        </draw:connector>
        <draw:connector draw:style-name="gr13" draw:text-style-name="P10" draw:layer="layout" draw:line-skew="-0.491cm" svg:x1="4.802cm" svg:y1="11.23cm" svg:x2="4.802cm" svg:y2="15.494cm" draw:start-shape="id3" draw:start-glue-point="3" draw:end-shape="id4" svg:d="M4802 11230h-992v4264h992" svg:viewBox="0 0 993 4265">
          <text:p/>
        </draw:connector>
        <draw:line draw:style-name="gr12" draw:text-style-name="P10" draw:layer="layout" svg:x1="1.778cm" svg:y1="6.858cm" svg:x2="4.764cm" svg:y2="6.858cm">
          <text:p/>
        </draw:line>
        <draw:frame draw:style-name="gr14" draw:text-style-name="P12" draw:layer="layout" svg:width="14.732cm" svg:height="1.673cm" svg:x="12.954cm" svg:y="19.304cm">
          <draw:text-box>
            <text:p text:style-name="P11">Straight aus der Compilerbau Vorlesung geklaut</text:p>
          </draw:text-box>
        </draw:frame>
        <draw:frame draw:style-name="gr14" draw:text-style-name="P14" draw:layer="layout" svg:width="4.064cm" svg:height="1.673cm" svg:x="0.516cm" svg:y="5.788cm">
          <draw:text-box>
            <text:p text:style-name="P13"><text:span text:style-name="T6">Quellcode</text:span></text:p>
          </draw:text-box>
        </draw:frame>
        <draw:frame draw:style-name="gr14" draw:text-style-name="P12" draw:layer="layout" svg:width="2.794cm" svg:height="1.673cm" svg:x="8.99cm" svg:y="5.842cm">
          <draw:text-box>
            <text:p text:style-name="P11">Tokens</text:p>
          </draw:text-box>
        </draw:frame>
        <draw:frame draw:style-name="gr14" draw:text-style-name="P12" draw:layer="layout" svg:width="2.794cm" svg:height="1.673cm" svg:x="15.494cm" svg:y="5.847cm">
          <draw:text-box>
            <text:p text:style-name="P11">AST</text:p>
          </draw:text-box>
        </draw:frame>
        <draw:frame draw:style-name="gr14" draw:text-style-name="P12" draw:layer="layout" svg:width="3.302cm" svg:height="1.673cm" svg:x="24.33cm" svg:y="8.56cm">
          <draw:text-box>
            <text:p text:style-name="P11">attr. AST</text:p>
          </draw:text-box>
        </draw:frame>
        <draw:frame draw:style-name="gr14" draw:text-style-name="P12" draw:layer="layout" svg:width="3.58cm" svg:height="1.673cm" svg:x="13.338cm" svg:y="8.741cm">
          <draw:text-box>
            <text:p text:style-name="P11">Zwischen-sprache</text:p>
          </draw:text-box>
        </draw:frame>
        <draw:frame draw:style-name="gr14" draw:text-style-name="P16" draw:layer="layout" svg:width="3.834cm" svg:height="1.673cm" svg:x="23.598cm" svg:y="14.321cm">
          <draw:text-box>
            <text:p text:style-name="P15">ASM Code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Grammatik</text:p>
          </draw:text-box>
        </draw:frame>
        <draw:custom-shape draw:style-name="gr15" draw:text-style-name="P18" draw:layer="layout" svg:width="22.098cm" svg:height="14.224cm" svg:x="2.794cm" svg:y="5.334cm">
          <text:p text:style-name="P17">Program<text:tab/><text:tab/>→<text:tab/>Statements <text:span text:style-name="T7">eof</text:span></text:p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><text:span text:style-name="T7"/></text:p>
          <text:p text:style-name="P17"><text:span text:style-name="T7"/></text:p>
          <text:p text:style-name="P17"><text:span text:style-name="T7"/></text:p>
          <text:p text:style-name="P17"><text:span text:style-name="T7"/></text:p>
          <text:p text:style-name="P17"><text:span text:style-name="T7"/></text:p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016cm" svg:height="1.016cm" svg:x="7.134cm" svg:y="4.064cm">
          <text:p text:style-name="P19">(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.016cm" svg:height="1.016cm" svg:x="8.434cm" svg:y="4.064cm">
          <text:p text:style-name="P19">)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1.016cm" svg:height="1.016cm" svg:x="9.734cm" svg:y="4.064cm">
          <text:p text:style-name="P19">{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016cm" svg:height="1.016cm" svg:x="11.034cm" svg:y="4.064cm">
          <text:p text:style-name="P19">}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2.674cm" svg:height="1.016cm" svg:x="15.934cm" svg:y="4.064cm">
          <text:p text:style-name="P19">Number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.016cm" svg:height="1.016cm" svg:x="12.334cm" svg:y="4.064cm">
          <text:p text:style-name="P19">=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0.734cm" svg:height="1.016cm" svg:x="13.716cm" svg:y="4.064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0.918cm" svg:height="1.016cm" svg:x="14.732cm" svg:y="4.064cm">
          <text:p text:style-name="P19">-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.986cm" svg:height="1.016cm" svg:x="18.834cm" svg:y="4.064cm">
          <text:p text:style-name="P19">Identifier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.308cm" svg:height="1.016cm" svg:x="22.036cm" svg:y="4.064cm">
          <text:p text:style-name="P19">eos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.276cm" svg:height="1.016cm" svg:x="23.6cm" svg:y="4.064cm">
          <text:p text:style-name="P19">eof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.746cm" svg:height="1.016cm" svg:x="5.08cm" svg:y="4.064cm">
          <text:p text:style-name="P19">print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Grammatik</text:p>
          </draw:text-box>
        </draw:frame>
        <draw:custom-shape draw:style-name="gr30" draw:text-style-name="P18" draw:layer="layout" svg:width="22.098cm" svg:height="14.224cm" svg:x="2.794cm" svg:y="5.334cm">
          <text:p text:style-name="P17">Program<text:tab/><text:tab/>→<text:tab/>Statements <text:span text:style-name="T7">eof</text:span></text:p>
          <text:p text:style-name="P17"/>
          <text:p text:style-name="P17">Statements<text:tab/>→<text:tab/>Statement <text:span text:style-name="T7">eos</text:span> Statements | ε</text:p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><text:span text:style-name="T7"/></text:p>
          <text:p text:style-name="P17"><text:span text:style-name="T7"/></text:p>
          <text:p text:style-name="P17"><text:span text:style-name="T7"/></text:p>
          <text:p text:style-name="P17"><text:span text:style-name="T7"/></text:p>
          <text:p text:style-name="P17"><text:span text:style-name="T7"/></text:p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1.016cm" svg:height="1.016cm" svg:x="7.134cm" svg:y="4.064cm">
          <text:p text:style-name="P19">(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1.016cm" svg:height="1.016cm" svg:x="8.434cm" svg:y="4.064cm">
          <text:p text:style-name="P19">)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1.016cm" svg:height="1.016cm" svg:x="9.734cm" svg:y="4.064cm">
          <text:p text:style-name="P19">{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.016cm" svg:height="1.016cm" svg:x="11.034cm" svg:y="4.064cm">
          <text:p text:style-name="P19">}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2.674cm" svg:height="1.016cm" svg:x="15.934cm" svg:y="4.064cm">
          <text:p text:style-name="P19">Number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016cm" svg:height="1.016cm" svg:x="12.334cm" svg:y="4.064cm">
          <text:p text:style-name="P19">=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734cm" svg:height="1.016cm" svg:x="13.716cm" svg:y="4.064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0.918cm" svg:height="1.016cm" svg:x="14.732cm" svg:y="4.064cm">
          <text:p text:style-name="P19">-</text:p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2.986cm" svg:height="1.016cm" svg:x="18.834cm" svg:y="4.064cm">
          <text:p text:style-name="P19">Identifier</text:p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1.308cm" svg:height="1.016cm" svg:x="22.036cm" svg:y="4.064cm">
          <text:p text:style-name="P19">eos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1.276cm" svg:height="1.016cm" svg:x="23.6cm" svg:y="4.064cm">
          <text:p text:style-name="P19">eof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1.746cm" svg:height="1.016cm" svg:x="5.08cm" svg:y="4.064cm">
          <text:p text:style-name="P19">print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Grammatik</text:p>
          </draw:text-box>
        </draw:frame>
        <draw:custom-shape draw:style-name="gr45" draw:text-style-name="P18" draw:layer="layout" svg:width="22.098cm" svg:height="14.224cm" svg:x="2.794cm" svg:y="5.334cm">
          <text:p text:style-name="P17">Program<text:tab/><text:tab/>→<text:tab/>Statements <text:span text:style-name="T7">eof</text:span></text:p>
          <text:p text:style-name="P17"/>
          <text:p text:style-name="P17">Statements<text:tab/>→<text:tab/>Statement <text:span text:style-name="T7">eos</text:span> Statements | ε</text:p>
          <text:p text:style-name="P17"/>
          <text:p text:style-name="P17">Statement<text:tab/>→<text:tab/><text:span text:style-name="T7">while</text:span> Expr <text:span text:style-name="T7">{</text:span> Statements <text:span text:style-name="T7">}</text:span></text:p>
          <text:p text:style-name="P17"><text:s text:c="13"/><text:tab/><text:tab/><text:tab/>| <text:s/>Expr</text:p>
          <text:p text:style-name="P17"><text:s text:c="13"/><text:tab/><text:tab/><text:tab/>| <text:s/><text:span text:style-name="T7">print</text:span> Expr</text:p>
          <text:p text:style-name="P17"/>
          <text:p text:style-name="P17"/>
          <text:p text:style-name="P17"/>
          <text:p text:style-name="P17"><text:span text:style-name="T7"/></text:p>
          <text:p text:style-name="P17"><text:span text:style-name="T7"/></text:p>
          <text:p text:style-name="P17"><text:span text:style-name="T7"/></text:p>
          <text:p text:style-name="P17"><text:span text:style-name="T7"/></text:p>
          <text:p text:style-name="P17"><text:span text:style-name="T7"/></text:p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47" draw:text-style-name="P20" draw:layer="layout" svg:width="1.016cm" svg:height="1.016cm" svg:x="7.134cm" svg:y="4.064cm">
          <text:p text:style-name="P19">(</text:p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1.016cm" svg:height="1.016cm" svg:x="8.434cm" svg:y="4.064cm">
          <text:p text:style-name="P19">)</text:p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1.016cm" svg:height="1.016cm" svg:x="9.734cm" svg:y="4.064cm">
          <text:p text:style-name="P19">{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016cm" svg:height="1.016cm" svg:x="11.034cm" svg:y="4.064cm">
          <text:p text:style-name="P19">}</text:p>
          <draw:enhanced-geometry svg:viewBox="0 0 21600 21600" draw:type="rectangle" draw:enhanced-path="M 0 0 L 21600 0 21600 21600 0 21600 0 0 Z N"/>
        </draw:custom-shape>
        <draw:custom-shape draw:style-name="gr51" draw:text-style-name="P20" draw:layer="layout" svg:width="2.674cm" svg:height="1.016cm" svg:x="15.934cm" svg:y="4.064cm">
          <text:p text:style-name="P19">Number</text:p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1.016cm" svg:height="1.016cm" svg:x="12.334cm" svg:y="4.064cm">
          <text:p text:style-name="P19">=</text:p>
          <draw:enhanced-geometry svg:viewBox="0 0 21600 21600" draw:type="rectangle" draw:enhanced-path="M 0 0 L 21600 0 21600 21600 0 21600 0 0 Z N"/>
        </draw:custom-shape>
        <draw:custom-shape draw:style-name="gr53" draw:text-style-name="P20" draw:layer="layout" svg:width="0.734cm" svg:height="1.016cm" svg:x="13.716cm" svg:y="4.064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918cm" svg:height="1.016cm" svg:x="14.732cm" svg:y="4.064cm">
          <text:p text:style-name="P19">-</text:p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2.986cm" svg:height="1.016cm" svg:x="18.834cm" svg:y="4.064cm">
          <text:p text:style-name="P19">Identifier</text:p>
          <draw:enhanced-geometry svg:viewBox="0 0 21600 21600" draw:type="rectangle" draw:enhanced-path="M 0 0 L 21600 0 21600 21600 0 21600 0 0 Z N"/>
        </draw:custom-shape>
        <draw:custom-shape draw:style-name="gr56" draw:text-style-name="P20" draw:layer="layout" svg:width="1.308cm" svg:height="1.016cm" svg:x="22.036cm" svg:y="4.064cm">
          <text:p text:style-name="P19">eos</text:p>
          <draw:enhanced-geometry svg:viewBox="0 0 21600 21600" draw:type="rectangle" draw:enhanced-path="M 0 0 L 21600 0 21600 21600 0 21600 0 0 Z N"/>
        </draw:custom-shape>
        <draw:custom-shape draw:style-name="gr57" draw:text-style-name="P20" draw:layer="layout" svg:width="1.276cm" svg:height="1.016cm" svg:x="23.6cm" svg:y="4.064cm">
          <text:p text:style-name="P19">eof</text:p>
          <draw:enhanced-geometry svg:viewBox="0 0 21600 21600" draw:type="rectangle" draw:enhanced-path="M 0 0 L 21600 0 21600 21600 0 21600 0 0 Z N"/>
        </draw:custom-shape>
        <draw:custom-shape draw:style-name="gr58" draw:text-style-name="P20" draw:layer="layout" svg:width="1.746cm" svg:height="1.016cm" svg:x="5.08cm" svg:y="4.064cm">
          <text:p text:style-name="P19">print</text:p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Grammatik</text:p>
          </draw:text-box>
        </draw:frame>
        <draw:custom-shape draw:style-name="gr60" draw:text-style-name="P18" draw:layer="layout" svg:width="22.098cm" svg:height="14.224cm" svg:x="2.794cm" svg:y="5.334cm">
          <text:p text:style-name="P17">Program<text:tab/><text:tab/>→<text:tab/>Statements <text:span text:style-name="T7">eof</text:span></text:p>
          <text:p text:style-name="P17"/>
          <text:p text:style-name="P17">Statements<text:tab/>→<text:tab/>Statement <text:span text:style-name="T7">eos</text:span> Statements | ε</text:p>
          <text:p text:style-name="P17"/>
          <text:p text:style-name="P17">Statement<text:tab/>→<text:tab/><text:span text:style-name="T7">while</text:span> Expr <text:span text:style-name="T7">{</text:span> Statements <text:span text:style-name="T7">}</text:span></text:p>
          <text:p text:style-name="P17"><text:s text:c="13"/><text:tab/><text:tab/><text:tab/>| <text:s/>Expr</text:p>
          <text:p text:style-name="P17"><text:s text:c="13"/><text:tab/><text:tab/><text:tab/>| <text:s/><text:span text:style-name="T7">print</text:span> Expr</text:p>
          <text:p text:style-name="P17"/>
          <text:p text:style-name="P17">Expr<text:tab/><text:tab/>→<text:tab/>Value | Value Op Expr</text:p>
          <text:p text:style-name="P17"/>
          <text:p text:style-name="P17">Op<text:tab/><text:tab/><text:tab/>→<text:tab/><text:span text:style-name="T7">=</text:span> | <text:span text:style-name="T7">* </text:span>| <text:span text:style-name="T7">-</text:span></text:p>
          <text:p text:style-name="P17"><text:span text:style-name="T7"/></text:p>
          <text:p text:style-name="P17"><text:span text:style-name="T7"/></text:p>
          <text:p text:style-name="P17"><text:span text:style-name="T7"/></text:p>
          <text:p text:style-name="P17"><text:span text:style-name="T7"/></text:p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custom-shape draw:style-name="gr61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016cm" svg:height="1.016cm" svg:x="7.134cm" svg:y="4.064cm">
          <text:p text:style-name="P19">(</text:p>
          <draw:enhanced-geometry svg:viewBox="0 0 21600 21600" draw:type="rectangle" draw:enhanced-path="M 0 0 L 21600 0 21600 21600 0 21600 0 0 Z N"/>
        </draw:custom-shape>
        <draw:custom-shape draw:style-name="gr63" draw:text-style-name="P20" draw:layer="layout" svg:width="1.016cm" svg:height="1.016cm" svg:x="8.434cm" svg:y="4.064cm">
          <text:p text:style-name="P19">)</text:p>
          <draw:enhanced-geometry svg:viewBox="0 0 21600 21600" draw:type="rectangle" draw:enhanced-path="M 0 0 L 21600 0 21600 21600 0 21600 0 0 Z N"/>
        </draw:custom-shape>
        <draw:custom-shape draw:style-name="gr64" draw:text-style-name="P20" draw:layer="layout" svg:width="1.016cm" svg:height="1.016cm" svg:x="9.734cm" svg:y="4.064cm">
          <text:p text:style-name="P19">{</text:p>
          <draw:enhanced-geometry svg:viewBox="0 0 21600 21600" draw:type="rectangle" draw:enhanced-path="M 0 0 L 21600 0 21600 21600 0 21600 0 0 Z N"/>
        </draw:custom-shape>
        <draw:custom-shape draw:style-name="gr65" draw:text-style-name="P20" draw:layer="layout" svg:width="1.016cm" svg:height="1.016cm" svg:x="11.034cm" svg:y="4.064cm">
          <text:p text:style-name="P19">}</text:p>
          <draw:enhanced-geometry svg:viewBox="0 0 21600 21600" draw:type="rectangle" draw:enhanced-path="M 0 0 L 21600 0 21600 21600 0 21600 0 0 Z N"/>
        </draw:custom-shape>
        <draw:custom-shape draw:style-name="gr66" draw:text-style-name="P20" draw:layer="layout" svg:width="2.674cm" svg:height="1.016cm" svg:x="15.934cm" svg:y="4.064cm">
          <text:p text:style-name="P19">Number</text:p>
          <draw:enhanced-geometry svg:viewBox="0 0 21600 21600" draw:type="rectangle" draw:enhanced-path="M 0 0 L 21600 0 21600 21600 0 21600 0 0 Z N"/>
        </draw:custom-shape>
        <draw:custom-shape draw:style-name="gr67" draw:text-style-name="P20" draw:layer="layout" svg:width="1.016cm" svg:height="1.016cm" svg:x="12.334cm" svg:y="4.064cm">
          <text:p text:style-name="P19">=</text:p>
          <draw:enhanced-geometry svg:viewBox="0 0 21600 21600" draw:type="rectangle" draw:enhanced-path="M 0 0 L 21600 0 21600 21600 0 21600 0 0 Z N"/>
        </draw:custom-shape>
        <draw:custom-shape draw:style-name="gr68" draw:text-style-name="P20" draw:layer="layout" svg:width="0.734cm" svg:height="1.016cm" svg:x="13.716cm" svg:y="4.064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69" draw:text-style-name="P20" draw:layer="layout" svg:width="0.918cm" svg:height="1.016cm" svg:x="14.732cm" svg:y="4.064cm">
          <text:p text:style-name="P19">-</text:p>
          <draw:enhanced-geometry svg:viewBox="0 0 21600 21600" draw:type="rectangle" draw:enhanced-path="M 0 0 L 21600 0 21600 21600 0 21600 0 0 Z N"/>
        </draw:custom-shape>
        <draw:custom-shape draw:style-name="gr70" draw:text-style-name="P20" draw:layer="layout" svg:width="2.986cm" svg:height="1.016cm" svg:x="18.834cm" svg:y="4.064cm">
          <text:p text:style-name="P19">Identifier</text:p>
          <draw:enhanced-geometry svg:viewBox="0 0 21600 21600" draw:type="rectangle" draw:enhanced-path="M 0 0 L 21600 0 21600 21600 0 21600 0 0 Z N"/>
        </draw:custom-shape>
        <draw:custom-shape draw:style-name="gr71" draw:text-style-name="P20" draw:layer="layout" svg:width="1.308cm" svg:height="1.016cm" svg:x="22.036cm" svg:y="4.064cm">
          <text:p text:style-name="P19">eos</text:p>
          <draw:enhanced-geometry svg:viewBox="0 0 21600 21600" draw:type="rectangle" draw:enhanced-path="M 0 0 L 21600 0 21600 21600 0 21600 0 0 Z N"/>
        </draw:custom-shape>
        <draw:custom-shape draw:style-name="gr72" draw:text-style-name="P20" draw:layer="layout" svg:width="1.276cm" svg:height="1.016cm" svg:x="23.6cm" svg:y="4.064cm">
          <text:p text:style-name="P19">eof</text:p>
          <draw:enhanced-geometry svg:viewBox="0 0 21600 21600" draw:type="rectangle" draw:enhanced-path="M 0 0 L 21600 0 21600 21600 0 21600 0 0 Z N"/>
        </draw:custom-shape>
        <draw:custom-shape draw:style-name="gr73" draw:text-style-name="P20" draw:layer="layout" svg:width="1.746cm" svg:height="1.016cm" svg:x="5.08cm" svg:y="4.064cm">
          <text:p text:style-name="P19">print</text:p>
          <draw:enhanced-geometry svg:viewBox="0 0 21600 21600" draw:type="rectangle" draw:enhanced-path="M 0 0 L 21600 0 21600 21600 0 21600 0 0 Z N"/>
        </draw:custom-shape>
        <draw:custom-shape draw:style-name="gr74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Grammatik</text:p>
          </draw:text-box>
        </draw:frame>
        <draw:custom-shape draw:style-name="gr75" draw:text-style-name="P18" draw:layer="layout" svg:width="22.098cm" svg:height="14.224cm" svg:x="2.794cm" svg:y="5.334cm">
          <text:p text:style-name="P17">Program<text:tab/><text:tab/>→<text:tab/>Statements <text:span text:style-name="T7">eof</text:span></text:p>
          <text:p text:style-name="P17"/>
          <text:p text:style-name="P17">Statements<text:tab/>→<text:tab/>Statement <text:span text:style-name="T7">eos</text:span> Statements | ε</text:p>
          <text:p text:style-name="P17"/>
          <text:p text:style-name="P17">Statement<text:tab/>→<text:tab/><text:span text:style-name="T7">while</text:span> Expr <text:span text:style-name="T7">{</text:span> Statements <text:span text:style-name="T7">}</text:span></text:p>
          <text:p text:style-name="P17"><text:s text:c="13"/><text:tab/><text:tab/><text:tab/>| <text:s/>Expr</text:p>
          <text:p text:style-name="P17"><text:s text:c="13"/><text:tab/><text:tab/><text:tab/>| <text:s/><text:span text:style-name="T7">print</text:span> Expr</text:p>
          <text:p text:style-name="P17"/>
          <text:p text:style-name="P17">Expr<text:tab/><text:tab/>→<text:tab/>Value | Value Op Expr</text:p>
          <text:p text:style-name="P17"/>
          <text:p text:style-name="P17">Op<text:tab/><text:tab/><text:tab/>→<text:tab/><text:span text:style-name="T7">=</text:span> | <text:span text:style-name="T7">* </text:span>| <text:span text:style-name="T7">-</text:span></text:p>
          <text:p text:style-name="P17"><text:span text:style-name="T7"/></text:p>
          <text:p text:style-name="P17"><text:span text:style-name="T7"/></text:p>
          <text:p text:style-name="P17"><text:span text:style-name="T7"/></text:p>
          <text:p text:style-name="P17"><text:span text:style-name="T7"/></text:p>
          <text:p text:style-name="P17"/>
          <text:p text:style-name="P17">Value <text:tab/><text:tab/>→<text:tab/><text:span text:style-name="T7">(</text:span> Expr <text:span text:style-name="T7">)</text:span> | <text:span text:style-name="T7">Identifier</text:span> | <text:span text:style-name="T7">Number</text:span></text:p>
          <draw:enhanced-geometry svg:viewBox="0 0 21600 21600" draw:type="rectangle" draw:enhanced-path="M 0 0 L 21600 0 21600 21600 0 21600 0 0 Z N"/>
        </draw:custom-shape>
        <draw:custom-shape draw:style-name="gr76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77" draw:text-style-name="P20" draw:layer="layout" svg:width="1.016cm" svg:height="1.016cm" svg:x="7.134cm" svg:y="4.064cm">
          <text:p text:style-name="P19">(</text:p>
          <draw:enhanced-geometry svg:viewBox="0 0 21600 21600" draw:type="rectangle" draw:enhanced-path="M 0 0 L 21600 0 21600 21600 0 21600 0 0 Z N"/>
        </draw:custom-shape>
        <draw:custom-shape draw:style-name="gr78" draw:text-style-name="P20" draw:layer="layout" svg:width="1.016cm" svg:height="1.016cm" svg:x="8.434cm" svg:y="4.064cm">
          <text:p text:style-name="P19">)</text:p>
          <draw:enhanced-geometry svg:viewBox="0 0 21600 21600" draw:type="rectangle" draw:enhanced-path="M 0 0 L 21600 0 21600 21600 0 21600 0 0 Z N"/>
        </draw:custom-shape>
        <draw:custom-shape draw:style-name="gr79" draw:text-style-name="P20" draw:layer="layout" svg:width="1.016cm" svg:height="1.016cm" svg:x="9.734cm" svg:y="4.064cm">
          <text:p text:style-name="P19">{</text:p>
          <draw:enhanced-geometry svg:viewBox="0 0 21600 21600" draw:type="rectangle" draw:enhanced-path="M 0 0 L 21600 0 21600 21600 0 21600 0 0 Z N"/>
        </draw:custom-shape>
        <draw:custom-shape draw:style-name="gr80" draw:text-style-name="P20" draw:layer="layout" svg:width="1.016cm" svg:height="1.016cm" svg:x="11.034cm" svg:y="4.064cm">
          <text:p text:style-name="P19">}</text:p>
          <draw:enhanced-geometry svg:viewBox="0 0 21600 21600" draw:type="rectangle" draw:enhanced-path="M 0 0 L 21600 0 21600 21600 0 21600 0 0 Z N"/>
        </draw:custom-shape>
        <draw:custom-shape draw:style-name="gr81" draw:text-style-name="P20" draw:layer="layout" svg:width="2.674cm" svg:height="1.016cm" svg:x="15.934cm" svg:y="4.064cm">
          <text:p text:style-name="P19">Number</text:p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1.016cm" svg:height="1.016cm" svg:x="12.334cm" svg:y="4.064cm">
          <text:p text:style-name="P19">=</text:p>
          <draw:enhanced-geometry svg:viewBox="0 0 21600 21600" draw:type="rectangle" draw:enhanced-path="M 0 0 L 21600 0 21600 21600 0 21600 0 0 Z N"/>
        </draw:custom-shape>
        <draw:custom-shape draw:style-name="gr83" draw:text-style-name="P20" draw:layer="layout" svg:width="0.734cm" svg:height="1.016cm" svg:x="13.716cm" svg:y="4.064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84" draw:text-style-name="P20" draw:layer="layout" svg:width="0.918cm" svg:height="1.016cm" svg:x="14.732cm" svg:y="4.064cm">
          <text:p text:style-name="P19">-</text:p>
          <draw:enhanced-geometry svg:viewBox="0 0 21600 21600" draw:type="rectangle" draw:enhanced-path="M 0 0 L 21600 0 21600 21600 0 21600 0 0 Z N"/>
        </draw:custom-shape>
        <draw:custom-shape draw:style-name="gr85" draw:text-style-name="P20" draw:layer="layout" svg:width="2.986cm" svg:height="1.016cm" svg:x="18.834cm" svg:y="4.064cm">
          <text:p text:style-name="P19">Identifier</text:p>
          <draw:enhanced-geometry svg:viewBox="0 0 21600 21600" draw:type="rectangle" draw:enhanced-path="M 0 0 L 21600 0 21600 21600 0 21600 0 0 Z N"/>
        </draw:custom-shape>
        <draw:custom-shape draw:style-name="gr86" draw:text-style-name="P20" draw:layer="layout" svg:width="1.308cm" svg:height="1.016cm" svg:x="22.036cm" svg:y="4.064cm">
          <text:p text:style-name="P19">eos</text:p>
          <draw:enhanced-geometry svg:viewBox="0 0 21600 21600" draw:type="rectangle" draw:enhanced-path="M 0 0 L 21600 0 21600 21600 0 21600 0 0 Z N"/>
        </draw:custom-shape>
        <draw:custom-shape draw:style-name="gr87" draw:text-style-name="P20" draw:layer="layout" svg:width="1.276cm" svg:height="1.016cm" svg:x="23.6cm" svg:y="4.064cm">
          <text:p text:style-name="P19">eof</text:p>
          <draw:enhanced-geometry svg:viewBox="0 0 21600 21600" draw:type="rectangle" draw:enhanced-path="M 0 0 L 21600 0 21600 21600 0 21600 0 0 Z N"/>
        </draw:custom-shape>
        <draw:custom-shape draw:style-name="gr88" draw:text-style-name="P20" draw:layer="layout" svg:width="1.746cm" svg:height="1.016cm" svg:x="5.08cm" svg:y="4.064cm">
          <text:p text:style-name="P19">print</text:p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Grammatik</text:p>
          </draw:text-box>
        </draw:frame>
        <draw:custom-shape draw:style-name="gr90" draw:text-style-name="P18" draw:layer="layout" svg:width="22.098cm" svg:height="14.224cm" svg:x="2.794cm" svg:y="5.334cm">
          <text:p text:style-name="P17">Program<text:tab/><text:tab/>→<text:tab/>Statements <text:span text:style-name="T7">eof</text:span></text:p>
          <text:p text:style-name="P17"/>
          <text:p text:style-name="P17">Statements<text:tab/>→<text:tab/>Statement <text:span text:style-name="T7">eos</text:span> Statements | ε</text:p>
          <text:p text:style-name="P17"/>
          <text:p text:style-name="P17">Statement<text:tab/>→<text:tab/><text:span text:style-name="T7">while</text:span> Expr <text:span text:style-name="T7">{</text:span> Statements <text:span text:style-name="T7">}</text:span></text:p>
          <text:p text:style-name="P17"><text:s text:c="13"/><text:tab/><text:tab/><text:tab/>| <text:s/>Expr</text:p>
          <text:p text:style-name="P17"><text:s text:c="13"/><text:tab/><text:tab/><text:tab/>| <text:s/><text:span text:style-name="T7">print</text:span> Expr</text:p>
          <text:p text:style-name="P17"/>
          <text:p text:style-name="P17">Expr<text:tab/><text:tab/>→<text:tab/>AssignExpr</text:p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>Value <text:tab/><text:tab/>→<text:tab/><text:span text:style-name="T7">(</text:span> Expr <text:span text:style-name="T7">)</text:span> | <text:span text:style-name="T7">Identifier</text:span> | <text:span text:style-name="T7">Number</text:span></text:p>
          <draw:enhanced-geometry svg:viewBox="0 0 21600 21600" draw:type="rectangle" draw:enhanced-path="M 0 0 L 21600 0 21600 21600 0 21600 0 0 Z N"/>
        </draw:custom-shape>
        <draw:custom-shape draw:style-name="gr91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92" draw:text-style-name="P20" draw:layer="layout" svg:width="1.016cm" svg:height="1.016cm" svg:x="7.134cm" svg:y="4.064cm">
          <text:p text:style-name="P19">(</text:p>
          <draw:enhanced-geometry svg:viewBox="0 0 21600 21600" draw:type="rectangle" draw:enhanced-path="M 0 0 L 21600 0 21600 21600 0 21600 0 0 Z N"/>
        </draw:custom-shape>
        <draw:custom-shape draw:style-name="gr93" draw:text-style-name="P20" draw:layer="layout" svg:width="1.016cm" svg:height="1.016cm" svg:x="8.434cm" svg:y="4.064cm">
          <text:p text:style-name="P19">)</text:p>
          <draw:enhanced-geometry svg:viewBox="0 0 21600 21600" draw:type="rectangle" draw:enhanced-path="M 0 0 L 21600 0 21600 21600 0 21600 0 0 Z N"/>
        </draw:custom-shape>
        <draw:custom-shape draw:style-name="gr94" draw:text-style-name="P20" draw:layer="layout" svg:width="1.016cm" svg:height="1.016cm" svg:x="9.734cm" svg:y="4.064cm">
          <text:p text:style-name="P19">{</text:p>
          <draw:enhanced-geometry svg:viewBox="0 0 21600 21600" draw:type="rectangle" draw:enhanced-path="M 0 0 L 21600 0 21600 21600 0 21600 0 0 Z N"/>
        </draw:custom-shape>
        <draw:custom-shape draw:style-name="gr95" draw:text-style-name="P20" draw:layer="layout" svg:width="1.016cm" svg:height="1.016cm" svg:x="11.034cm" svg:y="4.064cm">
          <text:p text:style-name="P19">}</text:p>
          <draw:enhanced-geometry svg:viewBox="0 0 21600 21600" draw:type="rectangle" draw:enhanced-path="M 0 0 L 21600 0 21600 21600 0 21600 0 0 Z N"/>
        </draw:custom-shape>
        <draw:custom-shape draw:style-name="gr96" draw:text-style-name="P20" draw:layer="layout" svg:width="2.674cm" svg:height="1.016cm" svg:x="15.934cm" svg:y="4.064cm">
          <text:p text:style-name="P19">Number</text:p>
          <draw:enhanced-geometry svg:viewBox="0 0 21600 21600" draw:type="rectangle" draw:enhanced-path="M 0 0 L 21600 0 21600 21600 0 21600 0 0 Z N"/>
        </draw:custom-shape>
        <draw:custom-shape draw:style-name="gr97" draw:text-style-name="P20" draw:layer="layout" svg:width="1.016cm" svg:height="1.016cm" svg:x="12.334cm" svg:y="4.064cm">
          <text:p text:style-name="P19">=</text:p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734cm" svg:height="1.016cm" svg:x="13.716cm" svg:y="4.064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0.918cm" svg:height="1.016cm" svg:x="14.732cm" svg:y="4.064cm">
          <text:p text:style-name="P19">-</text:p>
          <draw:enhanced-geometry svg:viewBox="0 0 21600 21600" draw:type="rectangle" draw:enhanced-path="M 0 0 L 21600 0 21600 21600 0 21600 0 0 Z N"/>
        </draw:custom-shape>
        <draw:custom-shape draw:style-name="gr100" draw:text-style-name="P20" draw:layer="layout" svg:width="2.986cm" svg:height="1.016cm" svg:x="18.834cm" svg:y="4.064cm">
          <text:p text:style-name="P19">Identifier</text:p>
          <draw:enhanced-geometry svg:viewBox="0 0 21600 21600" draw:type="rectangle" draw:enhanced-path="M 0 0 L 21600 0 21600 21600 0 21600 0 0 Z N"/>
        </draw:custom-shape>
        <draw:custom-shape draw:style-name="gr101" draw:text-style-name="P20" draw:layer="layout" svg:width="1.308cm" svg:height="1.016cm" svg:x="22.036cm" svg:y="4.064cm">
          <text:p text:style-name="P19">eos</text:p>
          <draw:enhanced-geometry svg:viewBox="0 0 21600 21600" draw:type="rectangle" draw:enhanced-path="M 0 0 L 21600 0 21600 21600 0 21600 0 0 Z N"/>
        </draw:custom-shape>
        <draw:custom-shape draw:style-name="gr102" draw:text-style-name="P20" draw:layer="layout" svg:width="1.276cm" svg:height="1.016cm" svg:x="23.6cm" svg:y="4.064cm">
          <text:p text:style-name="P19">eof</text:p>
          <draw:enhanced-geometry svg:viewBox="0 0 21600 21600" draw:type="rectangle" draw:enhanced-path="M 0 0 L 21600 0 21600 21600 0 21600 0 0 Z N"/>
        </draw:custom-shape>
        <draw:custom-shape draw:style-name="gr103" draw:text-style-name="P20" draw:layer="layout" svg:width="1.746cm" svg:height="1.016cm" svg:x="5.08cm" svg:y="4.064cm">
          <text:p text:style-name="P19">print</text:p>
          <draw:enhanced-geometry svg:viewBox="0 0 21600 21600" draw:type="rectangle" draw:enhanced-path="M 0 0 L 21600 0 21600 21600 0 21600 0 0 Z N"/>
        </draw:custom-shape>
        <draw:custom-shape draw:style-name="gr104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Grammatik</text:p>
          </draw:text-box>
        </draw:frame>
        <draw:custom-shape draw:style-name="gr105" draw:text-style-name="P18" draw:layer="layout" svg:width="22.098cm" svg:height="14.224cm" svg:x="2.794cm" svg:y="5.334cm">
          <text:p text:style-name="P17">Program<text:tab/><text:tab/>→<text:tab/>Statements <text:span text:style-name="T7">eof</text:span></text:p>
          <text:p text:style-name="P17"/>
          <text:p text:style-name="P17">Statements<text:tab/>→<text:tab/>Statement <text:span text:style-name="T7">eos</text:span> Statements | ε</text:p>
          <text:p text:style-name="P17"/>
          <text:p text:style-name="P17">Statement<text:tab/>→<text:tab/><text:span text:style-name="T7">while</text:span> Expr <text:span text:style-name="T7">{</text:span> Statements <text:span text:style-name="T7">}</text:span></text:p>
          <text:p text:style-name="P17"><text:s text:c="13"/><text:tab/><text:tab/><text:tab/>| <text:s/>Expr</text:p>
          <text:p text:style-name="P17"><text:s text:c="13"/><text:tab/><text:tab/><text:tab/>| <text:s/><text:span text:style-name="T7">print</text:span> Expr</text:p>
          <text:p text:style-name="P17"/>
          <text:p text:style-name="P17">Expr<text:tab/><text:tab/>→<text:tab/>AssignExpr</text:p>
          <text:p text:style-name="P17"/>
          <text:p text:style-name="P17">AssignExpr<text:tab/>→<text:tab/>MinusExpr <text:span text:style-name="T7">=</text:span> Expr | MinusExpr</text:p>
          <text:p text:style-name="P17"/>
          <text:p text:style-name="P17"/>
          <text:p text:style-name="P17"/>
          <text:p text:style-name="P17"/>
          <text:p text:style-name="P17"/>
          <text:p text:style-name="P17">Value <text:tab/><text:tab/>→<text:tab/><text:span text:style-name="T7">(</text:span> Expr <text:span text:style-name="T7">)</text:span> | <text:span text:style-name="T7">Identifier</text:span> | <text:span text:style-name="T7">Number</text:span></text:p>
          <draw:enhanced-geometry svg:viewBox="0 0 21600 21600" draw:type="rectangle" draw:enhanced-path="M 0 0 L 21600 0 21600 21600 0 21600 0 0 Z N"/>
        </draw:custom-shape>
        <draw:custom-shape draw:style-name="gr106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107" draw:text-style-name="P20" draw:layer="layout" svg:width="1.016cm" svg:height="1.016cm" svg:x="7.134cm" svg:y="4.064cm">
          <text:p text:style-name="P19">(</text:p>
          <draw:enhanced-geometry svg:viewBox="0 0 21600 21600" draw:type="rectangle" draw:enhanced-path="M 0 0 L 21600 0 21600 21600 0 21600 0 0 Z N"/>
        </draw:custom-shape>
        <draw:custom-shape draw:style-name="gr108" draw:text-style-name="P20" draw:layer="layout" svg:width="1.016cm" svg:height="1.016cm" svg:x="8.434cm" svg:y="4.064cm">
          <text:p text:style-name="P19">)</text:p>
          <draw:enhanced-geometry svg:viewBox="0 0 21600 21600" draw:type="rectangle" draw:enhanced-path="M 0 0 L 21600 0 21600 21600 0 21600 0 0 Z N"/>
        </draw:custom-shape>
        <draw:custom-shape draw:style-name="gr109" draw:text-style-name="P20" draw:layer="layout" svg:width="1.016cm" svg:height="1.016cm" svg:x="9.734cm" svg:y="4.064cm">
          <text:p text:style-name="P19">{</text:p>
          <draw:enhanced-geometry svg:viewBox="0 0 21600 21600" draw:type="rectangle" draw:enhanced-path="M 0 0 L 21600 0 21600 21600 0 21600 0 0 Z N"/>
        </draw:custom-shape>
        <draw:custom-shape draw:style-name="gr110" draw:text-style-name="P20" draw:layer="layout" svg:width="1.016cm" svg:height="1.016cm" svg:x="11.034cm" svg:y="4.064cm">
          <text:p text:style-name="P19">}</text:p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2.674cm" svg:height="1.016cm" svg:x="15.934cm" svg:y="4.064cm">
          <text:p text:style-name="P19">Number</text:p>
          <draw:enhanced-geometry svg:viewBox="0 0 21600 21600" draw:type="rectangle" draw:enhanced-path="M 0 0 L 21600 0 21600 21600 0 21600 0 0 Z N"/>
        </draw:custom-shape>
        <draw:custom-shape draw:style-name="gr112" draw:text-style-name="P20" draw:layer="layout" svg:width="1.016cm" svg:height="1.016cm" svg:x="12.334cm" svg:y="4.064cm">
          <text:p text:style-name="P19">=</text:p>
          <draw:enhanced-geometry svg:viewBox="0 0 21600 21600" draw:type="rectangle" draw:enhanced-path="M 0 0 L 21600 0 21600 21600 0 21600 0 0 Z N"/>
        </draw:custom-shape>
        <draw:custom-shape draw:style-name="gr113" draw:text-style-name="P20" draw:layer="layout" svg:width="0.734cm" svg:height="1.016cm" svg:x="13.716cm" svg:y="4.064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0.918cm" svg:height="1.016cm" svg:x="14.732cm" svg:y="4.064cm">
          <text:p text:style-name="P19">-</text:p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2.986cm" svg:height="1.016cm" svg:x="18.834cm" svg:y="4.064cm">
          <text:p text:style-name="P19">Identifier</text:p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308cm" svg:height="1.016cm" svg:x="22.036cm" svg:y="4.064cm">
          <text:p text:style-name="P19">eos</text:p>
          <draw:enhanced-geometry svg:viewBox="0 0 21600 21600" draw:type="rectangle" draw:enhanced-path="M 0 0 L 21600 0 21600 21600 0 21600 0 0 Z N"/>
        </draw:custom-shape>
        <draw:custom-shape draw:style-name="gr117" draw:text-style-name="P20" draw:layer="layout" svg:width="1.276cm" svg:height="1.016cm" svg:x="23.6cm" svg:y="4.064cm">
          <text:p text:style-name="P19">eof</text:p>
          <draw:enhanced-geometry svg:viewBox="0 0 21600 21600" draw:type="rectangle" draw:enhanced-path="M 0 0 L 21600 0 21600 21600 0 21600 0 0 Z N"/>
        </draw:custom-shape>
        <draw:custom-shape draw:style-name="gr118" draw:text-style-name="P20" draw:layer="layout" svg:width="1.746cm" svg:height="1.016cm" svg:x="5.08cm" svg:y="4.064cm">
          <text:p text:style-name="P19">print</text:p>
          <draw:enhanced-geometry svg:viewBox="0 0 21600 21600" draw:type="rectangle" draw:enhanced-path="M 0 0 L 21600 0 21600 21600 0 21600 0 0 Z N"/>
        </draw:custom-shape>
        <draw:custom-shape draw:style-name="gr119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Grammatik</text:p>
          </draw:text-box>
        </draw:frame>
        <draw:custom-shape draw:style-name="gr120" draw:text-style-name="P18" draw:layer="layout" svg:width="22.098cm" svg:height="14.224cm" svg:x="2.794cm" svg:y="5.334cm">
          <text:p text:style-name="P17">Program<text:tab/><text:tab/>→<text:tab/>Statements <text:span text:style-name="T7">eof</text:span></text:p>
          <text:p text:style-name="P17"/>
          <text:p text:style-name="P17">Statements<text:tab/>→<text:tab/>Statement <text:span text:style-name="T7">eos</text:span> Statements | ε</text:p>
          <text:p text:style-name="P17"/>
          <text:p text:style-name="P17">Statement<text:tab/>→<text:tab/><text:span text:style-name="T7">while</text:span> Expr <text:span text:style-name="T7">{</text:span> Statements <text:span text:style-name="T7">}</text:span></text:p>
          <text:p text:style-name="P17"><text:s text:c="13"/><text:tab/><text:tab/><text:tab/>| <text:s/>Expr</text:p>
          <text:p text:style-name="P17"><text:s text:c="13"/><text:tab/><text:tab/><text:tab/>| <text:s/><text:span text:style-name="T7">print</text:span> Expr</text:p>
          <text:p text:style-name="P17"/>
          <text:p text:style-name="P17">Expr<text:tab/><text:tab/>→<text:tab/>AssignExpr</text:p>
          <text:p text:style-name="P17"/>
          <text:p text:style-name="P17">AssignExpr<text:tab/>→<text:tab/>MinusExpr <text:span text:style-name="T7">=</text:span> Expr | MinusExpr</text:p>
          <text:p text:style-name="P17"/>
          <text:p text:style-name="P17">MinusExpr<text:tab/>→<text:tab/>MulExpr <text:span text:style-name="T7">-</text:span> MinusExpr | MulExpr</text:p>
          <text:p text:style-name="P17"/>
          <text:p text:style-name="P17"/>
          <text:p text:style-name="P17"/>
          <text:p text:style-name="P17">Value <text:tab/><text:tab/>→<text:tab/><text:span text:style-name="T7">(</text:span> Expr <text:span text:style-name="T7">)</text:span> | <text:span text:style-name="T7">Identifier</text:span> | <text:span text:style-name="T7">Number</text:span></text:p>
          <draw:enhanced-geometry svg:viewBox="0 0 21600 21600" draw:type="rectangle" draw:enhanced-path="M 0 0 L 21600 0 21600 21600 0 21600 0 0 Z N"/>
        </draw:custom-shape>
        <draw:custom-shape draw:style-name="gr121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122" draw:text-style-name="P20" draw:layer="layout" svg:width="1.016cm" svg:height="1.016cm" svg:x="7.134cm" svg:y="4.064cm">
          <text:p text:style-name="P19">(</text:p>
          <draw:enhanced-geometry svg:viewBox="0 0 21600 21600" draw:type="rectangle" draw:enhanced-path="M 0 0 L 21600 0 21600 21600 0 21600 0 0 Z N"/>
        </draw:custom-shape>
        <draw:custom-shape draw:style-name="gr123" draw:text-style-name="P20" draw:layer="layout" svg:width="1.016cm" svg:height="1.016cm" svg:x="8.434cm" svg:y="4.064cm">
          <text:p text:style-name="P19">)</text:p>
          <draw:enhanced-geometry svg:viewBox="0 0 21600 21600" draw:type="rectangle" draw:enhanced-path="M 0 0 L 21600 0 21600 21600 0 21600 0 0 Z N"/>
        </draw:custom-shape>
        <draw:custom-shape draw:style-name="gr124" draw:text-style-name="P20" draw:layer="layout" svg:width="1.016cm" svg:height="1.016cm" svg:x="9.734cm" svg:y="4.064cm">
          <text:p text:style-name="P19">{</text:p>
          <draw:enhanced-geometry svg:viewBox="0 0 21600 21600" draw:type="rectangle" draw:enhanced-path="M 0 0 L 21600 0 21600 21600 0 21600 0 0 Z N"/>
        </draw:custom-shape>
        <draw:custom-shape draw:style-name="gr125" draw:text-style-name="P20" draw:layer="layout" svg:width="1.016cm" svg:height="1.016cm" svg:x="11.034cm" svg:y="4.064cm">
          <text:p text:style-name="P19">}</text:p>
          <draw:enhanced-geometry svg:viewBox="0 0 21600 21600" draw:type="rectangle" draw:enhanced-path="M 0 0 L 21600 0 21600 21600 0 21600 0 0 Z N"/>
        </draw:custom-shape>
        <draw:custom-shape draw:style-name="gr126" draw:text-style-name="P20" draw:layer="layout" svg:width="2.674cm" svg:height="1.016cm" svg:x="15.934cm" svg:y="4.064cm">
          <text:p text:style-name="P19">Number</text:p>
          <draw:enhanced-geometry svg:viewBox="0 0 21600 21600" draw:type="rectangle" draw:enhanced-path="M 0 0 L 21600 0 21600 21600 0 21600 0 0 Z N"/>
        </draw:custom-shape>
        <draw:custom-shape draw:style-name="gr127" draw:text-style-name="P20" draw:layer="layout" svg:width="1.016cm" svg:height="1.016cm" svg:x="12.334cm" svg:y="4.064cm">
          <text:p text:style-name="P19">=</text:p>
          <draw:enhanced-geometry svg:viewBox="0 0 21600 21600" draw:type="rectangle" draw:enhanced-path="M 0 0 L 21600 0 21600 21600 0 21600 0 0 Z N"/>
        </draw:custom-shape>
        <draw:custom-shape draw:style-name="gr128" draw:text-style-name="P20" draw:layer="layout" svg:width="0.734cm" svg:height="1.016cm" svg:x="13.716cm" svg:y="4.064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129" draw:text-style-name="P20" draw:layer="layout" svg:width="0.918cm" svg:height="1.016cm" svg:x="14.732cm" svg:y="4.064cm">
          <text:p text:style-name="P19">-</text:p>
          <draw:enhanced-geometry svg:viewBox="0 0 21600 21600" draw:type="rectangle" draw:enhanced-path="M 0 0 L 21600 0 21600 21600 0 21600 0 0 Z N"/>
        </draw:custom-shape>
        <draw:custom-shape draw:style-name="gr130" draw:text-style-name="P20" draw:layer="layout" svg:width="2.986cm" svg:height="1.016cm" svg:x="18.834cm" svg:y="4.064cm">
          <text:p text:style-name="P19">Identifier</text:p>
          <draw:enhanced-geometry svg:viewBox="0 0 21600 21600" draw:type="rectangle" draw:enhanced-path="M 0 0 L 21600 0 21600 21600 0 21600 0 0 Z N"/>
        </draw:custom-shape>
        <draw:custom-shape draw:style-name="gr131" draw:text-style-name="P20" draw:layer="layout" svg:width="1.308cm" svg:height="1.016cm" svg:x="22.036cm" svg:y="4.064cm">
          <text:p text:style-name="P19">eos</text:p>
          <draw:enhanced-geometry svg:viewBox="0 0 21600 21600" draw:type="rectangle" draw:enhanced-path="M 0 0 L 21600 0 21600 21600 0 21600 0 0 Z N"/>
        </draw:custom-shape>
        <draw:custom-shape draw:style-name="gr132" draw:text-style-name="P20" draw:layer="layout" svg:width="1.276cm" svg:height="1.016cm" svg:x="23.6cm" svg:y="4.064cm">
          <text:p text:style-name="P19">eof</text:p>
          <draw:enhanced-geometry svg:viewBox="0 0 21600 21600" draw:type="rectangle" draw:enhanced-path="M 0 0 L 21600 0 21600 21600 0 21600 0 0 Z N"/>
        </draw:custom-shape>
        <draw:custom-shape draw:style-name="gr133" draw:text-style-name="P20" draw:layer="layout" svg:width="1.746cm" svg:height="1.016cm" svg:x="5.08cm" svg:y="4.064cm">
          <text:p text:style-name="P19">print</text:p>
          <draw:enhanced-geometry svg:viewBox="0 0 21600 21600" draw:type="rectangle" draw:enhanced-path="M 0 0 L 21600 0 21600 21600 0 21600 0 0 Z N"/>
        </draw:custom-shape>
        <draw:custom-shape draw:style-name="gr134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Grammatik</text:p>
          </draw:text-box>
        </draw:frame>
        <draw:custom-shape draw:style-name="gr135" draw:text-style-name="P18" draw:layer="layout" svg:width="22.098cm" svg:height="14.224cm" svg:x="2.794cm" svg:y="5.334cm">
          <text:p text:style-name="P17">Program<text:tab/><text:tab/>→<text:tab/>Statements <text:span text:style-name="T7">eof</text:span></text:p>
          <text:p text:style-name="P17"/>
          <text:p text:style-name="P17">Statements<text:tab/>→<text:tab/>Statement <text:span text:style-name="T7">eos</text:span> Statements | ε</text:p>
          <text:p text:style-name="P17"/>
          <text:p text:style-name="P17">Statement<text:tab/>→<text:tab/><text:span text:style-name="T7">while</text:span> Expr <text:span text:style-name="T7">{</text:span> Statements <text:span text:style-name="T7">}</text:span></text:p>
          <text:p text:style-name="P17"><text:s text:c="13"/><text:tab/><text:tab/><text:tab/>| <text:s/>Expr</text:p>
          <text:p text:style-name="P17"><text:s text:c="13"/><text:tab/><text:tab/><text:tab/>| <text:s/><text:span text:style-name="T7">print</text:span> Expr</text:p>
          <text:p text:style-name="P17"/>
          <text:p text:style-name="P17">Expr<text:tab/><text:tab/>→<text:tab/>AssignExpr</text:p>
          <text:p text:style-name="P17"/>
          <text:p text:style-name="P17">AssignExpr<text:tab/>→<text:tab/>MinusExpr <text:span text:style-name="T7">=</text:span> Expr | MinusExpr</text:p>
          <text:p text:style-name="P17"/>
          <text:p text:style-name="P17">MinusExpr<text:tab/>→<text:tab/>MulExpr <text:span text:style-name="T7">-</text:span> MinusExpr | MulExpr</text:p>
          <text:p text:style-name="P17"/>
          <text:p text:style-name="P17">MulExpr<text:tab/><text:tab/>→<text:tab/>Value <text:span text:style-name="T7">*</text:span> MulExpr | Value</text:p>
          <text:p text:style-name="P17"/>
          <text:p text:style-name="P17">Value <text:tab/><text:tab/>→<text:tab/><text:span text:style-name="T7">(</text:span> Expr <text:span text:style-name="T7">)</text:span> | <text:span text:style-name="T7">Identifier</text:span> | <text:span text:style-name="T7">Number</text:span></text:p>
          <draw:enhanced-geometry svg:viewBox="0 0 21600 21600" draw:type="rectangle" draw:enhanced-path="M 0 0 L 21600 0 21600 21600 0 21600 0 0 Z N"/>
        </draw:custom-shape>
        <draw:custom-shape draw:style-name="gr136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137" draw:text-style-name="P20" draw:layer="layout" svg:width="1.016cm" svg:height="1.016cm" svg:x="7.134cm" svg:y="4.064cm">
          <text:p text:style-name="P19">(</text:p>
          <draw:enhanced-geometry svg:viewBox="0 0 21600 21600" draw:type="rectangle" draw:enhanced-path="M 0 0 L 21600 0 21600 21600 0 21600 0 0 Z N"/>
        </draw:custom-shape>
        <draw:custom-shape draw:style-name="gr138" draw:text-style-name="P20" draw:layer="layout" svg:width="1.016cm" svg:height="1.016cm" svg:x="8.434cm" svg:y="4.064cm">
          <text:p text:style-name="P19">)</text:p>
          <draw:enhanced-geometry svg:viewBox="0 0 21600 21600" draw:type="rectangle" draw:enhanced-path="M 0 0 L 21600 0 21600 21600 0 21600 0 0 Z N"/>
        </draw:custom-shape>
        <draw:custom-shape draw:style-name="gr139" draw:text-style-name="P20" draw:layer="layout" svg:width="1.016cm" svg:height="1.016cm" svg:x="9.734cm" svg:y="4.064cm">
          <text:p text:style-name="P19">{</text:p>
          <draw:enhanced-geometry svg:viewBox="0 0 21600 21600" draw:type="rectangle" draw:enhanced-path="M 0 0 L 21600 0 21600 21600 0 21600 0 0 Z N"/>
        </draw:custom-shape>
        <draw:custom-shape draw:style-name="gr140" draw:text-style-name="P20" draw:layer="layout" svg:width="1.016cm" svg:height="1.016cm" svg:x="11.034cm" svg:y="4.064cm">
          <text:p text:style-name="P19">}</text:p>
          <draw:enhanced-geometry svg:viewBox="0 0 21600 21600" draw:type="rectangle" draw:enhanced-path="M 0 0 L 21600 0 21600 21600 0 21600 0 0 Z N"/>
        </draw:custom-shape>
        <draw:custom-shape draw:style-name="gr141" draw:text-style-name="P20" draw:layer="layout" svg:width="2.674cm" svg:height="1.016cm" svg:x="15.934cm" svg:y="4.064cm">
          <text:p text:style-name="P19">Number</text:p>
          <draw:enhanced-geometry svg:viewBox="0 0 21600 21600" draw:type="rectangle" draw:enhanced-path="M 0 0 L 21600 0 21600 21600 0 21600 0 0 Z N"/>
        </draw:custom-shape>
        <draw:custom-shape draw:style-name="gr142" draw:text-style-name="P20" draw:layer="layout" svg:width="1.016cm" svg:height="1.016cm" svg:x="12.334cm" svg:y="4.064cm">
          <text:p text:style-name="P19">=</text:p>
          <draw:enhanced-geometry svg:viewBox="0 0 21600 21600" draw:type="rectangle" draw:enhanced-path="M 0 0 L 21600 0 21600 21600 0 21600 0 0 Z N"/>
        </draw:custom-shape>
        <draw:custom-shape draw:style-name="gr143" draw:text-style-name="P20" draw:layer="layout" svg:width="0.734cm" svg:height="1.016cm" svg:x="13.716cm" svg:y="4.064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144" draw:text-style-name="P20" draw:layer="layout" svg:width="0.918cm" svg:height="1.016cm" svg:x="14.732cm" svg:y="4.064cm">
          <text:p text:style-name="P19">-</text:p>
          <draw:enhanced-geometry svg:viewBox="0 0 21600 21600" draw:type="rectangle" draw:enhanced-path="M 0 0 L 21600 0 21600 21600 0 21600 0 0 Z N"/>
        </draw:custom-shape>
        <draw:custom-shape draw:style-name="gr145" draw:text-style-name="P20" draw:layer="layout" svg:width="2.986cm" svg:height="1.016cm" svg:x="18.834cm" svg:y="4.064cm">
          <text:p text:style-name="P19">Identifier</text:p>
          <draw:enhanced-geometry svg:viewBox="0 0 21600 21600" draw:type="rectangle" draw:enhanced-path="M 0 0 L 21600 0 21600 21600 0 21600 0 0 Z N"/>
        </draw:custom-shape>
        <draw:custom-shape draw:style-name="gr146" draw:text-style-name="P20" draw:layer="layout" svg:width="1.308cm" svg:height="1.016cm" svg:x="22.036cm" svg:y="4.064cm">
          <text:p text:style-name="P19">eos</text:p>
          <draw:enhanced-geometry svg:viewBox="0 0 21600 21600" draw:type="rectangle" draw:enhanced-path="M 0 0 L 21600 0 21600 21600 0 21600 0 0 Z N"/>
        </draw:custom-shape>
        <draw:custom-shape draw:style-name="gr147" draw:text-style-name="P20" draw:layer="layout" svg:width="1.276cm" svg:height="1.016cm" svg:x="23.6cm" svg:y="4.064cm">
          <text:p text:style-name="P19">eof</text:p>
          <draw:enhanced-geometry svg:viewBox="0 0 21600 21600" draw:type="rectangle" draw:enhanced-path="M 0 0 L 21600 0 21600 21600 0 21600 0 0 Z N"/>
        </draw:custom-shape>
        <draw:custom-shape draw:style-name="gr148" draw:text-style-name="P20" draw:layer="layout" svg:width="1.746cm" svg:height="1.016cm" svg:x="5.08cm" svg:y="4.064cm">
          <text:p text:style-name="P19">print</text:p>
          <draw:enhanced-geometry svg:viewBox="0 0 21600 21600" draw:type="rectangle" draw:enhanced-path="M 0 0 L 21600 0 21600 21600 0 21600 0 0 Z N"/>
        </draw:custom-shape>
        <draw:custom-shape draw:style-name="gr149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Grammatik</text:p>
          </draw:text-box>
        </draw:frame>
        <draw:custom-shape draw:style-name="gr150" draw:text-style-name="P18" draw:layer="layout" svg:width="22.098cm" svg:height="14.224cm" svg:x="2.794cm" svg:y="5.334cm">
          <text:p text:style-name="P17">Program<text:tab/><text:tab/>→<text:tab/>Statements <text:span text:style-name="T7">eof</text:span></text:p>
          <text:p text:style-name="P17"/>
          <text:p text:style-name="P17">Statements<text:tab/>→<text:tab/>Statement <text:span text:style-name="T7">eos</text:span> Statements | ε</text:p>
          <text:p text:style-name="P17"/>
          <text:p text:style-name="P17">Statement<text:tab/>→<text:tab/><text:span text:style-name="T7">while</text:span> Expr <text:span text:style-name="T7">{</text:span> Statements <text:span text:style-name="T7">}</text:span></text:p>
          <text:p text:style-name="P17"><text:s text:c="13"/><text:tab/><text:tab/><text:tab/>| <text:s/>Expr</text:p>
          <text:p text:style-name="P17"><text:s text:c="13"/><text:tab/><text:tab/><text:tab/>| <text:s/><text:span text:style-name="T7">print</text:span> Expr</text:p>
          <text:p text:style-name="P17"/>
          <text:p text:style-name="P17">Expr<text:tab/><text:tab/>→<text:tab/>AssignExpr</text:p>
          <text:p text:style-name="P17"/>
          <text:p text:style-name="P17">AssignExpr<text:tab/>→<text:tab/>MinusExpr <text:span text:style-name="T7">=</text:span> Expr | MinusExpr</text:p>
          <text:p text:style-name="P17"/>
          <text:p text:style-name="P17">MinusExpr<text:tab/>→<text:tab/>MulExpr <text:span text:style-name="T7">-</text:span> MinusExpr | MulExpr</text:p>
          <text:p text:style-name="P17"/>
          <text:p text:style-name="P17">MulExpr<text:tab/><text:tab/>→<text:tab/>Value <text:span text:style-name="T7">*</text:span> MulExpr | Value</text:p>
          <text:p text:style-name="P17"/>
          <text:p text:style-name="P17">Value <text:tab/><text:tab/>→<text:tab/><text:span text:style-name="T7">(</text:span> Expr <text:span text:style-name="T7">)</text:span> | <text:span text:style-name="T7">Identifier</text:span> | <text:span text:style-name="T7">Number</text:span></text:p>
          <draw:enhanced-geometry svg:viewBox="0 0 21600 21600" draw:type="rectangle" draw:enhanced-path="M 0 0 L 21600 0 21600 21600 0 21600 0 0 Z N"/>
        </draw:custom-shape>
        <draw:custom-shape draw:style-name="gr151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152" draw:text-style-name="P20" draw:layer="layout" svg:width="1.016cm" svg:height="1.016cm" svg:x="7.134cm" svg:y="4.064cm">
          <text:p text:style-name="P19">(</text:p>
          <draw:enhanced-geometry svg:viewBox="0 0 21600 21600" draw:type="rectangle" draw:enhanced-path="M 0 0 L 21600 0 21600 21600 0 21600 0 0 Z N"/>
        </draw:custom-shape>
        <draw:custom-shape draw:style-name="gr153" draw:text-style-name="P20" draw:layer="layout" svg:width="1.016cm" svg:height="1.016cm" svg:x="8.434cm" svg:y="4.064cm">
          <text:p text:style-name="P19">)</text:p>
          <draw:enhanced-geometry svg:viewBox="0 0 21600 21600" draw:type="rectangle" draw:enhanced-path="M 0 0 L 21600 0 21600 21600 0 21600 0 0 Z N"/>
        </draw:custom-shape>
        <draw:custom-shape draw:style-name="gr154" draw:text-style-name="P20" draw:layer="layout" svg:width="1.016cm" svg:height="1.016cm" svg:x="9.734cm" svg:y="4.064cm">
          <text:p text:style-name="P19">{</text:p>
          <draw:enhanced-geometry svg:viewBox="0 0 21600 21600" draw:type="rectangle" draw:enhanced-path="M 0 0 L 21600 0 21600 21600 0 21600 0 0 Z N"/>
        </draw:custom-shape>
        <draw:custom-shape draw:style-name="gr155" draw:text-style-name="P20" draw:layer="layout" svg:width="1.016cm" svg:height="1.016cm" svg:x="11.034cm" svg:y="4.064cm">
          <text:p text:style-name="P19">}</text:p>
          <draw:enhanced-geometry svg:viewBox="0 0 21600 21600" draw:type="rectangle" draw:enhanced-path="M 0 0 L 21600 0 21600 21600 0 21600 0 0 Z N"/>
        </draw:custom-shape>
        <draw:custom-shape draw:style-name="gr156" draw:text-style-name="P20" draw:layer="layout" svg:width="2.674cm" svg:height="1.016cm" svg:x="15.934cm" svg:y="4.064cm">
          <text:p text:style-name="P19">Number</text:p>
          <draw:enhanced-geometry svg:viewBox="0 0 21600 21600" draw:type="rectangle" draw:enhanced-path="M 0 0 L 21600 0 21600 21600 0 21600 0 0 Z N"/>
        </draw:custom-shape>
        <draw:custom-shape draw:style-name="gr157" draw:text-style-name="P20" draw:layer="layout" svg:width="1.016cm" svg:height="1.016cm" svg:x="12.334cm" svg:y="4.064cm">
          <text:p text:style-name="P19">=</text:p>
          <draw:enhanced-geometry svg:viewBox="0 0 21600 21600" draw:type="rectangle" draw:enhanced-path="M 0 0 L 21600 0 21600 21600 0 21600 0 0 Z N"/>
        </draw:custom-shape>
        <draw:custom-shape draw:style-name="gr158" draw:text-style-name="P20" draw:layer="layout" svg:width="0.734cm" svg:height="1.016cm" svg:x="13.716cm" svg:y="4.064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159" draw:text-style-name="P20" draw:layer="layout" svg:width="0.918cm" svg:height="1.016cm" svg:x="14.732cm" svg:y="4.064cm">
          <text:p text:style-name="P19">-</text:p>
          <draw:enhanced-geometry svg:viewBox="0 0 21600 21600" draw:type="rectangle" draw:enhanced-path="M 0 0 L 21600 0 21600 21600 0 21600 0 0 Z N"/>
        </draw:custom-shape>
        <draw:custom-shape draw:style-name="gr160" draw:text-style-name="P20" draw:layer="layout" svg:width="2.986cm" svg:height="1.016cm" svg:x="18.834cm" svg:y="4.064cm">
          <text:p text:style-name="P19">Identifier</text:p>
          <draw:enhanced-geometry svg:viewBox="0 0 21600 21600" draw:type="rectangle" draw:enhanced-path="M 0 0 L 21600 0 21600 21600 0 21600 0 0 Z N"/>
        </draw:custom-shape>
        <draw:custom-shape draw:style-name="gr161" draw:text-style-name="P20" draw:layer="layout" svg:width="1.308cm" svg:height="1.016cm" svg:x="22.036cm" svg:y="4.064cm">
          <text:p text:style-name="P19">eos</text:p>
          <draw:enhanced-geometry svg:viewBox="0 0 21600 21600" draw:type="rectangle" draw:enhanced-path="M 0 0 L 21600 0 21600 21600 0 21600 0 0 Z N"/>
        </draw:custom-shape>
        <draw:custom-shape draw:style-name="gr162" draw:text-style-name="P20" draw:layer="layout" svg:width="1.276cm" svg:height="1.016cm" svg:x="23.6cm" svg:y="4.064cm">
          <text:p text:style-name="P19">eof</text:p>
          <draw:enhanced-geometry svg:viewBox="0 0 21600 21600" draw:type="rectangle" draw:enhanced-path="M 0 0 L 21600 0 21600 21600 0 21600 0 0 Z N"/>
        </draw:custom-shape>
        <draw:custom-shape draw:style-name="gr163" draw:text-style-name="P20" draw:layer="layout" svg:width="1.746cm" svg:height="1.016cm" svg:x="5.08cm" svg:y="4.064cm">
          <text:p text:style-name="P19">print</text:p>
          <draw:enhanced-geometry svg:viewBox="0 0 21600 21600" draw:type="rectangle" draw:enhanced-path="M 0 0 L 21600 0 21600 21600 0 21600 0 0 Z N"/>
        </draw:custom-shape>
        <draw:custom-shape draw:style-name="gr164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165" draw:text-style-name="P6" draw:layer="layout" svg:width="8.89cm" svg:height="3.048cm" svg:x="16.002cm" svg:y="9.398cm">
          <text:p text:style-name="P6">Jedes grammatikalisch</text:p>
          <text:p text:style-name="P6">korrekte Programm ist</text:p>
          <text:p text:style-name="P6">auch semantisch korrekt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Grammatik</text:p>
          </draw:text-box>
        </draw:frame>
        <draw:custom-shape draw:style-name="gr166" draw:text-style-name="P18" draw:layer="layout" svg:width="22.098cm" svg:height="14.224cm" svg:x="2.794cm" svg:y="5.334cm">
          <text:p text:style-name="P17">Program<text:tab/><text:tab/>→<text:tab/>Statements <text:span text:style-name="T7">eof</text:span></text:p>
          <text:p text:style-name="P17"/>
          <text:p text:style-name="P17">Statements<text:tab/>→<text:tab/>Statement <text:span text:style-name="T7">eos</text:span> Statements | ε</text:p>
          <text:p text:style-name="P17"/>
          <text:p text:style-name="P17">Statement<text:tab/>→<text:tab/><text:span text:style-name="T7">while</text:span> Expr <text:span text:style-name="T7">{</text:span> Statements <text:span text:style-name="T7">}</text:span></text:p>
          <text:p text:style-name="P17"><text:s text:c="13"/><text:tab/><text:tab/><text:tab/>| <text:s/>Expr</text:p>
          <text:p text:style-name="P17"><text:s text:c="13"/><text:tab/><text:tab/><text:tab/>| <text:s/><text:span text:style-name="T7">print</text:span> Expr</text:p>
          <text:p text:style-name="P17"/>
          <text:p text:style-name="P17">Expr<text:tab/><text:tab/>→<text:tab/>AssignExpr</text:p>
          <text:p text:style-name="P17"/>
          <text:p text:style-name="P17">AssignExpr<text:tab/>→<text:tab/>MinusExpr <text:span text:style-name="T7">=</text:span> Expr | MinusExpr</text:p>
          <text:p text:style-name="P17"/>
          <text:p text:style-name="P17">MinusExpr<text:tab/>→<text:tab/>MulExpr <text:span text:style-name="T7">-</text:span> MinusExpr | MulExpr</text:p>
          <text:p text:style-name="P17"/>
          <text:p text:style-name="P17">MulExpr<text:tab/><text:tab/>→<text:tab/>Value <text:span text:style-name="T7">*</text:span> MulExpr | Value</text:p>
          <text:p text:style-name="P17"/>
          <text:p text:style-name="P17">Value <text:tab/><text:tab/>→<text:tab/><text:span text:style-name="T7">(</text:span> Expr <text:span text:style-name="T7">)</text:span> | <text:span text:style-name="T7">Identifier</text:span> | <text:span text:style-name="T7">Number</text:span></text:p>
          <draw:enhanced-geometry svg:viewBox="0 0 21600 21600" draw:type="rectangle" draw:enhanced-path="M 0 0 L 21600 0 21600 21600 0 21600 0 0 Z N"/>
        </draw:custom-shape>
        <draw:custom-shape draw:style-name="gr167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168" draw:text-style-name="P20" draw:layer="layout" svg:width="1.016cm" svg:height="1.016cm" svg:x="7.134cm" svg:y="4.064cm">
          <text:p text:style-name="P19">(</text:p>
          <draw:enhanced-geometry svg:viewBox="0 0 21600 21600" draw:type="rectangle" draw:enhanced-path="M 0 0 L 21600 0 21600 21600 0 21600 0 0 Z N"/>
        </draw:custom-shape>
        <draw:custom-shape draw:style-name="gr169" draw:text-style-name="P20" draw:layer="layout" svg:width="1.016cm" svg:height="1.016cm" svg:x="8.434cm" svg:y="4.064cm">
          <text:p text:style-name="P19">)</text:p>
          <draw:enhanced-geometry svg:viewBox="0 0 21600 21600" draw:type="rectangle" draw:enhanced-path="M 0 0 L 21600 0 21600 21600 0 21600 0 0 Z N"/>
        </draw:custom-shape>
        <draw:custom-shape draw:style-name="gr170" draw:text-style-name="P20" draw:layer="layout" svg:width="1.016cm" svg:height="1.016cm" svg:x="9.734cm" svg:y="4.064cm">
          <text:p text:style-name="P19">{</text:p>
          <draw:enhanced-geometry svg:viewBox="0 0 21600 21600" draw:type="rectangle" draw:enhanced-path="M 0 0 L 21600 0 21600 21600 0 21600 0 0 Z N"/>
        </draw:custom-shape>
        <draw:custom-shape draw:style-name="gr171" draw:text-style-name="P20" draw:layer="layout" svg:width="1.016cm" svg:height="1.016cm" svg:x="11.034cm" svg:y="4.064cm">
          <text:p text:style-name="P19">}</text:p>
          <draw:enhanced-geometry svg:viewBox="0 0 21600 21600" draw:type="rectangle" draw:enhanced-path="M 0 0 L 21600 0 21600 21600 0 21600 0 0 Z N"/>
        </draw:custom-shape>
        <draw:custom-shape draw:style-name="gr172" draw:text-style-name="P20" draw:layer="layout" svg:width="2.674cm" svg:height="1.016cm" svg:x="15.934cm" svg:y="4.064cm">
          <text:p text:style-name="P19">Number</text:p>
          <draw:enhanced-geometry svg:viewBox="0 0 21600 21600" draw:type="rectangle" draw:enhanced-path="M 0 0 L 21600 0 21600 21600 0 21600 0 0 Z N"/>
        </draw:custom-shape>
        <draw:custom-shape draw:style-name="gr173" draw:text-style-name="P20" draw:layer="layout" svg:width="1.016cm" svg:height="1.016cm" svg:x="12.334cm" svg:y="4.064cm">
          <text:p text:style-name="P19">=</text:p>
          <draw:enhanced-geometry svg:viewBox="0 0 21600 21600" draw:type="rectangle" draw:enhanced-path="M 0 0 L 21600 0 21600 21600 0 21600 0 0 Z N"/>
        </draw:custom-shape>
        <draw:custom-shape draw:style-name="gr174" draw:text-style-name="P20" draw:layer="layout" svg:width="0.734cm" svg:height="1.016cm" svg:x="13.716cm" svg:y="4.064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175" draw:text-style-name="P20" draw:layer="layout" svg:width="0.918cm" svg:height="1.016cm" svg:x="14.732cm" svg:y="4.064cm">
          <text:p text:style-name="P19">-</text:p>
          <draw:enhanced-geometry svg:viewBox="0 0 21600 21600" draw:type="rectangle" draw:enhanced-path="M 0 0 L 21600 0 21600 21600 0 21600 0 0 Z N"/>
        </draw:custom-shape>
        <draw:custom-shape draw:style-name="gr176" draw:text-style-name="P20" draw:layer="layout" svg:width="2.986cm" svg:height="1.016cm" svg:x="18.834cm" svg:y="4.064cm">
          <text:p text:style-name="P19">Identifier</text:p>
          <draw:enhanced-geometry svg:viewBox="0 0 21600 21600" draw:type="rectangle" draw:enhanced-path="M 0 0 L 21600 0 21600 21600 0 21600 0 0 Z N"/>
        </draw:custom-shape>
        <draw:custom-shape draw:style-name="gr177" draw:text-style-name="P20" draw:layer="layout" svg:width="1.308cm" svg:height="1.016cm" svg:x="22.036cm" svg:y="4.064cm">
          <text:p text:style-name="P19">eos</text:p>
          <draw:enhanced-geometry svg:viewBox="0 0 21600 21600" draw:type="rectangle" draw:enhanced-path="M 0 0 L 21600 0 21600 21600 0 21600 0 0 Z N"/>
        </draw:custom-shape>
        <draw:custom-shape draw:style-name="gr178" draw:text-style-name="P20" draw:layer="layout" svg:width="1.276cm" svg:height="1.016cm" svg:x="23.6cm" svg:y="4.064cm">
          <text:p text:style-name="P19">eof</text:p>
          <draw:enhanced-geometry svg:viewBox="0 0 21600 21600" draw:type="rectangle" draw:enhanced-path="M 0 0 L 21600 0 21600 21600 0 21600 0 0 Z N"/>
        </draw:custom-shape>
        <draw:custom-shape draw:style-name="gr179" draw:text-style-name="P20" draw:layer="layout" svg:width="1.746cm" svg:height="1.016cm" svg:x="5.08cm" svg:y="4.064cm">
          <text:p text:style-name="P19">print</text:p>
          <draw:enhanced-geometry svg:viewBox="0 0 21600 21600" draw:type="rectangle" draw:enhanced-path="M 0 0 L 21600 0 21600 21600 0 21600 0 0 Z N"/>
        </draw:custom-shape>
        <draw:custom-shape draw:style-name="gr180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181" draw:text-style-name="P6" draw:layer="layout" svg:width="6.096cm" svg:height="2.54cm" svg:x="17.78cm" svg:y="9.652cm">
          <text:p text:style-name="P6">Grammatik erlaubt:</text:p>
          <text:p text:style-name="P6">5 * 4 = 8 * 9</text:p>
          <draw:enhanced-geometry svg:viewBox="0 0 21600 21600" draw:text-areas="800 800 20800 20800" draw:type="round-rectangular-callout" draw:modifiers="-2802.29621125143 33959.8583234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First &amp; Follow Mengen</text:p>
          </draw:text-box>
        </draw:frame>
        <draw:custom-shape draw:style-name="gr182" draw:text-style-name="P18" draw:layer="layout" svg:width="22.098cm" svg:height="14.224cm" svg:x="2.794cm" svg:y="5.334cm">
          <text:p text:style-name="P17">Program<text:tab/><text:tab/>→<text:tab/>Statements <text:span text:style-name="T7">eof</text:span></text:p>
          <text:p text:style-name="P17"/>
          <text:p text:style-name="P17">Statements<text:tab/>→<text:tab/>Statement <text:span text:style-name="T7">eos</text:span> Statements | ε</text:p>
          <text:p text:style-name="P17"/>
          <text:p text:style-name="P17">Statement<text:tab/>→<text:tab/><text:span text:style-name="T7">while</text:span> Expr <text:span text:style-name="T7">{</text:span> Statements <text:span text:style-name="T7">}</text:span></text:p>
          <text:p text:style-name="P17"><text:s text:c="13"/><text:tab/><text:tab/><text:tab/>| <text:s/>Expr</text:p>
          <text:p text:style-name="P17"><text:s text:c="13"/><text:tab/><text:tab/><text:tab/>| <text:s/><text:span text:style-name="T7">print</text:span> Expr</text:p>
          <text:p text:style-name="P17"/>
          <text:p text:style-name="P17">Expr<text:tab/><text:tab/>→<text:tab/>AssignExpr</text:p>
          <text:p text:style-name="P17"/>
          <text:p text:style-name="P17">AssignExpr<text:tab/>→<text:tab/>MinusExpr <text:span text:style-name="T7">=</text:span> Expr | MinusExpr</text:p>
          <text:p text:style-name="P17"/>
          <text:p text:style-name="P17">MinusExpr<text:tab/>→<text:tab/>MulExpr <text:span text:style-name="T7">-</text:span> MinusExpr | MulExpr</text:p>
          <text:p text:style-name="P17"/>
          <text:p text:style-name="P17">MulExpr<text:tab/><text:tab/>→<text:tab/>Value <text:span text:style-name="T7">*</text:span> MulExpr | Value</text:p>
          <text:p text:style-name="P17"/>
          <text:p text:style-name="P17">Value <text:tab/><text:tab/>→<text:tab/><text:span text:style-name="T7">(</text:span> Expr <text:span text:style-name="T7">)</text:span> | <text:span text:style-name="T7">Identifier</text:span> | <text:span text:style-name="T7">Number</text:span></text:p>
          <draw:enhanced-geometry svg:viewBox="0 0 21600 21600" draw:type="rectangle" draw:enhanced-path="M 0 0 L 21600 0 21600 21600 0 21600 0 0 Z N"/>
        </draw:custom-shape>
        <draw:custom-shape draw:style-name="gr183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184" draw:text-style-name="P20" draw:layer="layout" svg:width="1.016cm" svg:height="1.016cm" svg:x="7.134cm" svg:y="4.064cm">
          <text:p text:style-name="P19">(</text:p>
          <draw:enhanced-geometry svg:viewBox="0 0 21600 21600" draw:type="rectangle" draw:enhanced-path="M 0 0 L 21600 0 21600 21600 0 21600 0 0 Z N"/>
        </draw:custom-shape>
        <draw:custom-shape draw:style-name="gr185" draw:text-style-name="P20" draw:layer="layout" svg:width="1.016cm" svg:height="1.016cm" svg:x="8.434cm" svg:y="4.064cm">
          <text:p text:style-name="P19">)</text:p>
          <draw:enhanced-geometry svg:viewBox="0 0 21600 21600" draw:type="rectangle" draw:enhanced-path="M 0 0 L 21600 0 21600 21600 0 21600 0 0 Z N"/>
        </draw:custom-shape>
        <draw:custom-shape draw:style-name="gr186" draw:text-style-name="P20" draw:layer="layout" svg:width="1.016cm" svg:height="1.016cm" svg:x="9.734cm" svg:y="4.064cm">
          <text:p text:style-name="P19">{</text:p>
          <draw:enhanced-geometry svg:viewBox="0 0 21600 21600" draw:type="rectangle" draw:enhanced-path="M 0 0 L 21600 0 21600 21600 0 21600 0 0 Z N"/>
        </draw:custom-shape>
        <draw:custom-shape draw:style-name="gr187" draw:text-style-name="P20" draw:layer="layout" svg:width="1.016cm" svg:height="1.016cm" svg:x="11.034cm" svg:y="4.064cm">
          <text:p text:style-name="P19">}</text:p>
          <draw:enhanced-geometry svg:viewBox="0 0 21600 21600" draw:type="rectangle" draw:enhanced-path="M 0 0 L 21600 0 21600 21600 0 21600 0 0 Z N"/>
        </draw:custom-shape>
        <draw:custom-shape draw:style-name="gr188" draw:text-style-name="P20" draw:layer="layout" svg:width="2.674cm" svg:height="1.016cm" svg:x="15.934cm" svg:y="4.064cm">
          <text:p text:style-name="P19">Number</text:p>
          <draw:enhanced-geometry svg:viewBox="0 0 21600 21600" draw:type="rectangle" draw:enhanced-path="M 0 0 L 21600 0 21600 21600 0 21600 0 0 Z N"/>
        </draw:custom-shape>
        <draw:custom-shape draw:style-name="gr189" draw:text-style-name="P20" draw:layer="layout" svg:width="1.016cm" svg:height="1.016cm" svg:x="12.334cm" svg:y="4.064cm">
          <text:p text:style-name="P19">=</text:p>
          <draw:enhanced-geometry svg:viewBox="0 0 21600 21600" draw:type="rectangle" draw:enhanced-path="M 0 0 L 21600 0 21600 21600 0 21600 0 0 Z N"/>
        </draw:custom-shape>
        <draw:custom-shape draw:style-name="gr190" draw:text-style-name="P20" draw:layer="layout" svg:width="0.734cm" svg:height="1.016cm" svg:x="13.716cm" svg:y="4.064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191" draw:text-style-name="P20" draw:layer="layout" svg:width="0.918cm" svg:height="1.016cm" svg:x="14.732cm" svg:y="4.064cm">
          <text:p text:style-name="P19">-</text:p>
          <draw:enhanced-geometry svg:viewBox="0 0 21600 21600" draw:type="rectangle" draw:enhanced-path="M 0 0 L 21600 0 21600 21600 0 21600 0 0 Z N"/>
        </draw:custom-shape>
        <draw:custom-shape draw:style-name="gr192" draw:text-style-name="P20" draw:layer="layout" svg:width="2.986cm" svg:height="1.016cm" svg:x="18.834cm" svg:y="4.064cm">
          <text:p text:style-name="P19">Identifier</text:p>
          <draw:enhanced-geometry svg:viewBox="0 0 21600 21600" draw:type="rectangle" draw:enhanced-path="M 0 0 L 21600 0 21600 21600 0 21600 0 0 Z N"/>
        </draw:custom-shape>
        <draw:custom-shape draw:style-name="gr193" draw:text-style-name="P20" draw:layer="layout" svg:width="1.308cm" svg:height="1.016cm" svg:x="22.036cm" svg:y="4.064cm">
          <text:p text:style-name="P19">eos</text:p>
          <draw:enhanced-geometry svg:viewBox="0 0 21600 21600" draw:type="rectangle" draw:enhanced-path="M 0 0 L 21600 0 21600 21600 0 21600 0 0 Z N"/>
        </draw:custom-shape>
        <draw:custom-shape draw:style-name="gr194" draw:text-style-name="P20" draw:layer="layout" svg:width="1.276cm" svg:height="1.016cm" svg:x="23.6cm" svg:y="4.064cm">
          <text:p text:style-name="P19">eof</text:p>
          <draw:enhanced-geometry svg:viewBox="0 0 21600 21600" draw:type="rectangle" draw:enhanced-path="M 0 0 L 21600 0 21600 21600 0 21600 0 0 Z N"/>
        </draw:custom-shape>
        <draw:custom-shape draw:style-name="gr195" draw:text-style-name="P20" draw:layer="layout" svg:width="1.746cm" svg:height="1.016cm" svg:x="5.08cm" svg:y="4.064cm">
          <text:p text:style-name="P19">print</text:p>
          <draw:enhanced-geometry svg:viewBox="0 0 21600 21600" draw:type="rectangle" draw:enhanced-path="M 0 0 L 21600 0 21600 21600 0 21600 0 0 Z N"/>
        </draw:custom-shape>
        <draw:custom-shape draw:style-name="gr196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Linksfaktorisierung</text:p>
          </draw:text-box>
        </draw:frame>
        <draw:custom-shape draw:style-name="gr197" draw:text-style-name="P18" draw:layer="layout" svg:width="22.098cm" svg:height="14.224cm" svg:x="2.794cm" svg:y="5.334cm">
          <text:p text:style-name="P17"/>
          <text:p text:style-name="P17"/>
          <text:p text:style-name="P17">Expr<text:tab/><text:tab/>→<text:tab/>AssignExpr</text:p>
          <text:p text:style-name="P17"/>
          <text:p text:style-name="P17">AssignExpr<text:tab/>→<text:tab/>MinusExpr <text:span text:style-name="T7">=</text:span> Expr | MinusExpr</text:p>
          <draw:enhanced-geometry svg:viewBox="0 0 21600 21600" draw:type="rectangle" draw:enhanced-path="M 0 0 L 21600 0 21600 21600 0 21600 0 0 Z N"/>
        </draw:custom-shape>
        <draw:custom-shape draw:style-name="gr198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199" draw:text-style-name="P20" draw:layer="layout" svg:width="1.016cm" svg:height="1.016cm" svg:x="7.134cm" svg:y="4.064cm">
          <text:p text:style-name="P19">(</text:p>
          <draw:enhanced-geometry svg:viewBox="0 0 21600 21600" draw:type="rectangle" draw:enhanced-path="M 0 0 L 21600 0 21600 21600 0 21600 0 0 Z N"/>
        </draw:custom-shape>
        <draw:custom-shape draw:style-name="gr200" draw:text-style-name="P20" draw:layer="layout" svg:width="1.016cm" svg:height="1.016cm" svg:x="8.434cm" svg:y="4.064cm">
          <text:p text:style-name="P19">)</text:p>
          <draw:enhanced-geometry svg:viewBox="0 0 21600 21600" draw:type="rectangle" draw:enhanced-path="M 0 0 L 21600 0 21600 21600 0 21600 0 0 Z N"/>
        </draw:custom-shape>
        <draw:custom-shape draw:style-name="gr201" draw:text-style-name="P20" draw:layer="layout" svg:width="1.016cm" svg:height="1.016cm" svg:x="9.734cm" svg:y="4.064cm">
          <text:p text:style-name="P19">{</text:p>
          <draw:enhanced-geometry svg:viewBox="0 0 21600 21600" draw:type="rectangle" draw:enhanced-path="M 0 0 L 21600 0 21600 21600 0 21600 0 0 Z N"/>
        </draw:custom-shape>
        <draw:custom-shape draw:style-name="gr202" draw:text-style-name="P20" draw:layer="layout" svg:width="1.016cm" svg:height="1.016cm" svg:x="11.034cm" svg:y="4.064cm">
          <text:p text:style-name="P19">}</text:p>
          <draw:enhanced-geometry svg:viewBox="0 0 21600 21600" draw:type="rectangle" draw:enhanced-path="M 0 0 L 21600 0 21600 21600 0 21600 0 0 Z N"/>
        </draw:custom-shape>
        <draw:custom-shape draw:style-name="gr203" draw:text-style-name="P20" draw:layer="layout" svg:width="2.674cm" svg:height="1.016cm" svg:x="15.934cm" svg:y="4.064cm">
          <text:p text:style-name="P19">Number</text:p>
          <draw:enhanced-geometry svg:viewBox="0 0 21600 21600" draw:type="rectangle" draw:enhanced-path="M 0 0 L 21600 0 21600 21600 0 21600 0 0 Z N"/>
        </draw:custom-shape>
        <draw:custom-shape draw:style-name="gr204" draw:text-style-name="P20" draw:layer="layout" svg:width="1.016cm" svg:height="1.016cm" svg:x="12.334cm" svg:y="4.064cm">
          <text:p text:style-name="P19">=</text:p>
          <draw:enhanced-geometry svg:viewBox="0 0 21600 21600" draw:type="rectangle" draw:enhanced-path="M 0 0 L 21600 0 21600 21600 0 21600 0 0 Z N"/>
        </draw:custom-shape>
        <draw:custom-shape draw:style-name="gr205" draw:text-style-name="P20" draw:layer="layout" svg:width="0.734cm" svg:height="1.016cm" svg:x="13.716cm" svg:y="4.064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206" draw:text-style-name="P20" draw:layer="layout" svg:width="0.918cm" svg:height="1.016cm" svg:x="14.732cm" svg:y="4.064cm">
          <text:p text:style-name="P19">-</text:p>
          <draw:enhanced-geometry svg:viewBox="0 0 21600 21600" draw:type="rectangle" draw:enhanced-path="M 0 0 L 21600 0 21600 21600 0 21600 0 0 Z N"/>
        </draw:custom-shape>
        <draw:custom-shape draw:style-name="gr207" draw:text-style-name="P20" draw:layer="layout" svg:width="2.986cm" svg:height="1.016cm" svg:x="18.834cm" svg:y="4.064cm">
          <text:p text:style-name="P19">Identifier</text:p>
          <draw:enhanced-geometry svg:viewBox="0 0 21600 21600" draw:type="rectangle" draw:enhanced-path="M 0 0 L 21600 0 21600 21600 0 21600 0 0 Z N"/>
        </draw:custom-shape>
        <draw:custom-shape draw:style-name="gr208" draw:text-style-name="P20" draw:layer="layout" svg:width="1.308cm" svg:height="1.016cm" svg:x="22.036cm" svg:y="4.064cm">
          <text:p text:style-name="P19">eos</text:p>
          <draw:enhanced-geometry svg:viewBox="0 0 21600 21600" draw:type="rectangle" draw:enhanced-path="M 0 0 L 21600 0 21600 21600 0 21600 0 0 Z N"/>
        </draw:custom-shape>
        <draw:custom-shape draw:style-name="gr209" draw:text-style-name="P20" draw:layer="layout" svg:width="1.276cm" svg:height="1.016cm" svg:x="23.6cm" svg:y="4.064cm">
          <text:p text:style-name="P19">eof</text:p>
          <draw:enhanced-geometry svg:viewBox="0 0 21600 21600" draw:type="rectangle" draw:enhanced-path="M 0 0 L 21600 0 21600 21600 0 21600 0 0 Z N"/>
        </draw:custom-shape>
        <draw:custom-shape draw:style-name="gr210" draw:text-style-name="P20" draw:layer="layout" svg:width="1.746cm" svg:height="1.016cm" svg:x="5.08cm" svg:y="4.064cm">
          <text:p text:style-name="P19">print</text:p>
          <draw:enhanced-geometry svg:viewBox="0 0 21600 21600" draw:type="rectangle" draw:enhanced-path="M 0 0 L 21600 0 21600 21600 0 21600 0 0 Z N"/>
        </draw:custom-shape>
        <draw:custom-shape draw:style-name="gr211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212" draw:text-style-name="P6" draw:layer="layout" svg:width="10.922cm" svg:height="2.54cm" svg:x="13.462cm" svg:y="9.398cm">
          <text:p text:style-name="P6">Abstiegsparser kann nicht</text:p>
          <text:p text:style-name="P6">entscheiden in welche Alternative</text:p>
          <text:p text:style-name="P6">er absteigt.</text:p>
          <draw:enhanced-geometry svg:viewBox="0 0 21600 21600" draw:text-areas="800 800 20800 20800" draw:type="round-rectangular-callout" draw:modifiers="201.702828893161 34223.3766233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Linksfaktorisierung</text:p>
          </draw:text-box>
        </draw:frame>
        <draw:custom-shape draw:style-name="gr213" draw:text-style-name="P18" draw:layer="layout" svg:width="22.098cm" svg:height="14.224cm" svg:x="2.794cm" svg:y="5.334cm">
          <text:p text:style-name="P17"/>
          <text:p text:style-name="P17"/>
          <text:p text:style-name="P17"/>
          <text:p text:style-name="P17"/>
          <text:p text:style-name="P17">Expr<text:tab/><text:tab/>→<text:tab/>AssignExpr</text:p>
          <text:p text:style-name="P17"/>
          <text:p text:style-name="P17">AssignExpr<text:tab/>→<text:tab/>MinusExpr AssignExpr’</text:p>
          <text:p text:style-name="P17"/>
          <text:p text:style-name="P17"><text:span text:style-name="T8">AssignExpr’</text:span><text:span text:style-name="T8"><text:tab/></text:span><text:span text:style-name="T8">→</text:span><text:span text:style-name="T8"><text:tab/></text:span><text:span text:style-name="T9">=</text:span><text:span text:style-name="T8"> Expr | </text:span><text:span text:style-name="T10">ε</text:span></text:p>
          <draw:enhanced-geometry svg:viewBox="0 0 21600 21600" draw:type="rectangle" draw:enhanced-path="M 0 0 L 21600 0 21600 21600 0 21600 0 0 Z N"/>
        </draw:custom-shape>
        <draw:custom-shape draw:style-name="gr214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draw:custom-shape draw:style-name="gr215" draw:text-style-name="P20" draw:layer="layout" svg:width="1.016cm" svg:height="1.016cm" svg:x="7.134cm" svg:y="4.064cm">
          <text:p text:style-name="P19">(</text:p>
          <draw:enhanced-geometry svg:viewBox="0 0 21600 21600" draw:type="rectangle" draw:enhanced-path="M 0 0 L 21600 0 21600 21600 0 21600 0 0 Z N"/>
        </draw:custom-shape>
        <draw:custom-shape draw:style-name="gr216" draw:text-style-name="P20" draw:layer="layout" svg:width="1.016cm" svg:height="1.016cm" svg:x="8.434cm" svg:y="4.064cm">
          <text:p text:style-name="P19">)</text:p>
          <draw:enhanced-geometry svg:viewBox="0 0 21600 21600" draw:type="rectangle" draw:enhanced-path="M 0 0 L 21600 0 21600 21600 0 21600 0 0 Z N"/>
        </draw:custom-shape>
        <draw:custom-shape draw:style-name="gr217" draw:text-style-name="P20" draw:layer="layout" svg:width="1.016cm" svg:height="1.016cm" svg:x="9.734cm" svg:y="4.064cm">
          <text:p text:style-name="P19">{</text:p>
          <draw:enhanced-geometry svg:viewBox="0 0 21600 21600" draw:type="rectangle" draw:enhanced-path="M 0 0 L 21600 0 21600 21600 0 21600 0 0 Z N"/>
        </draw:custom-shape>
        <draw:custom-shape draw:style-name="gr218" draw:text-style-name="P20" draw:layer="layout" svg:width="1.016cm" svg:height="1.016cm" svg:x="11.034cm" svg:y="4.064cm">
          <text:p text:style-name="P19">}</text:p>
          <draw:enhanced-geometry svg:viewBox="0 0 21600 21600" draw:type="rectangle" draw:enhanced-path="M 0 0 L 21600 0 21600 21600 0 21600 0 0 Z N"/>
        </draw:custom-shape>
        <draw:custom-shape draw:style-name="gr219" draw:text-style-name="P20" draw:layer="layout" svg:width="2.674cm" svg:height="1.016cm" svg:x="15.934cm" svg:y="4.064cm">
          <text:p text:style-name="P19">Number</text:p>
          <draw:enhanced-geometry svg:viewBox="0 0 21600 21600" draw:type="rectangle" draw:enhanced-path="M 0 0 L 21600 0 21600 21600 0 21600 0 0 Z N"/>
        </draw:custom-shape>
        <draw:custom-shape draw:style-name="gr220" draw:text-style-name="P20" draw:layer="layout" svg:width="1.016cm" svg:height="1.016cm" svg:x="12.334cm" svg:y="4.064cm">
          <text:p text:style-name="P19">=</text:p>
          <draw:enhanced-geometry svg:viewBox="0 0 21600 21600" draw:type="rectangle" draw:enhanced-path="M 0 0 L 21600 0 21600 21600 0 21600 0 0 Z N"/>
        </draw:custom-shape>
        <draw:custom-shape draw:style-name="gr221" draw:text-style-name="P20" draw:layer="layout" svg:width="0.734cm" svg:height="1.016cm" svg:x="13.716cm" svg:y="4.064cm">
          <text:p text:style-name="P19">*</text:p>
          <draw:enhanced-geometry svg:viewBox="0 0 21600 21600" draw:type="rectangle" draw:enhanced-path="M 0 0 L 21600 0 21600 21600 0 21600 0 0 Z N"/>
        </draw:custom-shape>
        <draw:custom-shape draw:style-name="gr222" draw:text-style-name="P20" draw:layer="layout" svg:width="0.918cm" svg:height="1.016cm" svg:x="14.732cm" svg:y="4.064cm">
          <text:p text:style-name="P19">-</text:p>
          <draw:enhanced-geometry svg:viewBox="0 0 21600 21600" draw:type="rectangle" draw:enhanced-path="M 0 0 L 21600 0 21600 21600 0 21600 0 0 Z N"/>
        </draw:custom-shape>
        <draw:custom-shape draw:style-name="gr223" draw:text-style-name="P20" draw:layer="layout" svg:width="2.986cm" svg:height="1.016cm" svg:x="18.834cm" svg:y="4.064cm">
          <text:p text:style-name="P19">Identifier</text:p>
          <draw:enhanced-geometry svg:viewBox="0 0 21600 21600" draw:type="rectangle" draw:enhanced-path="M 0 0 L 21600 0 21600 21600 0 21600 0 0 Z N"/>
        </draw:custom-shape>
        <draw:custom-shape draw:style-name="gr224" draw:text-style-name="P20" draw:layer="layout" svg:width="1.308cm" svg:height="1.016cm" svg:x="22.036cm" svg:y="4.064cm">
          <text:p text:style-name="P19">eos</text:p>
          <draw:enhanced-geometry svg:viewBox="0 0 21600 21600" draw:type="rectangle" draw:enhanced-path="M 0 0 L 21600 0 21600 21600 0 21600 0 0 Z N"/>
        </draw:custom-shape>
        <draw:custom-shape draw:style-name="gr225" draw:text-style-name="P20" draw:layer="layout" svg:width="1.276cm" svg:height="1.016cm" svg:x="23.6cm" svg:y="4.064cm">
          <text:p text:style-name="P19">eof</text:p>
          <draw:enhanced-geometry svg:viewBox="0 0 21600 21600" draw:type="rectangle" draw:enhanced-path="M 0 0 L 21600 0 21600 21600 0 21600 0 0 Z N"/>
        </draw:custom-shape>
        <draw:custom-shape draw:style-name="gr226" draw:text-style-name="P20" draw:layer="layout" svg:width="1.746cm" svg:height="1.016cm" svg:x="5.08cm" svg:y="4.064cm">
          <text:p text:style-name="P19">print</text:p>
          <draw:enhanced-geometry svg:viewBox="0 0 21600 21600" draw:type="rectangle" draw:enhanced-path="M 0 0 L 21600 0 21600 21600 0 21600 0 0 Z N"/>
        </draw:custom-shape>
        <draw:custom-shape draw:style-name="gr227" draw:text-style-name="P20" draw:layer="layout" svg:width="2.032cm" svg:height="1.016cm" svg:x="2.794cm" svg:y="4.064cm">
          <text:p text:style-name="P19">whi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Ast</text:p>
          </draw:text-box>
        </draw:frame>
        <draw:frame presentation:style-name="pr5" draw:text-style-name="P21" draw:layer="layout" svg:width="25.199cm" svg:height="2.961cm" svg:x="1.4cm" svg:y="4.913cm" presentation:class="outline" presentation:user-transformed="true">
          <draw:text-box>
            <text:list text:style-name="L2">
              <text:list-item>
                <text:p><text:span text:style-name="T11">Wie das Programm intern repräsentieren? </text:span></text:p>
              </text:list-item>
            </text:list>
          </draw:text-box>
        </draw:frame>
        <draw:custom-shape draw:style-name="gr3" draw:text-style-name="P5" draw:layer="layout" svg:width="6.096cm" svg:height="2.794cm" svg:x="2.54cm" svg:y="11.43cm">
          <text:p text:style-name="P4"><text:span text:style-name="T3">a </text:span><text:span text:style-name="T4">=</text:span><text:span text:style-name="T3"> </text:span><text:span text:style-name="T4">7</text:span><text:span text:style-name="T3"> </text:span><text:span text:style-name="T4">*</text:span><text:span text:style-name="T3"> (</text:span><text:span text:style-name="T4">8</text:span><text:span text:style-name="T3"> </text:span><text:span text:style-name="T4">-</text:span><text:span text:style-name="T3"> </text:span><text:span text:style-name="T4">3</text:span><text:span text:style-name="T3">)</text:span></text:p>
          <text:p text:style-name="P4"><text:span text:style-name="T2">print</text:span><text:span text:style-name="T3">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6" draw:layer="layout" svg:width="10.16cm" svg:height="4.318cm" svg:x="8.102cm" svg:y="14.986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29" draw:text-style-name="P23" draw:layer="layout" svg:width="5.08cm" svg:height="5.793cm" svg:x="15.748cm" svg:y="9.652cm">
          <draw:text-box>
            <text:p text:style-name="P22"><text:span text:style-name="T12">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Ast</text:p>
          </draw:text-box>
        </draw:frame>
        <draw:frame presentation:style-name="pr5" draw:text-style-name="P21" draw:layer="layout" svg:width="25.199cm" svg:height="2.961cm" svg:x="1.4cm" svg:y="4.913cm" presentation:class="outline" presentation:user-transformed="true">
          <draw:text-box>
            <text:list text:style-name="L2">
              <text:list-item>
                <text:p><text:span text:style-name="T11">Repräsentiere Program als Abstrakten Syntax </text:span><text:span text:style-name="T11">Baum </text:span></text:p>
              </text:list-item>
            </text:list>
          </draw:text-box>
        </draw:frame>
        <draw:custom-shape draw:style-name="gr230" draw:text-style-name="P5" draw:layer="layout" svg:width="6.096cm" svg:height="2.794cm" svg:x="2.54cm" svg:y="11.43cm">
          <text:p text:style-name="P4"><text:span text:style-name="T3">a </text:span><text:span text:style-name="T4">=</text:span><text:span text:style-name="T3"> </text:span><text:span text:style-name="T4">7</text:span><text:span text:style-name="T3"> </text:span><text:span text:style-name="T4">*</text:span><text:span text:style-name="T3"> (</text:span><text:span text:style-name="T4">8</text:span><text:span text:style-name="T3"> </text:span><text:span text:style-name="T4">-</text:span><text:span text:style-name="T3"> </text:span><text:span text:style-name="T4">3</text:span><text:span text:style-name="T3">)</text:span></text:p>
          <text:p text:style-name="P4"><text:span text:style-name="T2">print</text:span><text:span text:style-name="T3">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6" draw:layer="layout" svg:width="4.572cm" svg:height="2.032cm" svg:x="13.716cm" svg:y="6.604cm">
          <text:p text:style-name="P6">Program</text:p>
          <draw:enhanced-geometry svg:viewBox="0 0 21600 21600" draw:type="rectangle" draw:enhanced-path="M 0 0 L 21600 0 21600 21600 0 21600 0 0 Z N"/>
        </draw:custom-shape>
        <draw:custom-shape draw:style-name="gr232" draw:text-style-name="P6" draw:layer="layout" svg:width="3.81cm" svg:height="1.27cm" svg:x="10.922cm" svg:y="9.144cm">
          <text:p text:style-name="P6">PrintStmt</text:p>
          <draw:enhanced-geometry svg:viewBox="0 0 21600 21600" draw:type="rectangle" draw:enhanced-path="M 0 0 L 21600 0 21600 21600 0 21600 0 0 Z N"/>
        </draw:custom-shape>
        <draw:custom-shape draw:style-name="gr232" draw:text-style-name="P6" draw:layer="layout" svg:width="3.81cm" svg:height="1.27cm" svg:x="17.272cm" svg:y="9.144cm">
          <text:p text:style-name="P6">ExprStmt</text:p>
          <draw:enhanced-geometry svg:viewBox="0 0 21600 21600" draw:type="rectangle" draw:enhanced-path="M 0 0 L 21600 0 21600 21600 0 21600 0 0 Z N"/>
        </draw:custom-shape>
        <draw:custom-shape draw:style-name="gr233" draw:text-style-name="P6" draw:layer="layout" svg:width="3.81cm" svg:height="1.524cm" svg:x="10.922cm" svg:y="11.176cm">
          <text:p text:style-name="P6">VarExpr(a)</text:p>
          <draw:enhanced-geometry svg:viewBox="0 0 21600 21600" draw:type="rectangle" draw:enhanced-path="M 0 0 L 21600 0 21600 21600 0 21600 0 0 Z N"/>
        </draw:custom-shape>
        <draw:custom-shape draw:style-name="gr232" draw:text-style-name="P6" draw:layer="layout" svg:width="3.81cm" svg:height="1.27cm" svg:x="19.158cm" svg:y="10.922cm">
          <text:p text:style-name="P6">AssignExpr</text:p>
          <draw:enhanced-geometry svg:viewBox="0 0 21600 21600" draw:type="rectangle" draw:enhanced-path="M 0 0 L 21600 0 21600 21600 0 21600 0 0 Z N"/>
        </draw:custom-shape>
        <draw:custom-shape draw:style-name="gr234" draw:text-style-name="P6" draw:layer="layout" svg:width="2.286cm" svg:height="1.27cm" svg:x="17.526cm" svg:y="12.954cm">
          <text:p text:style-name="P6">Var(a)</text:p>
          <draw:enhanced-geometry svg:viewBox="0 0 21600 21600" draw:type="rectangle" draw:enhanced-path="M 0 0 L 21600 0 21600 21600 0 21600 0 0 Z N"/>
        </draw:custom-shape>
        <draw:custom-shape draw:style-name="gr232" draw:text-style-name="P6" draw:layer="layout" svg:width="3.81cm" svg:height="1.27cm" svg:x="21.336cm" svg:y="12.954cm">
          <text:p text:style-name="P6">MulExpr</text:p>
          <draw:enhanced-geometry svg:viewBox="0 0 21600 21600" draw:type="rectangle" draw:enhanced-path="M 0 0 L 21600 0 21600 21600 0 21600 0 0 Z N"/>
        </draw:custom-shape>
        <draw:custom-shape draw:style-name="gr235" draw:text-style-name="P6" draw:layer="layout" svg:width="4.064cm" svg:height="1.27cm" svg:x="22.606cm" svg:y="14.986cm">
          <text:p text:style-name="P6">SubExpr</text:p>
          <draw:enhanced-geometry svg:viewBox="0 0 21600 21600" draw:type="rectangle" draw:enhanced-path="M 0 0 L 21600 0 21600 21600 0 21600 0 0 Z N"/>
        </draw:custom-shape>
        <draw:custom-shape draw:style-name="gr236" draw:text-style-name="P6" draw:layer="layout" svg:width="2.032cm" svg:height="1.27cm" svg:x="22.606cm" svg:y="17.018cm">
          <text:p text:style-name="P6">8</text:p>
          <draw:enhanced-geometry svg:viewBox="0 0 21600 21600" draw:type="rectangle" draw:enhanced-path="M 0 0 L 21600 0 21600 21600 0 21600 0 0 Z N"/>
        </draw:custom-shape>
        <draw:custom-shape draw:style-name="gr234" draw:text-style-name="P6" draw:layer="layout" svg:width="2.286cm" svg:height="1.27cm" svg:x="25.146cm" svg:y="17.018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236" draw:text-style-name="P6" draw:layer="layout" svg:width="2.032cm" svg:height="1.27cm" svg:x="19.812cm" svg:y="14.986cm">
          <text:p text:style-name="P6">7</text:p>
          <draw:enhanced-geometry svg:viewBox="0 0 21600 21600" draw:type="rectangle" draw:enhanced-path="M 0 0 L 21600 0 21600 21600 0 21600 0 0 Z N"/>
        </draw:custom-shape>
        <draw:line draw:style-name="gr237" draw:text-style-name="P10" draw:layer="layout" svg:x1="14.986cm" svg:y1="8.89cm" svg:x2="14.478cm" svg:y2="9.144cm">
          <text:p/>
        </draw:line>
        <draw:line draw:style-name="gr237" draw:text-style-name="P10" draw:layer="layout" svg:x1="12.7cm" svg:y1="10.414cm" svg:x2="12.7cm" svg:y2="11.176cm">
          <text:p/>
        </draw:line>
        <draw:line draw:style-name="gr237" draw:text-style-name="P10" draw:layer="layout" svg:x1="20.32cm" svg:y1="10.414cm" svg:x2="20.828cm" svg:y2="10.922cm">
          <text:p/>
        </draw:line>
        <draw:line draw:style-name="gr237" draw:text-style-name="P10" draw:layer="layout" svg:x1="20.32cm" svg:y1="12.192cm" svg:x2="19.558cm" svg:y2="12.954cm">
          <text:p/>
        </draw:line>
        <draw:line draw:style-name="gr237" draw:text-style-name="P10" draw:layer="layout" svg:x1="22.352cm" svg:y1="12.192cm" svg:x2="22.86cm" svg:y2="12.954cm">
          <text:p/>
        </draw:line>
        <draw:line draw:style-name="gr237" draw:text-style-name="P10" draw:layer="layout" svg:x1="23.368cm" svg:y1="14.224cm" svg:x2="24.13cm" svg:y2="14.986cm">
          <text:p/>
        </draw:line>
        <draw:line draw:style-name="gr237" draw:text-style-name="P10" draw:layer="layout" svg:x1="22.352cm" svg:y1="14.224cm" svg:x2="21.59cm" svg:y2="14.986cm">
          <text:p/>
        </draw:line>
        <draw:line draw:style-name="gr237" draw:text-style-name="P10" draw:layer="layout" svg:x1="24.384cm" svg:y1="16.256cm" svg:x2="23.876cm" svg:y2="17.018cm">
          <text:p/>
        </draw:line>
        <draw:line draw:style-name="gr237" draw:text-style-name="P10" draw:layer="layout" svg:x1="25.654cm" svg:y1="16.256cm" svg:x2="26.162cm" svg:y2="17.018cm">
          <text:p/>
        </draw:line>
        <draw:line draw:style-name="gr238" draw:text-style-name="P10" draw:layer="layout" svg:x1="14.986cm" svg:y1="8.89cm" svg:x2="17.272cm" svg:y2="8.89cm">
          <text:p/>
        </draw:line>
        <draw:line draw:style-name="gr238" draw:text-style-name="P10" draw:layer="layout" svg:x1="16.048cm" svg:y1="8.636cm" svg:x2="16.048cm" svg:y2="8.89cm">
          <text:p/>
        </draw:line>
        <draw:line draw:style-name="gr237" draw:text-style-name="P10" draw:layer="layout" svg:x1="17.272cm" svg:y1="8.89cm" svg:x2="17.78cm" svg:y2="9.144cm">
          <text:p/>
        </draw:line>
        <draw:custom-shape draw:style-name="gr228" draw:text-style-name="P6" draw:layer="layout" svg:width="10.16cm" svg:height="4.318cm" svg:x="8.066cm" svg:y="14.986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239" draw:text-style-name="P18" draw:layer="layout" svg:width="14.224cm" svg:height="16.002cm" svg:x="0.508cm" svg:y="4.064cm">
          <text:p text:style-name="P17">Program<text:tab/><text:tab/>→<text:tab/>Statements <text:span text:style-name="T7">eof</text:span></text:p>
          <text:p text:style-name="P17"/>
          <text:p text:style-name="P17">Statements<text:tab/>→<text:tab/>Statement <text:span text:style-name="T7">eos</text:span> Statements | ε</text:p>
          <text:p text:style-name="P17"/>
          <text:p text:style-name="P17">Statement<text:tab/>→<text:tab/><text:span text:style-name="T7">while</text:span> Expr <text:span text:style-name="T7">{</text:span> Statements <text:span text:style-name="T7">}</text:span></text:p>
          <text:p text:style-name="P17"><text:s text:c="13"/><text:tab/><text:tab/><text:tab/>| <text:s/>Expr</text:p>
          <text:p text:style-name="P17"><text:s text:c="13"/><text:tab/><text:tab/><text:tab/>| <text:s/><text:span text:style-name="T7">print</text:span> Expr</text:p>
          <text:p text:style-name="P17"/>
          <text:p text:style-name="P17"/>
          <text:p text:style-name="P17"/>
          <text:p text:style-name="P17"/>
          <text:p text:style-name="P17">Expr<text:tab/><text:tab/>→<text:tab/>AssignExpr</text:p>
          <text:p text:style-name="P17"/>
          <text:p text:style-name="P17">AssignExpr<text:tab/>→<text:tab/>MinusExpr <text:span text:style-name="T7">=</text:span> Expr | MinusExpr</text:p>
          <text:p text:style-name="P17"/>
          <text:p text:style-name="P17">MinusExpr<text:tab/>→<text:tab/>MulExpr <text:span text:style-name="T7">-</text:span> MinusExpr | MulExpr</text:p>
          <text:p text:style-name="P17"/>
          <text:p text:style-name="P17">MulExpr<text:tab/><text:tab/>→<text:tab/>Value <text:span text:style-name="T7">*</text:span> MulExpr | Value</text:p>
          <text:p text:style-name="P17"/>
          <text:p text:style-name="P17">Value <text:tab/><text:tab/>→<text:tab/><text:span text:style-name="T7">(</text:span> Expr <text:span text:style-name="T7">)</text:span> | <text:span text:style-name="T7">Identifier</text:span> | <text:span text:style-name="T7">Number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5cm" svg:x="1.4cm" svg:y="0.837cm" presentation:class="title">
          <draw:text-box>
            <text:p>Ast</text:p>
          </draw:text-box>
        </draw:frame>
        <draw:custom-shape draw:style-name="gr240" draw:text-style-name="P6" draw:layer="layout" svg:width="4.572cm" svg:height="2.032cm" svg:x="15.216cm" svg:y="6.604cm">
          <text:p text:style-name="P6">Program</text:p>
          <draw:enhanced-geometry svg:viewBox="0 0 21600 21600" draw:type="rectangle" draw:enhanced-path="M 0 0 L 21600 0 21600 21600 0 21600 0 0 Z N"/>
        </draw:custom-shape>
        <draw:custom-shape draw:style-name="gr241" draw:text-style-name="P6" draw:layer="layout" svg:width="3.81cm" svg:height="1.27cm" svg:x="12.222cm" svg:y="9.144cm">
          <text:p text:style-name="P6">PrintStmt</text:p>
          <draw:enhanced-geometry svg:viewBox="0 0 21600 21600" draw:type="rectangle" draw:enhanced-path="M 0 0 L 21600 0 21600 21600 0 21600 0 0 Z N"/>
        </draw:custom-shape>
        <draw:custom-shape draw:style-name="gr241" draw:text-style-name="P6" draw:layer="layout" svg:width="3.81cm" svg:height="1.27cm" svg:x="17.272cm" svg:y="9.144cm">
          <text:p text:style-name="P6">ExprStmt</text:p>
          <draw:enhanced-geometry svg:viewBox="0 0 21600 21600" draw:type="rectangle" draw:enhanced-path="M 0 0 L 21600 0 21600 21600 0 21600 0 0 Z N"/>
        </draw:custom-shape>
        <draw:custom-shape draw:style-name="gr242" draw:text-style-name="P6" draw:layer="layout" svg:width="3.81cm" svg:height="1.524cm" svg:x="12.222cm" svg:y="11.176cm">
          <text:p text:style-name="P6">VarExpr(a)</text:p>
          <draw:enhanced-geometry svg:viewBox="0 0 21600 21600" draw:type="rectangle" draw:enhanced-path="M 0 0 L 21600 0 21600 21600 0 21600 0 0 Z N"/>
        </draw:custom-shape>
        <draw:custom-shape draw:style-name="gr241" draw:text-style-name="P6" draw:layer="layout" svg:width="3.81cm" svg:height="1.27cm" svg:x="19.158cm" svg:y="10.922cm">
          <text:p text:style-name="P6">AssignExpr</text:p>
          <draw:enhanced-geometry svg:viewBox="0 0 21600 21600" draw:type="rectangle" draw:enhanced-path="M 0 0 L 21600 0 21600 21600 0 21600 0 0 Z N"/>
        </draw:custom-shape>
        <draw:custom-shape draw:style-name="gr243" draw:text-style-name="P6" draw:layer="layout" svg:width="2.286cm" svg:height="1.27cm" svg:x="17.526cm" svg:y="12.954cm">
          <text:p text:style-name="P6">Var(a)</text:p>
          <draw:enhanced-geometry svg:viewBox="0 0 21600 21600" draw:type="rectangle" draw:enhanced-path="M 0 0 L 21600 0 21600 21600 0 21600 0 0 Z N"/>
        </draw:custom-shape>
        <draw:custom-shape draw:style-name="gr241" draw:text-style-name="P6" draw:layer="layout" svg:width="3.81cm" svg:height="1.27cm" svg:x="21.336cm" svg:y="12.954cm">
          <text:p text:style-name="P6">MulExpr</text:p>
          <draw:enhanced-geometry svg:viewBox="0 0 21600 21600" draw:type="rectangle" draw:enhanced-path="M 0 0 L 21600 0 21600 21600 0 21600 0 0 Z N"/>
        </draw:custom-shape>
        <draw:custom-shape draw:style-name="gr244" draw:text-style-name="P6" draw:layer="layout" svg:width="4.064cm" svg:height="1.27cm" svg:x="22.606cm" svg:y="14.986cm">
          <text:p text:style-name="P6">SubExpr</text:p>
          <draw:enhanced-geometry svg:viewBox="0 0 21600 21600" draw:type="rectangle" draw:enhanced-path="M 0 0 L 21600 0 21600 21600 0 21600 0 0 Z N"/>
        </draw:custom-shape>
        <draw:custom-shape draw:style-name="gr245" draw:text-style-name="P6" draw:layer="layout" svg:width="2.032cm" svg:height="1.27cm" svg:x="22.606cm" svg:y="17.018cm">
          <text:p text:style-name="P6">8</text:p>
          <draw:enhanced-geometry svg:viewBox="0 0 21600 21600" draw:type="rectangle" draw:enhanced-path="M 0 0 L 21600 0 21600 21600 0 21600 0 0 Z N"/>
        </draw:custom-shape>
        <draw:custom-shape draw:style-name="gr243" draw:text-style-name="P6" draw:layer="layout" svg:width="2.286cm" svg:height="1.27cm" svg:x="25.146cm" svg:y="17.018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245" draw:text-style-name="P6" draw:layer="layout" svg:width="2.032cm" svg:height="1.27cm" svg:x="19.812cm" svg:y="14.986cm">
          <text:p text:style-name="P6">7</text:p>
          <draw:enhanced-geometry svg:viewBox="0 0 21600 21600" draw:type="rectangle" draw:enhanced-path="M 0 0 L 21600 0 21600 21600 0 21600 0 0 Z N"/>
        </draw:custom-shape>
        <draw:line draw:style-name="gr246" draw:text-style-name="P10" draw:layer="layout" svg:x1="14.986cm" svg:y1="8.89cm" svg:x2="14.478cm" svg:y2="9.144cm">
          <text:p/>
        </draw:line>
        <draw:line draw:style-name="gr246" draw:text-style-name="P10" draw:layer="layout" svg:x1="14cm" svg:y1="10.414cm" svg:x2="14cm" svg:y2="11.176cm">
          <text:p/>
        </draw:line>
        <draw:line draw:style-name="gr246" draw:text-style-name="P10" draw:layer="layout" svg:x1="20.32cm" svg:y1="10.414cm" svg:x2="20.828cm" svg:y2="10.922cm">
          <text:p/>
        </draw:line>
        <draw:line draw:style-name="gr246" draw:text-style-name="P10" draw:layer="layout" svg:x1="20.32cm" svg:y1="12.192cm" svg:x2="19.558cm" svg:y2="12.954cm">
          <text:p/>
        </draw:line>
        <draw:line draw:style-name="gr246" draw:text-style-name="P10" draw:layer="layout" svg:x1="22.352cm" svg:y1="12.192cm" svg:x2="22.86cm" svg:y2="12.954cm">
          <text:p/>
        </draw:line>
        <draw:line draw:style-name="gr246" draw:text-style-name="P10" draw:layer="layout" svg:x1="23.368cm" svg:y1="14.224cm" svg:x2="24.13cm" svg:y2="14.986cm">
          <text:p/>
        </draw:line>
        <draw:line draw:style-name="gr246" draw:text-style-name="P10" draw:layer="layout" svg:x1="22.352cm" svg:y1="14.224cm" svg:x2="21.59cm" svg:y2="14.986cm">
          <text:p/>
        </draw:line>
        <draw:line draw:style-name="gr246" draw:text-style-name="P10" draw:layer="layout" svg:x1="24.384cm" svg:y1="16.256cm" svg:x2="23.876cm" svg:y2="17.018cm">
          <text:p/>
        </draw:line>
        <draw:line draw:style-name="gr246" draw:text-style-name="P10" draw:layer="layout" svg:x1="25.654cm" svg:y1="16.256cm" svg:x2="26.162cm" svg:y2="17.018cm">
          <text:p/>
        </draw:line>
        <draw:line draw:style-name="gr247" draw:text-style-name="P10" draw:layer="layout" svg:x1="14.986cm" svg:y1="8.89cm" svg:x2="17.272cm" svg:y2="8.89cm">
          <text:p/>
        </draw:line>
        <draw:line draw:style-name="gr247" draw:text-style-name="P10" draw:layer="layout" svg:x1="16.048cm" svg:y1="8.636cm" svg:x2="16.048cm" svg:y2="8.89cm">
          <text:p/>
        </draw:line>
        <draw:line draw:style-name="gr246" draw:text-style-name="P10" draw:layer="layout" svg:x1="17.272cm" svg:y1="8.89cm" svg:x2="17.78cm" svg:y2="9.144cm">
          <text:p/>
        </draw:lin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Ast VererbungsHierarchie</text:p>
          </draw:text-box>
        </draw:frame>
        <draw:custom-shape draw:style-name="gr248" draw:text-style-name="P6" xml:id="id5" draw:id="id5" draw:layer="layout" svg:width="3.81cm" svg:height="1.27cm" svg:x="11.584cm" svg:y="4.172cm">
          <text:p text:style-name="P6">Node</text:p>
          <draw:enhanced-geometry svg:viewBox="0 0 21600 21600" draw:type="rectangle" draw:enhanced-path="M 0 0 L 21600 0 21600 21600 0 21600 0 0 Z N"/>
        </draw:custom-shape>
        <draw:custom-shape draw:style-name="gr249" draw:text-style-name="P6" xml:id="id8" draw:id="id8" draw:layer="layout" svg:width="4.318cm" svg:height="1.27cm" svg:x="5.08cm" svg:y="6.858cm">
          <text:p text:style-name="P6">Statement</text:p>
          <draw:enhanced-geometry svg:viewBox="0 0 21600 21600" draw:type="rectangle" draw:enhanced-path="M 0 0 L 21600 0 21600 21600 0 21600 0 0 Z N"/>
        </draw:custom-shape>
        <draw:custom-shape draw:style-name="gr250" draw:text-style-name="P6" xml:id="id6" draw:id="id6" draw:layer="layout" svg:width="3.048cm" svg:height="1.27cm" svg:x="17.356cm" svg:y="6.858cm">
          <text:p text:style-name="P6">Expr</text:p>
          <draw:enhanced-geometry svg:viewBox="0 0 21600 21600" draw:type="rectangle" draw:enhanced-path="M 0 0 L 21600 0 21600 21600 0 21600 0 0 Z N"/>
        </draw:custom-shape>
        <draw:custom-shape draw:style-name="gr251" draw:text-style-name="P6" xml:id="id13" draw:id="id13" draw:layer="layout" svg:width="3.556cm" svg:height="1.27cm" svg:x="17.78cm" svg:y="9.398cm">
          <text:p text:style-name="P6">BinaryExpr</text:p>
          <draw:enhanced-geometry svg:viewBox="0 0 21600 21600" draw:type="rectangle" draw:enhanced-path="M 0 0 L 21600 0 21600 21600 0 21600 0 0 Z N"/>
        </draw:custom-shape>
        <draw:custom-shape draw:style-name="gr252" draw:text-style-name="P6" xml:id="id12" draw:id="id12" draw:layer="layout" svg:width="3.302cm" svg:height="1.27cm" svg:x="13.462cm" svg:y="9.398cm">
          <text:p text:style-name="P6">Variable</text:p>
          <draw:enhanced-geometry svg:viewBox="0 0 21600 21600" draw:type="rectangle" draw:enhanced-path="M 0 0 L 21600 0 21600 21600 0 21600 0 0 Z N"/>
        </draw:custom-shape>
        <draw:custom-shape draw:style-name="gr252" draw:text-style-name="P6" xml:id="id14" draw:id="id14" draw:layer="layout" svg:width="3.302cm" svg:height="1.27cm" svg:x="22.452cm" svg:y="9.398cm">
          <text:p text:style-name="P6">Konstante</text:p>
          <draw:enhanced-geometry svg:viewBox="0 0 21600 21600" draw:type="rectangle" draw:enhanced-path="M 0 0 L 21600 0 21600 21600 0 21600 0 0 Z N"/>
        </draw:custom-shape>
        <draw:custom-shape draw:style-name="gr252" draw:text-style-name="P6" xml:id="id17" draw:id="id17" draw:layer="layout" svg:width="3.302cm" svg:height="1.27cm" svg:x="13.462cm" svg:y="12.7cm">
          <text:p text:style-name="P6">SubExpr</text:p>
          <draw:enhanced-geometry svg:viewBox="0 0 21600 21600" draw:type="rectangle" draw:enhanced-path="M 0 0 L 21600 0 21600 21600 0 21600 0 0 Z N"/>
        </draw:custom-shape>
        <draw:custom-shape draw:style-name="gr252" draw:text-style-name="P6" xml:id="id15" draw:id="id15" draw:layer="layout" svg:width="3.302cm" svg:height="1.27cm" svg:x="18.034cm" svg:y="12.7cm">
          <text:p text:style-name="P6">MulExpr</text:p>
          <draw:enhanced-geometry svg:viewBox="0 0 21600 21600" draw:type="rectangle" draw:enhanced-path="M 0 0 L 21600 0 21600 21600 0 21600 0 0 Z N"/>
        </draw:custom-shape>
        <draw:custom-shape draw:style-name="gr248" draw:text-style-name="P6" xml:id="id16" draw:id="id16" draw:layer="layout" svg:width="3.81cm" svg:height="1.27cm" svg:x="22.352cm" svg:y="12.7cm">
          <text:p text:style-name="P6">AssignExpr</text:p>
          <draw:enhanced-geometry svg:viewBox="0 0 21600 21600" draw:type="rectangle" draw:enhanced-path="M 0 0 L 21600 0 21600 21600 0 21600 0 0 Z N"/>
        </draw:custom-shape>
        <draw:custom-shape draw:style-name="gr253" draw:text-style-name="P6" xml:id="id9" draw:id="id9" draw:layer="layout" svg:width="4.826cm" svg:height="1.27cm" svg:x="0.762cm" svg:y="9.79cm">
          <text:p text:style-name="P6">WhileStatement</text:p>
          <draw:enhanced-geometry svg:viewBox="0 0 21600 21600" draw:type="rectangle" draw:enhanced-path="M 0 0 L 21600 0 21600 21600 0 21600 0 0 Z N"/>
        </draw:custom-shape>
        <draw:custom-shape draw:style-name="gr253" draw:text-style-name="P6" xml:id="id10" draw:id="id10" draw:layer="layout" svg:width="4.826cm" svg:height="1.27cm" svg:x="3.562cm" svg:y="12.176cm">
          <text:p text:style-name="P6">PrintStatement</text:p>
          <draw:enhanced-geometry svg:viewBox="0 0 21600 21600" draw:type="rectangle" draw:enhanced-path="M 0 0 L 21600 0 21600 21600 0 21600 0 0 Z N"/>
        </draw:custom-shape>
        <draw:custom-shape draw:style-name="gr253" draw:text-style-name="P6" xml:id="id11" draw:id="id11" draw:layer="layout" svg:width="4.826cm" svg:height="1.27cm" svg:x="6.562cm" svg:y="14.562cm">
          <text:p text:style-name="P6">ExprStatement</text:p>
          <draw:enhanced-geometry svg:viewBox="0 0 21600 21600" draw:type="rectangle" draw:enhanced-path="M 0 0 L 21600 0 21600 21600 0 21600 0 0 Z N"/>
        </draw:custom-shape>
        <draw:custom-shape draw:style-name="gr252" draw:text-style-name="P6" xml:id="id7" draw:id="id7" draw:layer="layout" svg:width="3.302cm" svg:height="1.27cm" svg:x="11.884cm" svg:y="6.858cm">
          <text:p text:style-name="P6">Program</text:p>
          <draw:enhanced-geometry svg:viewBox="0 0 21600 21600" draw:type="rectangle" draw:enhanced-path="M 0 0 L 21600 0 21600 21600 0 21600 0 0 Z N"/>
        </draw:custom-shape>
        <draw:connector draw:style-name="gr254" draw:text-style-name="P10" draw:layer="layout" svg:x1="13.489cm" svg:y1="5.442cm" svg:x2="18.88cm" svg:y2="6.858cm" draw:start-shape="id5" draw:start-glue-point="2" draw:end-shape="id6" svg:d="M13489 5442v708h5391v708" svg:viewBox="0 0 5392 1417">
          <text:p/>
        </draw:connector>
        <draw:connector draw:style-name="gr254" draw:text-style-name="P10" draw:layer="layout" svg:x1="13.489cm" svg:y1="5.442cm" svg:x2="13.535cm" svg:y2="6.858cm" draw:start-shape="id5" draw:start-glue-point="2" draw:end-shape="id7" draw:end-glue-point="0" svg:d="M13489 5442v708h46v708" svg:viewBox="0 0 47 1417">
          <text:p/>
        </draw:connector>
        <draw:connector draw:style-name="gr254" draw:text-style-name="P10" draw:layer="layout" svg:x1="13.489cm" svg:y1="5.442cm" svg:x2="7.239cm" svg:y2="6.858cm" draw:start-shape="id5" draw:start-glue-point="2" draw:end-shape="id8" svg:d="M13489 5442v708h-6250v708" svg:viewBox="0 0 6251 1417">
          <text:p/>
        </draw:connector>
        <draw:connector draw:style-name="gr254" draw:text-style-name="P10" draw:layer="layout" svg:x1="7.239cm" svg:y1="8.128cm" svg:x2="3.175cm" svg:y2="9.79cm" draw:start-shape="id8" draw:start-glue-point="2" draw:end-shape="id9" svg:d="M7239 8128v831h-4064v831" svg:viewBox="0 0 4065 1663">
          <text:p/>
        </draw:connector>
        <draw:connector draw:style-name="gr254" draw:text-style-name="P10" draw:layer="layout" svg:x1="7.239cm" svg:y1="8.128cm" svg:x2="5.975cm" svg:y2="12.176cm" draw:start-shape="id8" draw:start-glue-point="2" draw:end-shape="id10" svg:d="M7239 8128v2024h-1264v2024" svg:viewBox="0 0 1265 4049">
          <text:p/>
        </draw:connector>
        <draw:connector draw:style-name="gr254" draw:text-style-name="P10" draw:layer="layout" svg:x1="7.239cm" svg:y1="8.128cm" svg:x2="8.975cm" svg:y2="14.562cm" draw:start-shape="id8" draw:start-glue-point="2" draw:end-shape="id11" svg:d="M7239 8128v3217h1736v3217" svg:viewBox="0 0 1737 6435">
          <text:p/>
        </draw:connector>
        <draw:connector draw:style-name="gr254" draw:text-style-name="P10" draw:layer="layout" svg:x1="18.88cm" svg:y1="8.128cm" svg:x2="15.113cm" svg:y2="9.398cm" draw:start-shape="id6" draw:start-glue-point="2" draw:end-shape="id12" draw:end-glue-point="0" svg:d="M18880 8128v635h-3767v635" svg:viewBox="0 0 3768 1271">
          <text:p/>
        </draw:connector>
        <draw:connector draw:style-name="gr254" draw:text-style-name="P10" draw:layer="layout" svg:x1="18.88cm" svg:y1="8.128cm" svg:x2="19.558cm" svg:y2="9.398cm" draw:start-shape="id6" draw:start-glue-point="2" draw:end-shape="id13" svg:d="M18880 8128v635h678v635" svg:viewBox="0 0 679 1271">
          <text:p/>
        </draw:connector>
        <draw:connector draw:style-name="gr254" draw:text-style-name="P10" draw:layer="layout" svg:x1="18.88cm" svg:y1="8.128cm" svg:x2="24.103cm" svg:y2="9.398cm" draw:start-shape="id6" draw:start-glue-point="2" draw:end-shape="id14" draw:end-glue-point="0" svg:d="M18880 8128v635h5223v635" svg:viewBox="0 0 5224 1271">
          <text:p/>
        </draw:connector>
        <draw:connector draw:style-name="gr254" draw:text-style-name="P10" draw:layer="layout" svg:x1="19.558cm" svg:y1="10.668cm" svg:x2="19.685cm" svg:y2="12.7cm" draw:start-shape="id13" draw:start-glue-point="2" draw:end-shape="id15" svg:d="M19558 10668v1016h127v1016" svg:viewBox="0 0 128 2033">
          <text:p/>
        </draw:connector>
        <draw:connector draw:style-name="gr254" draw:text-style-name="P10" draw:layer="layout" svg:x1="19.558cm" svg:y1="10.668cm" svg:x2="24.257cm" svg:y2="12.7cm" draw:start-shape="id13" draw:start-glue-point="2" draw:end-shape="id16" draw:end-glue-point="0" svg:d="M19558 10668v1016h4699v1016" svg:viewBox="0 0 4700 2033">
          <text:p/>
        </draw:connector>
        <draw:connector draw:style-name="gr254" draw:text-style-name="P10" draw:layer="layout" svg:x1="19.558cm" svg:y1="10.668cm" svg:x2="15.113cm" svg:y2="12.7cm" draw:start-shape="id13" draw:start-glue-point="2" draw:end-shape="id17" draw:end-glue-point="0" svg:d="M19558 10668v1016h-4445v1016" svg:viewBox="0 0 4446 2033">
          <text:p/>
        </draw:connector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Ast VererbungsHierarchie</text:p>
          </draw:text-box>
        </draw:frame>
        <draw:custom-shape draw:style-name="gr255" draw:text-style-name="P6" xml:id="id18" draw:id="id18" draw:layer="layout" svg:width="3.81cm" svg:height="1.27cm" svg:x="11.584cm" svg:y="4.172cm">
          <text:p text:style-name="P6">Node</text:p>
          <draw:enhanced-geometry svg:viewBox="0 0 21600 21600" draw:type="rectangle" draw:enhanced-path="M 0 0 L 21600 0 21600 21600 0 21600 0 0 Z N"/>
        </draw:custom-shape>
        <draw:custom-shape draw:style-name="gr256" draw:text-style-name="P6" xml:id="id21" draw:id="id21" draw:layer="layout" svg:width="4.318cm" svg:height="1.27cm" svg:x="5.08cm" svg:y="6.858cm">
          <text:p text:style-name="P6">Statement</text:p>
          <draw:enhanced-geometry svg:viewBox="0 0 21600 21600" draw:type="rectangle" draw:enhanced-path="M 0 0 L 21600 0 21600 21600 0 21600 0 0 Z N"/>
        </draw:custom-shape>
        <draw:custom-shape draw:style-name="gr257" draw:text-style-name="P6" xml:id="id19" draw:id="id19" draw:layer="layout" svg:width="3.048cm" svg:height="1.27cm" svg:x="17.356cm" svg:y="6.858cm">
          <text:p text:style-name="P6">Expr</text:p>
          <draw:enhanced-geometry svg:viewBox="0 0 21600 21600" draw:type="rectangle" draw:enhanced-path="M 0 0 L 21600 0 21600 21600 0 21600 0 0 Z N"/>
        </draw:custom-shape>
        <draw:custom-shape draw:style-name="gr258" draw:text-style-name="P6" xml:id="id26" draw:id="id26" draw:layer="layout" svg:width="3.556cm" svg:height="1.27cm" svg:x="17.78cm" svg:y="9.398cm">
          <text:p text:style-name="P6">BinaryExpr</text:p>
          <draw:enhanced-geometry svg:viewBox="0 0 21600 21600" draw:type="rectangle" draw:enhanced-path="M 0 0 L 21600 0 21600 21600 0 21600 0 0 Z N"/>
        </draw:custom-shape>
        <draw:custom-shape draw:style-name="gr259" draw:text-style-name="P6" xml:id="id25" draw:id="id25" draw:layer="layout" svg:width="3.302cm" svg:height="1.27cm" svg:x="13.462cm" svg:y="9.398cm">
          <text:p text:style-name="P6">Variable</text:p>
          <draw:enhanced-geometry svg:viewBox="0 0 21600 21600" draw:type="rectangle" draw:enhanced-path="M 0 0 L 21600 0 21600 21600 0 21600 0 0 Z N"/>
        </draw:custom-shape>
        <draw:custom-shape draw:style-name="gr259" draw:text-style-name="P6" xml:id="id27" draw:id="id27" draw:layer="layout" svg:width="3.302cm" svg:height="1.27cm" svg:x="22.452cm" svg:y="9.398cm">
          <text:p text:style-name="P6">Konstante</text:p>
          <draw:enhanced-geometry svg:viewBox="0 0 21600 21600" draw:type="rectangle" draw:enhanced-path="M 0 0 L 21600 0 21600 21600 0 21600 0 0 Z N"/>
        </draw:custom-shape>
        <draw:custom-shape draw:style-name="gr259" draw:text-style-name="P6" xml:id="id30" draw:id="id30" draw:layer="layout" svg:width="3.302cm" svg:height="1.27cm" svg:x="13.462cm" svg:y="12.7cm">
          <text:p text:style-name="P6">SubExpr</text:p>
          <draw:enhanced-geometry svg:viewBox="0 0 21600 21600" draw:type="rectangle" draw:enhanced-path="M 0 0 L 21600 0 21600 21600 0 21600 0 0 Z N"/>
        </draw:custom-shape>
        <draw:custom-shape draw:style-name="gr259" draw:text-style-name="P6" xml:id="id28" draw:id="id28" draw:layer="layout" svg:width="3.302cm" svg:height="1.27cm" svg:x="18.034cm" svg:y="12.7cm">
          <text:p text:style-name="P6">MulExpr</text:p>
          <draw:enhanced-geometry svg:viewBox="0 0 21600 21600" draw:type="rectangle" draw:enhanced-path="M 0 0 L 21600 0 21600 21600 0 21600 0 0 Z N"/>
        </draw:custom-shape>
        <draw:custom-shape draw:style-name="gr255" draw:text-style-name="P6" xml:id="id29" draw:id="id29" draw:layer="layout" svg:width="3.81cm" svg:height="1.27cm" svg:x="22.352cm" svg:y="12.7cm">
          <text:p text:style-name="P6">AssignExpr</text:p>
          <draw:enhanced-geometry svg:viewBox="0 0 21600 21600" draw:type="rectangle" draw:enhanced-path="M 0 0 L 21600 0 21600 21600 0 21600 0 0 Z N"/>
        </draw:custom-shape>
        <draw:custom-shape draw:style-name="gr260" draw:text-style-name="P6" xml:id="id22" draw:id="id22" draw:layer="layout" svg:width="4.826cm" svg:height="1.27cm" svg:x="0.762cm" svg:y="9.79cm">
          <text:p text:style-name="P6">WhileStatement</text:p>
          <draw:enhanced-geometry svg:viewBox="0 0 21600 21600" draw:type="rectangle" draw:enhanced-path="M 0 0 L 21600 0 21600 21600 0 21600 0 0 Z N"/>
        </draw:custom-shape>
        <draw:custom-shape draw:style-name="gr260" draw:text-style-name="P6" xml:id="id23" draw:id="id23" draw:layer="layout" svg:width="4.826cm" svg:height="1.27cm" svg:x="3.562cm" svg:y="12.176cm">
          <text:p text:style-name="P6">PrintStatement</text:p>
          <draw:enhanced-geometry svg:viewBox="0 0 21600 21600" draw:type="rectangle" draw:enhanced-path="M 0 0 L 21600 0 21600 21600 0 21600 0 0 Z N"/>
        </draw:custom-shape>
        <draw:custom-shape draw:style-name="gr260" draw:text-style-name="P6" xml:id="id24" draw:id="id24" draw:layer="layout" svg:width="4.826cm" svg:height="1.27cm" svg:x="6.562cm" svg:y="14.562cm">
          <text:p text:style-name="P6">ExprStatement</text:p>
          <draw:enhanced-geometry svg:viewBox="0 0 21600 21600" draw:type="rectangle" draw:enhanced-path="M 0 0 L 21600 0 21600 21600 0 21600 0 0 Z N"/>
        </draw:custom-shape>
        <draw:custom-shape draw:style-name="gr259" draw:text-style-name="P6" xml:id="id20" draw:id="id20" draw:layer="layout" svg:width="3.302cm" svg:height="1.27cm" svg:x="11.884cm" svg:y="6.858cm">
          <text:p text:style-name="P6">Program</text:p>
          <draw:enhanced-geometry svg:viewBox="0 0 21600 21600" draw:type="rectangle" draw:enhanced-path="M 0 0 L 21600 0 21600 21600 0 21600 0 0 Z N"/>
        </draw:custom-shape>
        <draw:connector draw:style-name="gr261" draw:text-style-name="P10" draw:layer="layout" svg:x1="13.489cm" svg:y1="5.442cm" svg:x2="18.88cm" svg:y2="6.858cm" draw:start-shape="id18" draw:start-glue-point="2" draw:end-shape="id19" svg:d="M13489 5442v708h5391v708" svg:viewBox="0 0 5392 1417">
          <text:p/>
        </draw:connector>
        <draw:connector draw:style-name="gr261" draw:text-style-name="P10" draw:layer="layout" svg:x1="13.489cm" svg:y1="5.442cm" svg:x2="13.535cm" svg:y2="6.858cm" draw:start-shape="id18" draw:start-glue-point="2" draw:end-shape="id20" draw:end-glue-point="0" svg:d="M13489 5442v708h46v708" svg:viewBox="0 0 47 1417">
          <text:p/>
        </draw:connector>
        <draw:connector draw:style-name="gr261" draw:text-style-name="P10" draw:layer="layout" svg:x1="13.489cm" svg:y1="5.442cm" svg:x2="7.239cm" svg:y2="6.858cm" draw:start-shape="id18" draw:start-glue-point="2" draw:end-shape="id21" svg:d="M13489 5442v708h-6250v708" svg:viewBox="0 0 6251 1417">
          <text:p/>
        </draw:connector>
        <draw:connector draw:style-name="gr261" draw:text-style-name="P10" draw:layer="layout" svg:x1="7.239cm" svg:y1="8.128cm" svg:x2="3.175cm" svg:y2="9.79cm" draw:start-shape="id21" draw:start-glue-point="2" draw:end-shape="id22" svg:d="M7239 8128v831h-4064v831" svg:viewBox="0 0 4065 1663">
          <text:p/>
        </draw:connector>
        <draw:connector draw:style-name="gr261" draw:text-style-name="P10" draw:layer="layout" svg:x1="7.239cm" svg:y1="8.128cm" svg:x2="5.975cm" svg:y2="12.176cm" draw:start-shape="id21" draw:start-glue-point="2" draw:end-shape="id23" svg:d="M7239 8128v2024h-1264v2024" svg:viewBox="0 0 1265 4049">
          <text:p/>
        </draw:connector>
        <draw:connector draw:style-name="gr261" draw:text-style-name="P10" draw:layer="layout" svg:x1="7.239cm" svg:y1="8.128cm" svg:x2="8.975cm" svg:y2="14.562cm" draw:start-shape="id21" draw:start-glue-point="2" draw:end-shape="id24" svg:d="M7239 8128v3217h1736v3217" svg:viewBox="0 0 1737 6435">
          <text:p/>
        </draw:connector>
        <draw:connector draw:style-name="gr261" draw:text-style-name="P10" draw:layer="layout" svg:x1="18.88cm" svg:y1="8.128cm" svg:x2="15.113cm" svg:y2="9.398cm" draw:start-shape="id19" draw:start-glue-point="2" draw:end-shape="id25" draw:end-glue-point="0" svg:d="M18880 8128v635h-3767v635" svg:viewBox="0 0 3768 1271">
          <text:p/>
        </draw:connector>
        <draw:connector draw:style-name="gr261" draw:text-style-name="P10" draw:layer="layout" svg:x1="18.88cm" svg:y1="8.128cm" svg:x2="19.558cm" svg:y2="9.398cm" draw:start-shape="id19" draw:start-glue-point="2" draw:end-shape="id26" svg:d="M18880 8128v635h678v635" svg:viewBox="0 0 679 1271">
          <text:p/>
        </draw:connector>
        <draw:connector draw:style-name="gr261" draw:text-style-name="P10" draw:layer="layout" svg:x1="18.88cm" svg:y1="8.128cm" svg:x2="24.103cm" svg:y2="9.398cm" draw:start-shape="id19" draw:start-glue-point="2" draw:end-shape="id27" draw:end-glue-point="0" svg:d="M18880 8128v635h5223v635" svg:viewBox="0 0 5224 1271">
          <text:p/>
        </draw:connector>
        <draw:connector draw:style-name="gr261" draw:text-style-name="P10" draw:layer="layout" svg:x1="19.558cm" svg:y1="10.668cm" svg:x2="19.685cm" svg:y2="12.7cm" draw:start-shape="id26" draw:start-glue-point="2" draw:end-shape="id28" svg:d="M19558 10668v1016h127v1016" svg:viewBox="0 0 128 2033">
          <text:p/>
        </draw:connector>
        <draw:connector draw:style-name="gr261" draw:text-style-name="P10" draw:layer="layout" svg:x1="19.558cm" svg:y1="10.668cm" svg:x2="24.257cm" svg:y2="12.7cm" draw:start-shape="id26" draw:start-glue-point="2" draw:end-shape="id29" draw:end-glue-point="0" svg:d="M19558 10668v1016h4699v1016" svg:viewBox="0 0 4700 2033">
          <text:p/>
        </draw:connector>
        <draw:connector draw:style-name="gr261" draw:text-style-name="P10" draw:layer="layout" svg:x1="19.558cm" svg:y1="10.668cm" svg:x2="15.113cm" svg:y2="12.7cm" draw:start-shape="id26" draw:start-glue-point="2" draw:end-shape="id30" draw:end-glue-point="0" svg:d="M19558 10668v1016h-4445v1016" svg:viewBox="0 0 4446 2033">
          <text:p/>
        </draw:connector>
        <draw:custom-shape draw:style-name="gr262" draw:text-style-name="P24" draw:layer="layout" svg:width="1.524cm" svg:height="0.762cm" svg:x="13.462cm" svg:y="13.97cm">
          <text:p text:style-name="P6"><text:span text:style-name="T13">Expr</text:span></text:p>
          <draw:enhanced-geometry svg:viewBox="0 0 21600 21600" draw:type="rectangle" draw:enhanced-path="M 0 0 L 21600 0 21600 21600 0 21600 0 0 Z N"/>
        </draw:custom-shape>
        <draw:custom-shape draw:style-name="gr262" draw:text-style-name="P24" draw:layer="layout" svg:width="1.524cm" svg:height="0.762cm" svg:x="15.24cm" svg:y="13.97cm">
          <text:p text:style-name="P6"><text:span text:style-name="T13">Expr</text:span></text:p>
          <draw:enhanced-geometry svg:viewBox="0 0 21600 21600" draw:type="rectangle" draw:enhanced-path="M 0 0 L 21600 0 21600 21600 0 21600 0 0 Z N"/>
        </draw:custom-shape>
        <draw:custom-shape draw:style-name="gr262" draw:text-style-name="P24" draw:layer="layout" svg:width="1.524cm" svg:height="0.762cm" svg:x="18.034cm" svg:y="13.97cm">
          <text:p text:style-name="P6"><text:span text:style-name="T13">Expr</text:span></text:p>
          <draw:enhanced-geometry svg:viewBox="0 0 21600 21600" draw:type="rectangle" draw:enhanced-path="M 0 0 L 21600 0 21600 21600 0 21600 0 0 Z N"/>
        </draw:custom-shape>
        <draw:custom-shape draw:style-name="gr262" draw:text-style-name="P24" draw:layer="layout" svg:width="1.524cm" svg:height="0.762cm" svg:x="6.528cm" svg:y="15.832cm">
          <text:p text:style-name="P6"><text:span text:style-name="T13">Expr</text:span></text:p>
          <draw:enhanced-geometry svg:viewBox="0 0 21600 21600" draw:type="rectangle" draw:enhanced-path="M 0 0 L 21600 0 21600 21600 0 21600 0 0 Z N"/>
        </draw:custom-shape>
        <draw:custom-shape draw:style-name="gr262" draw:text-style-name="P24" draw:layer="layout" svg:width="1.524cm" svg:height="0.762cm" svg:x="22.352cm" svg:y="13.97cm">
          <text:p text:style-name="P6"><text:span text:style-name="T13">Expr</text:span></text:p>
          <draw:enhanced-geometry svg:viewBox="0 0 21600 21600" draw:type="rectangle" draw:enhanced-path="M 0 0 L 21600 0 21600 21600 0 21600 0 0 Z N"/>
        </draw:custom-shape>
        <draw:custom-shape draw:style-name="gr262" draw:text-style-name="P24" draw:layer="layout" svg:width="1.524cm" svg:height="0.762cm" svg:x="24.638cm" svg:y="13.97cm">
          <text:p text:style-name="P6"><text:span text:style-name="T13">Expr</text:span></text:p>
          <draw:enhanced-geometry svg:viewBox="0 0 21600 21600" draw:type="rectangle" draw:enhanced-path="M 0 0 L 21600 0 21600 21600 0 21600 0 0 Z N"/>
        </draw:custom-shape>
        <draw:custom-shape draw:style-name="gr262" draw:text-style-name="P24" draw:layer="layout" svg:width="1.524cm" svg:height="0.762cm" svg:x="3.58cm" svg:y="13.446cm">
          <text:p text:style-name="P6"><text:span text:style-name="T13">Expr</text:span></text:p>
          <draw:enhanced-geometry svg:viewBox="0 0 21600 21600" draw:type="rectangle" draw:enhanced-path="M 0 0 L 21600 0 21600 21600 0 21600 0 0 Z N"/>
        </draw:custom-shape>
        <draw:custom-shape draw:style-name="gr262" draw:text-style-name="P24" draw:layer="layout" svg:width="1.524cm" svg:height="0.762cm" svg:x="0.762cm" svg:y="11.06cm">
          <text:p text:style-name="P6"><text:span text:style-name="T13">Expr</text:span></text:p>
          <draw:enhanced-geometry svg:viewBox="0 0 21600 21600" draw:type="rectangle" draw:enhanced-path="M 0 0 L 21600 0 21600 21600 0 21600 0 0 Z N"/>
        </draw:custom-shape>
        <draw:custom-shape draw:style-name="gr263" draw:text-style-name="P24" draw:layer="layout" svg:width="2.848cm" svg:height="0.762cm" svg:x="11.884cm" svg:y="8.128cm">
          <text:p text:style-name="P6"><text:span text:style-name="T13">Statement[]</text:span></text:p>
          <draw:enhanced-geometry svg:viewBox="0 0 21600 21600" draw:type="rectangle" draw:enhanced-path="M 0 0 L 21600 0 21600 21600 0 21600 0 0 Z N"/>
        </draw:custom-shape>
        <draw:custom-shape draw:style-name="gr263" draw:text-style-name="P24" draw:layer="layout" svg:width="2.848cm" svg:height="0.762cm" svg:x="2.694cm" svg:y="11.06cm">
          <text:p text:style-name="P6"><text:span text:style-name="T13">Statement[]</text:span></text:p>
          <draw:enhanced-geometry svg:viewBox="0 0 21600 21600" draw:type="rectangle" draw:enhanced-path="M 0 0 L 21600 0 21600 21600 0 21600 0 0 Z N"/>
        </draw:custom-shape>
        <draw:custom-shape draw:style-name="gr262" draw:text-style-name="P24" draw:layer="layout" svg:width="1.524cm" svg:height="0.762cm" svg:x="19.834cm" svg:y="13.97cm">
          <text:p text:style-name="P6"><text:span text:style-name="T13">Exp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11.554cm" svg:height="4.633cm" svg:x="0cm" svg:y="0.673cm" presentation:class="title" presentation:user-transformed="true">
          <draw:text-box>
            <text:p>Java Bytecode</text:p>
          </draw:text-box>
        </draw:frame>
        <draw:custom-shape draw:style-name="gr230" draw:text-style-name="P5" draw:layer="layout" svg:width="6.096cm" svg:height="2.794cm" svg:x="2.032cm" svg:y="9.144cm">
          <text:p text:style-name="P4"><text:span text:style-name="T3">a </text:span><text:span text:style-name="T4">=</text:span><text:span text:style-name="T3"> </text:span><text:span text:style-name="T4">7</text:span><text:span text:style-name="T3"> </text:span><text:span text:style-name="T4">*</text:span><text:span text:style-name="T3"> (</text:span><text:span text:style-name="T4">8</text:span><text:span text:style-name="T3"> </text:span><text:span text:style-name="T4">-</text:span><text:span text:style-name="T3"> </text:span><text:span text:style-name="T4">3</text:span><text:span text:style-name="T3">)</text:span></text:p>
          <text:p text:style-name="P4"><text:span text:style-name="T2">print</text:span><text:span text:style-name="T3">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6" draw:layer="layout" svg:width="2.54cm" svg:height="1.016cm" svg:x="8.636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9" draw:text-style-name="P23" draw:layer="layout" svg:width="5.08cm" svg:height="5.793cm" svg:x="15.748cm" svg:y="7.62cm">
          <draw:text-box>
            <text:p text:style-name="P22"><text:span text:style-name="T12">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11.554cm" svg:height="4.633cm" svg:x="0cm" svg:y="0.673cm" presentation:class="title" presentation:user-transformed="true">
          <draw:text-box>
            <text:p>Java Bytecode</text:p>
          </draw:text-box>
        </draw:frame>
        <draw:custom-shape draw:style-name="gr265" draw:text-style-name="P5" draw:layer="layout" svg:width="6.096cm" svg:height="2.794cm" svg:x="2.032cm" svg:y="9.144cm">
          <text:p text:style-name="P4"><text:span text:style-name="T3">a </text:span><text:span text:style-name="T4">=</text:span><text:span text:style-name="T3"> </text:span><text:span text:style-name="T4">7</text:span><text:span text:style-name="T3"> </text:span><text:span text:style-name="T4">*</text:span><text:span text:style-name="T3"> (</text:span><text:span text:style-name="T4">8</text:span><text:span text:style-name="T3"> </text:span><text:span text:style-name="T4">-</text:span><text:span text:style-name="T3"> </text:span><text:span text:style-name="T4">3</text:span><text:span text:style-name="T3">)</text:span></text:p>
          <text:p text:style-name="P4"><text:span text:style-name="T2">print</text:span><text:span text:style-name="T3">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5" draw:layer="layout" svg:width="15.894cm" svg:height="18.034cm" svg:x="11.792cm" svg:y="1.57cm">
          <text:p text:style-name="P4"><text:span text:style-name="T2">.method</text:span><text:span text:style-name="T3"> </text:span><text:span text:style-name="T2">public</text:span><text:span text:style-name="T3"> </text:span><text:span text:style-name="T2">static</text:span><text:span text:style-name="T3"> </text:span><text:span text:style-name="T14">main</text:span><text:span text:style-name="T3">([</text:span><text:span text:style-name="T15">L</text:span><text:span text:style-name="T14">java/lang/String</text:span><text:span text:style-name="T3">;)</text:span><text:span text:style-name="T15">V</text:span></text:p>
          <text:p text:style-name="P4"><text:span text:style-name="T3"><text:s text:c="4"/></text:span><text:span text:style-name="T2">.limit</text:span><text:span text:style-name="T3"> </text:span><text:span text:style-name="T2">stack</text:span><text:span text:style-name="T3"> </text:span><text:span text:style-name="T4">4</text:span></text:p>
          <text:p text:style-name="P4"><text:span text:style-name="T3"><text:s text:c="4"/></text:span><text:span text:style-name="T2">.limit</text:span><text:span text:style-name="T3"> </text:span><text:span text:style-name="T2">locals</text:span><text:span text:style-name="T3"> </text:span><text:span text:style-name="T4">1</text:span></text:p>
          <text:p text:style-name="P4"><text:span text:style-name="T3"/></text:p>
          <text:p text:style-name="P4"><text:span text:style-name="T3"><text:s text:c="3"/></text:span><text:span text:style-name="T16"><text:s/></text:span><text:span text:style-name="T16">; Initialize local variables</text:span></text:p>
          <text:p text:style-name="P4"><text:span text:style-name="T3"><text:s text:c="4"/></text:span><text:span text:style-name="T2">iconst_0</text:span></text:p>
          <text:p text:style-name="P4"><text:span text:style-name="T3"><text:s text:c="4"/></text:span><text:span text:style-name="T2">istore</text:span><text:span text:style-name="T3"> </text:span><text:span text:style-name="T4">0</text:span></text:p>
          <text:p text:style-name="P4"><text:span text:style-name="T3"/></text:p>
          <text:p text:style-name="P4"><text:span text:style-name="T3"><text:s text:c="4"/></text:span><text:span text:style-name="T16">; a = 7 * (8 - 3);</text:span></text:p>
          <text:p text:style-name="P4"><text:span text:style-name="T3"><text:s text:c="4"/></text:span><text:span text:style-name="T2">ldc</text:span><text:span text:style-name="T3"> </text:span><text:span text:style-name="T4">7</text:span></text:p>
          <text:p text:style-name="P4"><text:span text:style-name="T3"><text:s text:c="4"/></text:span><text:span text:style-name="T2">ldc</text:span><text:span text:style-name="T3"> </text:span><text:span text:style-name="T4">8</text:span></text:p>
          <text:p text:style-name="P4"><text:span text:style-name="T3"><text:s text:c="4"/></text:span><text:span text:style-name="T2">ldc</text:span><text:span text:style-name="T3"> </text:span><text:span text:style-name="T4">3</text:span></text:p>
          <text:p text:style-name="P4"><text:span text:style-name="T3"><text:s text:c="4"/></text:span><text:span text:style-name="T2">isub</text:span><text:span text:style-name="T3"> <text:s text:c="6"/></text:span><text:span text:style-name="T16">; 8 - 3</text:span></text:p>
          <text:p text:style-name="P4"><text:span text:style-name="T3"><text:s text:c="4"/></text:span><text:span text:style-name="T2">imul</text:span><text:span text:style-name="T3"> <text:s text:c="6"/></text:span><text:span text:style-name="T16">; 7 * (8 - 3)</text:span></text:p>
          <text:p text:style-name="P4"><text:span text:style-name="T3"><text:s text:c="4"/></text:span><text:span text:style-name="T2">dup</text:span></text:p>
          <text:p text:style-name="P4"><text:span text:style-name="T3"><text:s text:c="4"/></text:span><text:span text:style-name="T2">istore</text:span><text:span text:style-name="T3"> </text:span><text:span text:style-name="T4">0</text:span><text:span text:style-name="T3"> <text:s text:c="2"/></text:span><text:span text:style-name="T16">; a = 7 * (8 - 3)</text:span></text:p>
          <text:p text:style-name="P4"><text:span text:style-name="T3"><text:s text:c="4"/></text:span><text:span text:style-name="T2">pop</text:span></text:p>
          <text:p text:style-name="P4"><text:span text:style-name="T3"/></text:p>
          <text:p text:style-name="P4"><text:span text:style-name="T3"><text:s text:c="4"/></text:span><text:span text:style-name="T16">; print a;</text:span></text:p>
          <text:p text:style-name="P4"><text:span text:style-name="T3"><text:s text:c="4"/></text:span><text:span text:style-name="T2">getstatic</text:span><text:span text:style-name="T3"> </text:span><text:span text:style-name="T14">java/lang/System/</text:span><text:span text:style-name="T17">out</text:span><text:span text:style-name="T3"> </text:span><text:span text:style-name="T15">L</text:span><text:span text:style-name="T14">java/io/PrintStream</text:span><text:span text:style-name="T3">;</text:span></text:p>
          <text:p text:style-name="P4"><text:span text:style-name="T3"><text:s text:c="4"/></text:span><text:span text:style-name="T2">iload</text:span><text:span text:style-name="T3"> </text:span><text:span text:style-name="T4">0</text:span><text:span text:style-name="T3"> <text:s text:c="3"/></text:span><text:span text:style-name="T16">; Load a</text:span></text:p>
          <text:p text:style-name="P4"><text:span text:style-name="T3"><text:s text:c="4"/></text:span><text:span text:style-name="T2">invokevirtual</text:span><text:span text:style-name="T3"> </text:span><text:span text:style-name="T14">java/io/PrintStream/println</text:span><text:span text:style-name="T3">(</text:span><text:span text:style-name="T15">I</text:span><text:span text:style-name="T3">)</text:span><text:span text:style-name="T15">V</text:span></text:p>
          <text:p text:style-name="P4"><text:span text:style-name="T3"/></text:p>
          <text:p text:style-name="P4"><text:span text:style-name="T3"><text:s text:c="4"/></text:span><text:span text:style-name="T2">return</text:span></text:p>
          <text:p text:style-name="P4"><text:span text:style-name="T2">.end</text:span><text:span text:style-name="T3"> </text:span><text:span text:style-name="T2">meth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6" draw:layer="layout" svg:width="2.54cm" svg:height="1.016cm" svg:x="8.636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11.554cm" svg:height="4.633cm" svg:x="0cm" svg:y="0.673cm" presentation:class="title" presentation:user-transformed="true">
          <draw:text-box>
            <text:p>Java Bytecode</text:p>
          </draw:text-box>
        </draw:frame>
        <draw:custom-shape draw:style-name="gr268" draw:text-style-name="P5" draw:layer="layout" svg:width="6.096cm" svg:height="2.794cm" svg:x="2.032cm" svg:y="6.244cm">
          <text:p text:style-name="P4"><text:span text:style-name="T3">a </text:span><text:span text:style-name="T4">=</text:span><text:span text:style-name="T3"> </text:span><text:span text:style-name="T4">7</text:span><text:span text:style-name="T3"> </text:span><text:span text:style-name="T4">*</text:span><text:span text:style-name="T3"> (</text:span><text:span text:style-name="T4">8</text:span><text:span text:style-name="T3"> </text:span><text:span text:style-name="T4">-</text:span><text:span text:style-name="T3"> </text:span><text:span text:style-name="T4">3</text:span><text:span text:style-name="T3">)</text:span></text:p>
          <text:p text:style-name="P4"><text:span text:style-name="T2">print</text:span><text:span text:style-name="T3">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5" draw:layer="layout" svg:width="15.894cm" svg:height="18.034cm" svg:x="11.792cm" svg:y="1.57cm">
          <text:p text:style-name="P4"><text:span text:style-name="T2">.method</text:span><text:span text:style-name="T3"> </text:span><text:span text:style-name="T2">public</text:span><text:span text:style-name="T3"> </text:span><text:span text:style-name="T2">static</text:span><text:span text:style-name="T3"> </text:span><text:span text:style-name="T14">main</text:span><text:span text:style-name="T3">([</text:span><text:span text:style-name="T15">L</text:span><text:span text:style-name="T14">java/lang/String</text:span><text:span text:style-name="T3">;)</text:span><text:span text:style-name="T15">V</text:span></text:p>
          <text:p text:style-name="P4"><text:span text:style-name="T3"><text:s text:c="4"/></text:span><text:span text:style-name="T2">.limit</text:span><text:span text:style-name="T3"> </text:span><text:span text:style-name="T2">stack</text:span><text:span text:style-name="T3"> </text:span><text:span text:style-name="T4">4</text:span></text:p>
          <text:p text:style-name="P4"><text:span text:style-name="T3"><text:s text:c="4"/></text:span><text:span text:style-name="T2">.limit</text:span><text:span text:style-name="T3"> </text:span><text:span text:style-name="T2">locals</text:span><text:span text:style-name="T3"> </text:span><text:span text:style-name="T4">1</text:span></text:p>
          <text:p text:style-name="P4"><text:span text:style-name="T3"/></text:p>
          <text:p text:style-name="P4"><text:span text:style-name="T3"><text:s text:c="3"/></text:span><text:span text:style-name="T16"><text:s/></text:span><text:span text:style-name="T16">; Initialize local variables</text:span></text:p>
          <text:p text:style-name="P4"><text:span text:style-name="T3"><text:s text:c="4"/></text:span><text:span text:style-name="T2">iconst_0</text:span></text:p>
          <text:p text:style-name="P4"><text:span text:style-name="T3"><text:s text:c="4"/></text:span><text:span text:style-name="T2">istore</text:span><text:span text:style-name="T3"> </text:span><text:span text:style-name="T4">0</text:span></text:p>
          <text:p text:style-name="P4"><text:span text:style-name="T3"/></text:p>
          <text:p text:style-name="P4"><text:span text:style-name="T3"><text:s text:c="4"/></text:span><text:span text:style-name="T16">; a = 7 * (8 - 3);</text:span></text:p>
          <text:p text:style-name="P4"><text:span text:style-name="T3"><text:s text:c="4"/></text:span><text:span text:style-name="T2">ldc</text:span><text:span text:style-name="T3"> </text:span><text:span text:style-name="T4">7</text:span></text:p>
          <text:p text:style-name="P4"><text:span text:style-name="T3"><text:s text:c="4"/></text:span><text:span text:style-name="T2">ldc</text:span><text:span text:style-name="T3"> </text:span><text:span text:style-name="T4">8</text:span></text:p>
          <text:p text:style-name="P4"><text:span text:style-name="T3"><text:s text:c="4"/></text:span><text:span text:style-name="T2">ldc</text:span><text:span text:style-name="T3"> </text:span><text:span text:style-name="T4">3</text:span></text:p>
          <text:p text:style-name="P4"><text:span text:style-name="T3"><text:s text:c="4"/></text:span><text:span text:style-name="T2">isub</text:span><text:span text:style-name="T3"> <text:s text:c="6"/></text:span><text:span text:style-name="T16">; 8 - 3</text:span></text:p>
          <text:p text:style-name="P4"><text:span text:style-name="T3"><text:s text:c="4"/></text:span><text:span text:style-name="T2">imul</text:span><text:span text:style-name="T3"> <text:s text:c="6"/></text:span><text:span text:style-name="T16">; 7 * (8 - 3)</text:span></text:p>
          <text:p text:style-name="P4"><text:span text:style-name="T3"><text:s text:c="4"/></text:span><text:span text:style-name="T2">dup</text:span></text:p>
          <text:p text:style-name="P4"><text:span text:style-name="T3"><text:s text:c="4"/></text:span><text:span text:style-name="T2">istore</text:span><text:span text:style-name="T3"> </text:span><text:span text:style-name="T4">0</text:span><text:span text:style-name="T3"> <text:s text:c="2"/></text:span><text:span text:style-name="T16">; a = 7 * (8 - 3)</text:span></text:p>
          <text:p text:style-name="P4"><text:span text:style-name="T3"><text:s text:c="4"/></text:span><text:span text:style-name="T2">pop</text:span></text:p>
          <text:p text:style-name="P4"><text:span text:style-name="T3"/></text:p>
          <text:p text:style-name="P4"><text:span text:style-name="T3"><text:s text:c="4"/></text:span><text:span text:style-name="T16">; print a;</text:span></text:p>
          <text:p text:style-name="P4"><text:span text:style-name="T3"><text:s text:c="4"/></text:span><text:span text:style-name="T2">getstatic</text:span><text:span text:style-name="T3"> </text:span><text:span text:style-name="T14">java/lang/System/</text:span><text:span text:style-name="T17">out</text:span><text:span text:style-name="T3"> </text:span><text:span text:style-name="T15">L</text:span><text:span text:style-name="T14">java/io/PrintStream</text:span><text:span text:style-name="T3">;</text:span></text:p>
          <text:p text:style-name="P4"><text:span text:style-name="T3"><text:s text:c="4"/></text:span><text:span text:style-name="T2">iload</text:span><text:span text:style-name="T3"> </text:span><text:span text:style-name="T4">0</text:span><text:span text:style-name="T3"> <text:s text:c="3"/></text:span><text:span text:style-name="T16">; Load a</text:span></text:p>
          <text:p text:style-name="P4"><text:span text:style-name="T3"><text:s text:c="4"/></text:span><text:span text:style-name="T2">invokevirtual</text:span><text:span text:style-name="T3"> </text:span><text:span text:style-name="T14">java/io/PrintStream/println</text:span><text:span text:style-name="T3">(</text:span><text:span text:style-name="T15">I</text:span><text:span text:style-name="T3">)</text:span><text:span text:style-name="T15">V</text:span></text:p>
          <text:p text:style-name="P4"><text:span text:style-name="T3"/></text:p>
          <text:p text:style-name="P4"><text:span text:style-name="T3"><text:s text:c="4"/></text:span><text:span text:style-name="T2">return</text:span></text:p>
          <text:p text:style-name="P4"><text:span text:style-name="T2">.end</text:span><text:span text:style-name="T3"> </text:span><text:span text:style-name="T2">meth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6" draw:layer="layout" svg:width="2.54cm" svg:height="1.016cm" svg:x="8.636cm" svg:y="7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25" draw:layer="layout" svg:width="1.778cm" svg:height="1.524cm" svg:x="2.032cm" svg:y="16.256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25" draw:layer="layout" svg:width="1.778cm" svg:height="1.524cm" svg:x="5.604cm" svg:y="16.256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25" draw:layer="layout" svg:width="1.778cm" svg:height="1.524cm" svg:x="5.604cm" svg:y="14.732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25" draw:layer="layout" svg:width="1.778cm" svg:height="1.524cm" svg:x="5.604cm" svg:y="13.208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25" draw:layer="layout" svg:width="1.778cm" svg:height="1.524cm" svg:x="5.604cm" svg:y="11.684cm">
          <text:p/>
          <draw:enhanced-geometry svg:viewBox="0 0 21600 21600" draw:type="rectangle" draw:enhanced-path="M 0 0 L 21600 0 21600 21600 0 21600 0 0 Z N"/>
        </draw:custom-shape>
        <draw:line draw:style-name="gr272" draw:text-style-name="P10" draw:layer="layout" svg:x1="12.192cm" svg:y1="2.54cm" svg:x2="12.192cm" svg:y2="3.81cm">
          <text:p/>
        </draw:line>
        <draw:frame draw:style-name="gr273" draw:text-style-name="P26" draw:layer="layout" svg:width="2.54cm" svg:height="0.962cm" svg:x="1.778cm" svg:y="18.288cm">
          <draw:text-box>
            <text:p>Locals</text:p>
          </draw:text-box>
        </draw:frame>
        <draw:frame draw:style-name="gr273" draw:text-style-name="P26" draw:layer="layout" svg:width="2.54cm" svg:height="0.962cm" svg:x="5.434cm" svg:y="18.288cm">
          <draw:text-box>
            <text:p>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11.554cm" svg:height="4.633cm" svg:x="0cm" svg:y="0.673cm" presentation:class="title" presentation:user-transformed="true">
          <draw:text-box>
            <text:p>Java Bytecode</text:p>
          </draw:text-box>
        </draw:frame>
        <draw:custom-shape draw:style-name="gr274" draw:text-style-name="P5" draw:layer="layout" svg:width="6.096cm" svg:height="2.794cm" svg:x="2.032cm" svg:y="6.244cm">
          <text:p text:style-name="P4"><text:span text:style-name="T3">a </text:span><text:span text:style-name="T4">=</text:span><text:span text:style-name="T3"> </text:span><text:span text:style-name="T4">7</text:span><text:span text:style-name="T3"> </text:span><text:span text:style-name="T4">*</text:span><text:span text:style-name="T3"> (</text:span><text:span text:style-name="T4">8</text:span><text:span text:style-name="T3"> </text:span><text:span text:style-name="T4">-</text:span><text:span text:style-name="T3"> </text:span><text:span text:style-name="T4">3</text:span><text:span text:style-name="T3">)</text:span></text:p>
          <text:p text:style-name="P4"><text:span text:style-name="T2">print</text:span><text:span text:style-name="T3">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5" draw:layer="layout" svg:width="15.894cm" svg:height="18.034cm" svg:x="11.792cm" svg:y="1.57cm">
          <text:p text:style-name="P4"><text:span text:style-name="T2">.method</text:span><text:span text:style-name="T3"> </text:span><text:span text:style-name="T2">public</text:span><text:span text:style-name="T3"> </text:span><text:span text:style-name="T2">static</text:span><text:span text:style-name="T3"> </text:span><text:span text:style-name="T14">main</text:span><text:span text:style-name="T3">([</text:span><text:span text:style-name="T15">L</text:span><text:span text:style-name="T14">java/lang/String</text:span><text:span text:style-name="T3">;)</text:span><text:span text:style-name="T15">V</text:span></text:p>
          <text:p text:style-name="P4"><text:span text:style-name="T3"><text:s text:c="4"/></text:span><text:span text:style-name="T2">.limit</text:span><text:span text:style-name="T3"> </text:span><text:span text:style-name="T2">stack</text:span><text:span text:style-name="T3"> </text:span><text:span text:style-name="T4">4</text:span></text:p>
          <text:p text:style-name="P4"><text:span text:style-name="T3"><text:s text:c="4"/></text:span><text:span text:style-name="T2">.limit</text:span><text:span text:style-name="T3"> </text:span><text:span text:style-name="T2">locals</text:span><text:span text:style-name="T3"> </text:span><text:span text:style-name="T4">1</text:span></text:p>
          <text:p text:style-name="P4"><text:span text:style-name="T3"/></text:p>
          <text:p text:style-name="P4"><text:span text:style-name="T3"><text:s text:c="3"/></text:span><text:span text:style-name="T16"><text:s/></text:span><text:span text:style-name="T16">; Initialize local variables</text:span></text:p>
          <text:p text:style-name="P4"><text:span text:style-name="T3"><text:s text:c="4"/></text:span><text:span text:style-name="T2">iconst_0</text:span></text:p>
          <text:p text:style-name="P4"><text:span text:style-name="T3"><text:s text:c="4"/></text:span><text:span text:style-name="T2">istore</text:span><text:span text:style-name="T3"> </text:span><text:span text:style-name="T4">0</text:span></text:p>
          <text:p text:style-name="P4"><text:span text:style-name="T3"/></text:p>
          <text:p text:style-name="P4"><text:span text:style-name="T3"><text:s text:c="4"/></text:span><text:span text:style-name="T16">; a = 7 * (8 - 3);</text:span></text:p>
          <text:p text:style-name="P4"><text:span text:style-name="T3"><text:s text:c="4"/></text:span><text:span text:style-name="T2">ldc</text:span><text:span text:style-name="T3"> </text:span><text:span text:style-name="T4">7</text:span></text:p>
          <text:p text:style-name="P4"><text:span text:style-name="T3"><text:s text:c="4"/></text:span><text:span text:style-name="T2">ldc</text:span><text:span text:style-name="T3"> </text:span><text:span text:style-name="T4">8</text:span></text:p>
          <text:p text:style-name="P4"><text:span text:style-name="T3"><text:s text:c="4"/></text:span><text:span text:style-name="T2">ldc</text:span><text:span text:style-name="T3"> </text:span><text:span text:style-name="T4">3</text:span></text:p>
          <text:p text:style-name="P4"><text:span text:style-name="T3"><text:s text:c="4"/></text:span><text:span text:style-name="T2">isub</text:span><text:span text:style-name="T3"> <text:s text:c="6"/></text:span><text:span text:style-name="T16">; 8 - 3</text:span></text:p>
          <text:p text:style-name="P4"><text:span text:style-name="T3"><text:s text:c="4"/></text:span><text:span text:style-name="T2">imul</text:span><text:span text:style-name="T3"> <text:s text:c="6"/></text:span><text:span text:style-name="T16">; 7 * (8 - 3)</text:span></text:p>
          <text:p text:style-name="P4"><text:span text:style-name="T3"><text:s text:c="4"/></text:span><text:span text:style-name="T2">dup</text:span></text:p>
          <text:p text:style-name="P4"><text:span text:style-name="T3"><text:s text:c="4"/></text:span><text:span text:style-name="T2">istore</text:span><text:span text:style-name="T3"> </text:span><text:span text:style-name="T4">0</text:span><text:span text:style-name="T3"> <text:s text:c="2"/></text:span><text:span text:style-name="T16">; a = 7 * (8 - 3)</text:span></text:p>
          <text:p text:style-name="P4"><text:span text:style-name="T3"><text:s text:c="4"/></text:span><text:span text:style-name="T2">pop</text:span></text:p>
          <text:p text:style-name="P4"><text:span text:style-name="T3"/></text:p>
          <text:p text:style-name="P4"><text:span text:style-name="T3"><text:s text:c="4"/></text:span><text:span text:style-name="T16">; print a;</text:span></text:p>
          <text:p text:style-name="P4"><text:span text:style-name="T3"><text:s text:c="4"/></text:span><text:span text:style-name="T2">getstatic</text:span><text:span text:style-name="T3"> </text:span><text:span text:style-name="T14">java/lang/System/</text:span><text:span text:style-name="T17">out</text:span><text:span text:style-name="T3"> </text:span><text:span text:style-name="T15">L</text:span><text:span text:style-name="T14">java/io/PrintStream</text:span><text:span text:style-name="T3">;</text:span></text:p>
          <text:p text:style-name="P4"><text:span text:style-name="T3"><text:s text:c="4"/></text:span><text:span text:style-name="T2">iload</text:span><text:span text:style-name="T3"> </text:span><text:span text:style-name="T4">0</text:span><text:span text:style-name="T3"> <text:s text:c="3"/></text:span><text:span text:style-name="T16">; Load a</text:span></text:p>
          <text:p text:style-name="P4"><text:span text:style-name="T3"><text:s text:c="4"/></text:span><text:span text:style-name="T2">invokevirtual</text:span><text:span text:style-name="T3"> </text:span><text:span text:style-name="T14">java/io/PrintStream/println</text:span><text:span text:style-name="T3">(</text:span><text:span text:style-name="T15">I</text:span><text:span text:style-name="T3">)</text:span><text:span text:style-name="T15">V</text:span></text:p>
          <text:p text:style-name="P4"><text:span text:style-name="T3"/></text:p>
          <text:p text:style-name="P4"><text:span text:style-name="T3"><text:s text:c="4"/></text:span><text:span text:style-name="T2">return</text:span></text:p>
          <text:p text:style-name="P4"><text:span text:style-name="T2">.end</text:span><text:span text:style-name="T3"> </text:span><text:span text:style-name="T2">meth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6" draw:layer="layout" svg:width="2.54cm" svg:height="1.016cm" svg:x="8.636cm" svg:y="7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7" draw:text-style-name="P25" draw:layer="layout" svg:width="1.778cm" svg:height="1.524cm" svg:x="2.032cm" svg:y="16.256cm">
          <text:p/>
          <draw:enhanced-geometry svg:viewBox="0 0 21600 21600" draw:type="rectangle" draw:enhanced-path="M 0 0 L 21600 0 21600 21600 0 21600 0 0 Z N"/>
        </draw:custom-shape>
        <draw:custom-shape draw:style-name="gr277" draw:text-style-name="P25" draw:layer="layout" svg:width="1.778cm" svg:height="1.524cm" svg:x="5.604cm" svg:y="16.256cm">
          <text:p/>
          <draw:enhanced-geometry svg:viewBox="0 0 21600 21600" draw:type="rectangle" draw:enhanced-path="M 0 0 L 21600 0 21600 21600 0 21600 0 0 Z N"/>
        </draw:custom-shape>
        <draw:custom-shape draw:style-name="gr277" draw:text-style-name="P25" draw:layer="layout" svg:width="1.778cm" svg:height="1.524cm" svg:x="5.604cm" svg:y="14.732cm">
          <text:p/>
          <draw:enhanced-geometry svg:viewBox="0 0 21600 21600" draw:type="rectangle" draw:enhanced-path="M 0 0 L 21600 0 21600 21600 0 21600 0 0 Z N"/>
        </draw:custom-shape>
        <draw:custom-shape draw:style-name="gr277" draw:text-style-name="P25" draw:layer="layout" svg:width="1.778cm" svg:height="1.524cm" svg:x="5.604cm" svg:y="13.208cm">
          <text:p/>
          <draw:enhanced-geometry svg:viewBox="0 0 21600 21600" draw:type="rectangle" draw:enhanced-path="M 0 0 L 21600 0 21600 21600 0 21600 0 0 Z N"/>
        </draw:custom-shape>
        <draw:custom-shape draw:style-name="gr277" draw:text-style-name="P25" draw:layer="layout" svg:width="1.778cm" svg:height="1.524cm" svg:x="5.604cm" svg:y="11.684cm">
          <text:p/>
          <draw:enhanced-geometry svg:viewBox="0 0 21600 21600" draw:type="rectangle" draw:enhanced-path="M 0 0 L 21600 0 21600 21600 0 21600 0 0 Z N"/>
        </draw:custom-shape>
        <draw:line draw:style-name="gr278" draw:text-style-name="P10" draw:layer="layout" svg:x1="12.192cm" svg:y1="5.34cm" svg:x2="12.192cm" svg:y2="6.096cm">
          <text:p/>
        </draw:line>
        <draw:frame draw:style-name="gr273" draw:text-style-name="P26" draw:layer="layout" svg:width="2.54cm" svg:height="0.962cm" svg:x="1.778cm" svg:y="18.288cm">
          <draw:text-box>
            <text:p>Locals</text:p>
          </draw:text-box>
        </draw:frame>
        <draw:frame draw:style-name="gr273" draw:text-style-name="P26" draw:layer="layout" svg:width="2.54cm" svg:height="0.962cm" svg:x="5.434cm" svg:y="18.288cm">
          <draw:text-box>
            <text:p>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11.554cm" svg:height="4.633cm" svg:x="0cm" svg:y="0.673cm" presentation:class="title" presentation:user-transformed="true">
          <draw:text-box>
            <text:p>Java Bytecode</text:p>
          </draw:text-box>
        </draw:frame>
        <draw:custom-shape draw:style-name="gr279" draw:text-style-name="P5" draw:layer="layout" svg:width="6.096cm" svg:height="2.794cm" svg:x="2.032cm" svg:y="6.244cm">
          <text:p text:style-name="P4"><text:span text:style-name="T3">a </text:span><text:span text:style-name="T4">=</text:span><text:span text:style-name="T3"> </text:span><text:span text:style-name="T4">7</text:span><text:span text:style-name="T3"> </text:span><text:span text:style-name="T4">*</text:span><text:span text:style-name="T3"> (</text:span><text:span text:style-name="T4">8</text:span><text:span text:style-name="T3"> </text:span><text:span text:style-name="T4">-</text:span><text:span text:style-name="T3"> </text:span><text:span text:style-name="T4">3</text:span><text:span text:style-name="T3">)</text:span></text:p>
          <text:p text:style-name="P4"><text:span text:style-name="T2">print</text:span><text:span text:style-name="T3">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5" draw:layer="layout" svg:width="15.894cm" svg:height="18.034cm" svg:x="11.792cm" svg:y="1.57cm">
          <text:p text:style-name="P4"><text:span text:style-name="T2">.method</text:span><text:span text:style-name="T3"> </text:span><text:span text:style-name="T2">public</text:span><text:span text:style-name="T3"> </text:span><text:span text:style-name="T2">static</text:span><text:span text:style-name="T3"> </text:span><text:span text:style-name="T14">main</text:span><text:span text:style-name="T3">([</text:span><text:span text:style-name="T15">L</text:span><text:span text:style-name="T14">java/lang/String</text:span><text:span text:style-name="T3">;)</text:span><text:span text:style-name="T15">V</text:span></text:p>
          <text:p text:style-name="P4"><text:span text:style-name="T3"><text:s text:c="4"/></text:span><text:span text:style-name="T2">.limit</text:span><text:span text:style-name="T3"> </text:span><text:span text:style-name="T2">stack</text:span><text:span text:style-name="T3"> </text:span><text:span text:style-name="T4">4</text:span></text:p>
          <text:p text:style-name="P4"><text:span text:style-name="T3"><text:s text:c="4"/></text:span><text:span text:style-name="T2">.limit</text:span><text:span text:style-name="T3"> </text:span><text:span text:style-name="T2">locals</text:span><text:span text:style-name="T3"> </text:span><text:span text:style-name="T4">1</text:span></text:p>
          <text:p text:style-name="P4"><text:span text:style-name="T3"/></text:p>
          <text:p text:style-name="P4"><text:span text:style-name="T3"><text:s text:c="3"/></text:span><text:span text:style-name="T16"><text:s/></text:span><text:span text:style-name="T16">; Initialize local variables</text:span></text:p>
          <text:p text:style-name="P4"><text:span text:style-name="T3"><text:s text:c="4"/></text:span><text:span text:style-name="T2">iconst_0</text:span></text:p>
          <text:p text:style-name="P4"><text:span text:style-name="T3"><text:s text:c="4"/></text:span><text:span text:style-name="T2">istore</text:span><text:span text:style-name="T3"> </text:span><text:span text:style-name="T4">0</text:span></text:p>
          <text:p text:style-name="P4"><text:span text:style-name="T3"/></text:p>
          <text:p text:style-name="P4"><text:span text:style-name="T3"><text:s text:c="4"/></text:span><text:span text:style-name="T16">; a = 7 * (8 - 3);</text:span></text:p>
          <text:p text:style-name="P4"><text:span text:style-name="T3"><text:s text:c="4"/></text:span><text:span text:style-name="T2">ldc</text:span><text:span text:style-name="T3"> </text:span><text:span text:style-name="T4">7</text:span></text:p>
          <text:p text:style-name="P4"><text:span text:style-name="T3"><text:s text:c="4"/></text:span><text:span text:style-name="T2">ldc</text:span><text:span text:style-name="T3"> </text:span><text:span text:style-name="T4">8</text:span></text:p>
          <text:p text:style-name="P4"><text:span text:style-name="T3"><text:s text:c="4"/></text:span><text:span text:style-name="T2">ldc</text:span><text:span text:style-name="T3"> </text:span><text:span text:style-name="T4">3</text:span></text:p>
          <text:p text:style-name="P4"><text:span text:style-name="T3"><text:s text:c="4"/></text:span><text:span text:style-name="T2">isub</text:span><text:span text:style-name="T3"> <text:s text:c="6"/></text:span><text:span text:style-name="T16">; 8 - 3</text:span></text:p>
          <text:p text:style-name="P4"><text:span text:style-name="T3"><text:s text:c="4"/></text:span><text:span text:style-name="T2">imul</text:span><text:span text:style-name="T3"> <text:s text:c="6"/></text:span><text:span text:style-name="T16">; 7 * (8 - 3)</text:span></text:p>
          <text:p text:style-name="P4"><text:span text:style-name="T3"><text:s text:c="4"/></text:span><text:span text:style-name="T2">dup</text:span></text:p>
          <text:p text:style-name="P4"><text:span text:style-name="T3"><text:s text:c="4"/></text:span><text:span text:style-name="T2">istore</text:span><text:span text:style-name="T3"> </text:span><text:span text:style-name="T4">0</text:span><text:span text:style-name="T3"> <text:s text:c="2"/></text:span><text:span text:style-name="T16">; a = 7 * (8 - 3)</text:span></text:p>
          <text:p text:style-name="P4"><text:span text:style-name="T3"><text:s text:c="4"/></text:span><text:span text:style-name="T2">pop</text:span></text:p>
          <text:p text:style-name="P4"><text:span text:style-name="T3"/></text:p>
          <text:p text:style-name="P4"><text:span text:style-name="T3"><text:s text:c="4"/></text:span><text:span text:style-name="T16">; print a;</text:span></text:p>
          <text:p text:style-name="P4"><text:span text:style-name="T3"><text:s text:c="4"/></text:span><text:span text:style-name="T2">getstatic</text:span><text:span text:style-name="T3"> </text:span><text:span text:style-name="T14">java/lang/System/</text:span><text:span text:style-name="T17">out</text:span><text:span text:style-name="T3"> </text:span><text:span text:style-name="T15">L</text:span><text:span text:style-name="T14">java/io/PrintStream</text:span><text:span text:style-name="T3">;</text:span></text:p>
          <text:p text:style-name="P4"><text:span text:style-name="T3"><text:s text:c="4"/></text:span><text:span text:style-name="T2">iload</text:span><text:span text:style-name="T3"> </text:span><text:span text:style-name="T4">0</text:span><text:span text:style-name="T3"> <text:s text:c="3"/></text:span><text:span text:style-name="T16">; Load a</text:span></text:p>
          <text:p text:style-name="P4"><text:span text:style-name="T3"><text:s text:c="4"/></text:span><text:span text:style-name="T2">invokevirtual</text:span><text:span text:style-name="T3"> </text:span><text:span text:style-name="T14">java/io/PrintStream/println</text:span><text:span text:style-name="T3">(</text:span><text:span text:style-name="T15">I</text:span><text:span text:style-name="T3">)</text:span><text:span text:style-name="T15">V</text:span></text:p>
          <text:p text:style-name="P4"><text:span text:style-name="T3"/></text:p>
          <text:p text:style-name="P4"><text:span text:style-name="T3"><text:s text:c="4"/></text:span><text:span text:style-name="T2">return</text:span></text:p>
          <text:p text:style-name="P4"><text:span text:style-name="T2">.end</text:span><text:span text:style-name="T3"> </text:span><text:span text:style-name="T2">meth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6" draw:layer="layout" svg:width="2.54cm" svg:height="1.016cm" svg:x="8.636cm" svg:y="7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2" draw:text-style-name="P25" draw:layer="layout" svg:width="1.778cm" svg:height="1.524cm" svg:x="2.032cm" svg:y="16.25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25" draw:layer="layout" svg:width="1.778cm" svg:height="1.524cm" svg:x="5.604cm" svg:y="16.25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25" draw:layer="layout" svg:width="1.778cm" svg:height="1.524cm" svg:x="5.604cm" svg:y="14.732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25" draw:layer="layout" svg:width="1.778cm" svg:height="1.524cm" svg:x="5.604cm" svg:y="13.208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25" draw:layer="layout" svg:width="1.778cm" svg:height="1.524cm" svg:x="5.604cm" svg:y="11.684cm">
          <text:p/>
          <draw:enhanced-geometry svg:viewBox="0 0 21600 21600" draw:type="rectangle" draw:enhanced-path="M 0 0 L 21600 0 21600 21600 0 21600 0 0 Z N"/>
        </draw:custom-shape>
        <draw:line draw:style-name="gr283" draw:text-style-name="P10" draw:layer="layout" svg:x1="12.192cm" svg:y1="5.94cm" svg:x2="12.192cm" svg:y2="6.696cm">
          <text:p/>
        </draw:line>
        <draw:custom-shape draw:style-name="gr284" draw:text-style-name="P27" draw:layer="layout" svg:width="1.778cm" svg:height="1.524cm" svg:x="5.604cm" svg:y="16.256cm">
          <text:p text:style-name="P6">0</text:p>
          <draw:enhanced-geometry svg:viewBox="0 0 21600 21600" draw:type="rectangle" draw:enhanced-path="M 0 0 L 21600 0 21600 21600 0 21600 0 0 Z N"/>
        </draw:custom-shape>
        <draw:frame draw:style-name="gr273" draw:text-style-name="P26" draw:layer="layout" svg:width="2.54cm" svg:height="0.962cm" svg:x="1.778cm" svg:y="18.288cm">
          <draw:text-box>
            <text:p>Locals</text:p>
          </draw:text-box>
        </draw:frame>
        <draw:frame draw:style-name="gr273" draw:text-style-name="P26" draw:layer="layout" svg:width="2.54cm" svg:height="0.962cm" svg:x="5.434cm" svg:y="18.288cm">
          <draw:text-box>
            <text:p>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11.554cm" svg:height="4.633cm" svg:x="0cm" svg:y="0.673cm" presentation:class="title" presentation:user-transformed="true">
          <draw:text-box>
            <text:p>Java Bytecode</text:p>
          </draw:text-box>
        </draw:frame>
        <draw:custom-shape draw:style-name="gr285" draw:text-style-name="P5" draw:layer="layout" svg:width="6.096cm" svg:height="2.794cm" svg:x="2.032cm" svg:y="6.244cm">
          <text:p text:style-name="P4"><text:span text:style-name="T3">a </text:span><text:span text:style-name="T4">=</text:span><text:span text:style-name="T3"> </text:span><text:span text:style-name="T4">7</text:span><text:span text:style-name="T3"> </text:span><text:span text:style-name="T4">*</text:span><text:span text:style-name="T3"> (</text:span><text:span text:style-name="T4">8</text:span><text:span text:style-name="T3"> </text:span><text:span text:style-name="T4">-</text:span><text:span text:style-name="T3"> </text:span><text:span text:style-name="T4">3</text:span><text:span text:style-name="T3">)</text:span></text:p>
          <text:p text:style-name="P4"><text:span text:style-name="T2">print</text:span><text:span text:style-name="T3">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5" draw:layer="layout" svg:width="15.894cm" svg:height="18.034cm" svg:x="11.792cm" svg:y="1.57cm">
          <text:p text:style-name="P4"><text:span text:style-name="T2">.method</text:span><text:span text:style-name="T3"> </text:span><text:span text:style-name="T2">public</text:span><text:span text:style-name="T3"> </text:span><text:span text:style-name="T2">static</text:span><text:span text:style-name="T3"> </text:span><text:span text:style-name="T14">main</text:span><text:span text:style-name="T3">([</text:span><text:span text:style-name="T15">L</text:span><text:span text:style-name="T14">java/lang/String</text:span><text:span text:style-name="T3">;)</text:span><text:span text:style-name="T15">V</text:span></text:p>
          <text:p text:style-name="P4"><text:span text:style-name="T3"><text:s text:c="4"/></text:span><text:span text:style-name="T2">.limit</text:span><text:span text:style-name="T3"> </text:span><text:span text:style-name="T2">stack</text:span><text:span text:style-name="T3"> </text:span><text:span text:style-name="T4">4</text:span></text:p>
          <text:p text:style-name="P4"><text:span text:style-name="T3"><text:s text:c="4"/></text:span><text:span text:style-name="T2">.limit</text:span><text:span text:style-name="T3"> </text:span><text:span text:style-name="T2">locals</text:span><text:span text:style-name="T3"> </text:span><text:span text:style-name="T4">1</text:span></text:p>
          <text:p text:style-name="P4"><text:span text:style-name="T3"/></text:p>
          <text:p text:style-name="P4"><text:span text:style-name="T3"><text:s text:c="3"/></text:span><text:span text:style-name="T16"><text:s/></text:span><text:span text:style-name="T16">; Initialize local variables</text:span></text:p>
          <text:p text:style-name="P4"><text:span text:style-name="T3"><text:s text:c="4"/></text:span><text:span text:style-name="T2">iconst_0</text:span></text:p>
          <text:p text:style-name="P4"><text:span text:style-name="T3"><text:s text:c="4"/></text:span><text:span text:style-name="T2">istore</text:span><text:span text:style-name="T3"> </text:span><text:span text:style-name="T4">0</text:span></text:p>
          <text:p text:style-name="P4"><text:span text:style-name="T3"/></text:p>
          <text:p text:style-name="P4"><text:span text:style-name="T3"><text:s text:c="4"/></text:span><text:span text:style-name="T16">; a = 7 * (8 - 3);</text:span></text:p>
          <text:p text:style-name="P4"><text:span text:style-name="T3"><text:s text:c="4"/></text:span><text:span text:style-name="T2">ldc</text:span><text:span text:style-name="T3"> </text:span><text:span text:style-name="T4">7</text:span></text:p>
          <text:p text:style-name="P4"><text:span text:style-name="T3"><text:s text:c="4"/></text:span><text:span text:style-name="T2">ldc</text:span><text:span text:style-name="T3"> </text:span><text:span text:style-name="T4">8</text:span></text:p>
          <text:p text:style-name="P4"><text:span text:style-name="T3"><text:s text:c="4"/></text:span><text:span text:style-name="T2">ldc</text:span><text:span text:style-name="T3"> </text:span><text:span text:style-name="T4">3</text:span></text:p>
          <text:p text:style-name="P4"><text:span text:style-name="T3"><text:s text:c="4"/></text:span><text:span text:style-name="T2">isub</text:span><text:span text:style-name="T3"> <text:s text:c="6"/></text:span><text:span text:style-name="T16">; 8 - 3</text:span></text:p>
          <text:p text:style-name="P4"><text:span text:style-name="T3"><text:s text:c="4"/></text:span><text:span text:style-name="T2">imul</text:span><text:span text:style-name="T3"> <text:s text:c="6"/></text:span><text:span text:style-name="T16">; 7 * (8 - 3)</text:span></text:p>
          <text:p text:style-name="P4"><text:span text:style-name="T3"><text:s text:c="4"/></text:span><text:span text:style-name="T2">dup</text:span></text:p>
          <text:p text:style-name="P4"><text:span text:style-name="T3"><text:s text:c="4"/></text:span><text:span text:style-name="T2">istore</text:span><text:span text:style-name="T3"> </text:span><text:span text:style-name="T4">0</text:span><text:span text:style-name="T3"> <text:s text:c="2"/></text:span><text:span text:style-name="T16">; a = 7 * (8 - 3)</text:span></text:p>
          <text:p text:style-name="P4"><text:span text:style-name="T3"><text:s text:c="4"/></text:span><text:span text:style-name="T2">pop</text:span></text:p>
          <text:p text:style-name="P4"><text:span text:style-name="T3"/></text:p>
          <text:p text:style-name="P4"><text:span text:style-name="T3"><text:s text:c="4"/></text:span><text:span text:style-name="T16">; print a;</text:span></text:p>
          <text:p text:style-name="P4"><text:span text:style-name="T3"><text:s text:c="4"/></text:span><text:span text:style-name="T2">getstatic</text:span><text:span text:style-name="T3"> </text:span><text:span text:style-name="T14">java/lang/System/</text:span><text:span text:style-name="T17">out</text:span><text:span text:style-name="T3"> </text:span><text:span text:style-name="T15">L</text:span><text:span text:style-name="T14">java/io/PrintStream</text:span><text:span text:style-name="T3">;</text:span></text:p>
          <text:p text:style-name="P4"><text:span text:style-name="T3"><text:s text:c="4"/></text:span><text:span text:style-name="T2">iload</text:span><text:span text:style-name="T3"> </text:span><text:span text:style-name="T4">0</text:span><text:span text:style-name="T3"> <text:s text:c="3"/></text:span><text:span text:style-name="T16">; Load a</text:span></text:p>
          <text:p text:style-name="P4"><text:span text:style-name="T3"><text:s text:c="4"/></text:span><text:span text:style-name="T2">invokevirtual</text:span><text:span text:style-name="T3"> </text:span><text:span text:style-name="T14">java/io/PrintStream/println</text:span><text:span text:style-name="T3">(</text:span><text:span text:style-name="T15">I</text:span><text:span text:style-name="T3">)</text:span><text:span text:style-name="T15">V</text:span></text:p>
          <text:p text:style-name="P4"><text:span text:style-name="T3"/></text:p>
          <text:p text:style-name="P4"><text:span text:style-name="T3"><text:s text:c="4"/></text:span><text:span text:style-name="T2">return</text:span></text:p>
          <text:p text:style-name="P4"><text:span text:style-name="T2">.end</text:span><text:span text:style-name="T3"> </text:span><text:span text:style-name="T2">meth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6" draw:layer="layout" svg:width="2.54cm" svg:height="1.016cm" svg:x="8.636cm" svg:y="7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8" draw:text-style-name="P25" draw:layer="layout" svg:width="1.778cm" svg:height="1.524cm" svg:x="2.032cm" svg:y="16.256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25" draw:layer="layout" svg:width="1.778cm" svg:height="1.524cm" svg:x="5.604cm" svg:y="16.256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25" draw:layer="layout" svg:width="1.778cm" svg:height="1.524cm" svg:x="5.604cm" svg:y="14.732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25" draw:layer="layout" svg:width="1.778cm" svg:height="1.524cm" svg:x="5.604cm" svg:y="13.208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25" draw:layer="layout" svg:width="1.778cm" svg:height="1.524cm" svg:x="5.604cm" svg:y="11.684cm">
          <text:p/>
          <draw:enhanced-geometry svg:viewBox="0 0 21600 21600" draw:type="rectangle" draw:enhanced-path="M 0 0 L 21600 0 21600 21600 0 21600 0 0 Z N"/>
        </draw:custom-shape>
        <draw:line draw:style-name="gr289" draw:text-style-name="P10" draw:layer="layout" svg:x1="12.192cm" svg:y1="8.14cm" svg:x2="12.192cm" svg:y2="8.896cm">
          <text:p/>
        </draw:line>
        <draw:custom-shape draw:style-name="gr290" draw:text-style-name="P27" draw:layer="layout" svg:width="1.778cm" svg:height="1.524cm" svg:x="2.032cm" svg:y="16.256cm">
          <text:p text:style-name="P6">0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5.08cm" svg:y1="17.018cm" svg:x2="4.064cm" svg:y2="17.018cm">
          <text:p/>
        </draw:line>
        <draw:frame draw:style-name="gr273" draw:text-style-name="P26" draw:layer="layout" svg:width="2.54cm" svg:height="0.962cm" svg:x="1.778cm" svg:y="18.288cm">
          <draw:text-box>
            <text:p>Locals</text:p>
          </draw:text-box>
        </draw:frame>
        <draw:frame draw:style-name="gr273" draw:text-style-name="P26" draw:layer="layout" svg:width="2.54cm" svg:height="0.962cm" svg:x="5.434cm" svg:y="18.288cm">
          <draw:text-box>
            <text:p>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11.554cm" svg:height="4.633cm" svg:x="0cm" svg:y="0.673cm" presentation:class="title" presentation:user-transformed="true">
          <draw:text-box>
            <text:p>Java Bytecode</text:p>
          </draw:text-box>
        </draw:frame>
        <draw:custom-shape draw:style-name="gr291" draw:text-style-name="P5" draw:layer="layout" svg:width="6.096cm" svg:height="2.794cm" svg:x="2.032cm" svg:y="6.244cm">
          <text:p text:style-name="P4"><text:span text:style-name="T3">a </text:span><text:span text:style-name="T4">=</text:span><text:span text:style-name="T3"> </text:span><text:span text:style-name="T4">7</text:span><text:span text:style-name="T3"> </text:span><text:span text:style-name="T4">*</text:span><text:span text:style-name="T3"> (</text:span><text:span text:style-name="T4">8</text:span><text:span text:style-name="T3"> </text:span><text:span text:style-name="T4">-</text:span><text:span text:style-name="T3"> </text:span><text:span text:style-name="T4">3</text:span><text:span text:style-name="T3">)</text:span></text:p>
          <text:p text:style-name="P4"><text:span text:style-name="T2">print</text:span><text:span text:style-name="T3">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5" draw:layer="layout" svg:width="15.894cm" svg:height="18.034cm" svg:x="11.792cm" svg:y="1.57cm">
          <text:p text:style-name="P4"><text:span text:style-name="T2">.method</text:span><text:span text:style-name="T3"> </text:span><text:span text:style-name="T2">public</text:span><text:span text:style-name="T3"> </text:span><text:span text:style-name="T2">static</text:span><text:span text:style-name="T3"> </text:span><text:span text:style-name="T14">main</text:span><text:span text:style-name="T3">([</text:span><text:span text:style-name="T15">L</text:span><text:span text:style-name="T14">java/lang/String</text:span><text:span text:style-name="T3">;)</text:span><text:span text:style-name="T15">V</text:span></text:p>
          <text:p text:style-name="P4"><text:span text:style-name="T3"><text:s text:c="4"/></text:span><text:span text:style-name="T2">.limit</text:span><text:span text:style-name="T3"> </text:span><text:span text:style-name="T2">stack</text:span><text:span text:style-name="T3"> </text:span><text:span text:style-name="T4">4</text:span></text:p>
          <text:p text:style-name="P4"><text:span text:style-name="T3"><text:s text:c="4"/></text:span><text:span text:style-name="T2">.limit</text:span><text:span text:style-name="T3"> </text:span><text:span text:style-name="T2">locals</text:span><text:span text:style-name="T3"> </text:span><text:span text:style-name="T4">1</text:span></text:p>
          <text:p text:style-name="P4"><text:span text:style-name="T3"/></text:p>
          <text:p text:style-name="P4"><text:span text:style-name="T3"><text:s text:c="3"/></text:span><text:span text:style-name="T16"><text:s/></text:span><text:span text:style-name="T16">; Initialize local variables</text:span></text:p>
          <text:p text:style-name="P4"><text:span text:style-name="T3"><text:s text:c="4"/></text:span><text:span text:style-name="T2">iconst_0</text:span></text:p>
          <text:p text:style-name="P4"><text:span text:style-name="T3"><text:s text:c="4"/></text:span><text:span text:style-name="T2">istore</text:span><text:span text:style-name="T3"> </text:span><text:span text:style-name="T4">0</text:span></text:p>
          <text:p text:style-name="P4"><text:span text:style-name="T3"/></text:p>
          <text:p text:style-name="P4"><text:span text:style-name="T3"><text:s text:c="4"/></text:span><text:span text:style-name="T16">; a = 7 * (8 - 3);</text:span></text:p>
          <text:p text:style-name="P4"><text:span text:style-name="T3"><text:s text:c="4"/></text:span><text:span text:style-name="T2">ldc</text:span><text:span text:style-name="T3"> </text:span><text:span text:style-name="T4">7</text:span></text:p>
          <text:p text:style-name="P4"><text:span text:style-name="T3"><text:s text:c="4"/></text:span><text:span text:style-name="T2">ldc</text:span><text:span text:style-name="T3"> </text:span><text:span text:style-name="T4">8</text:span></text:p>
          <text:p text:style-name="P4"><text:span text:style-name="T3"><text:s text:c="4"/></text:span><text:span text:style-name="T2">ldc</text:span><text:span text:style-name="T3"> </text:span><text:span text:style-name="T4">3</text:span></text:p>
          <text:p text:style-name="P4"><text:span text:style-name="T3"><text:s text:c="4"/></text:span><text:span text:style-name="T2">isub</text:span><text:span text:style-name="T3"> <text:s text:c="6"/></text:span><text:span text:style-name="T16">; 8 - 3</text:span></text:p>
          <text:p text:style-name="P4"><text:span text:style-name="T3"><text:s text:c="4"/></text:span><text:span text:style-name="T2">imul</text:span><text:span text:style-name="T3"> <text:s text:c="6"/></text:span><text:span text:style-name="T16">; 7 * (8 - 3)</text:span></text:p>
          <text:p text:style-name="P4"><text:span text:style-name="T3"><text:s text:c="4"/></text:span><text:span text:style-name="T2">dup</text:span></text:p>
          <text:p text:style-name="P4"><text:span text:style-name="T3"><text:s text:c="4"/></text:span><text:span text:style-name="T2">istore</text:span><text:span text:style-name="T3"> </text:span><text:span text:style-name="T4">0</text:span><text:span text:style-name="T3"> <text:s text:c="2"/></text:span><text:span text:style-name="T16">; a = 7 * (8 - 3)</text:span></text:p>
          <text:p text:style-name="P4"><text:span text:style-name="T3"><text:s text:c="4"/></text:span><text:span text:style-name="T2">pop</text:span></text:p>
          <text:p text:style-name="P4"><text:span text:style-name="T3"/></text:p>
          <text:p text:style-name="P4"><text:span text:style-name="T3"><text:s text:c="4"/></text:span><text:span text:style-name="T16">; print a;</text:span></text:p>
          <text:p text:style-name="P4"><text:span text:style-name="T3"><text:s text:c="4"/></text:span><text:span text:style-name="T2">getstatic</text:span><text:span text:style-name="T3"> </text:span><text:span text:style-name="T14">java/lang/System/</text:span><text:span text:style-name="T17">out</text:span><text:span text:style-name="T3"> </text:span><text:span text:style-name="T15">L</text:span><text:span text:style-name="T14">java/io/PrintStream</text:span><text:span text:style-name="T3">;</text:span></text:p>
          <text:p text:style-name="P4"><text:span text:style-name="T3"><text:s text:c="4"/></text:span><text:span text:style-name="T2">iload</text:span><text:span text:style-name="T3"> </text:span><text:span text:style-name="T4">0</text:span><text:span text:style-name="T3"> <text:s text:c="3"/></text:span><text:span text:style-name="T16">; Load a</text:span></text:p>
          <text:p text:style-name="P4"><text:span text:style-name="T3"><text:s text:c="4"/></text:span><text:span text:style-name="T2">invokevirtual</text:span><text:span text:style-name="T3"> </text:span><text:span text:style-name="T14">java/io/PrintStream/println</text:span><text:span text:style-name="T3">(</text:span><text:span text:style-name="T15">I</text:span><text:span text:style-name="T3">)</text:span><text:span text:style-name="T15">V</text:span></text:p>
          <text:p text:style-name="P4"><text:span text:style-name="T3"/></text:p>
          <text:p text:style-name="P4"><text:span text:style-name="T3"><text:s text:c="4"/></text:span><text:span text:style-name="T2">return</text:span></text:p>
          <text:p text:style-name="P4"><text:span text:style-name="T2">.end</text:span><text:span text:style-name="T3"> </text:span><text:span text:style-name="T2">meth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6" draw:layer="layout" svg:width="2.54cm" svg:height="1.016cm" svg:x="8.636cm" svg:y="7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4" draw:text-style-name="P25" draw:layer="layout" svg:width="1.778cm" svg:height="1.524cm" svg:x="2.032cm" svg:y="16.256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25" draw:layer="layout" svg:width="1.778cm" svg:height="1.524cm" svg:x="5.604cm" svg:y="16.256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25" draw:layer="layout" svg:width="1.778cm" svg:height="1.524cm" svg:x="5.604cm" svg:y="14.732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25" draw:layer="layout" svg:width="1.778cm" svg:height="1.524cm" svg:x="5.604cm" svg:y="13.208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25" draw:layer="layout" svg:width="1.778cm" svg:height="1.524cm" svg:x="5.604cm" svg:y="11.684cm">
          <text:p/>
          <draw:enhanced-geometry svg:viewBox="0 0 21600 21600" draw:type="rectangle" draw:enhanced-path="M 0 0 L 21600 0 21600 21600 0 21600 0 0 Z N"/>
        </draw:custom-shape>
        <draw:line draw:style-name="gr295" draw:text-style-name="P10" draw:layer="layout" svg:x1="12.192cm" svg:y1="8.84cm" svg:x2="12.192cm" svg:y2="9.596cm">
          <text:p/>
        </draw:line>
        <draw:custom-shape draw:style-name="gr296" draw:text-style-name="P6" draw:layer="layout" svg:width="1.778cm" svg:height="1.524cm" svg:x="2.032cm" svg:y="16.256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297" draw:text-style-name="P27" draw:layer="layout" svg:width="1.778cm" svg:height="1.524cm" svg:x="5.604cm" svg:y="16.256cm">
          <text:p text:style-name="P6">7</text:p>
          <draw:enhanced-geometry svg:viewBox="0 0 21600 21600" draw:type="rectangle" draw:enhanced-path="M 0 0 L 21600 0 21600 21600 0 21600 0 0 Z N"/>
        </draw:custom-shape>
        <draw:frame draw:style-name="gr273" draw:text-style-name="P26" draw:layer="layout" svg:width="2.54cm" svg:height="0.962cm" svg:x="1.778cm" svg:y="18.288cm">
          <draw:text-box>
            <text:p>Locals</text:p>
          </draw:text-box>
        </draw:frame>
        <draw:frame draw:style-name="gr273" draw:text-style-name="P26" draw:layer="layout" svg:width="2.54cm" svg:height="0.962cm" svg:x="5.434cm" svg:y="18.288cm">
          <draw:text-box>
            <text:p>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11.554cm" svg:height="4.633cm" svg:x="0cm" svg:y="0.673cm" presentation:class="title" presentation:user-transformed="true">
          <draw:text-box>
            <text:p>Java Bytecode</text:p>
          </draw:text-box>
        </draw:frame>
        <draw:custom-shape draw:style-name="gr298" draw:text-style-name="P5" draw:layer="layout" svg:width="6.096cm" svg:height="2.794cm" svg:x="2.032cm" svg:y="6.244cm">
          <text:p text:style-name="P4"><text:span text:style-name="T3">a </text:span><text:span text:style-name="T4">=</text:span><text:span text:style-name="T3"> </text:span><text:span text:style-name="T4">7</text:span><text:span text:style-name="T3"> </text:span><text:span text:style-name="T4">*</text:span><text:span text:style-name="T3"> (</text:span><text:span text:style-name="T4">8</text:span><text:span text:style-name="T3"> </text:span><text:span text:style-name="T4">-</text:span><text:span text:style-name="T3"> </text:span><text:span text:style-name="T4">3</text:span><text:span text:style-name="T3">)</text:span></text:p>
          <text:p text:style-name="P4"><text:span text:style-name="T2">print</text:span><text:span text:style-name="T3">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5" draw:layer="layout" svg:width="15.894cm" svg:height="18.034cm" svg:x="11.792cm" svg:y="1.57cm">
          <text:p text:style-name="P4"><text:span text:style-name="T2">.method</text:span><text:span text:style-name="T3"> </text:span><text:span text:style-name="T2">public</text:span><text:span text:style-name="T3"> </text:span><text:span text:style-name="T2">static</text:span><text:span text:style-name="T3"> </text:span><text:span text:style-name="T14">main</text:span><text:span text:style-name="T3">([</text:span><text:span text:style-name="T15">L</text:span><text:span text:style-name="T14">java/lang/String</text:span><text:span text:style-name="T3">;)</text:span><text:span text:style-name="T15">V</text:span></text:p>
          <text:p text:style-name="P4"><text:span text:style-name="T3"><text:s text:c="4"/></text:span><text:span text:style-name="T2">.limit</text:span><text:span text:style-name="T3"> </text:span><text:span text:style-name="T2">stack</text:span><text:span text:style-name="T3"> </text:span><text:span text:style-name="T4">4</text:span></text:p>
          <text:p text:style-name="P4"><text:span text:style-name="T3"><text:s text:c="4"/></text:span><text:span text:style-name="T2">.limit</text:span><text:span text:style-name="T3"> </text:span><text:span text:style-name="T2">locals</text:span><text:span text:style-name="T3"> </text:span><text:span text:style-name="T4">1</text:span></text:p>
          <text:p text:style-name="P4"><text:span text:style-name="T3"/></text:p>
          <text:p text:style-name="P4"><text:span text:style-name="T3"><text:s text:c="3"/></text:span><text:span text:style-name="T16"><text:s/></text:span><text:span text:style-name="T16">; Initialize local variables</text:span></text:p>
          <text:p text:style-name="P4"><text:span text:style-name="T3"><text:s text:c="4"/></text:span><text:span text:style-name="T2">iconst_0</text:span></text:p>
          <text:p text:style-name="P4"><text:span text:style-name="T3"><text:s text:c="4"/></text:span><text:span text:style-name="T2">istore</text:span><text:span text:style-name="T3"> </text:span><text:span text:style-name="T4">0</text:span></text:p>
          <text:p text:style-name="P4"><text:span text:style-name="T3"/></text:p>
          <text:p text:style-name="P4"><text:span text:style-name="T3"><text:s text:c="4"/></text:span><text:span text:style-name="T16">; a = 7 * (8 - 3);</text:span></text:p>
          <text:p text:style-name="P4"><text:span text:style-name="T3"><text:s text:c="4"/></text:span><text:span text:style-name="T2">ldc</text:span><text:span text:style-name="T3"> </text:span><text:span text:style-name="T4">7</text:span></text:p>
          <text:p text:style-name="P4"><text:span text:style-name="T3"><text:s text:c="4"/></text:span><text:span text:style-name="T2">ldc</text:span><text:span text:style-name="T3"> </text:span><text:span text:style-name="T4">8</text:span></text:p>
          <text:p text:style-name="P4"><text:span text:style-name="T3"><text:s text:c="4"/></text:span><text:span text:style-name="T2">ldc</text:span><text:span text:style-name="T3"> </text:span><text:span text:style-name="T4">3</text:span></text:p>
          <text:p text:style-name="P4"><text:span text:style-name="T3"><text:s text:c="4"/></text:span><text:span text:style-name="T2">isub</text:span><text:span text:style-name="T3"> <text:s text:c="6"/></text:span><text:span text:style-name="T16">; 8 - 3</text:span></text:p>
          <text:p text:style-name="P4"><text:span text:style-name="T3"><text:s text:c="4"/></text:span><text:span text:style-name="T2">imul</text:span><text:span text:style-name="T3"> <text:s text:c="6"/></text:span><text:span text:style-name="T16">; 7 * (8 - 3)</text:span></text:p>
          <text:p text:style-name="P4"><text:span text:style-name="T3"><text:s text:c="4"/></text:span><text:span text:style-name="T2">dup</text:span></text:p>
          <text:p text:style-name="P4"><text:span text:style-name="T3"><text:s text:c="4"/></text:span><text:span text:style-name="T2">istore</text:span><text:span text:style-name="T3"> </text:span><text:span text:style-name="T4">0</text:span><text:span text:style-name="T3"> <text:s text:c="2"/></text:span><text:span text:style-name="T16">; a = 7 * (8 - 3)</text:span></text:p>
          <text:p text:style-name="P4"><text:span text:style-name="T3"><text:s text:c="4"/></text:span><text:span text:style-name="T2">pop</text:span></text:p>
          <text:p text:style-name="P4"><text:span text:style-name="T3"/></text:p>
          <text:p text:style-name="P4"><text:span text:style-name="T3"><text:s text:c="4"/></text:span><text:span text:style-name="T16">; print a;</text:span></text:p>
          <text:p text:style-name="P4"><text:span text:style-name="T3"><text:s text:c="4"/></text:span><text:span text:style-name="T2">getstatic</text:span><text:span text:style-name="T3"> </text:span><text:span text:style-name="T14">java/lang/System/</text:span><text:span text:style-name="T17">out</text:span><text:span text:style-name="T3"> </text:span><text:span text:style-name="T15">L</text:span><text:span text:style-name="T14">java/io/PrintStream</text:span><text:span text:style-name="T3">;</text:span></text:p>
          <text:p text:style-name="P4"><text:span text:style-name="T3"><text:s text:c="4"/></text:span><text:span text:style-name="T2">iload</text:span><text:span text:style-name="T3"> </text:span><text:span text:style-name="T4">0</text:span><text:span text:style-name="T3"> <text:s text:c="3"/></text:span><text:span text:style-name="T16">; Load a</text:span></text:p>
          <text:p text:style-name="P4"><text:span text:style-name="T3"><text:s text:c="4"/></text:span><text:span text:style-name="T2">invokevirtual</text:span><text:span text:style-name="T3"> </text:span><text:span text:style-name="T14">java/io/PrintStream/println</text:span><text:span text:style-name="T3">(</text:span><text:span text:style-name="T15">I</text:span><text:span text:style-name="T3">)</text:span><text:span text:style-name="T15">V</text:span></text:p>
          <text:p text:style-name="P4"><text:span text:style-name="T3"/></text:p>
          <text:p text:style-name="P4"><text:span text:style-name="T3"><text:s text:c="4"/></text:span><text:span text:style-name="T2">return</text:span></text:p>
          <text:p text:style-name="P4"><text:span text:style-name="T2">.end</text:span><text:span text:style-name="T3"> </text:span><text:span text:style-name="T2">meth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6" draw:layer="layout" svg:width="2.54cm" svg:height="1.016cm" svg:x="8.636cm" svg:y="7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1" draw:text-style-name="P25" draw:layer="layout" svg:width="1.778cm" svg:height="1.524cm" svg:x="2.032cm" svg:y="16.256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25" draw:layer="layout" svg:width="1.778cm" svg:height="1.524cm" svg:x="5.604cm" svg:y="16.256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25" draw:layer="layout" svg:width="1.778cm" svg:height="1.524cm" svg:x="5.604cm" svg:y="14.732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25" draw:layer="layout" svg:width="1.778cm" svg:height="1.524cm" svg:x="5.604cm" svg:y="13.208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25" draw:layer="layout" svg:width="1.778cm" svg:height="1.524cm" svg:x="5.604cm" svg:y="11.684cm">
          <text:p/>
          <draw:enhanced-geometry svg:viewBox="0 0 21600 21600" draw:type="rectangle" draw:enhanced-path="M 0 0 L 21600 0 21600 21600 0 21600 0 0 Z N"/>
        </draw:custom-shape>
        <draw:line draw:style-name="gr302" draw:text-style-name="P10" draw:layer="layout" svg:x1="12.192cm" svg:y1="9.54cm" svg:x2="12.192cm" svg:y2="10.296cm">
          <text:p/>
        </draw:line>
        <draw:custom-shape draw:style-name="gr303" draw:text-style-name="P6" draw:layer="layout" svg:width="1.778cm" svg:height="1.524cm" svg:x="2.032cm" svg:y="16.256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303" draw:text-style-name="P6" draw:layer="layout" svg:width="1.778cm" svg:height="1.524cm" svg:x="5.604cm" svg:y="16.256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04" draw:text-style-name="P27" draw:layer="layout" svg:width="1.778cm" svg:height="1.524cm" svg:x="5.604cm" svg:y="14.732cm">
          <text:p text:style-name="P6">8</text:p>
          <draw:enhanced-geometry svg:viewBox="0 0 21600 21600" draw:type="rectangle" draw:enhanced-path="M 0 0 L 21600 0 21600 21600 0 21600 0 0 Z N"/>
        </draw:custom-shape>
        <draw:frame draw:style-name="gr273" draw:text-style-name="P26" draw:layer="layout" svg:width="2.54cm" svg:height="0.962cm" svg:x="1.778cm" svg:y="18.288cm">
          <draw:text-box>
            <text:p>Locals</text:p>
          </draw:text-box>
        </draw:frame>
        <draw:frame draw:style-name="gr273" draw:text-style-name="P26" draw:layer="layout" svg:width="2.54cm" svg:height="0.962cm" svg:x="5.434cm" svg:y="18.288cm">
          <draw:text-box>
            <text:p>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11.554cm" svg:height="4.633cm" svg:x="0cm" svg:y="0.673cm" presentation:class="title" presentation:user-transformed="true">
          <draw:text-box>
            <text:p>Java Bytecode</text:p>
          </draw:text-box>
        </draw:frame>
        <draw:custom-shape draw:style-name="gr305" draw:text-style-name="P5" draw:layer="layout" svg:width="6.096cm" svg:height="2.794cm" svg:x="2.032cm" svg:y="6.244cm">
          <text:p text:style-name="P4"><text:span text:style-name="T3">a </text:span><text:span text:style-name="T4">=</text:span><text:span text:style-name="T3"> </text:span><text:span text:style-name="T4">7</text:span><text:span text:style-name="T3"> </text:span><text:span text:style-name="T4">*</text:span><text:span text:style-name="T3"> (</text:span><text:span text:style-name="T4">8</text:span><text:span text:style-name="T3"> </text:span><text:span text:style-name="T4">-</text:span><text:span text:style-name="T3"> </text:span><text:span text:style-name="T4">3</text:span><text:span text:style-name="T3">)</text:span></text:p>
          <text:p text:style-name="P4"><text:span text:style-name="T2">print</text:span><text:span text:style-name="T3">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5" draw:layer="layout" svg:width="15.894cm" svg:height="18.034cm" svg:x="11.792cm" svg:y="1.57cm">
          <text:p text:style-name="P4"><text:span text:style-name="T2">.method</text:span><text:span text:style-name="T3"> </text:span><text:span text:style-name="T2">public</text:span><text:span text:style-name="T3"> </text:span><text:span text:style-name="T2">static</text:span><text:span text:style-name="T3"> </text:span><text:span text:style-name="T14">main</text:span><text:span text:style-name="T3">([</text:span><text:span text:style-name="T15">L</text:span><text:span text:style-name="T14">java/lang/String</text:span><text:span text:style-name="T3">;)</text:span><text:span text:style-name="T15">V</text:span></text:p>
          <text:p text:style-name="P4"><text:span text:style-name="T3"><text:s text:c="4"/></text:span><text:span text:style-name="T2">.limit</text:span><text:span text:style-name="T3"> </text:span><text:span text:style-name="T2">stack</text:span><text:span text:style-name="T3"> </text:span><text:span text:style-name="T4">4</text:span></text:p>
          <text:p text:style-name="P4"><text:span text:style-name="T3"><text:s text:c="4"/></text:span><text:span text:style-name="T2">.limit</text:span><text:span text:style-name="T3"> </text:span><text:span text:style-name="T2">locals</text:span><text:span text:style-name="T3"> </text:span><text:span text:style-name="T4">1</text:span></text:p>
          <text:p text:style-name="P4"><text:span text:style-name="T3"/></text:p>
          <text:p text:style-name="P4"><text:span text:style-name="T3"><text:s text:c="3"/></text:span><text:span text:style-name="T16"><text:s/></text:span><text:span text:style-name="T16">; Initialize local variables</text:span></text:p>
          <text:p text:style-name="P4"><text:span text:style-name="T3"><text:s text:c="4"/></text:span><text:span text:style-name="T2">iconst_0</text:span></text:p>
          <text:p text:style-name="P4"><text:span text:style-name="T3"><text:s text:c="4"/></text:span><text:span text:style-name="T2">istore</text:span><text:span text:style-name="T3"> </text:span><text:span text:style-name="T4">0</text:span></text:p>
          <text:p text:style-name="P4"><text:span text:style-name="T3"/></text:p>
          <text:p text:style-name="P4"><text:span text:style-name="T3"><text:s text:c="4"/></text:span><text:span text:style-name="T16">; a = 7 * (8 - 3);</text:span></text:p>
          <text:p text:style-name="P4"><text:span text:style-name="T3"><text:s text:c="4"/></text:span><text:span text:style-name="T2">ldc</text:span><text:span text:style-name="T3"> </text:span><text:span text:style-name="T4">7</text:span></text:p>
          <text:p text:style-name="P4"><text:span text:style-name="T3"><text:s text:c="4"/></text:span><text:span text:style-name="T2">ldc</text:span><text:span text:style-name="T3"> </text:span><text:span text:style-name="T4">8</text:span></text:p>
          <text:p text:style-name="P4"><text:span text:style-name="T3"><text:s text:c="4"/></text:span><text:span text:style-name="T2">ldc</text:span><text:span text:style-name="T3"> </text:span><text:span text:style-name="T4">3</text:span></text:p>
          <text:p text:style-name="P4"><text:span text:style-name="T3"><text:s text:c="4"/></text:span><text:span text:style-name="T2">isub</text:span><text:span text:style-name="T3"> <text:s text:c="6"/></text:span><text:span text:style-name="T16">; 8 - 3</text:span></text:p>
          <text:p text:style-name="P4"><text:span text:style-name="T3"><text:s text:c="4"/></text:span><text:span text:style-name="T2">imul</text:span><text:span text:style-name="T3"> <text:s text:c="6"/></text:span><text:span text:style-name="T16">; 7 * (8 - 3)</text:span></text:p>
          <text:p text:style-name="P4"><text:span text:style-name="T3"><text:s text:c="4"/></text:span><text:span text:style-name="T2">dup</text:span></text:p>
          <text:p text:style-name="P4"><text:span text:style-name="T3"><text:s text:c="4"/></text:span><text:span text:style-name="T2">istore</text:span><text:span text:style-name="T3"> </text:span><text:span text:style-name="T4">0</text:span><text:span text:style-name="T3"> <text:s text:c="2"/></text:span><text:span text:style-name="T16">; a = 7 * (8 - 3)</text:span></text:p>
          <text:p text:style-name="P4"><text:span text:style-name="T3"><text:s text:c="4"/></text:span><text:span text:style-name="T2">pop</text:span></text:p>
          <text:p text:style-name="P4"><text:span text:style-name="T3"/></text:p>
          <text:p text:style-name="P4"><text:span text:style-name="T3"><text:s text:c="4"/></text:span><text:span text:style-name="T16">; print a;</text:span></text:p>
          <text:p text:style-name="P4"><text:span text:style-name="T3"><text:s text:c="4"/></text:span><text:span text:style-name="T2">getstatic</text:span><text:span text:style-name="T3"> </text:span><text:span text:style-name="T14">java/lang/System/</text:span><text:span text:style-name="T17">out</text:span><text:span text:style-name="T3"> </text:span><text:span text:style-name="T15">L</text:span><text:span text:style-name="T14">java/io/PrintStream</text:span><text:span text:style-name="T3">;</text:span></text:p>
          <text:p text:style-name="P4"><text:span text:style-name="T3"><text:s text:c="4"/></text:span><text:span text:style-name="T2">iload</text:span><text:span text:style-name="T3"> </text:span><text:span text:style-name="T4">0</text:span><text:span text:style-name="T3"> <text:s text:c="3"/></text:span><text:span text:style-name="T16">; Load a</text:span></text:p>
          <text:p text:style-name="P4"><text:span text:style-name="T3"><text:s text:c="4"/></text:span><text:span text:style-name="T2">invokevirtual</text:span><text:span text:style-name="T3"> </text:span><text:span text:style-name="T14">java/io/PrintStream/println</text:span><text:span text:style-name="T3">(</text:span><text:span text:style-name="T15">I</text:span><text:span text:style-name="T3">)</text:span><text:span text:style-name="T15">V</text:span></text:p>
          <text:p text:style-name="P4"><text:span text:style-name="T3"/></text:p>
          <text:p text:style-name="P4"><text:span text:style-name="T3"><text:s text:c="4"/></text:span><text:span text:style-name="T2">return</text:span></text:p>
          <text:p text:style-name="P4"><text:span text:style-name="T2">.end</text:span><text:span text:style-name="T3"> </text:span><text:span text:style-name="T2">meth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6" draw:layer="layout" svg:width="2.54cm" svg:height="1.016cm" svg:x="8.636cm" svg:y="7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8" draw:text-style-name="P25" draw:layer="layout" svg:width="1.778cm" svg:height="1.524cm" svg:x="2.032cm" svg:y="16.256cm">
          <text:p/>
          <draw:enhanced-geometry svg:viewBox="0 0 21600 21600" draw:type="rectangle" draw:enhanced-path="M 0 0 L 21600 0 21600 21600 0 21600 0 0 Z N"/>
        </draw:custom-shape>
        <draw:custom-shape draw:style-name="gr308" draw:text-style-name="P25" draw:layer="layout" svg:width="1.778cm" svg:height="1.524cm" svg:x="5.604cm" svg:y="16.256cm">
          <text:p/>
          <draw:enhanced-geometry svg:viewBox="0 0 21600 21600" draw:type="rectangle" draw:enhanced-path="M 0 0 L 21600 0 21600 21600 0 21600 0 0 Z N"/>
        </draw:custom-shape>
        <draw:custom-shape draw:style-name="gr308" draw:text-style-name="P25" draw:layer="layout" svg:width="1.778cm" svg:height="1.524cm" svg:x="5.604cm" svg:y="14.732cm">
          <text:p/>
          <draw:enhanced-geometry svg:viewBox="0 0 21600 21600" draw:type="rectangle" draw:enhanced-path="M 0 0 L 21600 0 21600 21600 0 21600 0 0 Z N"/>
        </draw:custom-shape>
        <draw:custom-shape draw:style-name="gr308" draw:text-style-name="P25" draw:layer="layout" svg:width="1.778cm" svg:height="1.524cm" svg:x="5.604cm" svg:y="13.208cm">
          <text:p/>
          <draw:enhanced-geometry svg:viewBox="0 0 21600 21600" draw:type="rectangle" draw:enhanced-path="M 0 0 L 21600 0 21600 21600 0 21600 0 0 Z N"/>
        </draw:custom-shape>
        <draw:custom-shape draw:style-name="gr308" draw:text-style-name="P25" draw:layer="layout" svg:width="1.778cm" svg:height="1.524cm" svg:x="5.604cm" svg:y="11.684cm">
          <text:p/>
          <draw:enhanced-geometry svg:viewBox="0 0 21600 21600" draw:type="rectangle" draw:enhanced-path="M 0 0 L 21600 0 21600 21600 0 21600 0 0 Z N"/>
        </draw:custom-shape>
        <draw:line draw:style-name="gr309" draw:text-style-name="P10" draw:layer="layout" svg:x1="12.192cm" svg:y1="10.24cm" svg:x2="12.192cm" svg:y2="10.996cm">
          <text:p/>
        </draw:line>
        <draw:custom-shape draw:style-name="gr310" draw:text-style-name="P6" draw:layer="layout" svg:width="1.778cm" svg:height="1.524cm" svg:x="2.032cm" svg:y="16.256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310" draw:text-style-name="P6" draw:layer="layout" svg:width="1.778cm" svg:height="1.524cm" svg:x="5.604cm" svg:y="16.256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10" draw:text-style-name="P6" draw:layer="layout" svg:width="1.778cm" svg:height="1.524cm" svg:x="5.604cm" svg:y="14.732cm">
          <text:p text:style-name="P6">8</text:p>
          <draw:enhanced-geometry svg:viewBox="0 0 21600 21600" draw:type="rectangle" draw:enhanced-path="M 0 0 L 21600 0 21600 21600 0 21600 0 0 Z N"/>
        </draw:custom-shape>
        <draw:custom-shape draw:style-name="gr311" draw:text-style-name="P27" draw:layer="layout" svg:width="1.778cm" svg:height="1.524cm" svg:x="5.604cm" svg:y="13.208cm">
          <text:p text:style-name="P6">3</text:p>
          <draw:enhanced-geometry svg:viewBox="0 0 21600 21600" draw:type="rectangle" draw:enhanced-path="M 0 0 L 21600 0 21600 21600 0 21600 0 0 Z N"/>
        </draw:custom-shape>
        <draw:frame draw:style-name="gr273" draw:text-style-name="P26" draw:layer="layout" svg:width="2.54cm" svg:height="0.962cm" svg:x="1.778cm" svg:y="18.288cm">
          <draw:text-box>
            <text:p>Locals</text:p>
          </draw:text-box>
        </draw:frame>
        <draw:frame draw:style-name="gr273" draw:text-style-name="P26" draw:layer="layout" svg:width="2.54cm" svg:height="0.962cm" svg:x="5.434cm" svg:y="18.288cm">
          <draw:text-box>
            <text:p>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11.554cm" svg:height="4.633cm" svg:x="0cm" svg:y="0.673cm" presentation:class="title" presentation:user-transformed="true">
          <draw:text-box>
            <text:p>Java Bytecode</text:p>
          </draw:text-box>
        </draw:frame>
        <draw:custom-shape draw:style-name="gr312" draw:text-style-name="P29" draw:layer="layout" svg:width="6.096cm" svg:height="2.794cm" svg:x="2.032cm" svg:y="6.244cm">
          <text:p text:style-name="P28"><text:span text:style-name="T3">a </text:span><text:span text:style-name="T4">=</text:span><text:span text:style-name="T3"> </text:span><text:span text:style-name="T4">7</text:span><text:span text:style-name="T3"> </text:span><text:span text:style-name="T4">*</text:span><text:span text:style-name="T3"> (</text:span><text:span text:style-name="T4">8</text:span><text:span text:style-name="T3"> </text:span><text:span text:style-name="T4">-</text:span><text:span text:style-name="T3"> </text:span><text:span text:style-name="T4">3</text:span><text:span text:style-name="T3">)</text:span></text:p>
          <text:p text:style-name="P28"><text:span text:style-name="T2">print</text:span><text:span text:style-name="T3">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3" draw:text-style-name="P29" draw:layer="layout" svg:width="15.894cm" svg:height="18.034cm" svg:x="11.792cm" svg:y="1.57cm">
          <text:p text:style-name="P28"><text:span text:style-name="T2">.method</text:span><text:span text:style-name="T3"> </text:span><text:span text:style-name="T2">public</text:span><text:span text:style-name="T3"> </text:span><text:span text:style-name="T2">static</text:span><text:span text:style-name="T3"> </text:span><text:span text:style-name="T14">main</text:span><text:span text:style-name="T3">([</text:span><text:span text:style-name="T15">L</text:span><text:span text:style-name="T14">java/lang/String</text:span><text:span text:style-name="T3">;)</text:span><text:span text:style-name="T15">V</text:span></text:p>
          <text:p text:style-name="P28"><text:span text:style-name="T3"><text:s text:c="4"/></text:span><text:span text:style-name="T2">.limit</text:span><text:span text:style-name="T3"> </text:span><text:span text:style-name="T2">stack</text:span><text:span text:style-name="T3"> </text:span><text:span text:style-name="T4">4</text:span></text:p>
          <text:p text:style-name="P28"><text:span text:style-name="T3"><text:s text:c="4"/></text:span><text:span text:style-name="T2">.limit</text:span><text:span text:style-name="T3"> </text:span><text:span text:style-name="T2">locals</text:span><text:span text:style-name="T3"> </text:span><text:span text:style-name="T4">1</text:span></text:p>
          <text:p text:style-name="P28"><text:span text:style-name="T3"/></text:p>
          <text:p text:style-name="P28"><text:span text:style-name="T3"><text:s text:c="3"/></text:span><text:span text:style-name="T16"><text:s/></text:span><text:span text:style-name="T16">; Initialize local variables</text:span></text:p>
          <text:p text:style-name="P28"><text:span text:style-name="T3"><text:s text:c="4"/></text:span><text:span text:style-name="T2">iconst_0</text:span></text:p>
          <text:p text:style-name="P28"><text:span text:style-name="T3"><text:s text:c="4"/></text:span><text:span text:style-name="T2">istore</text:span><text:span text:style-name="T3"> </text:span><text:span text:style-name="T4">0</text:span></text:p>
          <text:p text:style-name="P28"><text:span text:style-name="T3"/></text:p>
          <text:p text:style-name="P28"><text:span text:style-name="T3"><text:s text:c="4"/></text:span><text:span text:style-name="T16">; a = 7 * (8 - 3);</text:span></text:p>
          <text:p text:style-name="P28"><text:span text:style-name="T3"><text:s text:c="4"/></text:span><text:span text:style-name="T2">ldc</text:span><text:span text:style-name="T3"> </text:span><text:span text:style-name="T4">7</text:span></text:p>
          <text:p text:style-name="P28"><text:span text:style-name="T3"><text:s text:c="4"/></text:span><text:span text:style-name="T2">ldc</text:span><text:span text:style-name="T3"> </text:span><text:span text:style-name="T4">8</text:span></text:p>
          <text:p text:style-name="P28"><text:span text:style-name="T3"><text:s text:c="4"/></text:span><text:span text:style-name="T2">ldc</text:span><text:span text:style-name="T3"> </text:span><text:span text:style-name="T4">3</text:span></text:p>
          <text:p text:style-name="P28"><text:span text:style-name="T3"><text:s text:c="4"/></text:span><text:span text:style-name="T2">isub</text:span><text:span text:style-name="T3"> <text:s text:c="6"/></text:span><text:span text:style-name="T16">; 8 - 3</text:span></text:p>
          <text:p text:style-name="P28"><text:span text:style-name="T3"><text:s text:c="4"/></text:span><text:span text:style-name="T2">imul</text:span><text:span text:style-name="T3"> <text:s text:c="6"/></text:span><text:span text:style-name="T16">; 7 * (8 - 3)</text:span></text:p>
          <text:p text:style-name="P28"><text:span text:style-name="T3"><text:s text:c="4"/></text:span><text:span text:style-name="T2">dup</text:span></text:p>
          <text:p text:style-name="P28"><text:span text:style-name="T3"><text:s text:c="4"/></text:span><text:span text:style-name="T2">istore</text:span><text:span text:style-name="T3"> </text:span><text:span text:style-name="T4">0</text:span><text:span text:style-name="T3"> <text:s text:c="2"/></text:span><text:span text:style-name="T16">; a = 7 * (8 - 3)</text:span></text:p>
          <text:p text:style-name="P28"><text:span text:style-name="T3"><text:s text:c="4"/></text:span><text:span text:style-name="T2">pop</text:span></text:p>
          <text:p text:style-name="P28"><text:span text:style-name="T3"/></text:p>
          <text:p text:style-name="P28"><text:span text:style-name="T3"><text:s text:c="4"/></text:span><text:span text:style-name="T16">; print a;</text:span></text:p>
          <text:p text:style-name="P28"><text:span text:style-name="T3"><text:s text:c="4"/></text:span><text:span text:style-name="T2">getstatic</text:span><text:span text:style-name="T3"> </text:span><text:span text:style-name="T14">java/lang/System/</text:span><text:span text:style-name="T17">out</text:span><text:span text:style-name="T3"> </text:span><text:span text:style-name="T15">L</text:span><text:span text:style-name="T14">java/io/PrintStream</text:span><text:span text:style-name="T3">;</text:span></text:p>
          <text:p text:style-name="P28"><text:span text:style-name="T3"><text:s text:c="4"/></text:span><text:span text:style-name="T2">iload</text:span><text:span text:style-name="T3"> </text:span><text:span text:style-name="T4">0</text:span><text:span text:style-name="T3"> <text:s text:c="3"/></text:span><text:span text:style-name="T16">; Load a</text:span></text:p>
          <text:p text:style-name="P28"><text:span text:style-name="T3"><text:s text:c="4"/></text:span><text:span text:style-name="T2">invokevirtual</text:span><text:span text:style-name="T3"> </text:span><text:span text:style-name="T14">java/io/PrintStream/println</text:span><text:span text:style-name="T3">(</text:span><text:span text:style-name="T15">I</text:span><text:span text:style-name="T3">)</text:span><text:span text:style-name="T15">V</text:span></text:p>
          <text:p text:style-name="P28"><text:span text:style-name="T3"/></text:p>
          <text:p text:style-name="P28"><text:span text:style-name="T3"><text:s text:c="4"/></text:span><text:span text:style-name="T2">return</text:span></text:p>
          <text:p text:style-name="P28"><text:span text:style-name="T2">.end</text:span><text:span text:style-name="T3"> </text:span><text:span text:style-name="T2">meth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4" draw:text-style-name="P6" draw:layer="layout" svg:width="2.54cm" svg:height="1.016cm" svg:x="8.636cm" svg:y="7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5" draw:text-style-name="P25" draw:layer="layout" svg:width="1.778cm" svg:height="1.524cm" svg:x="2.032cm" svg:y="16.256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25" draw:layer="layout" svg:width="1.778cm" svg:height="1.524cm" svg:x="5.604cm" svg:y="16.256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25" draw:layer="layout" svg:width="1.778cm" svg:height="1.524cm" svg:x="5.604cm" svg:y="14.732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25" draw:layer="layout" svg:width="1.778cm" svg:height="1.524cm" svg:x="5.604cm" svg:y="13.208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25" draw:layer="layout" svg:width="1.778cm" svg:height="1.524cm" svg:x="5.604cm" svg:y="11.684cm">
          <text:p/>
          <draw:enhanced-geometry svg:viewBox="0 0 21600 21600" draw:type="rectangle" draw:enhanced-path="M 0 0 L 21600 0 21600 21600 0 21600 0 0 Z N"/>
        </draw:custom-shape>
        <draw:line draw:style-name="gr316" draw:text-style-name="P10" draw:layer="layout" svg:x1="12.192cm" svg:y1="10.94cm" svg:x2="12.192cm" svg:y2="11.696cm">
          <text:p/>
        </draw:line>
        <draw:custom-shape draw:style-name="gr317" draw:text-style-name="P9" draw:layer="layout" svg:width="1.778cm" svg:height="1.524cm" svg:x="2.032cm" svg:y="16.256cm">
          <text:p text:style-name="P9">0</text:p>
          <draw:enhanced-geometry svg:viewBox="0 0 21600 21600" draw:type="rectangle" draw:enhanced-path="M 0 0 L 21600 0 21600 21600 0 21600 0 0 Z N"/>
        </draw:custom-shape>
        <draw:custom-shape draw:style-name="gr317" draw:text-style-name="P9" draw:layer="layout" svg:width="1.778cm" svg:height="1.524cm" svg:x="5.604cm" svg:y="16.256cm">
          <text:p text:style-name="P9">7</text:p>
          <draw:enhanced-geometry svg:viewBox="0 0 21600 21600" draw:type="rectangle" draw:enhanced-path="M 0 0 L 21600 0 21600 21600 0 21600 0 0 Z N"/>
        </draw:custom-shape>
        <draw:custom-shape draw:style-name="gr317" draw:text-style-name="P9" draw:layer="layout" svg:width="1.778cm" svg:height="1.524cm" svg:x="7.512cm" svg:y="13.208cm">
          <text:p text:style-name="P9">8</text:p>
          <draw:enhanced-geometry svg:viewBox="0 0 21600 21600" draw:type="rectangle" draw:enhanced-path="M 0 0 L 21600 0 21600 21600 0 21600 0 0 Z N"/>
        </draw:custom-shape>
        <draw:custom-shape draw:style-name="gr317" draw:text-style-name="P9" draw:layer="layout" svg:width="1.778cm" svg:height="1.524cm" svg:x="9.868cm" svg:y="13.208cm">
          <text:p text:style-name="P9">3</text:p>
          <draw:enhanced-geometry svg:viewBox="0 0 21600 21600" draw:type="rectangle" draw:enhanced-path="M 0 0 L 21600 0 21600 21600 0 21600 0 0 Z N"/>
        </draw:custom-shape>
        <draw:frame draw:style-name="gr318" draw:text-style-name="P31" xml:id="id31" draw:id="id31" draw:layer="layout" svg:width="1.016cm" svg:height="1.508cm" svg:x="9.098cm" svg:y="13.116cm">
          <draw:text-box>
            <text:p text:style-name="P30"><text:span text:style-name="T18">-</text:span></text:p>
          </draw:text-box>
        </draw:frame>
        <draw:connector draw:style-name="gr319" draw:text-style-name="P10" draw:layer="layout" svg:x1="9.606cm" svg:y1="14.624cm" svg:x2="7.382cm" svg:y2="15.494cm" draw:start-shape="id31" draw:start-glue-point="2" draw:end-shape="id32" svg:d="M9606 14624v870h-2224" svg:viewBox="0 0 2225 871">
          <text:p/>
        </draw:connector>
        <draw:custom-shape draw:style-name="gr320" draw:text-style-name="P32" xml:id="id32" draw:id="id32" draw:layer="layout" svg:width="1.778cm" svg:height="1.524cm" svg:x="5.604cm" svg:y="14.732cm">
          <text:p text:style-name="P9">5</text:p>
          <draw:enhanced-geometry svg:viewBox="0 0 21600 21600" draw:type="rectangle" draw:enhanced-path="M 0 0 L 21600 0 21600 21600 0 21600 0 0 Z N"/>
        </draw:custom-shape>
        <draw:frame draw:style-name="gr318" draw:text-style-name="P12" draw:layer="layout" svg:width="2.54cm" svg:height="0.962cm" svg:x="1.778cm" svg:y="18.288cm">
          <draw:text-box>
            <text:p text:style-name="P11">Locals</text:p>
          </draw:text-box>
        </draw:frame>
        <draw:frame draw:style-name="gr318" draw:text-style-name="P12" draw:layer="layout" svg:width="2.54cm" svg:height="0.962cm" svg:x="5.434cm" svg:y="18.288cm">
          <draw:text-box>
            <text:p text:style-name="P11">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11.554cm" svg:height="4.633cm" svg:x="0cm" svg:y="0.673cm" presentation:class="title" presentation:user-transformed="true">
          <draw:text-box>
            <text:p>Java Bytecode</text:p>
          </draw:text-box>
        </draw:frame>
        <draw:custom-shape draw:style-name="gr321" draw:text-style-name="P5" draw:layer="layout" svg:width="6.096cm" svg:height="2.794cm" svg:x="2.032cm" svg:y="6.244cm">
          <text:p text:style-name="P4"><text:span text:style-name="T3">a </text:span><text:span text:style-name="T4">=</text:span><text:span text:style-name="T3"> </text:span><text:span text:style-name="T4">7</text:span><text:span text:style-name="T3"> </text:span><text:span text:style-name="T4">*</text:span><text:span text:style-name="T3"> (</text:span><text:span text:style-name="T4">8</text:span><text:span text:style-name="T3"> </text:span><text:span text:style-name="T4">-</text:span><text:span text:style-name="T3"> </text:span><text:span text:style-name="T4">3</text:span><text:span text:style-name="T3">)</text:span></text:p>
          <text:p text:style-name="P4"><text:span text:style-name="T2">print</text:span><text:span text:style-name="T3">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2" draw:text-style-name="P5" draw:layer="layout" svg:width="15.894cm" svg:height="18.034cm" svg:x="11.792cm" svg:y="1.57cm">
          <text:p text:style-name="P4"><text:span text:style-name="T2">.method</text:span><text:span text:style-name="T3"> </text:span><text:span text:style-name="T2">public</text:span><text:span text:style-name="T3"> </text:span><text:span text:style-name="T2">static</text:span><text:span text:style-name="T3"> </text:span><text:span text:style-name="T14">main</text:span><text:span text:style-name="T3">([</text:span><text:span text:style-name="T15">L</text:span><text:span text:style-name="T14">java/lang/String</text:span><text:span text:style-name="T3">;)</text:span><text:span text:style-name="T15">V</text:span></text:p>
          <text:p text:style-name="P4"><text:span text:style-name="T3"><text:s text:c="4"/></text:span><text:span text:style-name="T2">.limit</text:span><text:span text:style-name="T3"> </text:span><text:span text:style-name="T2">stack</text:span><text:span text:style-name="T3"> </text:span><text:span text:style-name="T4">4</text:span></text:p>
          <text:p text:style-name="P4"><text:span text:style-name="T3"><text:s text:c="4"/></text:span><text:span text:style-name="T2">.limit</text:span><text:span text:style-name="T3"> </text:span><text:span text:style-name="T2">locals</text:span><text:span text:style-name="T3"> </text:span><text:span text:style-name="T4">1</text:span></text:p>
          <text:p text:style-name="P4"><text:span text:style-name="T3"/></text:p>
          <text:p text:style-name="P4"><text:span text:style-name="T3"><text:s text:c="3"/></text:span><text:span text:style-name="T16"><text:s/></text:span><text:span text:style-name="T16">; Initialize local variables</text:span></text:p>
          <text:p text:style-name="P4"><text:span text:style-name="T3"><text:s text:c="4"/></text:span><text:span text:style-name="T2">iconst_0</text:span></text:p>
          <text:p text:style-name="P4"><text:span text:style-name="T3"><text:s text:c="4"/></text:span><text:span text:style-name="T2">istore</text:span><text:span text:style-name="T3"> </text:span><text:span text:style-name="T4">0</text:span></text:p>
          <text:p text:style-name="P4"><text:span text:style-name="T3"/></text:p>
          <text:p text:style-name="P4"><text:span text:style-name="T3"><text:s text:c="4"/></text:span><text:span text:style-name="T16">; a = 7 * (8 - 3);</text:span></text:p>
          <text:p text:style-name="P4"><text:span text:style-name="T3"><text:s text:c="4"/></text:span><text:span text:style-name="T2">ldc</text:span><text:span text:style-name="T3"> </text:span><text:span text:style-name="T4">7</text:span></text:p>
          <text:p text:style-name="P4"><text:span text:style-name="T3"><text:s text:c="4"/></text:span><text:span text:style-name="T2">ldc</text:span><text:span text:style-name="T3"> </text:span><text:span text:style-name="T4">8</text:span></text:p>
          <text:p text:style-name="P4"><text:span text:style-name="T3"><text:s text:c="4"/></text:span><text:span text:style-name="T2">ldc</text:span><text:span text:style-name="T3"> </text:span><text:span text:style-name="T4">3</text:span></text:p>
          <text:p text:style-name="P4"><text:span text:style-name="T3"><text:s text:c="4"/></text:span><text:span text:style-name="T2">isub</text:span><text:span text:style-name="T3"> <text:s text:c="6"/></text:span><text:span text:style-name="T16">; 8 - 3</text:span></text:p>
          <text:p text:style-name="P4"><text:span text:style-name="T3"><text:s text:c="4"/></text:span><text:span text:style-name="T2">imul</text:span><text:span text:style-name="T3"> <text:s text:c="6"/></text:span><text:span text:style-name="T16">; 7 * (8 - 3)</text:span></text:p>
          <text:p text:style-name="P4"><text:span text:style-name="T3"><text:s text:c="4"/></text:span><text:span text:style-name="T2">dup</text:span></text:p>
          <text:p text:style-name="P4"><text:span text:style-name="T3"><text:s text:c="4"/></text:span><text:span text:style-name="T2">istore</text:span><text:span text:style-name="T3"> </text:span><text:span text:style-name="T4">0</text:span><text:span text:style-name="T3"> <text:s text:c="2"/></text:span><text:span text:style-name="T16">; a = 7 * (8 - 3)</text:span></text:p>
          <text:p text:style-name="P4"><text:span text:style-name="T3"><text:s text:c="4"/></text:span><text:span text:style-name="T2">pop</text:span></text:p>
          <text:p text:style-name="P4"><text:span text:style-name="T3"/></text:p>
          <text:p text:style-name="P4"><text:span text:style-name="T3"><text:s text:c="4"/></text:span><text:span text:style-name="T16">; print a;</text:span></text:p>
          <text:p text:style-name="P4"><text:span text:style-name="T3"><text:s text:c="4"/></text:span><text:span text:style-name="T2">getstatic</text:span><text:span text:style-name="T3"> </text:span><text:span text:style-name="T14">java/lang/System/</text:span><text:span text:style-name="T17">out</text:span><text:span text:style-name="T3"> </text:span><text:span text:style-name="T15">L</text:span><text:span text:style-name="T14">java/io/PrintStream</text:span><text:span text:style-name="T3">;</text:span></text:p>
          <text:p text:style-name="P4"><text:span text:style-name="T3"><text:s text:c="4"/></text:span><text:span text:style-name="T2">iload</text:span><text:span text:style-name="T3"> </text:span><text:span text:style-name="T4">0</text:span><text:span text:style-name="T3"> <text:s text:c="3"/></text:span><text:span text:style-name="T16">; Load a</text:span></text:p>
          <text:p text:style-name="P4"><text:span text:style-name="T3"><text:s text:c="4"/></text:span><text:span text:style-name="T2">invokevirtual</text:span><text:span text:style-name="T3"> </text:span><text:span text:style-name="T14">java/io/PrintStream/println</text:span><text:span text:style-name="T3">(</text:span><text:span text:style-name="T15">I</text:span><text:span text:style-name="T3">)</text:span><text:span text:style-name="T15">V</text:span></text:p>
          <text:p text:style-name="P4"><text:span text:style-name="T3"/></text:p>
          <text:p text:style-name="P4"><text:span text:style-name="T3"><text:s text:c="4"/></text:span><text:span text:style-name="T2">return</text:span></text:p>
          <text:p text:style-name="P4"><text:span text:style-name="T2">.end</text:span><text:span text:style-name="T3"> </text:span><text:span text:style-name="T2">meth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3" draw:text-style-name="P6" draw:layer="layout" svg:width="2.54cm" svg:height="1.016cm" svg:x="8.636cm" svg:y="7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4" draw:text-style-name="P25" draw:layer="layout" svg:width="1.778cm" svg:height="1.524cm" svg:x="2.032cm" svg:y="16.25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25" draw:layer="layout" svg:width="1.778cm" svg:height="1.524cm" svg:x="5.604cm" svg:y="16.25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25" draw:layer="layout" svg:width="1.778cm" svg:height="1.524cm" svg:x="5.604cm" svg:y="14.732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25" draw:layer="layout" svg:width="1.778cm" svg:height="1.524cm" svg:x="5.604cm" svg:y="13.208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25" draw:layer="layout" svg:width="1.778cm" svg:height="1.524cm" svg:x="5.604cm" svg:y="11.684cm">
          <text:p/>
          <draw:enhanced-geometry svg:viewBox="0 0 21600 21600" draw:type="rectangle" draw:enhanced-path="M 0 0 L 21600 0 21600 21600 0 21600 0 0 Z N"/>
        </draw:custom-shape>
        <draw:line draw:style-name="gr325" draw:text-style-name="P10" draw:layer="layout" svg:x1="12.192cm" svg:y1="11.74cm" svg:x2="12.192cm" svg:y2="12.496cm">
          <text:p/>
        </draw:line>
        <draw:custom-shape draw:style-name="gr326" draw:text-style-name="P6" draw:layer="layout" svg:width="1.778cm" svg:height="1.524cm" svg:x="2.032cm" svg:y="16.256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326" draw:text-style-name="P6" draw:layer="layout" svg:width="1.778cm" svg:height="1.524cm" svg:x="7.512cm" svg:y="13.208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26" draw:text-style-name="P6" draw:layer="layout" svg:width="1.778cm" svg:height="1.524cm" svg:x="9.868cm" svg:y="13.208cm">
          <text:p text:style-name="P6">5</text:p>
          <draw:enhanced-geometry svg:viewBox="0 0 21600 21600" draw:type="rectangle" draw:enhanced-path="M 0 0 L 21600 0 21600 21600 0 21600 0 0 Z N"/>
        </draw:custom-shape>
        <draw:frame draw:style-name="gr327" draw:text-style-name="P31" xml:id="id33" draw:id="id33" draw:layer="layout" svg:width="1.016cm" svg:height="1.508cm" svg:x="9.098cm" svg:y="13.416cm">
          <draw:text-box>
            <text:p text:style-name="P6"><text:span text:style-name="T18">*</text:span></text:p>
          </draw:text-box>
        </draw:frame>
        <draw:connector draw:style-name="gr13" draw:text-style-name="P10" draw:layer="layout" svg:x1="9.606cm" svg:y1="14.924cm" svg:x2="7.382cm" svg:y2="16.994cm" draw:start-shape="id33" draw:start-glue-point="2" draw:end-shape="id34" draw:end-glue-point="1" svg:d="M9606 14924v2070h-2224" svg:viewBox="0 0 2225 2071">
          <text:p/>
        </draw:connector>
        <draw:custom-shape draw:style-name="gr328" draw:text-style-name="P27" xml:id="id34" draw:id="id34" draw:layer="layout" svg:width="1.778cm" svg:height="1.524cm" svg:x="5.604cm" svg:y="16.232cm">
          <text:p text:style-name="P6">35</text:p>
          <draw:enhanced-geometry svg:viewBox="0 0 21600 21600" draw:type="rectangle" draw:enhanced-path="M 0 0 L 21600 0 21600 21600 0 21600 0 0 Z N"/>
        </draw:custom-shape>
        <draw:frame draw:style-name="gr273" draw:text-style-name="P26" draw:layer="layout" svg:width="2.54cm" svg:height="0.962cm" svg:x="1.778cm" svg:y="18.288cm">
          <draw:text-box>
            <text:p>Locals</text:p>
          </draw:text-box>
        </draw:frame>
        <draw:frame draw:style-name="gr273" draw:text-style-name="P26" draw:layer="layout" svg:width="2.54cm" svg:height="0.962cm" svg:x="5.434cm" svg:y="18.288cm">
          <draw:text-box>
            <text:p>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11.554cm" svg:height="4.633cm" svg:x="0cm" svg:y="0.673cm" presentation:class="title" presentation:user-transformed="true">
          <draw:text-box>
            <text:p>Java Bytecode</text:p>
          </draw:text-box>
        </draw:frame>
        <draw:custom-shape draw:style-name="gr329" draw:text-style-name="P5" draw:layer="layout" svg:width="6.096cm" svg:height="2.794cm" svg:x="2.032cm" svg:y="6.244cm">
          <text:p text:style-name="P4"><text:span text:style-name="T3">a </text:span><text:span text:style-name="T4">=</text:span><text:span text:style-name="T3"> </text:span><text:span text:style-name="T4">7</text:span><text:span text:style-name="T3"> </text:span><text:span text:style-name="T4">*</text:span><text:span text:style-name="T3"> (</text:span><text:span text:style-name="T4">8</text:span><text:span text:style-name="T3"> </text:span><text:span text:style-name="T4">-</text:span><text:span text:style-name="T3"> </text:span><text:span text:style-name="T4">3</text:span><text:span text:style-name="T3">)</text:span></text:p>
          <text:p text:style-name="P4"><text:span text:style-name="T2">print</text:span><text:span text:style-name="T3">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0" draw:text-style-name="P5" draw:layer="layout" svg:width="15.894cm" svg:height="18.034cm" svg:x="11.792cm" svg:y="1.57cm">
          <text:p text:style-name="P4"><text:span text:style-name="T2">.method</text:span><text:span text:style-name="T3"> </text:span><text:span text:style-name="T2">public</text:span><text:span text:style-name="T3"> </text:span><text:span text:style-name="T2">static</text:span><text:span text:style-name="T3"> </text:span><text:span text:style-name="T14">main</text:span><text:span text:style-name="T3">([</text:span><text:span text:style-name="T15">L</text:span><text:span text:style-name="T14">java/lang/String</text:span><text:span text:style-name="T3">;)</text:span><text:span text:style-name="T15">V</text:span></text:p>
          <text:p text:style-name="P4"><text:span text:style-name="T3"><text:s text:c="4"/></text:span><text:span text:style-name="T2">.limit</text:span><text:span text:style-name="T3"> </text:span><text:span text:style-name="T2">stack</text:span><text:span text:style-name="T3"> </text:span><text:span text:style-name="T4">4</text:span></text:p>
          <text:p text:style-name="P4"><text:span text:style-name="T3"><text:s text:c="4"/></text:span><text:span text:style-name="T2">.limit</text:span><text:span text:style-name="T3"> </text:span><text:span text:style-name="T2">locals</text:span><text:span text:style-name="T3"> </text:span><text:span text:style-name="T4">1</text:span></text:p>
          <text:p text:style-name="P4"><text:span text:style-name="T3"/></text:p>
          <text:p text:style-name="P4"><text:span text:style-name="T3"><text:s text:c="3"/></text:span><text:span text:style-name="T16"><text:s/></text:span><text:span text:style-name="T16">; Initialize local variables</text:span></text:p>
          <text:p text:style-name="P4"><text:span text:style-name="T3"><text:s text:c="4"/></text:span><text:span text:style-name="T2">iconst_0</text:span></text:p>
          <text:p text:style-name="P4"><text:span text:style-name="T3"><text:s text:c="4"/></text:span><text:span text:style-name="T2">istore</text:span><text:span text:style-name="T3"> </text:span><text:span text:style-name="T4">0</text:span></text:p>
          <text:p text:style-name="P4"><text:span text:style-name="T3"/></text:p>
          <text:p text:style-name="P4"><text:span text:style-name="T3"><text:s text:c="4"/></text:span><text:span text:style-name="T16">; a = 7 * (8 - 3);</text:span></text:p>
          <text:p text:style-name="P4"><text:span text:style-name="T3"><text:s text:c="4"/></text:span><text:span text:style-name="T2">ldc</text:span><text:span text:style-name="T3"> </text:span><text:span text:style-name="T4">7</text:span></text:p>
          <text:p text:style-name="P4"><text:span text:style-name="T3"><text:s text:c="4"/></text:span><text:span text:style-name="T2">ldc</text:span><text:span text:style-name="T3"> </text:span><text:span text:style-name="T4">8</text:span></text:p>
          <text:p text:style-name="P4"><text:span text:style-name="T3"><text:s text:c="4"/></text:span><text:span text:style-name="T2">ldc</text:span><text:span text:style-name="T3"> </text:span><text:span text:style-name="T4">3</text:span></text:p>
          <text:p text:style-name="P4"><text:span text:style-name="T3"><text:s text:c="4"/></text:span><text:span text:style-name="T2">isub</text:span><text:span text:style-name="T3"> <text:s text:c="6"/></text:span><text:span text:style-name="T16">; 8 - 3</text:span></text:p>
          <text:p text:style-name="P4"><text:span text:style-name="T3"><text:s text:c="4"/></text:span><text:span text:style-name="T2">imul</text:span><text:span text:style-name="T3"> <text:s text:c="6"/></text:span><text:span text:style-name="T16">; 7 * (8 - 3)</text:span></text:p>
          <text:p text:style-name="P4"><text:span text:style-name="T3"><text:s text:c="4"/></text:span><text:span text:style-name="T2">dup</text:span></text:p>
          <text:p text:style-name="P4"><text:span text:style-name="T3"><text:s text:c="4"/></text:span><text:span text:style-name="T2">istore</text:span><text:span text:style-name="T3"> </text:span><text:span text:style-name="T4">0</text:span><text:span text:style-name="T3"> <text:s text:c="2"/></text:span><text:span text:style-name="T16">; a = 7 * (8 - 3)</text:span></text:p>
          <text:p text:style-name="P4"><text:span text:style-name="T3"><text:s text:c="4"/></text:span><text:span text:style-name="T2">pop</text:span></text:p>
          <text:p text:style-name="P4"><text:span text:style-name="T3"/></text:p>
          <text:p text:style-name="P4"><text:span text:style-name="T3"><text:s text:c="4"/></text:span><text:span text:style-name="T16">; print a;</text:span></text:p>
          <text:p text:style-name="P4"><text:span text:style-name="T3"><text:s text:c="4"/></text:span><text:span text:style-name="T2">getstatic</text:span><text:span text:style-name="T3"> </text:span><text:span text:style-name="T14">java/lang/System/</text:span><text:span text:style-name="T17">out</text:span><text:span text:style-name="T3"> </text:span><text:span text:style-name="T15">L</text:span><text:span text:style-name="T14">java/io/PrintStream</text:span><text:span text:style-name="T3">;</text:span></text:p>
          <text:p text:style-name="P4"><text:span text:style-name="T3"><text:s text:c="4"/></text:span><text:span text:style-name="T2">iload</text:span><text:span text:style-name="T3"> </text:span><text:span text:style-name="T4">0</text:span><text:span text:style-name="T3"> <text:s text:c="3"/></text:span><text:span text:style-name="T16">; Load a</text:span></text:p>
          <text:p text:style-name="P4"><text:span text:style-name="T3"><text:s text:c="4"/></text:span><text:span text:style-name="T2">invokevirtual</text:span><text:span text:style-name="T3"> </text:span><text:span text:style-name="T14">java/io/PrintStream/println</text:span><text:span text:style-name="T3">(</text:span><text:span text:style-name="T15">I</text:span><text:span text:style-name="T3">)</text:span><text:span text:style-name="T15">V</text:span></text:p>
          <text:p text:style-name="P4"><text:span text:style-name="T3"/></text:p>
          <text:p text:style-name="P4"><text:span text:style-name="T3"><text:s text:c="4"/></text:span><text:span text:style-name="T2">return</text:span></text:p>
          <text:p text:style-name="P4"><text:span text:style-name="T2">.end</text:span><text:span text:style-name="T3"> </text:span><text:span text:style-name="T2">meth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1" draw:text-style-name="P6" draw:layer="layout" svg:width="2.54cm" svg:height="1.016cm" svg:x="8.636cm" svg:y="7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2" draw:text-style-name="P25" draw:layer="layout" svg:width="1.778cm" svg:height="1.524cm" svg:x="2.032cm" svg:y="16.256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25" draw:layer="layout" svg:width="1.778cm" svg:height="1.524cm" svg:x="5.604cm" svg:y="16.256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25" draw:layer="layout" svg:width="1.778cm" svg:height="1.524cm" svg:x="5.604cm" svg:y="14.732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25" draw:layer="layout" svg:width="1.778cm" svg:height="1.524cm" svg:x="5.604cm" svg:y="13.208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25" draw:layer="layout" svg:width="1.778cm" svg:height="1.524cm" svg:x="5.604cm" svg:y="11.684cm">
          <text:p/>
          <draw:enhanced-geometry svg:viewBox="0 0 21600 21600" draw:type="rectangle" draw:enhanced-path="M 0 0 L 21600 0 21600 21600 0 21600 0 0 Z N"/>
        </draw:custom-shape>
        <draw:line draw:style-name="gr333" draw:text-style-name="P10" draw:layer="layout" svg:x1="12.192cm" svg:y1="12.34cm" svg:x2="12.192cm" svg:y2="13.096cm">
          <text:p/>
        </draw:line>
        <draw:custom-shape draw:style-name="gr334" draw:text-style-name="P6" draw:layer="layout" svg:width="1.778cm" svg:height="1.524cm" svg:x="2.032cm" svg:y="16.256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334" draw:text-style-name="P6" xml:id="id35" draw:id="id35" draw:layer="layout" svg:width="1.778cm" svg:height="1.524cm" svg:x="5.604cm" svg:y="16.256cm">
          <text:p text:style-name="P6">35</text:p>
          <draw:enhanced-geometry svg:viewBox="0 0 21600 21600" draw:type="rectangle" draw:enhanced-path="M 0 0 L 21600 0 21600 21600 0 21600 0 0 Z N"/>
        </draw:custom-shape>
        <draw:custom-shape draw:style-name="gr335" draw:text-style-name="P27" xml:id="id36" draw:id="id36" draw:layer="layout" svg:width="1.778cm" svg:height="1.524cm" svg:x="5.604cm" svg:y="14.732cm">
          <text:p text:style-name="P6">35</text:p>
          <draw:enhanced-geometry svg:viewBox="0 0 21600 21600" draw:type="rectangle" draw:enhanced-path="M 0 0 L 21600 0 21600 21600 0 21600 0 0 Z N"/>
        </draw:custom-shape>
        <draw:frame draw:style-name="gr336" draw:text-style-name="P26" draw:layer="layout" svg:width="2.54cm" svg:height="0.962cm" svg:x="1.778cm" svg:y="18.288cm">
          <draw:text-box>
            <text:p>Locals</text:p>
          </draw:text-box>
        </draw:frame>
        <draw:frame draw:style-name="gr336" draw:text-style-name="P26" draw:layer="layout" svg:width="2.54cm" svg:height="0.962cm" svg:x="5.434cm" svg:y="18.288cm">
          <draw:text-box>
            <text:p>Stack</text:p>
          </draw:text-box>
        </draw:frame>
        <draw:connector draw:style-name="gr13" draw:text-style-name="P10" draw:layer="layout" draw:line-skew="0.499cm" svg:x1="7.382cm" svg:y1="17.018cm" svg:x2="7.382cm" svg:y2="15.494cm" draw:start-shape="id35" draw:start-glue-point="1" draw:end-shape="id36" draw:end-glue-point="1" svg:d="M7382 17018h1000v-1524h-1000" svg:viewBox="0 0 1001 1525">
          <text:p/>
        </draw:connector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11.554cm" svg:height="4.633cm" svg:x="0cm" svg:y="0.673cm" presentation:class="title" presentation:user-transformed="true">
          <draw:text-box>
            <text:p>Java Bytecode</text:p>
          </draw:text-box>
        </draw:frame>
        <draw:custom-shape draw:style-name="gr337" draw:text-style-name="P5" draw:layer="layout" svg:width="6.096cm" svg:height="2.794cm" svg:x="2.032cm" svg:y="6.244cm">
          <text:p text:style-name="P4"><text:span text:style-name="T3">a </text:span><text:span text:style-name="T4">=</text:span><text:span text:style-name="T3"> </text:span><text:span text:style-name="T4">7</text:span><text:span text:style-name="T3"> </text:span><text:span text:style-name="T4">*</text:span><text:span text:style-name="T3"> (</text:span><text:span text:style-name="T4">8</text:span><text:span text:style-name="T3"> </text:span><text:span text:style-name="T4">-</text:span><text:span text:style-name="T3"> </text:span><text:span text:style-name="T4">3</text:span><text:span text:style-name="T3">)</text:span></text:p>
          <text:p text:style-name="P4"><text:span text:style-name="T2">print</text:span><text:span text:style-name="T3">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8" draw:text-style-name="P5" draw:layer="layout" svg:width="15.894cm" svg:height="18.034cm" svg:x="11.792cm" svg:y="1.57cm">
          <text:p text:style-name="P4"><text:span text:style-name="T2">.method</text:span><text:span text:style-name="T3"> </text:span><text:span text:style-name="T2">public</text:span><text:span text:style-name="T3"> </text:span><text:span text:style-name="T2">static</text:span><text:span text:style-name="T3"> </text:span><text:span text:style-name="T14">main</text:span><text:span text:style-name="T3">([</text:span><text:span text:style-name="T15">L</text:span><text:span text:style-name="T14">java/lang/String</text:span><text:span text:style-name="T3">;)</text:span><text:span text:style-name="T15">V</text:span></text:p>
          <text:p text:style-name="P4"><text:span text:style-name="T3"><text:s text:c="4"/></text:span><text:span text:style-name="T2">.limit</text:span><text:span text:style-name="T3"> </text:span><text:span text:style-name="T2">stack</text:span><text:span text:style-name="T3"> </text:span><text:span text:style-name="T4">4</text:span></text:p>
          <text:p text:style-name="P4"><text:span text:style-name="T3"><text:s text:c="4"/></text:span><text:span text:style-name="T2">.limit</text:span><text:span text:style-name="T3"> </text:span><text:span text:style-name="T2">locals</text:span><text:span text:style-name="T3"> </text:span><text:span text:style-name="T4">1</text:span></text:p>
          <text:p text:style-name="P4"><text:span text:style-name="T3"/></text:p>
          <text:p text:style-name="P4"><text:span text:style-name="T3"><text:s text:c="3"/></text:span><text:span text:style-name="T16"><text:s/></text:span><text:span text:style-name="T16">; Initialize local variables</text:span></text:p>
          <text:p text:style-name="P4"><text:span text:style-name="T3"><text:s text:c="4"/></text:span><text:span text:style-name="T2">iconst_0</text:span></text:p>
          <text:p text:style-name="P4"><text:span text:style-name="T3"><text:s text:c="4"/></text:span><text:span text:style-name="T2">istore</text:span><text:span text:style-name="T3"> </text:span><text:span text:style-name="T4">0</text:span></text:p>
          <text:p text:style-name="P4"><text:span text:style-name="T3"/></text:p>
          <text:p text:style-name="P4"><text:span text:style-name="T3"><text:s text:c="4"/></text:span><text:span text:style-name="T16">; a = 7 * (8 - 3);</text:span></text:p>
          <text:p text:style-name="P4"><text:span text:style-name="T3"><text:s text:c="4"/></text:span><text:span text:style-name="T2">ldc</text:span><text:span text:style-name="T3"> </text:span><text:span text:style-name="T4">7</text:span></text:p>
          <text:p text:style-name="P4"><text:span text:style-name="T3"><text:s text:c="4"/></text:span><text:span text:style-name="T2">ldc</text:span><text:span text:style-name="T3"> </text:span><text:span text:style-name="T4">8</text:span></text:p>
          <text:p text:style-name="P4"><text:span text:style-name="T3"><text:s text:c="4"/></text:span><text:span text:style-name="T2">ldc</text:span><text:span text:style-name="T3"> </text:span><text:span text:style-name="T4">3</text:span></text:p>
          <text:p text:style-name="P4"><text:span text:style-name="T3"><text:s text:c="4"/></text:span><text:span text:style-name="T2">isub</text:span><text:span text:style-name="T3"> <text:s text:c="6"/></text:span><text:span text:style-name="T16">; 8 - 3</text:span></text:p>
          <text:p text:style-name="P4"><text:span text:style-name="T3"><text:s text:c="4"/></text:span><text:span text:style-name="T2">imul</text:span><text:span text:style-name="T3"> <text:s text:c="6"/></text:span><text:span text:style-name="T16">; 7 * (8 - 3)</text:span></text:p>
          <text:p text:style-name="P4"><text:span text:style-name="T3"><text:s text:c="4"/></text:span><text:span text:style-name="T2">dup</text:span></text:p>
          <text:p text:style-name="P4"><text:span text:style-name="T3"><text:s text:c="4"/></text:span><text:span text:style-name="T2">istore</text:span><text:span text:style-name="T3"> </text:span><text:span text:style-name="T4">0</text:span><text:span text:style-name="T3"> <text:s text:c="2"/></text:span><text:span text:style-name="T16">; a = 7 * (8 - 3)</text:span></text:p>
          <text:p text:style-name="P4"><text:span text:style-name="T3"><text:s text:c="4"/></text:span><text:span text:style-name="T2">pop</text:span></text:p>
          <text:p text:style-name="P4"><text:span text:style-name="T3"/></text:p>
          <text:p text:style-name="P4"><text:span text:style-name="T3"><text:s text:c="4"/></text:span><text:span text:style-name="T16">; print a;</text:span></text:p>
          <text:p text:style-name="P4"><text:span text:style-name="T3"><text:s text:c="4"/></text:span><text:span text:style-name="T2">getstatic</text:span><text:span text:style-name="T3"> </text:span><text:span text:style-name="T14">java/lang/System/</text:span><text:span text:style-name="T17">out</text:span><text:span text:style-name="T3"> </text:span><text:span text:style-name="T15">L</text:span><text:span text:style-name="T14">java/io/PrintStream</text:span><text:span text:style-name="T3">;</text:span></text:p>
          <text:p text:style-name="P4"><text:span text:style-name="T3"><text:s text:c="4"/></text:span><text:span text:style-name="T2">iload</text:span><text:span text:style-name="T3"> </text:span><text:span text:style-name="T4">0</text:span><text:span text:style-name="T3"> <text:s text:c="3"/></text:span><text:span text:style-name="T16">; Load a</text:span></text:p>
          <text:p text:style-name="P4"><text:span text:style-name="T3"><text:s text:c="4"/></text:span><text:span text:style-name="T2">invokevirtual</text:span><text:span text:style-name="T3"> </text:span><text:span text:style-name="T14">java/io/PrintStream/println</text:span><text:span text:style-name="T3">(</text:span><text:span text:style-name="T15">I</text:span><text:span text:style-name="T3">)</text:span><text:span text:style-name="T15">V</text:span></text:p>
          <text:p text:style-name="P4"><text:span text:style-name="T3"/></text:p>
          <text:p text:style-name="P4"><text:span text:style-name="T3"><text:s text:c="4"/></text:span><text:span text:style-name="T2">return</text:span></text:p>
          <text:p text:style-name="P4"><text:span text:style-name="T2">.end</text:span><text:span text:style-name="T3"> </text:span><text:span text:style-name="T2">meth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9" draw:text-style-name="P6" draw:layer="layout" svg:width="2.54cm" svg:height="1.016cm" svg:x="8.636cm" svg:y="7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0" draw:text-style-name="P25" draw:layer="layout" svg:width="1.778cm" svg:height="1.524cm" svg:x="2.032cm" svg:y="16.256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25" draw:layer="layout" svg:width="1.778cm" svg:height="1.524cm" svg:x="5.604cm" svg:y="16.256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25" xml:id="id37" draw:id="id37" draw:layer="layout" svg:width="1.778cm" svg:height="1.524cm" svg:x="5.604cm" svg:y="14.732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25" draw:layer="layout" svg:width="1.778cm" svg:height="1.524cm" svg:x="5.604cm" svg:y="13.208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25" draw:layer="layout" svg:width="1.778cm" svg:height="1.524cm" svg:x="5.604cm" svg:y="11.684cm">
          <text:p/>
          <draw:enhanced-geometry svg:viewBox="0 0 21600 21600" draw:type="rectangle" draw:enhanced-path="M 0 0 L 21600 0 21600 21600 0 21600 0 0 Z N"/>
        </draw:custom-shape>
        <draw:line draw:style-name="gr341" draw:text-style-name="P10" draw:layer="layout" svg:x1="12.192cm" svg:y1="13.14cm" svg:x2="12.192cm" svg:y2="13.896cm">
          <text:p/>
        </draw:line>
        <draw:custom-shape draw:style-name="gr342" draw:text-style-name="P6" draw:layer="layout" svg:width="1.778cm" svg:height="1.524cm" svg:x="5.604cm" svg:y="16.256cm">
          <text:p text:style-name="P6">35</text:p>
          <draw:enhanced-geometry svg:viewBox="0 0 21600 21600" draw:type="rectangle" draw:enhanced-path="M 0 0 L 21600 0 21600 21600 0 21600 0 0 Z N"/>
        </draw:custom-shape>
        <draw:custom-shape draw:style-name="gr343" draw:text-style-name="P27" xml:id="id38" draw:id="id38" draw:layer="layout" svg:width="1.778cm" svg:height="1.524cm" svg:x="2.032cm" svg:y="16.256cm">
          <text:p text:style-name="P6">35</text:p>
          <draw:enhanced-geometry svg:viewBox="0 0 21600 21600" draw:type="rectangle" draw:enhanced-path="M 0 0 L 21600 0 21600 21600 0 21600 0 0 Z N"/>
        </draw:custom-shape>
        <draw:frame draw:style-name="gr344" draw:text-style-name="P26" draw:layer="layout" svg:width="2.54cm" svg:height="0.962cm" svg:x="1.778cm" svg:y="18.288cm">
          <draw:text-box>
            <text:p>Locals</text:p>
          </draw:text-box>
        </draw:frame>
        <draw:frame draw:style-name="gr344" draw:text-style-name="P26" draw:layer="layout" svg:width="2.54cm" svg:height="0.962cm" svg:x="5.434cm" svg:y="18.288cm">
          <draw:text-box>
            <text:p>Stack</text:p>
          </draw:text-box>
        </draw:frame>
        <draw:connector draw:style-name="gr345" draw:text-style-name="P10" draw:layer="layout" svg:x1="5.604cm" svg:y1="15.494cm" svg:x2="3.81cm" svg:y2="17.018cm" draw:start-shape="id37" draw:start-glue-point="3" draw:end-shape="id38" draw:end-glue-point="1" svg:d="M5604 15494h-897v1524h-897" svg:viewBox="0 0 1795 1525">
          <text:p/>
        </draw:connector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11.554cm" svg:height="4.633cm" svg:x="0cm" svg:y="0.673cm" presentation:class="title" presentation:user-transformed="true">
          <draw:text-box>
            <text:p>Java Bytecode</text:p>
          </draw:text-box>
        </draw:frame>
        <draw:custom-shape draw:style-name="gr346" draw:text-style-name="P5" draw:layer="layout" svg:width="6.096cm" svg:height="2.794cm" svg:x="2.032cm" svg:y="6.244cm">
          <text:p text:style-name="P4"><text:span text:style-name="T3">a </text:span><text:span text:style-name="T4">=</text:span><text:span text:style-name="T3"> </text:span><text:span text:style-name="T4">7</text:span><text:span text:style-name="T3"> </text:span><text:span text:style-name="T4">*</text:span><text:span text:style-name="T3"> (</text:span><text:span text:style-name="T4">8</text:span><text:span text:style-name="T3"> </text:span><text:span text:style-name="T4">-</text:span><text:span text:style-name="T3"> </text:span><text:span text:style-name="T4">3</text:span><text:span text:style-name="T3">)</text:span></text:p>
          <text:p text:style-name="P4"><text:span text:style-name="T2">print</text:span><text:span text:style-name="T3">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7" draw:text-style-name="P5" draw:layer="layout" svg:width="15.894cm" svg:height="18.034cm" svg:x="11.792cm" svg:y="1.57cm">
          <text:p text:style-name="P4"><text:span text:style-name="T2">.method</text:span><text:span text:style-name="T3"> </text:span><text:span text:style-name="T2">public</text:span><text:span text:style-name="T3"> </text:span><text:span text:style-name="T2">static</text:span><text:span text:style-name="T3"> </text:span><text:span text:style-name="T14">main</text:span><text:span text:style-name="T3">([</text:span><text:span text:style-name="T15">L</text:span><text:span text:style-name="T14">java/lang/String</text:span><text:span text:style-name="T3">;)</text:span><text:span text:style-name="T15">V</text:span></text:p>
          <text:p text:style-name="P4"><text:span text:style-name="T3"><text:s text:c="4"/></text:span><text:span text:style-name="T2">.limit</text:span><text:span text:style-name="T3"> </text:span><text:span text:style-name="T2">stack</text:span><text:span text:style-name="T3"> </text:span><text:span text:style-name="T4">4</text:span></text:p>
          <text:p text:style-name="P4"><text:span text:style-name="T3"><text:s text:c="4"/></text:span><text:span text:style-name="T2">.limit</text:span><text:span text:style-name="T3"> </text:span><text:span text:style-name="T2">locals</text:span><text:span text:style-name="T3"> </text:span><text:span text:style-name="T4">1</text:span></text:p>
          <text:p text:style-name="P4"><text:span text:style-name="T3"/></text:p>
          <text:p text:style-name="P4"><text:span text:style-name="T3"><text:s text:c="3"/></text:span><text:span text:style-name="T16"><text:s/></text:span><text:span text:style-name="T16">; Initialize local variables</text:span></text:p>
          <text:p text:style-name="P4"><text:span text:style-name="T3"><text:s text:c="4"/></text:span><text:span text:style-name="T2">iconst_0</text:span></text:p>
          <text:p text:style-name="P4"><text:span text:style-name="T3"><text:s text:c="4"/></text:span><text:span text:style-name="T2">istore</text:span><text:span text:style-name="T3"> </text:span><text:span text:style-name="T4">0</text:span></text:p>
          <text:p text:style-name="P4"><text:span text:style-name="T3"/></text:p>
          <text:p text:style-name="P4"><text:span text:style-name="T3"><text:s text:c="4"/></text:span><text:span text:style-name="T16">; a = 7 * (8 - 3);</text:span></text:p>
          <text:p text:style-name="P4"><text:span text:style-name="T3"><text:s text:c="4"/></text:span><text:span text:style-name="T2">ldc</text:span><text:span text:style-name="T3"> </text:span><text:span text:style-name="T4">7</text:span></text:p>
          <text:p text:style-name="P4"><text:span text:style-name="T3"><text:s text:c="4"/></text:span><text:span text:style-name="T2">ldc</text:span><text:span text:style-name="T3"> </text:span><text:span text:style-name="T4">8</text:span></text:p>
          <text:p text:style-name="P4"><text:span text:style-name="T3"><text:s text:c="4"/></text:span><text:span text:style-name="T2">ldc</text:span><text:span text:style-name="T3"> </text:span><text:span text:style-name="T4">3</text:span></text:p>
          <text:p text:style-name="P4"><text:span text:style-name="T3"><text:s text:c="4"/></text:span><text:span text:style-name="T2">isub</text:span><text:span text:style-name="T3"> <text:s text:c="6"/></text:span><text:span text:style-name="T16">; 8 - 3</text:span></text:p>
          <text:p text:style-name="P4"><text:span text:style-name="T3"><text:s text:c="4"/></text:span><text:span text:style-name="T2">imul</text:span><text:span text:style-name="T3"> <text:s text:c="6"/></text:span><text:span text:style-name="T16">; 7 * (8 - 3)</text:span></text:p>
          <text:p text:style-name="P4"><text:span text:style-name="T3"><text:s text:c="4"/></text:span><text:span text:style-name="T2">dup</text:span></text:p>
          <text:p text:style-name="P4"><text:span text:style-name="T3"><text:s text:c="4"/></text:span><text:span text:style-name="T2">istore</text:span><text:span text:style-name="T3"> </text:span><text:span text:style-name="T4">0</text:span><text:span text:style-name="T3"> <text:s text:c="2"/></text:span><text:span text:style-name="T16">; a = 7 * (8 - 3)</text:span></text:p>
          <text:p text:style-name="P4"><text:span text:style-name="T3"><text:s text:c="4"/></text:span><text:span text:style-name="T2">pop</text:span></text:p>
          <text:p text:style-name="P4"><text:span text:style-name="T3"/></text:p>
          <text:p text:style-name="P4"><text:span text:style-name="T3"><text:s text:c="4"/></text:span><text:span text:style-name="T16">; print a;</text:span></text:p>
          <text:p text:style-name="P4"><text:span text:style-name="T3"><text:s text:c="4"/></text:span><text:span text:style-name="T2">getstatic</text:span><text:span text:style-name="T3"> </text:span><text:span text:style-name="T14">java/lang/System/</text:span><text:span text:style-name="T17">out</text:span><text:span text:style-name="T3"> </text:span><text:span text:style-name="T15">L</text:span><text:span text:style-name="T14">java/io/PrintStream</text:span><text:span text:style-name="T3">;</text:span></text:p>
          <text:p text:style-name="P4"><text:span text:style-name="T3"><text:s text:c="4"/></text:span><text:span text:style-name="T2">iload</text:span><text:span text:style-name="T3"> </text:span><text:span text:style-name="T4">0</text:span><text:span text:style-name="T3"> <text:s text:c="3"/></text:span><text:span text:style-name="T16">; Load a</text:span></text:p>
          <text:p text:style-name="P4"><text:span text:style-name="T3"><text:s text:c="4"/></text:span><text:span text:style-name="T2">invokevirtual</text:span><text:span text:style-name="T3"> </text:span><text:span text:style-name="T14">java/io/PrintStream/println</text:span><text:span text:style-name="T3">(</text:span><text:span text:style-name="T15">I</text:span><text:span text:style-name="T3">)</text:span><text:span text:style-name="T15">V</text:span></text:p>
          <text:p text:style-name="P4"><text:span text:style-name="T3"/></text:p>
          <text:p text:style-name="P4"><text:span text:style-name="T3"><text:s text:c="4"/></text:span><text:span text:style-name="T2">return</text:span></text:p>
          <text:p text:style-name="P4"><text:span text:style-name="T2">.end</text:span><text:span text:style-name="T3"> </text:span><text:span text:style-name="T2">meth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8" draw:text-style-name="P6" draw:layer="layout" svg:width="2.54cm" svg:height="1.016cm" svg:x="8.636cm" svg:y="7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9" draw:text-style-name="P25" draw:layer="layout" svg:width="1.778cm" svg:height="1.524cm" svg:x="2.032cm" svg:y="16.256cm">
          <text:p/>
          <draw:enhanced-geometry svg:viewBox="0 0 21600 21600" draw:type="rectangle" draw:enhanced-path="M 0 0 L 21600 0 21600 21600 0 21600 0 0 Z N"/>
        </draw:custom-shape>
        <draw:custom-shape draw:style-name="gr349" draw:text-style-name="P25" draw:layer="layout" svg:width="1.778cm" svg:height="1.524cm" svg:x="5.604cm" svg:y="16.256cm">
          <text:p/>
          <draw:enhanced-geometry svg:viewBox="0 0 21600 21600" draw:type="rectangle" draw:enhanced-path="M 0 0 L 21600 0 21600 21600 0 21600 0 0 Z N"/>
        </draw:custom-shape>
        <draw:custom-shape draw:style-name="gr349" draw:text-style-name="P25" draw:layer="layout" svg:width="1.778cm" svg:height="1.524cm" svg:x="5.604cm" svg:y="14.732cm">
          <text:p/>
          <draw:enhanced-geometry svg:viewBox="0 0 21600 21600" draw:type="rectangle" draw:enhanced-path="M 0 0 L 21600 0 21600 21600 0 21600 0 0 Z N"/>
        </draw:custom-shape>
        <draw:custom-shape draw:style-name="gr349" draw:text-style-name="P25" draw:layer="layout" svg:width="1.778cm" svg:height="1.524cm" svg:x="5.604cm" svg:y="13.208cm">
          <text:p/>
          <draw:enhanced-geometry svg:viewBox="0 0 21600 21600" draw:type="rectangle" draw:enhanced-path="M 0 0 L 21600 0 21600 21600 0 21600 0 0 Z N"/>
        </draw:custom-shape>
        <draw:custom-shape draw:style-name="gr349" draw:text-style-name="P25" draw:layer="layout" svg:width="1.778cm" svg:height="1.524cm" svg:x="5.604cm" svg:y="11.684cm">
          <text:p/>
          <draw:enhanced-geometry svg:viewBox="0 0 21600 21600" draw:type="rectangle" draw:enhanced-path="M 0 0 L 21600 0 21600 21600 0 21600 0 0 Z N"/>
        </draw:custom-shape>
        <draw:custom-shape draw:style-name="gr350" draw:text-style-name="P6" draw:layer="layout" svg:width="1.778cm" svg:height="1.524cm" svg:x="2.032cm" svg:y="16.256cm">
          <text:p text:style-name="P6">35</text:p>
          <draw:enhanced-geometry svg:viewBox="0 0 21600 21600" draw:type="rectangle" draw:enhanced-path="M 0 0 L 21600 0 21600 21600 0 21600 0 0 Z N"/>
        </draw:custom-shape>
        <draw:frame draw:style-name="gr351" draw:text-style-name="P26" draw:layer="layout" svg:width="2.54cm" svg:height="0.962cm" svg:x="1.778cm" svg:y="18.288cm">
          <draw:text-box>
            <text:p>Locals</text:p>
          </draw:text-box>
        </draw:frame>
        <draw:frame draw:style-name="gr351" draw:text-style-name="P26" draw:layer="layout" svg:width="2.54cm" svg:height="0.962cm" svg:x="5.434cm" svg:y="18.288cm">
          <draw:text-box>
            <text:p>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layer="layout" svg:width="26.67cm" svg:height="4.633cm" svg:x="0.3cm" svg:y="0.673cm" presentation:class="title" presentation:user-transformed="true">
          <draw:text-box>
            <text:p>Prolog &amp; Constructor</text:p>
          </draw:text-box>
        </draw:frame>
        <draw:custom-shape draw:style-name="gr352" draw:text-style-name="P5" draw:layer="layout" svg:width="18.288cm" svg:height="10.414cm" svg:x="4.572cm" svg:y="6.35cm">
          <text:p text:style-name="P4"><text:span text:style-name="T2">.</text:span><text:span text:style-name="T2">c</text:span><text:span text:style-name="T2">l</text:span><text:span text:style-name="T2">a</text:span><text:span text:style-name="T2">s</text:span><text:span text:style-name="T2">s</text:span><text:span text:style-name="T3"> </text:span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3"> </text:span><text:span text:style-name="T14">S</text:span><text:span text:style-name="T14">i</text:span><text:span text:style-name="T14">m</text:span><text:span text:style-name="T14">p</text:span><text:span text:style-name="T14">l</text:span><text:span text:style-name="T14">e</text:span><text:span text:style-name="T14">S</text:span><text:span text:style-name="T14">a</text:span><text:span text:style-name="T14">m</text:span><text:span text:style-name="T14">p</text:span><text:span text:style-name="T14">l</text:span><text:span text:style-name="T14">e</text:span></text:p>
          <text:p text:style-name="P4"><text:span text:style-name="T2">.</text:span><text:span text:style-name="T2">s</text:span><text:span text:style-name="T2">u</text:span><text:span text:style-name="T2">p</text:span><text:span text:style-name="T2">e</text:span><text:span text:style-name="T2">r</text:span><text:span text:style-name="T3"> </text:span><text:span text:style-name="T14">j</text:span><text:span text:style-name="T14">a</text:span><text:span text:style-name="T14">v</text:span><text:span text:style-name="T14">a</text:span><text:span text:style-name="T14">/</text:span><text:span text:style-name="T14">l</text:span><text:span text:style-name="T14">a</text:span><text:span text:style-name="T14">n</text:span><text:span text:style-name="T14">g</text:span><text:span text:style-name="T14">/</text:span><text:span text:style-name="T14">O</text:span><text:span text:style-name="T14">b</text:span><text:span text:style-name="T14">j</text:span><text:span text:style-name="T14">e</text:span><text:span text:style-name="T14">c</text:span><text:span text:style-name="T14">t</text:span></text:p>
          <text:p text:style-name="P4"><text:span text:style-name="T3"/></text:p>
          <text:p text:style-name="P4"><text:span text:style-name="T2">.</text:span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3"> </text:span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3"> </text:span><text:span text:style-name="T14">&lt;</text:span><text:span text:style-name="T14">i</text:span><text:span text:style-name="T14">n</text:span><text:span text:style-name="T14">i</text:span><text:span text:style-name="T14">t</text:span><text:span text:style-name="T14">&gt;</text:span><text:span text:style-name="T3">(</text:span><text:span text:style-name="T3">)</text:span><text:span text:style-name="T15">V</text:span></text:p>
          <text:p text:style-name="P4"><text:span text:style-name="T3"><text:s/></text:span><text:span text:style-name="T3"><text:s/></text:span><text:span text:style-name="T3"><text:s/></text:span><text:span text:style-name="T3"><text:s/></text:span><text:span text:style-name="T2">a</text:span><text:span text:style-name="T2">l</text:span><text:span text:style-name="T2">o</text:span><text:span text:style-name="T2">a</text:span><text:span text:style-name="T2">d</text:span><text:span text:style-name="T2">_</text:span><text:span text:style-name="T2">0</text:span></text:p>
          <text:p text:style-name="P4"><text:span text:style-name="T3"><text:s/></text:span><text:span text:style-name="T3"><text:s/></text:span><text:span text:style-name="T3"><text:s/></text:span><text:span text:style-name="T3"><text:s/></text:span><text:span text:style-name="T2">i</text:span><text:span text:style-name="T2">n</text:span><text:span text:style-name="T2">v</text:span><text:span text:style-name="T2">o</text:span><text:span text:style-name="T2">k</text:span><text:span text:style-name="T2">e</text:span><text:span text:style-name="T2">n</text:span><text:span text:style-name="T2">o</text:span><text:span text:style-name="T2">n</text:span><text:span text:style-name="T2">v</text:span><text:span text:style-name="T2">i</text:span><text:span text:style-name="T2">r</text:span><text:span text:style-name="T2">t</text:span><text:span text:style-name="T2">u</text:span><text:span text:style-name="T2">a</text:span><text:span text:style-name="T2">l</text:span><text:span text:style-name="T3"> </text:span><text:span text:style-name="T14">j</text:span><text:span text:style-name="T14">a</text:span><text:span text:style-name="T14">v</text:span><text:span text:style-name="T14">a</text:span><text:span text:style-name="T14">/</text:span><text:span text:style-name="T14">l</text:span><text:span text:style-name="T14">a</text:span><text:span text:style-name="T14">n</text:span><text:span text:style-name="T14">g</text:span><text:span text:style-name="T14">/</text:span><text:span text:style-name="T14">O</text:span><text:span text:style-name="T14">b</text:span><text:span text:style-name="T14">j</text:span><text:span text:style-name="T14">e</text:span><text:span text:style-name="T14">c</text:span><text:span text:style-name="T14">t</text:span><text:span text:style-name="T14">/</text:span><text:span text:style-name="T14">&lt;</text:span><text:span text:style-name="T14">i</text:span><text:span text:style-name="T14">n</text:span><text:span text:style-name="T14">i</text:span><text:span text:style-name="T14">t</text:span><text:span text:style-name="T14">&gt;</text:span><text:span text:style-name="T3">(</text:span><text:span text:style-name="T3">)</text:span><text:span text:style-name="T15">V</text:span></text:p>
          <text:p text:style-name="P4"><text:span text:style-name="T3"><text:s/></text:span><text:span text:style-name="T3"><text:s/></text:span><text:span text:style-name="T3"><text:s/></text:span><text:span text:style-name="T3"><text:s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/text:p>
          <text:p text:style-name="P4"><text:span text:style-name="T2">.</text:span><text:span text:style-name="T2">e</text:span><text:span text:style-name="T2">n</text:span><text:span text:style-name="T2">d</text:span><text:span text:style-name="T3"> </text:span><text:span text:style-name="T2">m</text:span><text:span text:style-name="T2">e</text:span><text:span text:style-name="T2">t</text:span><text:span text:style-name="T2">h</text:span><text:span text:style-name="T2">o</text:span><text:span text:style-name="T2">d</text:span></text:p>
          <text:p text:style-name="P4"><text:span text:style-name="T3"/></text:p>
          <text:p text:style-name="P4"><text:span text:style-name="T2">.</text:span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3"> </text:span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3"> </text:span><text:span text:style-name="T2">s</text:span><text:span text:style-name="T2">t</text:span><text:span text:style-name="T2">a</text:span><text:span text:style-name="T2">t</text:span><text:span text:style-name="T2">i</text:span><text:span text:style-name="T2">c</text:span><text:span text:style-name="T3"> </text:span><text:span text:style-name="T14">m</text:span><text:span text:style-name="T14">a</text:span><text:span text:style-name="T14">i</text:span><text:span text:style-name="T14">n</text:span><text:span text:style-name="T3">(</text:span><text:span text:style-name="T3">[</text:span><text:span text:style-name="T15">L</text:span><text:span text:style-name="T14">j</text:span><text:span text:style-name="T14">a</text:span><text:span text:style-name="T14">v</text:span><text:span text:style-name="T14">a</text:span><text:span text:style-name="T14">/</text:span><text:span text:style-name="T14">l</text:span><text:span text:style-name="T14">a</text:span><text:span text:style-name="T14">n</text:span><text:span text:style-name="T14">g</text:span><text:span text:style-name="T14">/</text:span><text:span text:style-name="T14">S</text:span><text:span text:style-name="T14">t</text:span><text:span text:style-name="T14">r</text:span><text:span text:style-name="T14">i</text:span><text:span text:style-name="T14">n</text:span><text:span text:style-name="T14">g</text:span><text:span text:style-name="T3">;</text:span><text:span text:style-name="T3">)</text:span><text:span text:style-name="T15">V</text:span></text:p>
          <text:p text:style-name="P4"><text:span text:style-name="T3"><text:tab/></text:span><text:span text:style-name="T2">…</text:span></text:p>
          <text:p text:style-name="P4"><text:span text:style-name="T2">.</text:span><text:span text:style-name="T2">e</text:span><text:span text:style-name="T2">n</text:span><text:span text:style-name="T2">d</text:span><text:span text:style-name="T3"> </text:span><text:span text:style-name="T2">m</text:span><text:span text:style-name="T2">e</text:span><text:span text:style-name="T2">t</text:span><text:span text:style-name="T2">h</text:span><text:span text:style-name="T2">o</text:span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6.67cm" svg:height="4.633cm" svg:x="0.3cm" svg:y="0.673cm" presentation:class="title" presentation:user-transformed="true">
          <draw:text-box>
            <text:p>JVM Opcodes</text:p>
          </draw:text-box>
        </draw:frame>
        <draw:frame draw:style-name="standard" draw:layer="layout" svg:width="14.098cm" svg:height="8.882cm" svg:x="6.951cm" svg:y="7.259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9">iload </text:span>&lt;arg&gt;</text:p>
              </table:table-cell>
              <table:table-cell>
                <text:p text:style-name="P4">isub</text:p>
              </table:table-cell>
              <table:table-cell>
                <text:p text:style-name="P4">ifeq &lt;arg&gt;</text:p>
              </table:table-cell>
            </table:table-row>
            <table:table-row table:style-name="ro2" table:default-cell-style-name="ce1">
              <table:table-cell>
                <text:p text:style-name="P4"><text:span text:style-name="T19">istore </text:span>&lt;arg&gt;</text:p>
              </table:table-cell>
              <table:table-cell>
                <text:p text:style-name="P4"><text:span text:style-name="T19">imul</text:span></text:p>
              </table:table-cell>
              <table:table-cell>
                <text:p text:style-name="P4">goto &lt;arg&gt;</text:p>
              </table:table-cell>
            </table:table-row>
            <table:table-row table:style-name="ro1" table:default-cell-style-name="ce1">
              <table:table-cell>
                <text:p text:style-name="P4">dup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pop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ldc &lt;arg&gt;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7">
      <style:graphic-properties svg:stroke-color="#000000" draw:fill="none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1" style:display-name="Default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" style:display-name="Default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7_5f_1">
      <style:graphic-properties svg:stroke-color="#000000" draw:fill="none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9">
      <style:graphic-properties svg:stroke-color="#000000" draw:fill="none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" style:display-name="Default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1" style:display-name="Default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" style:display-name="Default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" style:display-name="Default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" style:display-name="Default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_5f_1" style:display-name="Default_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_5f_1" style:display-name="Default_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2">
      <style:graphic-properties svg:stroke-color="#000000" draw:fill="none"/>
    </style:style>
    <style:style style:name="Default_5f_11_5f_1_5f_1" style:display-name="Default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" style:display-name="Default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_5f_1_5f_1" style:display-name="Default_7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_5f_1_5f_1" style:display-name="Default_7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" style:display-name="Default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" style:display-name="Default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12_5f_1">
      <style:graphic-properties svg:stroke-color="#000000" draw:fill="none"/>
    </style:style>
    <style:style style:name="Default_5f_11_5f_1_5f_1_5f_1" style:display-name="Default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" style:display-name="Default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_5f_1_5f_1_5f_1" style:display-name="Default_7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_5f_1_5f_1_5f_1" style:display-name="Default_7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" style:display-name="Default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" style:display-name="Default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Default_5f_12_5f_1_5f_1">
      <style:graphic-properties svg:stroke-color="#000000" draw:fill="none"/>
    </style:style>
    <style:style style:name="Default_5f_11_5f_1_5f_1_5f_1_5f_1" style:display-name="Default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1" style:display-name="Default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_5f_1_5f_1_5f_1_5f_1" style:display-name="Default_7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_5f_1_5f_1_5f_1_5f_1" style:display-name="Default_7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4">
      <style:graphic-properties svg:stroke-color="#000000" draw:fill="none"/>
    </style:style>
    <style:style style:name="Default_5f_13_5f_1_5f_1" style:display-name="Default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_5f_1" style:display-name="Default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_5f_1" style:display-name="Default_1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" style:display-name="Default_1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1" style:display-name="Object without fill_3_1_1_1" style:family="graphic" style:parent-style-name="Default_5f_12_5f_1_5f_1_5f_1">
      <style:graphic-properties svg:stroke-color="#000000" draw:fill="none"/>
    </style:style>
    <style:style style:name="Default_5f_11_5f_1_5f_1_5f_1_5f_1_5f_1" style:display-name="Default_1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1_5f_1" style:display-name="Default_1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_5f_1_5f_1_5f_1_5f_1_5f_1" style:display-name="Default_7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_5f_1_5f_1_5f_1_5f_1_5f_1" style:display-name="Default_7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_5f_1_5f_1" style:display-name="Default_1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_5f_1_5f_1" style:display-name="Default_1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_5f_1_5f_1" style:display-name="Default_1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_5f_1" style:display-name="Default_1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1_5f_1" style:display-name="Object without fill_3_1_1_1_1" style:family="graphic" style:parent-style-name="Default_5f_12_5f_1_5f_1_5f_1_5f_1">
      <style:graphic-properties svg:stroke-color="#000000" draw:fill="none"/>
    </style:style>
    <style:style style:name="Default_5f_11_5f_1_5f_1_5f_1_5f_1_5f_1_5f_1" style:display-name="Default_1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1_5f_1_5f_1" style:display-name="Default_1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_5f_1_5f_1_5f_1_5f_1_5f_1_5f_1" style:display-name="Default_7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_5f_1_5f_1_5f_1_5f_1_5f_1_5f_1" style:display-name="Default_7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_5f_1_5f_1_5f_1" style:display-name="Default_1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_5f_1_5f_1_5f_1" style:display-name="Default_1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_5f_1_5f_1_5f_1" style:display-name="Default_1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_5f_1_5f_1" style:display-name="Default_1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1_5f_1_5f_1" style:display-name="Object without fill_3_1_1_1_1_1" style:family="graphic" style:parent-style-name="Default_5f_12_5f_1_5f_1_5f_1_5f_1_5f_1">
      <style:graphic-properties svg:stroke-color="#000000" draw:fill="none"/>
    </style:style>
    <style:style style:name="Default_5f_11_5f_1_5f_1_5f_1_5f_1_5f_1_5f_1_5f_1" style:display-name="Default_1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1_5f_1_5f_1_5f_1" style:display-name="Default_1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_5f_1_5f_1_5f_1_5f_1_5f_1_5f_1_5f_1" style:display-name="Default_7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_5f_1_5f_1_5f_1_5f_1_5f_1_5f_1_5f_1" style:display-name="Default_7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_5f_1_5f_1_5f_1_5f_1" style:display-name="Default_1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_5f_1_5f_1_5f_1_5f_1" style:display-name="Default_1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_5f_1_5f_1_5f_1_5f_1" style:display-name="Default_1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_5f_1_5f_1_5f_1" style:display-name="Default_1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1_5f_1_5f_1_5f_1" style:display-name="Object without fill_3_1_1_1_1_1_1" style:family="graphic" style:parent-style-name="Default_5f_12_5f_1_5f_1_5f_1_5f_1_5f_1_5f_1">
      <style:graphic-properties svg:stroke-color="#000000" draw:fill="none"/>
    </style:style>
    <style:style style:name="Default_5f_11_5f_1_5f_1_5f_1_5f_1_5f_1_5f_1_5f_1_5f_1" style:display-name="Default_1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1_5f_1_5f_1_5f_1_5f_1" style:display-name="Default_1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_5f_1_5f_1_5f_1_5f_1_5f_1_5f_1_5f_1_5f_1" style:display-name="Default_7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_5f_1_5f_1_5f_1_5f_1_5f_1_5f_1_5f_1_5f_1" style:display-name="Default_7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15">
      <style:graphic-properties svg:stroke-color="#000000" draw:fill="none"/>
    </style:style>
    <style:style style:name="Default_5f_13_5f_1_5f_1_5f_1_5f_1_5f_1_5f_1" style:display-name="Default_13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_5f_1_5f_1_5f_1_5f_1_5f_1" style:display-name="Default_1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_5f_1_5f_1_5f_1_5f_1_5f_1" style:display-name="Default_1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_5f_1_5f_1_5f_1_5f_1" style:display-name="Default_1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1_5f_1_5f_1_5f_1_5f_1" style:display-name="Object without fill_3_1_1_1_1_1_1_1" style:family="graphic" style:parent-style-name="Default_5f_12_5f_1_5f_1_5f_1_5f_1_5f_1_5f_1_5f_1">
      <style:graphic-properties svg:stroke-color="#000000" draw:fill="none"/>
    </style:style>
    <style:style style:name="Default_5f_11_5f_1_5f_1_5f_1_5f_1_5f_1_5f_1_5f_1_5f_1_5f_1" style:display-name="Default_1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1_5f_1_5f_1_5f_1_5f_1_5f_1" style:display-name="Default_1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_5f_1_5f_1_5f_1_5f_1_5f_1_5f_1_5f_1_5f_1_5f_1" style:display-name="Default_7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_5f_1_5f_1_5f_1_5f_1_5f_1_5f_1_5f_1_5f_1_5f_1" style:display-name="Default_7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16">
      <style:graphic-properties svg:stroke-color="#000000" draw:fill="none"/>
    </style:style>
    <style:style style:name="Default_5f_13_5f_1_5f_1_5f_1_5f_1_5f_1_5f_2" style:display-name="Default_13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_5f_1_5f_1_5f_1_5f_1_5f_2" style:display-name="Default_13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_5f_1_5f_1_5f_1_5f_1_5f_2" style:display-name="Default_12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_5f_1_5f_1_5f_1_5f_2" style:display-name="Default_12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1_5f_1_5f_1_5f_1_5f_2" style:display-name="Object without fill_3_1_1_1_1_1_1_2" style:family="graphic" style:parent-style-name="Default_5f_12_5f_1_5f_1_5f_1_5f_1_5f_1_5f_1_5f_2">
      <style:graphic-properties svg:stroke-color="#000000" draw:fill="none"/>
    </style:style>
    <style:style style:name="Default_5f_11_5f_1_5f_1_5f_1_5f_1_5f_1_5f_1_5f_1_5f_1_5f_2" style:display-name="Default_11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1_5f_1_5f_1_5f_1_5f_1_5f_2" style:display-name="Default_11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_5f_1_5f_1_5f_1_5f_1_5f_1_5f_1_5f_1_5f_1_5f_2" style:display-name="Default_7_2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_5f_1_5f_1_5f_1_5f_1_5f_1_5f_1_5f_1_5f_1_5f_2" style:display-name="Default_7_2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" style:display-name="Object without fill_7" style:family="graphic" style:parent-style-name="Default_5f_17">
      <style:graphic-properties svg:stroke-color="#000000" draw:fill="none"/>
    </style:style>
    <style:style style:name="Default_5f_13_5f_1_5f_1_5f_1_5f_1_5f_1_5f_3" style:display-name="Default_13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_5f_1_5f_1_5f_1_5f_1_5f_3" style:display-name="Default_13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_5f_1_5f_1_5f_1_5f_1_5f_3" style:display-name="Default_12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_5f_1_5f_1_5f_1_5f_3" style:display-name="Default_12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1_5f_1_5f_1_5f_1_5f_3" style:display-name="Object without fill_3_1_1_1_1_1_1_3" style:family="graphic" style:parent-style-name="Default_5f_12_5f_1_5f_1_5f_1_5f_1_5f_1_5f_1_5f_3">
      <style:graphic-properties svg:stroke-color="#000000" draw:fill="none"/>
    </style:style>
    <style:style style:name="Default_5f_11_5f_1_5f_1_5f_1_5f_1_5f_1_5f_1_5f_1_5f_1_5f_3" style:display-name="Default_11_1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1_5f_1_5f_1_5f_1_5f_1_5f_3" style:display-name="Default_11_1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_5f_1_5f_1_5f_1_5f_1_5f_1_5f_1_5f_1_5f_1_5f_3" style:display-name="Default_7_2_1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_5f_1_5f_1_5f_1_5f_1_5f_1_5f_1_5f_1_5f_1_5f_3" style:display-name="Default_7_2_1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8" style:display-name="Object without fill_8" style:family="graphic" style:parent-style-name="Default_5f_18">
      <style:graphic-properties svg:stroke-color="#000000" draw:fill="none"/>
    </style:style>
    <style:style style:name="Default_5f_15_5f_1" style:display-name="Default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_5f_1" style:display-name="Default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_5f_1_5f_1_5f_1_5f_1_5f_1_5f_1" style:display-name="Default_13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_5f_1_5f_1_5f_1_5f_1_5f_1_5f_1" style:display-name="Default_13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_5f_1_5f_1_5f_1_5f_1_5f_1_5f_1" style:display-name="Default_1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_5f_1_5f_1_5f_1_5f_1_5f_1" style:display-name="Default_1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1_5f_1_5f_1_5f_1_5f_1_5f_1" style:display-name="Object without fill_3_1_1_1_1_1_1_1_1" style:family="graphic" style:parent-style-name="Default_5f_12_5f_1_5f_1_5f_1_5f_1_5f_1_5f_1_5f_1_5f_1">
      <style:graphic-properties svg:stroke-color="#000000" draw:fill="none"/>
    </style:style>
    <style:style style:name="Default_5f_11_5f_1_5f_1_5f_1_5f_1_5f_1_5f_1_5f_1_5f_1_5f_1_5f_1" style:display-name="Default_1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1_5f_1_5f_1_5f_1_5f_1_5f_1_5f_1" style:display-name="Default_1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_5f_1_5f_1_5f_1_5f_1_5f_1_5f_1_5f_1_5f_1_5f_1_5f_1" style:display-name="Default_7_2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_5f_1_5f_1_5f_1_5f_1_5f_1_5f_1_5f_1_5f_1_5f_1_5f_1" style:display-name="Default_7_2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1" style:display-name="Default_1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1" style:display-name="Default_1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8_5f_1" style:display-name="Object without fill_8_1" style:family="graphic" style:parent-style-name="Default_5f_18_5f_1">
      <style:graphic-properties svg:stroke-color="#000000" draw:fill="none"/>
    </style:style>
    <style:style style:name="Default_5f_15_5f_1_5f_1" style:display-name="Default_1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_5f_1_5f_1" style:display-name="Default_1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_5f_1_5f_1_5f_1_5f_1_5f_1_5f_1_5f_1" style:display-name="Default_13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_5f_1_5f_1_5f_1_5f_1_5f_1_5f_1_5f_1" style:display-name="Default_13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_5f_1_5f_1_5f_1_5f_1_5f_1_5f_1_5f_1" style:display-name="Default_1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_5f_1_5f_1_5f_1_5f_1_5f_1_5f_1" style:display-name="Default_1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1_5f_1_5f_1_5f_1_5f_1_5f_1_5f_1" style:display-name="Object without fill_3_1_1_1_1_1_1_1_1_1" style:family="graphic" style:parent-style-name="Default_5f_12_5f_1_5f_1_5f_1_5f_1_5f_1_5f_1_5f_1_5f_1_5f_1">
      <style:graphic-properties svg:stroke-color="#000000" draw:fill="none"/>
    </style:style>
    <style:style style:name="Default_5f_11_5f_1_5f_1_5f_1_5f_1_5f_1_5f_1_5f_1_5f_1_5f_1_5f_1_5f_1" style:display-name="Default_1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1_5f_1_5f_1_5f_1_5f_1_5f_1_5f_1_5f_1" style:display-name="Default_1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_5f_1_5f_1_5f_1_5f_1_5f_1_5f_1_5f_1_5f_1_5f_1_5f_1_5f_1" style:display-name="Default_7_2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_5f_1_5f_1_5f_1_5f_1_5f_1_5f_1_5f_1_5f_1_5f_1_5f_1_5f_1" style:display-name="Default_7_2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_5f_1_5f_1_5f_1" style:display-name="Default_1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_5f_1_5f_1_5f_1" style:display-name="Default_1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_5f_1_5f_1_5f_1_5f_1_5f_1_5f_1_5f_1_5f_1" style:display-name="Default_13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_5f_1_5f_1_5f_1_5f_1_5f_1_5f_1_5f_1_5f_1" style:display-name="Default_13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_5f_1_5f_1_5f_1_5f_1_5f_1_5f_1_5f_1_5f_1" style:display-name="Default_12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_5f_1_5f_1_5f_1_5f_1_5f_1_5f_1_5f_1" style:display-name="Default_12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1_5f_1_5f_1_5f_1_5f_1_5f_1_5f_1_5f_1" style:display-name="Object without fill_3_1_1_1_1_1_1_1_1_1_1" style:family="graphic" style:parent-style-name="Default_5f_12_5f_1_5f_1_5f_1_5f_1_5f_1_5f_1_5f_1_5f_1_5f_1_5f_1">
      <style:graphic-properties svg:stroke-color="#000000" draw:fill="none"/>
    </style:style>
    <style:style style:name="Default_5f_11_5f_1_5f_1_5f_1_5f_1_5f_1_5f_1_5f_1_5f_1_5f_1_5f_1_5f_1_5f_1" style:display-name="Default_11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1_5f_1_5f_1_5f_1_5f_1_5f_1_5f_1_5f_1_5f_1" style:display-name="Default_1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_5f_1_5f_1_5f_1_5f_1_5f_1_5f_1_5f_1_5f_1_5f_1_5f_1_5f_1_5f_1" style:display-name="Default_7_2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_5f_1_5f_1_5f_1_5f_1_5f_1_5f_1_5f_1_5f_1_5f_1_5f_1_5f_1_5f_1" style:display-name="Default_7_2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_5f_1_5f_1_5f_1_5f_1_5f_1_5f_1_5f_1_5f_1_5f_1_5f_1_5f_1_5f_1_5f_1" style:display-name="Default_7_2_1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_5f_1_5f_1_5f_1_5f_1_5f_1_5f_1_5f_1_5f_1_5f_1_5f_1_5f_1_5f_1_5f_1" style:display-name="Default_7_2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3:17:45.537115549</meta:creation-date>
    <dc:date>2018-02-05T21:30:29.352810131</dc:date>
    <meta:editing-duration>PT8M2S</meta:editing-duration>
    <meta:editing-cycles>4</meta:editing-cycles>
    <meta:generator>LibreOffice/6.0.0.3$Linux_X86_64 LibreOffice_project/00m0$Build-3</meta:generator>
    <meta:document-statistic meta:object-count="678"/>
  </office:meta>
</office:document-meta>
</file>